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955cm"/>
    </style:style>
    <style:style style:name="pr4" style:family="presentation" style:parent-style-name="Default-title">
      <style:graphic-properties draw:auto-grow-height="true" fo:min-height="1.9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fo:min-height="1.737cm"/>
    </style:style>
    <style:style style:name="pr7" style:family="presentation" style:parent-style-name="Default-subtitle">
      <style:graphic-properties draw:fill-color="#ffffff" draw:textarea-vertical-align="top" fo:min-height="12.2cm"/>
    </style:style>
    <style:style style:name="pr8" style:family="presentation" style:parent-style-name="Default-title">
      <style:graphic-properties draw:auto-grow-height="true" fo:min-height="1.563cm"/>
    </style:style>
    <style:style style:name="pr9" style:family="presentation" style:parent-style-name="Default-subtitle">
      <style:graphic-properties draw:fill-color="#ffffff" draw:textarea-vertical-align="top" fo:min-height="13.176cm"/>
    </style:style>
    <style:style style:name="pr10" style:family="presentation" style:parent-style-name="Default-title">
      <style:graphic-properties draw:textarea-vertical-align="top" fo:min-height="14.373cm"/>
    </style:style>
    <style:style style:name="pr11" style:family="presentation" style:parent-style-name="Default-title">
      <style:graphic-properties draw:textarea-vertical-align="top" draw:auto-grow-height="true" fo:min-height="14.373cm"/>
    </style:style>
    <style:style style:name="pr12" style:family="presentation" style:parent-style-name="Default-subtitle">
      <style:graphic-properties draw:fill-color="#ffffff" draw:textarea-vertical-align="top" fo:min-height="14.4cm"/>
    </style:style>
    <style:style style:name="pr13" style:family="presentation" style:parent-style-name="Default-title" style:list-style-name="L1">
      <style:graphic-properties draw:textarea-vertical-align="top" fo:min-height="14.573cm"/>
    </style:style>
    <style:style style:name="pr14" style:family="presentation" style:parent-style-name="Default-title">
      <style:graphic-properties draw:textarea-vertical-align="top" fo:min-height="14.573cm"/>
    </style:style>
    <style:style style:name="pr15" style:family="presentation" style:parent-style-name="Default-title">
      <style:graphic-properties draw:textarea-vertical-align="top" fo:min-height="14.917cm"/>
    </style:style>
    <style:style style:name="pr16" style:family="presentation" style:parent-style-name="Default-title">
      <style:graphic-properties draw:textarea-vertical-align="top" fo:min-height="14.755cm"/>
    </style:style>
    <style:style style:name="pr17" style:family="presentation" style:parent-style-name="Default-notes">
      <style:graphic-properties draw:fill-color="#ffffff" fo:min-height="13.364cm"/>
    </style:style>
    <style:style style:name="pr18" style:family="presentation" style:parent-style-name="Default-title">
      <style:graphic-properties fo:min-height="2.62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text-properties style:font-name="Liberation Serif"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2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3" style:family="paragraph">
      <style:paragraph-properties fo:text-align="start"/>
      <style:text-properties style:font-name="Liberation Serif" fo:font-size="36pt" fo:font-style="italic" style:font-size-asian="36pt" style:font-size-complex="36pt"/>
    </style:style>
    <style:style style:name="P14" style:family="paragraph">
      <style:paragraph-properties fo:margin-left="0cm" fo:margin-right="0cm" fo:text-align="start" fo:text-indent="0cm"/>
      <style:text-properties style:font-name="Liberation Serif" fo:font-size="36pt" style:font-size-asian="36pt" style:font-size-complex="36pt"/>
    </style:style>
    <style:style style:name="P15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style:font-name="Liberation Serif" fo:font-size="32pt" fo:font-style="italic" style:font-size-asian="32pt" style:font-size-complex="32pt"/>
    </style:style>
    <style:style style:name="P18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9" style:family="paragraph">
      <style:paragraph-properties fo:text-align="start"/>
      <style:text-properties style:font-name="Liberation Serif"/>
    </style:style>
    <style:style style:name="P20" style:family="paragraph">
      <style:paragraph-properties fo:text-align="start"/>
      <style:text-properties style:font-name="Liberation Serif" fo:font-size="14pt" style:font-size-asian="14pt" style:font-size-complex="14pt"/>
    </style:style>
    <style:style style:name="P21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style:letter-kerning="true" fo:background-color="transparent" style:font-name-asian="Noto Sans CJK SC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40pt" style:font-size-asian="40pt" style:font-size-complex="40pt"/>
    </style:style>
    <style:style style:name="T8" style:family="text">
      <style:text-properties style:font-name="Liberation Serif" fo:font-size="32pt" style:font-size-asian="32pt" style:font-size-complex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28pt" style:font-size-asian="28pt" style:font-size-complex="28pt"/>
    </style:style>
    <style:style style:name="T13" style:family="text">
      <style:text-properties style:font-name="Liberation Serif" fo:font-size="18pt" style:font-size-asian="18pt" style:font-size-complex="18pt"/>
    </style:style>
    <style:style style:name="T14" style:family="text">
      <style:text-properties style:font-name="Liberation Serif" fo:font-size="10pt" style:font-size-asian="10pt" style:font-size-complex="10pt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="Liberation Serif" fo:font-size="36pt" style:font-size-asian="36pt" style:font-size-complex="36pt"/>
    </style:style>
    <style:style style:name="T17" style:family="text">
      <style:text-properties style:font-name="Liberation Serif" fo:font-size="8pt" style:font-size-asian="8pt" style:font-size-complex="8pt"/>
    </style:style>
    <style:style style:name="T18" style:family="text">
      <style:text-properties style:font-name="Liberation Serif" fo:font-size="44pt" style:font-size-asian="44pt" style:font-size-complex="44pt"/>
    </style:style>
    <style:style style:name="T19" style:family="text">
      <style:text-properties style:font-name="Liberation Serif" fo:font-size="16pt" fo:font-style="italic" style:font-size-asian="16pt" style:font-size-complex="16pt"/>
    </style:style>
    <style:style style:name="T20" style:family="text">
      <style:text-properties style:font-name="Liberation Serif" fo:font-size="36pt" fo:font-style="italic" style:font-size-asian="36pt" style:font-size-complex="36pt"/>
    </style:style>
    <style:style style:name="T21" style:family="text">
      <style:text-properties style:font-name="Liberation Serif" fo:font-size="32pt" fo:font-style="italic" style:font-size-asian="32pt" style:font-size-complex="32pt"/>
    </style:style>
    <style:style style:name="T22" style:family="text">
      <style:text-properties style:font-name="Liberation Serif" fo:font-size="14pt" fo:font-style="italic" style:font-size-asian="14pt" style:font-size-complex="14pt"/>
    </style:style>
    <style:style style:name="T23" style:family="text">
      <style:text-properties style:font-name="Liberation Serif" fo:font-size="28pt" fo:font-style="italic" style:font-size-asian="28pt" style:font-size-complex="28pt"/>
    </style:style>
    <style:style style:name="T24" style:family="text">
      <style:text-properties style:font-name="Liberation Serif" fo:font-size="24pt" fo:font-style="italic" style:font-size-asian="24pt" style:font-size-complex="24pt"/>
    </style:style>
    <style:style style:name="T25" style:family="text">
      <style:text-properties style:font-name="Liberation Serif" fo:font-size="28pt" fo:font-style="normal" style:font-size-asian="28pt" style:font-style-asian="normal" style:font-size-complex="28pt" style:font-style-complex="normal"/>
    </style:style>
    <style:style style:name="T26" style:family="text">
      <style:text-properties style:font-name="Liberation Serif" fo:font-size="24pt" style:font-size-asian="24pt" style:font-size-complex="24pt"/>
    </style:style>
    <style:style style:name="T27" style:family="text">
      <style:text-properties style:font-name="Liberation Serif" fo:font-size="16pt" style:font-size-asian="16pt" style:font-size-complex="1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Liberation Serif" fo:font-size="20pt" style:font-size-asian="20pt" style:font-size-complex="20pt"/>
    </style:style>
    <style:style style:name="T36" style:family="text">
      <style:text-properties style:font-name="Liberation Serif" fo:font-size="22pt" style:font-size-asian="22pt" style:font-size-complex="22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2" style:font-size-complex="4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iberation Serif" fo:font-size="12pt" fo:font-style="italic" style:font-size-asian="12pt" style:font-size-complex="1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Liberation Serif" fo:font-size="26pt" style:font-size-asian="26pt" style:font-size-complex="26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8.955cm" draw:transform="skewX (-6.25401744982002E-017) rotate (0.496371639267187) translate (-0.057cm 9.126cm)" presentation:class="title" presentation:user-transformed="true">
          <draw:text-box>
            <text:p xml:id="id1" text:id="id1"><text:span text:style-name="T1">Derivatives of Parametric functi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973cm" svg:x="1.398cm" svg:y="0.627cm" presentation:class="title" presentation:user-transformed="true">
          <draw:text-box>
            <text:p xml:id="id2" text:id="id2"><text:span text:style-name="T2">What are Parametric Functions ?</text:span></text:p>
          </draw:text-box>
        </draw:frame>
        <draw:frame presentation:style-name="pr5" draw:text-style-name="P4" draw:layer="layout" svg:width="26.7cm" svg:height="12cm" svg:x="0.7cm" svg:y="3cm" presentation:class="outline" presentation:user-transformed="true">
          <draw:text-box>
            <text:p xml:id="id3" text:id="id3"><text:span text:style-name="T3"><text:s text:c="4"/></text:span><text:span text:style-name="T4">Note :</text:span><text:span text:style-name="T3"> </text:span><text:span text:style-name="T5">Consider the equations <text:s text:c="29"/>. These equations give a functional relation between the variables <text:s text:c="13"/>. <text:s/>Given the value of <text:s text:c="3"/>in some domain <text:s text:c="8"/>, we can find <text:s text:c="13"/>.</text:span></text:p>
            <text:p xml:id="id9" text:id="id9"><text:span text:style-name="T5"><text:tab/></text:span><text:span text:style-name="T5">For example <text:s text:c="36"/>. <text:s text:c="4"/>The functional relation between these two functions is that, <text:s text:c="96"/>represents the equation of a circle of radius <text:s text:c="3"/>with center at the origin. And the domain of <text:s text:c="17"/>. </text:span></text:p>
            <text:p xml:id="id15" text:id="id15"><text:span text:style-name="T5"><text:s text:c="4"/></text:span><text:span text:style-name="T5"><text:tab/></text:span><text:span text:style-name="T5">If two variables <text:s text:c="14"/>are defined separately as a function by an inter mediating variable <text:s text:c="2"/>, then that inter mediating variable is known as parameter. </text:span></text:p>
            <text:p><text:span text:style-name="T6"/></text:p>
          </draw:text-box>
        </draw:frame>
        <draw:g xml:id="id4" draw:id="id4">
          <svg:title>TexMaths</svg:title>
          <svg:desc>26§display§x = f(t),\ y = g(t)§svg§600§FALSE§</svg:desc>
          <draw:polygon draw:style-name="gr2" draw:text-style-name="P5" draw:layer="layout" svg:width="7.064cm" svg:height="0.823cm" svg:x="13.789cm" svg:y="3.204cm" svg:viewBox="0 0 7065 824" draw:points="3531,824 0,824 0,0 7065,0 7065,824">
            <text:p/>
          </draw:polygon>
          <draw:path draw:style-name="gr3" draw:text-style-name="P6" draw:layer="layout" svg:width="0.457cm" svg:height="0.415cm" svg:x="13.77cm" svg:y="3.439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14.571cm" svg:y="3.5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15.531cm" svg:y="3.2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6.12cm" svg:y="3.15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282cm" svg:height="0.583cm" svg:x="16.405cm" svg:y="3.27cm" svg:viewBox="0 0 283 584" svg:d="M168 208h88c16 0 27 0 27-19 0-10-11-10-27-10h-79c31-131 37-148 37-154 0-17-12-25-27-25-2 0-29 0-37 33l-36 146h-87c-19 0-27 0-27 16 0 13 8 13 25 13h81c-66 260-69 274-69 291 0 50 36 85 84 85 95 0 147-135 147-141 0-8-8-8-12-8-6 0-9 2-13 12-39 96-89 117-120 117-19 0-27-13-27-42 0-23 0-29 4-44z">
            <text:p/>
          </draw:path>
          <draw:path draw:style-name="gr3" draw:text-style-name="P6" draw:layer="layout" svg:width="0.213cm" svg:height="0.914cm" svg:x="16.767cm" svg:y="3.1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107cm" svg:height="0.274cm" svg:x="17.147cm" svg:y="3.74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1cm" svg:height="0.592cm" svg:x="17.807cm" svg:y="3.439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608cm" svg:height="0.215cm" svg:x="18.566cm" svg:y="3.5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19.493cm" svg:y="3.439cm" svg:viewBox="0 0 422 593" svg:d="M418 60c2-6 4-10 4-16 0-17-12-25-27-25-10 0-33 6-37 39-17-35-50-58-86-58-106 0-218 129-218 260 0 91 56 146 121 146 54 0 97-44 108-55v3c-19 81-31 118-31 120-2 8-34 100-131 100-19 0-48-2-73-10 27-9 37-32 37-48 0-15-10-31-35-31-21 0-50 16-50 52 0 37 33 56 123 56 114 0 181-71 193-127zM299 287c-6 25-27 48-47 64-19 17-48 34-73 34-46 0-60-48-60-83 0-46 27-154 52-200 24-46 64-81 101-81 61 0 73 73 73 79 0 4 0 8-2 12z">
            <text:p/>
          </draw:path>
          <draw:path draw:style-name="gr3" draw:text-style-name="P6" draw:layer="layout" svg:width="0.213cm" svg:height="0.914cm" svg:x="20.038cm" svg:y="3.15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282cm" svg:height="0.583cm" svg:x="20.323cm" svg:y="3.27cm" svg:viewBox="0 0 283 584" svg:d="M168 208h88c16 0 27 0 27-19 0-10-11-10-27-10h-79c31-131 37-148 37-154 0-17-12-25-27-25-4 0-29 0-37 33l-36 146h-87c-19 0-27 0-27 16 0 13 8 13 25 13h81c-66 260-69 274-69 291 0 50 36 85 84 85 95 0 147-135 147-141 0-8-8-8-12-8-6 0-9 2-13 12-39 96-89 117-120 117-19 0-27-13-27-42 0-23 0-29 4-44z">
            <text:p/>
          </draw:path>
          <draw:path draw:style-name="gr3" draw:text-style-name="P6" draw:layer="layout" svg:width="0.213cm" svg:height="0.914cm" svg:x="20.685cm" svg:y="3.1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5" draw:id="id5">
          <svg:title>TexMaths</svg:title>
          <svg:desc>26§display§x \text { and } y§svg§600§FALSE§</svg:desc>
          <draw:polygon draw:style-name="gr2" draw:text-style-name="P5" draw:layer="layout" svg:width="2.961cm" svg:height="0.731cm" svg:x="23.788cm" svg:y="4.403cm" svg:viewBox="0 0 2962 732" draw:points="1481,732 0,732 0,0 2962,0 2962,732">
            <text:p/>
          </draw:polygon>
          <draw:path draw:style-name="gr3" draw:text-style-name="P6" draw:layer="layout" svg:width="0.457cm" svg:height="0.415cm" svg:x="23.769cm" svg:y="4.5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24.607cm" svg:y="4.5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25.055cm" svg:y="4.5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25.564cm" svg:y="4.3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26.374cm" svg:y="4.5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 xml:id="id6" draw:id="id6">
          <svg:title>TexMaths</svg:title>
          <svg:desc>26§display§t§svg§600§FALSE§</svg:desc>
          <draw:polygon draw:style-name="gr2" draw:text-style-name="P5" draw:layer="layout" svg:width="0.211cm" svg:height="0.492cm" svg:x="8.395cm" svg:y="5.504cm" svg:viewBox="0 0 212 493" draw:points="106,493 0,493 0,0 212,0 212,493">
            <text:p/>
          </draw:polygon>
          <draw:path draw:style-name="gr3" draw:text-style-name="P6" draw:layer="layout" svg:width="0.282cm" svg:height="0.584cm" svg:x="8.37cm" svg:y="5.458cm" svg:viewBox="0 0 283 585" svg:d="M169 208h87c17 0 27 0 27-19 0-10-10-10-27-10h-79c31-131 37-148 37-154 0-17-12-25-27-25-2 0-29 0-37 33l-36 146h-87c-19 0-27 0-27 17 0 12 8 12 25 12h81c-66 260-69 275-69 292 0 50 36 85 84 85 95 0 147-135 147-142 0-8-8-8-12-8-8 0-8 2-13 13-39 95-89 116-120 116-19 0-27-12-27-41 0-23 0-30 4-44z">
            <text:p/>
          </draw:path>
        </draw:g>
        <draw:g xml:id="id7" draw:id="id7">
          <svg:title>TexMaths</svg:title>
          <svg:desc>26§display§[a, b]§svg§600§FALSE§</svg:desc>
          <draw:polygon draw:style-name="gr2" draw:text-style-name="P5" draw:layer="layout" svg:width="1.591cm" svg:height="0.822cm" svg:x="15.669cm" svg:y="5.405cm" svg:viewBox="0 0 1592 823" draw:points="795,823 0,823 0,0 1592,0 1592,823">
            <text:p/>
          </draw:polygon>
          <draw:polygon draw:style-name="gr3" draw:text-style-name="P6" draw:layer="layout" svg:width="0.126cm" svg:height="0.914cm" svg:x="15.731cm" svg:y="5.359cm" svg:viewBox="0 0 127 915" draw:points="127,915 127,880 37,880 37,37 127,37 127,0 0,0 0,915">
            <text:p/>
          </draw:polygon>
          <draw:path draw:style-name="gr3" draw:text-style-name="P6" draw:layer="layout" svg:width="0.419cm" svg:height="0.415cm" svg:x="15.915cm" svg:y="5.64cm" svg:viewBox="0 0 420 416" svg:d="M306 58c-17-33-44-58-85-58-107 0-221 135-221 268 0 88 50 148 123 148 19 0 64-4 118-69 9 38 40 69 84 69 33 0 54-21 68-50 15-33 27-89 27-91 0-9-8-9-10-9-8 0-10 2-12 17-17 58-34 112-71 112-25 0-27-23-27-41 0-21 2-28 12-69 11-38 11-48 19-81l33-129c6-27 6-27 6-31 0-17-10-25-25-25-22 0-37 21-39 39zM246 297c-5 17-5 17-19 34-40 50-77 64-102 64-46 0-60-50-60-85 0-46 29-160 52-202 27-54 68-87 106-87 60 0 73 75 73 81 0 4-3 10-5 14z">
            <text:p/>
          </draw:path>
          <draw:path draw:style-name="gr3" draw:text-style-name="P6" draw:layer="layout" svg:width="0.107cm" svg:height="0.274cm" svg:x="16.439cm" svg:y="5.948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338cm" svg:height="0.646cm" svg:x="16.81cm" svg:y="5.411cm" svg:viewBox="0 0 339 647" svg:d="M177 10c0-2 0-10-13-10-20 0-87 8-112 8-6 2-17 2-17 19 0 13 9 13 21 13 46 0 48 6 48 14 0 6-8 37-15 56l-74 300c-11 45-15 60-15 93 0 86 48 144 117 144 108 0 222-138 222-269 0-85-50-147-123-147-41 0-81 27-108 56zM89 356c7-19 7-21 15-32 46-60 87-72 110-72 34 0 59 27 59 85 0 54-32 160-48 195-29 61-73 94-108 94-32 0-61-25-61-92 0-18 0-35 15-93z">
            <text:p/>
          </draw:path>
          <draw:polygon draw:style-name="gr3" draw:text-style-name="P6" draw:layer="layout" svg:width="0.126cm" svg:height="0.914cm" svg:x="17.18cm" svg:y="5.359cm" svg:viewBox="0 0 127 915" draw:points="127,0 0,0 0,37 89,37 89,880 0,880 0,915 127,915">
            <text:p/>
          </draw:polygon>
        </draw:g>
        <draw:g xml:id="id8" draw:id="id8">
          <svg:title>TexMaths</svg:title>
          <svg:desc>26§display§x \text { and } y§svg§600§FALSE§</svg:desc>
          <draw:polygon draw:style-name="gr2" draw:text-style-name="P5" draw:layer="layout" svg:width="2.961cm" svg:height="0.731cm" svg:x="22.988cm" svg:y="5.403cm" svg:viewBox="0 0 2962 732" draw:points="1481,732 0,732 0,0 2962,0 2962,732">
            <text:p/>
          </draw:polygon>
          <draw:path draw:style-name="gr3" draw:text-style-name="P6" draw:layer="layout" svg:width="0.457cm" svg:height="0.415cm" svg:x="22.969cm" svg:y="5.5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23.807cm" svg:y="5.5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24.255cm" svg:y="5.5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24.764cm" svg:y="5.3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25.574cm" svg:y="5.5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 xml:id="id10" draw:id="id10">
          <svg:title>TexMaths</svg:title>
          <svg:desc>26§display§x = a \cos t \text { and } y = a \sin t§svg§600§FALSE§</svg:desc>
          <draw:polygon draw:style-name="gr2" draw:text-style-name="P5" draw:layer="layout" svg:width="9.984cm" svg:height="0.731cm" svg:x="7.089cm" svg:y="7.104cm" svg:viewBox="0 0 9985 732" draw:points="4992,732 0,732 0,0 9985,0 9985,732">
            <text:p/>
          </draw:polygon>
          <draw:path draw:style-name="gr3" draw:text-style-name="P6" draw:layer="layout" svg:width="0.457cm" svg:height="0.415cm" svg:x="7.07cm" svg:y="7.289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8 148-141 0-9-9-9-11-9-8 0-10 2-12 9-30 100-94 120-123 120-35 0-50-29-50-60 0-21 6-40 17-81z">
            <text:p/>
          </draw:path>
          <draw:path draw:style-name="gr3" draw:text-style-name="P6" draw:layer="layout" svg:width="0.608cm" svg:height="0.215cm" svg:x="7.871cm" svg:y="7.3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8.819cm" svg:y="7.289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6" draw:layer="layout" svg:width="0.348cm" svg:height="0.421cm" svg:x="9.45cm" svg:y="7.283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6" draw:layer="layout" svg:width="0.407cm" svg:height="0.421cm" svg:x="9.851cm" svg:y="7.28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6" draw:layer="layout" svg:width="0.301cm" svg:height="0.421cm" svg:x="10.313cm" svg:y="7.28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82cm" svg:height="0.584cm" svg:x="10.816cm" svg:y="7.12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413cm" svg:height="0.421cm" svg:x="11.467cm" svg:y="7.28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6" draw:layer="layout" svg:width="0.461cm" svg:height="0.405cm" svg:x="11.917cm" svg:y="7.28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2cm" svg:height="0.646cm" svg:x="12.424cm" svg:y="7.058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13.233cm" svg:y="7.28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608cm" svg:height="0.215cm" svg:x="13.993cm" svg:y="7.3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4.943cm" svg:y="7.289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6" draw:layer="layout" svg:width="0.301cm" svg:height="0.421cm" svg:x="15.571cm" svg:y="7.28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5.931cm" svg:y="7.08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6.185cm" svg:y="7.28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2cm" svg:height="0.584cm" svg:x="16.836cm" svg:y="7.12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11" draw:id="id11">
          <svg:title>TexMaths</svg:title>
          <svg:desc>26§display§x^2 + y^2 = a^2 \cos^2 t + a^2 \sin^2 t §svg§600§FALSE§</svg:desc>
          <draw:polygon draw:style-name="gr2" draw:text-style-name="P5" draw:layer="layout" svg:width="11.378cm" svg:height="0.906cm" svg:x="15.19cm" svg:y="8.004cm" svg:viewBox="0 0 11379 907" draw:points="5689,907 0,907 0,0 11379,0 11379,907">
            <text:p/>
          </draw:polygon>
          <draw:path draw:style-name="gr3" draw:text-style-name="P6" draw:layer="layout" svg:width="0.457cm" svg:height="0.415cm" svg:x="15.171cm" svg:y="8.36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15.706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cm" svg:x="16.33cm" svg:y="8.23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17.22cm" svg:y="8.363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17.715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18.389cm" svg:y="8.4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9.34cm" svg:y="8.363cm" svg:viewBox="0 0 420 416" svg:d="M306 58c-17-33-44-58-86-58-106 0-220 135-220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19.826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8cm" svg:height="0.421cm" svg:x="20.38cm" svg:y="8.357cm" svg:viewBox="0 0 349 422" svg:d="M77 212c0-150 75-189 123-189 8 0 66 0 100 33-38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20.779cm" svg:y="8.35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21.241cm" svg:y="8.357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284cm" svg:height="0.425cm" svg:x="21.611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2cm" svg:height="0.583cm" svg:x="22.154cm" svg:y="8.195cm" svg:viewBox="0 0 283 584" svg:d="M168 208h88c17 0 27 0 27-19 0-10-10-10-27-10h-81c33-131 39-148 39-154 0-17-12-25-27-25-4 0-29 0-37 33l-36 146h-87c-19 0-27 0-27 16 0 13 8 13 25 13h81c-66 260-69 274-69 291 0 50 36 85 84 85 95 0 147-135 147-141 0-8-8-8-12-8-8 0-8 2-13 12-39 96-89 116-120 116-19 0-27-12-27-41 0-23 0-29 4-44z">
            <text:p/>
          </draw:path>
          <draw:path draw:style-name="gr3" draw:text-style-name="P6" draw:layer="layout" svg:width="0.608cm" svg:height="0.61cm" svg:x="22.718cm" svg:y="8.23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19cm" svg:height="0.415cm" svg:x="23.616cm" svg:y="8.363cm" svg:viewBox="0 0 420 416" svg:d="M306 58c-17-33-44-58-86-58-106 0-220 135-220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24.103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01cm" svg:height="0.421cm" svg:x="24.657cm" svg:y="8.357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197cm" svg:height="0.612cm" svg:x="25.016cm" svg:y="8.15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25.27cm" svg:y="8.36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25.788cm" svg:y="7.95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2cm" svg:height="0.583cm" svg:x="26.331cm" svg:y="8.195cm" svg:viewBox="0 0 283 584" svg:d="M168 208h88c17 0 27 0 27-19 0-10-10-10-27-10h-79c31-131 37-148 37-154 0-17-12-25-27-25-2 0-29 0-37 33l-36 146h-87c-19 0-27 0-27 16 0 13 8 13 25 13h81c-64 260-69 274-69 291 0 50 36 85 84 85 95 0 147-135 147-141 0-8-8-8-12-8-6 0-8 2-13 12-39 96-89 116-120 116-19 0-27-12-27-41 0-23 0-29 4-44z">
            <text:p/>
          </draw:path>
        </draw:g>
        <draw:g xml:id="id12" draw:id="id12">
          <svg:title>TexMaths</svg:title>
          <svg:desc>28§display§= a^2 (\cos^2 t + \sin^2 t) = a^2§svg§600§FALSE§</svg:desc>
          <draw:polygon draw:style-name="gr2" draw:text-style-name="P5" draw:layer="layout" svg:width="10.497cm" svg:height="1.02cm" svg:x="0.688cm" svg:y="9.109cm" svg:viewBox="0 0 10498 1021" draw:points="5250,1021 0,1021 0,0 10498,0 10498,1021">
            <text:p/>
          </draw:polygon>
          <draw:path draw:style-name="gr3" draw:text-style-name="P6" draw:layer="layout" svg:width="0.655cm" svg:height="0.232cm" svg:x="0.695cm" svg:y="9.5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.716cm" svg:y="9.497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2.24cm" svg:y="9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2.738cm" svg:y="9.1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75cm" svg:height="0.454cm" svg:x="3.056cm" svg:y="9.49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3.486cm" svg:y="9.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3.983cm" svg:y="9.49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4.382cm" svg:y="9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4.968cm" svg:y="9.31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655cm" svg:height="0.658cm" svg:x="5.573cm" svg:y="9.35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24cm" svg:height="0.454cm" svg:x="6.536cm" svg:y="9.49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6.924cm" svg:y="9.2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195cm" svg:y="9.497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7.755cm" svg:y="9.0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8.34cm" svg:y="9.3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8.727cm" svg:y="9.1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6" draw:layer="layout" svg:width="0.655cm" svg:height="0.232cm" svg:x="9.383cm" svg:y="9.5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0.407cm" svg:y="9.497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10.931cm" svg:y="9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 xml:id="id14" draw:id="id14">
          <svg:title>TexMaths</svg:title>
          <svg:desc>28§display§a§svg§600§FALSE§</svg:desc>
          <draw:polygon draw:style-name="gr2" draw:text-style-name="P5" draw:layer="layout" svg:width="0.395cm" svg:height="0.348cm" svg:x="3.38cm" svg:y="10.506cm" svg:viewBox="0 0 396 349" draw:points="198,349 0,349 0,0 396,0 396,349">
            <text:p/>
          </draw:polygon>
          <draw:path draw:style-name="gr3" draw:text-style-name="P6" draw:layer="layout" svg:width="0.453cm" svg:height="0.447cm" svg:x="3.371cm" svg:y="10.457cm" svg:viewBox="0 0 454 448" svg:d="M330 63c-18-36-47-63-92-63-114 0-238 146-238 289 0 94 54 159 133 159 20 0 69-4 128-74 9 40 42 74 90 74 36 0 58-22 74-54 16-36 29-96 29-98 0-9-9-9-11-9-11 0-11 2-14 18-18 62-36 121-76 121-27 0-29-25-29-45 0-23 2-29 13-74 11-40 11-52 20-87l36-139c7-29 7-29 7-34 0-18-11-27-27-27-25 0-40 23-43 43zM265 320c-4 18-4 18-20 36-43 54-83 70-110 70-50 0-65-54-65-92 0-50 31-173 56-218 29-58 74-94 114-94 66 0 79 81 79 88 0 4-2 11-4 15z">
            <text:p/>
          </draw:path>
        </draw:g>
        <draw:g xml:id="id13" draw:id="id13">
          <svg:title>TexMaths</svg:title>
          <svg:desc>26§display§t \text { is }[0, 2\pi]§svg§600§FALSE§</svg:desc>
          <draw:polygon draw:style-name="gr2" draw:text-style-name="P5" draw:layer="layout" svg:width="3.734cm" svg:height="0.822cm" svg:x="21.694cm" svg:y="10.204cm" svg:viewBox="0 0 3735 823" draw:points="1868,823 0,823 0,0 3735,0 3735,823">
            <text:p/>
          </draw:polygon>
          <draw:path draw:style-name="gr3" draw:text-style-name="P6" draw:layer="layout" svg:width="0.282cm" svg:height="0.583cm" svg:x="21.669cm" svg:y="10.27cm" svg:viewBox="0 0 283 584" svg:d="M168 208h88c16 0 27 0 27-19 0-10-11-10-27-10h-79c31-131 37-148 37-154 0-17-12-25-27-25-2 0-29 0-37 33l-36 146h-87c-19 0-27 0-27 16 0 13 8 13 25 13h81c-66 260-69 274-69 291 0 50 36 85 84 85 95 0 147-135 147-141 0-8-8-8-12-8-9 0-9 2-13 12-39 96-89 117-120 117-19 0-27-13-27-42 0-23 0-29 4-44z">
            <text:p/>
          </draw:path>
          <draw:path draw:style-name="gr3" draw:text-style-name="P6" draw:layer="layout" svg:width="0.197cm" svg:height="0.612cm" svg:x="22.314cm" svg:y="10.23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301cm" svg:height="0.421cm" svg:x="22.567cm" svg:y="10.435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olygon draw:style-name="gr3" draw:text-style-name="P6" draw:layer="layout" svg:width="0.126cm" svg:height="0.914cm" svg:x="23.31cm" svg:y="10.158cm" svg:viewBox="0 0 127 915" draw:points="127,915 127,880 37,880 37,37 127,37 127,0 0,0 0,915">
            <text:p/>
          </draw:polygon>
          <draw:path draw:style-name="gr3" draw:text-style-name="P6" draw:layer="layout" svg:width="0.386cm" svg:height="0.629cm" svg:x="23.491cm" svg:y="10.235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0 16 109 106 8 52 8 120 8 179 0 68 0 131-11 189-12 87-64 116-106 116z">
            <text:p/>
          </draw:path>
          <draw:path draw:style-name="gr3" draw:text-style-name="P6" draw:layer="layout" svg:width="0.107cm" svg:height="0.274cm" svg:x="23.99cm" svg:y="10.74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365cm" svg:height="0.61cm" svg:x="24.364cm" svg:y="10.23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6" draw:layer="layout" svg:width="0.494cm" svg:height="0.405cm" svg:x="24.799cm" svg:y="10.449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4c-31 110-79 221-118 306-6 12-6 14-6 21 0 18 14 25 25 25 29 0 35-25 45-61 15-41 15-43 25-89z">
            <text:p/>
          </draw:path>
          <draw:polygon draw:style-name="gr3" draw:text-style-name="P6" draw:layer="layout" svg:width="0.126cm" svg:height="0.914cm" svg:x="25.348cm" svg:y="10.158cm" svg:viewBox="0 0 127 915" draw:points="127,0 0,0 0,37 89,37 89,880 0,880 0,915 127,915">
            <text:p/>
          </draw:polygon>
        </draw:g>
        <draw:g xml:id="id16" draw:id="id16">
          <svg:title>TexMaths</svg:title>
          <svg:desc>26§display§x \text { and } y§svg§600§FALSE§</svg:desc>
          <draw:polygon draw:style-name="gr2" draw:text-style-name="P5" draw:layer="layout" svg:width="2.961cm" svg:height="0.731cm" svg:x="8.488cm" svg:y="11.903cm" svg:viewBox="0 0 2962 732" draw:points="1481,732 0,732 0,0 2962,0 2962,732">
            <text:p/>
          </draw:polygon>
          <draw:path draw:style-name="gr3" draw:text-style-name="P6" draw:layer="layout" svg:width="0.457cm" svg:height="0.415cm" svg:x="8.469cm" svg:y="12.0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9.307cm" svg:y="12.0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9.755cm" svg:y="12.0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10.264cm" svg:y="11.8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11.074cm" svg:y="12.0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 xml:id="id17" draw:id="id17">
          <svg:title>TexMaths</svg:title>
          <svg:desc>26§display§t§svg§600§FALSE§</svg:desc>
          <draw:polygon draw:style-name="gr2" draw:text-style-name="P5" draw:layer="layout" svg:width="0.211cm" svg:height="0.492cm" svg:x="11.596cm" svg:y="13.105cm" svg:viewBox="0 0 212 493" draw:points="106,493 0,493 0,0 212,0 212,493">
            <text:p/>
          </draw:polygon>
          <draw:path draw:style-name="gr3" draw:text-style-name="P6" draw:layer="layout" svg:width="0.282cm" svg:height="0.584cm" svg:x="11.571cm" svg:y="13.059cm" svg:viewBox="0 0 283 585" svg:d="M169 208h87c17 0 27 0 27-19 0-10-10-10-27-10h-79c31-131 37-148 37-154 0-17-12-25-27-25-2 0-29 0-37 33l-36 146h-87c-19 0-27 0-27 17 0 12 8 12 25 12h81c-66 260-69 275-69 292 0 50 36 85 84 85 95 0 147-135 147-142 0-8-8-8-12-8-8 0-8 2-13 13-39 95-89 116-120 116-19 0-27-12-27-41 0-23 0-30 4-4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7" draw:layer="layout" svg:width="25.199cm" svg:height="1.737cm" svg:x="1.398cm" svg:y="0.545cm" presentation:class="title" presentation:user-transformed="true">
          <draw:text-box>
            <text:p xml:id="id18" text:id="id18"><text:span text:style-name="T7">Theorem</text:span></text:p>
          </draw:text-box>
        </draw:frame>
        <draw:frame presentation:style-name="pr7" draw:text-style-name="P9" draw:layer="layout" svg:width="26.4cm" svg:height="12.2cm" svg:x="0.8cm" svg:y="2.6cm" presentation:class="subtitle" presentation:user-transformed="true">
          <draw:text-box>
            <text:p text:style-name="P8"><text:span text:style-name="T8"><text:tab/></text:span></text:p>
            <text:p text:style-name="P8"><text:span text:style-name="T8"><text:tab/></text:span><text:span text:style-name="T8">If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4"/></text:span><text:span text:style-name="T9">are differentiable functions </text:span></text:p>
            <text:p text:style-name="P8"><text:span text:style-name="T9"/></text:p>
            <text:p text:style-name="P8"><text:span text:style-name="T9"><text:s text:c="2"/></text:span></text:p>
            <text:p text:style-name="P8"><text:span text:style-name="T9"><text:tab/></text:span><text:span text:style-name="T9">of <text:s text:c="3"/>so that <text:s text:c="3"/>is a differentiable function of <text:s text:c="4"/>and if</text:span></text:p>
            <text:p text:style-name="P8"><text:span text:style-name="T10"><text:s text:c="28"/></text:span></text:p>
            <text:p text:style-name="P8"><text:span text:style-name="T9"/></text:p>
            <text:p text:style-name="P8"><text:span text:style-name="T9"><text:s text:c="6"/></text:span><text:span text:style-name="T8"><text:s text:c="14"/></text:span><text:span text:style-name="T8">then <text:s text:c="18"/>. </text:span></text:p>
          </draw:text-box>
        </draw:frame>
        <draw:g>
          <svg:title>TexMaths</svg:title>
          <svg:desc>32§display§x = f(t) \text { and } y = g(t)§svg§600§FALSE§</svg:desc>
          <draw:polygon draw:style-name="gr2" draw:text-style-name="P5" draw:layer="layout" svg:width="10.384cm" svg:height="1.012cm" svg:x="3.293cm" svg:y="4.008cm" svg:viewBox="0 0 10385 1013" draw:points="5192,1013 0,1013 0,0 10385,0 10385,1013">
            <text:p/>
          </draw:polygon>
          <draw:path draw:style-name="gr3" draw:text-style-name="P6" draw:layer="layout" svg:width="0.562cm" svg:height="0.511cm" svg:x="3.27cm" svg:y="4.29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6" draw:layer="layout" svg:width="0.749cm" svg:height="0.265cm" svg:x="4.256cm" svg:y="4.3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562cm" svg:height="1.025cm" svg:x="5.439cm" svg:y="4.003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6" draw:layer="layout" svg:width="0.263cm" svg:height="1.125cm" svg:x="6.163cm" svg:y="3.9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6" draw:layer="layout" svg:width="0.347cm" svg:height="0.718cm" svg:x="6.514cm" svg:y="4.09cm" svg:viewBox="0 0 348 719" svg:d="M207 256h108c20 0 33 0 33-23 0-13-13-13-33-13h-97c38-161 46-182 46-189 0-21-16-31-34-31-2 0-35 0-46 41l-43 179h-108c-23 0-33 0-33 21 0 15 10 15 31 15h100c-82 320-85 338-85 358 0 62 44 105 102 105 118 0 182-166 182-174 0-10-10-10-15-10-8 0-10 2-15 15-49 118-111 144-149 144-23 0-33-16-33-52 0-28 0-35 5-53z">
            <text:p/>
          </draw:path>
          <draw:path draw:style-name="gr3" draw:text-style-name="P6" draw:layer="layout" svg:width="0.263cm" svg:height="1.125cm" svg:x="6.959cm" svg:y="3.9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6" draw:layer="layout" svg:width="0.509cm" svg:height="0.518cm" svg:x="7.753cm" svg:y="4.292cm" svg:viewBox="0 0 510 519" svg:d="M328 420c5 46 36 92 89 92 23 0 93-16 93-108v-61h-29v61c0 67-28 75-41 75-35 0-41-52-41-57v-228c0-46 0-89-41-133-43-43-99-61-153-61-95 0-172 54-172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6" draw:layer="layout" svg:width="0.567cm" svg:height="0.498cm" svg:x="8.306cm" svg:y="4.297cm" svg:viewBox="0 0 568 499" svg:d="M87 110v305c0 48-10 48-87 48v36c38 0 97-3 128-3 28 0 87 3 125 3v-36c-74 0-87 0-87-48v-210c0-118 80-179 151-179 72 0 85 61 85 125v264c0 48-13 48-87 48v36c38 0 97-3 128-3 28 0 87 3 125 3v-36c-58 0-87 0-87-33v-215c0-97 0-133-36-174-15-18-53-41-117-41-85 0-136 49-169 118v-118l-159 13v36c79 0 87 7 87 61z">
            <text:p/>
          </draw:path>
          <draw:path draw:style-name="gr3" draw:text-style-name="P6" draw:layer="layout" svg:width="0.557cm" svg:height="0.795cm" svg:x="8.933cm" svg:y="4.016cm" svg:viewBox="0 0 558 796" svg:d="M392 722v74l166-13v-36c-79 0-89-7-89-61v-686l-162 13v36c77 0 87 7 87 61v243c-33-38-82-69-143-69-133 0-251 110-251 256 0 143 110 256 241 256 71 0 123-39 151-74zM392 420v230c0 20 0 23-13 41-33 54-85 79-133 79-51 0-92-28-121-71-28-46-30-110-30-156 0-44 2-111 33-162 26-36 67-71 128-71 41 0 87 15 123 66 13 21 13 23 13 44z">
            <text:p/>
          </draw:path>
          <draw:path draw:style-name="gr3" draw:text-style-name="P6" draw:layer="layout" svg:width="0.519cm" svg:height="0.728cm" svg:x="9.927cm" svg:y="4.297cm" svg:viewBox="0 0 520 729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6-13 13-10 23-26 23-46 0-36-31-41-41-41-26 0-64 18-64 74s51 97 120 97c118 0 233-102 264-230z">
            <text:p/>
          </draw:path>
          <draw:path draw:style-name="gr3" draw:text-style-name="P6" draw:layer="layout" svg:width="0.749cm" svg:height="0.265cm" svg:x="10.861cm" svg:y="4.3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519cm" svg:height="0.728cm" svg:x="12.003cm" svg:y="4.297cm" svg:viewBox="0 0 520 729" svg:d="M515 74c2-7 5-13 5-20 0-21-16-31-34-31-12 0-43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6" draw:layer="layout" svg:width="0.263cm" svg:height="1.125cm" svg:x="12.674cm" svg:y="3.9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6" draw:layer="layout" svg:width="0.347cm" svg:height="0.718cm" svg:x="13.025cm" svg:y="4.09cm" svg:viewBox="0 0 348 719" svg:d="M207 256h108c20 0 33 0 33-23 0-13-13-13-33-13h-97c38-161 46-182 46-189 0-21-16-31-34-31-5 0-35 0-46 41l-43 179h-108c-23 0-33 0-33 21 0 15 10 15 31 15h100c-82 320-85 338-85 358 0 62 44 105 102 105 118 0 182-166 182-174 0-10-10-10-15-10-8 0-10 2-15 15-49 118-111 144-149 144-23 0-33-16-33-52 0-28 0-35 5-53z">
            <text:p/>
          </draw:path>
          <draw:path draw:style-name="gr3" draw:text-style-name="P6" draw:layer="layout" svg:width="0.263cm" svg:height="1.125cm" svg:x="13.47cm" svg:y="3.9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\frac{dx}{dt} \ne 0§svg§600§FALSE§</svg:desc>
          <draw:polygon draw:style-name="gr2" draw:text-style-name="P5" draw:layer="layout" svg:width="3.268cm" svg:height="2.214cm" svg:x="2.226cm" svg:y="11.209cm" svg:viewBox="0 0 3269 2215" draw:points="1636,2215 0,2215 0,0 3269,0 3269,2215">
            <text:p/>
          </draw:polygon>
          <draw:path draw:style-name="gr3" draw:text-style-name="P6" draw:layer="layout" svg:width="0.537cm" svg:height="0.795cm" svg:x="2.216cm" svg:y="11.1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6" draw:layer="layout" svg:width="0.562cm" svg:height="0.511cm" svg:x="2.787cm" svg:y="11.43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olygon draw:style-name="gr3" draw:text-style-name="P6" draw:layer="layout" svg:width="1.23cm" svg:height="0.048cm" svg:x="2.17cm" svg:y="12.39cm" svg:viewBox="0 0 1231 49" draw:points="614,49 0,49 0,0 1231,0 1231,49">
            <text:p/>
          </draw:polygon>
          <draw:path draw:style-name="gr3" draw:text-style-name="P6" draw:layer="layout" svg:width="0.537cm" svg:height="0.795cm" svg:x="2.334cm" svg:y="12.6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6" draw:layer="layout" svg:width="0.347cm" svg:height="0.718cm" svg:x="2.9cm" svg:y="12.761cm" svg:viewBox="0 0 348 719" svg:d="M207 256h108c20 0 33 0 33-23 0-13-13-13-33-13h-97c38-161 46-182 46-189 0-21-16-31-34-31-2 0-35 0-46 41l-43 179h-108c-23 0-33 0-33 21 0 15 10 15 31 15h100c-82 320-85 338-85 359 0 61 44 104 102 104 118 0 182-166 182-174 0-10-10-10-15-10-10 0-10 3-15 15-49 118-111 144-149 144-23 0-33-15-33-51 0-28 0-36 5-54z">
            <text:p/>
          </draw:path>
          <draw:path draw:style-name="gr3" draw:text-style-name="P6" draw:layer="layout" svg:width="0.562cm" svg:height="1.049cm" svg:x="4.003cm" svg:y="11.89cm" svg:viewBox="0 0 563 1050" svg:d="M556 44c7-16 7-18 7-21 0-8-5-23-23-23-13 0-15 8-23 23l-507 983c-10 16-10 18-10 23 0 8 8 21 23 21 13 0 15-5 26-21z">
            <text:p/>
          </draw:path>
          <draw:path draw:style-name="gr3" draw:text-style-name="P6" draw:layer="layout" svg:width="0.749cm" svg:height="0.265cm" svg:x="3.908cm" svg:y="12.2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475cm" svg:height="0.775cm" svg:x="5.076cm" svg:y="11.947cm" svg:viewBox="0 0 476 776" svg:d="M476 392c0-92-5-182-46-267-51-107-143-125-192-125-66 0-151 28-197 133-36 80-41 167-41 259 0 84 5 184 51 271 49 90 131 113 187 113 62 0 146-23 197-131 36-77 41-166 41-253zM238 753c-43 0-113-28-133-138-10-67-10-172-10-239 0-71 0-146 7-207 23-133 108-143 136-143 36 0 110 20 133 130 10 64 10 149 10 220 0 85 0 162-12 233-16 108-80 144-131 144z">
            <text:p/>
          </draw:path>
        </draw:g>
        <draw:g>
          <svg:title>TexMaths</svg:title>
          <svg:desc>32§display§t§svg§600§FALSE§</svg:desc>
          <draw:polygon draw:style-name="gr2" draw:text-style-name="P5" draw:layer="layout" svg:width="0.261cm" svg:height="0.606cm" svg:x="3.405cm" svg:y="8.009cm" svg:viewBox="0 0 262 607" draw:points="131,607 0,607 0,0 262,0 262,607">
            <text:p/>
          </draw:polygon>
          <draw:path draw:style-name="gr3" draw:text-style-name="P6" draw:layer="layout" svg:width="0.348cm" svg:height="0.719cm" svg:x="3.374cm" svg:y="7.953cm" svg:viewBox="0 0 349 720" svg:d="M208 256h108c20 0 33 0 33-23 0-13-13-13-33-13h-98c39-161 46-182 46-189 0-21-15-31-33-31-3 0-36 0-46 41l-44 179h-108c-23 0-33 0-33 21 0 15 10 15 31 15h100c-82 321-85 338-85 359 0 61 44 105 103 105 118 0 182-167 182-174 0-10-10-10-15-10-11 0-11 2-16 15-49 118-110 143-149 143-23 0-33-15-33-51 0-28 0-36 5-54z">
            <text:p/>
          </draw:path>
        </draw:g>
        <draw:g>
          <svg:title>TexMaths</svg:title>
          <svg:desc>32§display§y§svg§600§FALSE§</svg:desc>
          <draw:polygon draw:style-name="gr2" draw:text-style-name="P5" draw:layer="layout" svg:width="0.439cm" svg:height="0.616cm" svg:x="7.498cm" svg:y="8.009cm" svg:viewBox="0 0 440 617" draw:points="220,617 0,617 0,0 440,0 440,617">
            <text:p/>
          </draw:polygon>
          <draw:path draw:style-name="gr3" draw:text-style-name="P6" draw:layer="layout" svg:width="0.521cm" svg:height="0.729cm" svg:x="7.475cm" svg:y="7.953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>
          <svg:title>TexMaths</svg:title>
          <svg:desc>32§display§x§svg§600§FALSE§</svg:desc>
          <draw:polygon draw:style-name="gr2" draw:text-style-name="P5" draw:layer="layout" svg:width="0.48cm" svg:height="0.398cm" svg:x="21.799cm" svg:y="8.109cm" svg:viewBox="0 0 481 399" draw:points="241,399 0,399 0,0 481,0 481,399">
            <text:p/>
          </draw:polygon>
          <draw:path draw:style-name="gr3" draw:text-style-name="P6" draw:layer="layout" svg:width="0.562cm" svg:height="0.511cm" svg:x="21.776cm" svg:y="8.053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19" draw:id="id19">
          <svg:title>TexMaths</svg:title>
          <svg:desc>32§display§\frac{dy}{dx} = \frac{\frac{dy}{dt}}{\frac{dx}{dt}}§svg§600§FALSE§</svg:desc>
          <draw:polygon draw:style-name="gr2" draw:text-style-name="P5" draw:layer="layout" svg:width="4.134cm" svg:height="3.026cm" svg:x="9.427cm" svg:y="10.808cm" svg:viewBox="0 0 4135 3027" draw:points="2069,3027 0,3027 0,0 4135,0 4135,3027">
            <text:p/>
          </draw:polygon>
          <draw:path draw:style-name="gr3" draw:text-style-name="P6" draw:layer="layout" svg:width="0.537cm" svg:height="0.795cm" svg:x="9.443cm" svg:y="11.085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6" draw:layer="layout" svg:width="0.521cm" svg:height="0.729cm" svg:x="10.014cm" svg:y="11.369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6" draw:layer="layout" svg:width="1.23cm" svg:height="0.048cm" svg:x="9.371cm" svg:y="12.324cm" svg:viewBox="0 0 1231 49" draw:points="614,49 0,49 0,0 1231,0 1231,49">
            <text:p/>
          </draw:polygon>
          <draw:path draw:style-name="gr3" draw:text-style-name="P6" draw:layer="layout" svg:width="0.537cm" svg:height="0.795cm" svg:x="9.417cm" svg:y="12.61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6" draw:layer="layout" svg:width="0.562cm" svg:height="0.511cm" svg:x="9.988cm" svg:y="12.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6" draw:layer="layout" svg:width="0.749cm" svg:height="0.265cm" svg:x="11.109cm" svg:y="12.21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406cm" svg:height="0.557cm" svg:x="12.564cm" svg:y="10.752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3 84-59 84-21 0-26-18-26-38 0-16 3-23 5-34zM236 451c-6 20-24 38-41 51-8 8-39 33-72 33-31 0-59-20-59-77 0-41 23-128 41-161 36-64 77-74 100-74 56 0 69 59 69 69 0 2 0 8-3 10z">
            <text:p/>
          </draw:path>
          <draw:path draw:style-name="gr3" draw:text-style-name="P6" draw:layer="layout" svg:width="0.406cm" svg:height="0.509cm" svg:x="13.022cm" svg:y="10.952cm" svg:viewBox="0 0 407 510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6-10 46-39 97-46 128-46 161 0 13 0 51 31 77 23 20 56 23 79 23 31 0 59-10 84-36-10 44-18 77-51 118-20 25-54 51-95 51-5 0-43 0-58-26 41-5 41-43 41-43 0-26-24-31-31-31-18 0-46 16-46 51 0 41 38 70 94 70 80 0 180-62 203-159z">
            <text:p/>
          </draw:path>
          <draw:polygon draw:style-name="gr3" draw:text-style-name="P6" draw:layer="layout" svg:width="0.954cm" svg:height="0.048cm" svg:x="12.518cm" svg:y="11.497cm" svg:viewBox="0 0 955 49" draw:points="479,49 0,49 0,0 955,0 955,49">
            <text:p/>
          </draw:polygon>
          <draw:path draw:style-name="gr3" draw:text-style-name="P6" draw:layer="layout" svg:width="0.406cm" svg:height="0.557cm" svg:x="12.638cm" svg:y="11.641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8-39 33-72 33-31 0-59-20-59-77 0-41 23-128 41-161 36-64 77-74 100-74 54 0 69 59 69 69 0 2 0 8-3 10z">
            <text:p/>
          </draw:path>
          <draw:path draw:style-name="gr3" draw:text-style-name="P6" draw:layer="layout" svg:width="0.268cm" svg:height="0.501cm" svg:x="13.091cm" svg:y="11.697cm" svg:viewBox="0 0 269 502" svg:d="M161 182h82c16 0 26 0 26-18 0-10-10-10-23-10h-77l31-118c0-3 2-8 2-10 0-16-13-26-28-26-20 0-31 13-38 33-5 21 5-18-28 121h-82c-16 0-26 0-26 18 0 10 10 10 23 10h77l-46 187c-5 20-13 48-13 59 0 46 38 74 84 74 90 0 139-110 139-120 0-11-11-11-13-11-10 0-10 3-15 16-23 48-64 94-108 94-18 0-28-10-28-41 0-7 2-23 5-30z">
            <text:p/>
          </draw:path>
          <draw:polygon draw:style-name="gr3" draw:text-style-name="P6" draw:layer="layout" svg:width="1.251cm" svg:height="0.048cm" svg:x="12.369cm" svg:y="12.324cm" svg:viewBox="0 0 1252 49" draw:points="625,49 0,49 0,0 1252,0 1252,49">
            <text:p/>
          </draw:polygon>
          <draw:path draw:style-name="gr3" draw:text-style-name="P6" draw:layer="layout" svg:width="0.406cm" svg:height="0.557cm" svg:x="12.551cm" svg:y="12.504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8-39 33-72 33-31 0-59-20-59-77 0-41 23-128 41-161 36-64 77-74 100-74 54 0 69 59 69 69 0 2 0 8-3 10z">
            <text:p/>
          </draw:path>
          <draw:path draw:style-name="gr3" draw:text-style-name="P6" draw:layer="layout" svg:width="0.424cm" svg:height="0.358cm" svg:x="13.009cm" svg:y="12.703cm" svg:viewBox="0 0 425 359" svg:d="M159 266c-8 26-34 69-75 69-2 0-25 0-43-10 33-10 36-38 36-43 0-18-13-31-31-31-23 0-46 20-46 49 0 41 44 59 82 59s69-24 90-57c20 41 64 57 94 57 92 0 139-100 139-123 0-11-11-11-13-11-11 0-11 5-13 16-18 53-64 94-110 94-31 0-49-20-49-51 0-20 21-92 41-182 18-61 54-79 80-79 0 0 25 0 40 10-23 8-33 28-33 44 0 18 13 31 31 31s46-16 46-49c0-46-51-59-84-59-39 0-72 26-88 56-15-33-51-56-94-56-90 0-141 97-141 120 0 11 10 11 13 11 10 0 13-3 15-13 21-62 69-95 110-95 26 0 46 13 46 51 0 16-7 57-15 82z">
            <text:p/>
          </draw:path>
          <draw:polygon draw:style-name="gr3" draw:text-style-name="P6" draw:layer="layout" svg:width="0.98cm" svg:height="0.048cm" svg:x="12.505cm" svg:y="13.19cm" svg:viewBox="0 0 981 49" draw:points="492,49 0,49 0,0 981,0 981,49">
            <text:p/>
          </draw:polygon>
          <draw:path draw:style-name="gr3" draw:text-style-name="P6" draw:layer="layout" svg:width="0.406cm" svg:height="0.557cm" svg:x="12.638cm" svg:y="13.336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8-39 33-72 33-31 0-59-20-59-77 0-41 23-128 41-161 36-64 77-74 100-74 54 0 69 59 69 69 0 2 0 8-3 10z">
            <text:p/>
          </draw:path>
          <draw:path draw:style-name="gr3" draw:text-style-name="P6" draw:layer="layout" svg:width="0.268cm" svg:height="0.501cm" svg:x="13.091cm" svg:y="13.39cm" svg:viewBox="0 0 269 502" svg:d="M161 182h82c16 0 26 0 26-18 0-10-10-10-23-10h-77l31-118c0-3 2-8 2-10 0-16-13-26-28-26-20 0-31 13-38 33-5 21 5-18-28 121h-82c-16 0-26 0-26 18 0 10 10 10 23 10h77l-46 187c-5 20-13 48-13 59 0 46 38 74 84 74 90 0 139-110 139-120 0-11-11-11-13-11-10 0-10 3-15 16-23 48-64 94-108 94-18 0-28-10-28-41 0-7 2-23 5-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" anim:sub-item="text" smil:attributeName="visibility" smil:to="visible"/>
                  <anim:animate smil:begin="0s" smil:dur="0.5s" smil:fill="hold" smil:decelerate="0.5" smil:targetElement="id18" anim:sub-item="text" smil:attributeName="rotate" smil:values="-90;0" smil:keyTimes="0;1"/>
                  <anim:animate smil:begin="0s" smil:dur="0.5s" smil:fill="hold" smil:decelerate="0.5" smil:targetElement="id18" anim:sub-item="text" smil:attributeName="width" smil:values="width;width*.05" smil:keyTimes="0;1"/>
                  <anim:animate smil:begin="0.5s" smil:dur="0.5s" smil:fill="hold" smil:accelerate="0.5" smil:targetElement="id18" anim:sub-item="text" smil:attributeName="width" smil:values="width*.05;width" smil:keyTimes="0;1"/>
                  <anim:animate smil:dur="1s" smil:fill="hold" smil:targetElement="id18" anim:sub-item="text" smil:attributeName="height" smil:values="height;height" smil:keyTimes="0;1"/>
                  <anim:animate smil:begin="0s" smil:dur="0.5s" smil:fill="hold" smil:decelerate="0.5" smil:targetElement="id18" anim:sub-item="text" smil:attributeName="x" smil:values="x+.4;x" smil:keyTimes="0;1"/>
                  <anim:animate smil:begin="0s" smil:dur="0.5s" smil:fill="hold" smil:decelerate="0.5" smil:targetElement="id18" anim:sub-item="text" smil:attributeName="y" smil:values="y-.2;y+.1" smil:keyTimes="0;1"/>
                  <anim:animate smil:begin="0.5s" smil:dur="0.5s" smil:fill="hold" smil:accelerate="0.5" smil:targetElement="id18" anim:sub-item="text" smil:attributeName="y" smil:values="y+.1;y" smil:keyTimes="0;1"/>
                  <anim:transitionFilter smil:begin="0s" smil:dur="1s" smil:decelerate="0.5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1s" smil:fill="hold" smil:targetElement="id19" smil:attributeName="visibility" smil:to="visible"/>
                  <anim:animate smil:dur="5s" smil:fill="hold" smil:targetElement="id19" smil:attributeName="x" smil:values="0-width/2;x" smil:keyTimes="0;1"/>
                  <anim:animate smil:dur="5s" smil:fill="hold" smil:targetElement="id1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7" draw:layer="layout" svg:width="25.199cm" svg:height="1.563cm" svg:x="1.398cm" svg:y="0.319cm" presentation:class="title" presentation:user-transformed="true">
          <draw:text-box>
            <text:p xml:id="id20" text:id="id20"><text:span text:style-name="T7">Examples</text:span></text:p>
          </draw:text-box>
        </draw:frame>
        <draw:frame presentation:style-name="pr9" draw:text-style-name="P11" draw:layer="layout" svg:width="26.4cm" svg:height="13.176cm" svg:x="0.8cm" svg:y="2.2cm" presentation:class="subtitle" presentation:user-transformed="true">
          <draw:text-box>
            <text:p text:style-name="P8"><text:span text:style-name="T11"><text:tab/></text:span><text:span text:style-name="T11"> <text:s text:c="11"/></text:span></text:p>
            <text:p xml:id="id21" text:id="id21" text:style-name="P8"><text:span text:style-name="T12"><text:tab/></text:span><text:span text:style-name="T12">(I) Find <text:s text:c="8"/>if <text:s text:c="12"/></text:span></text:p>
            <text:p text:style-name="P8"><text:span text:style-name="T13"><text:s text:c="7"/></text:span></text:p>
            <text:p xml:id="id23" text:id="id23" text:style-name="P8"><text:span text:style-name="T12"><text:tab/></text:span><text:span text:style-name="T12">(i)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ii) <text:s text:c="28"/></text:span></text:p>
            <text:p text:style-name="P8"><text:span text:style-name="T14"><text:s text:c="19"/></text:span></text:p>
            <text:p xml:id="id26" text:id="id26" text:style-name="P10"><text:span text:style-name="T12"><text:s text:c="3"/></text:span><text:span text:style-name="T12">(iii)</text:span><text:span text:style-name="T12"><text:tab/></text:span><text:span text:style-name="T12"> <text:s text:c="7"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16"/></text:span></text:p>
            <text:p text:style-name="P10"><text:span text:style-name="T14"><text:s text:c="21"/></text:span></text:p>
            <text:p xml:id="id28" text:id="id28" text:style-name="P10"><text:span text:style-name="T12"><text:s text:c="3"/></text:span><text:span text:style-name="T12">(iv) <text:s text:c="3"/></text:span></text:p>
            <text:p text:style-name="P8"><text:span text:style-name="T14"><text:s text:c="7"/></text:span><text:span text:style-name="T14"><text:tab/></text:span><text:span text:style-name="T14"><text:tab/></text:span></text:p>
            <text:p xml:id="id30" text:id="id30" text:style-name="P8"><text:span text:style-name="T4"><text:tab/></text:span><text:span text:style-name="T4">Solutions : </text:span><text:span text:style-name="T3"><text:s/></text:span><text:span text:style-name="T12"><text:tab/></text:span></text:p>
            <text:p text:style-name="P8"><text:span text:style-name="T14"><text:s text:c="33"/></text:span></text:p>
            <text:p xml:id="id31" text:id="id31" text:style-name="P8"><text:span text:style-name="T12"><text:tab/></text:span><text:span text:style-name="T12">(i) <text:s/>Given that, <text:s text:c="2"/></text:span></text:p>
            <text:p text:style-name="P8"><text:span text:style-name="T12"><text:tab/></text:span><text:span text:style-name="T12"> <text:s text:c="44"/></text:span></text:p>
            <text:p text:style-name="P8"><text:span text:style-name="T12"><text:s text:c="16"/></text:span></text:p>
          </draw:text-box>
        </draw:frame>
        <draw:g xml:id="id22" draw:id="id22">
          <svg:title>TexMaths</svg:title>
          <svg:desc>28§display§\frac{ dy }{ dx }§svg§600§FALSE§</svg:desc>
          <draw:polygon draw:style-name="gr2" draw:text-style-name="P5" draw:layer="layout" svg:width="0.978cm" svg:height="1.936cm" svg:x="5.57cm" svg:y="2.174cm" svg:viewBox="0 0 979 1937" draw:points="489,1937 0,1937 0,0 979,0 979,1937">
            <text:p/>
          </draw:polygon>
          <draw:path draw:style-name="gr3" draw:text-style-name="P6" draw:layer="layout" svg:width="0.47cm" svg:height="0.696cm" svg:x="5.584cm" svg:y="2.125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56cm" svg:height="0.637cm" svg:x="6.084cm" svg:y="2.374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6" draw:layer="layout" svg:width="1.077cm" svg:height="0.042cm" svg:x="5.521cm" svg:y="3.207cm" svg:viewBox="0 0 1078 43" draw:points="538,43 0,43 0,0 1078,0 1078,43">
            <text:p/>
          </draw:polygon>
          <draw:path draw:style-name="gr3" draw:text-style-name="P6" draw:layer="layout" svg:width="0.47cm" svg:height="0.696cm" svg:x="5.561cm" svg:y="3.466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92cm" svg:height="0.447cm" svg:x="6.061cm" svg:y="3.713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g xml:id="id24" draw:id="id24">
          <svg:title>TexMaths</svg:title>
          <svg:desc>28§display§x = at^4, \ \ y = 2at^2§svg§600§FALSE§</svg:desc>
          <draw:polygon draw:style-name="gr2" draw:text-style-name="P5" draw:layer="layout" svg:width="7.734cm" svg:height="0.975cm" svg:x="3.543cm" svg:y="4.476cm" svg:viewBox="0 0 7735 976" draw:points="3866,976 0,976 0,0 7735,0 7735,976">
            <text:p/>
          </draw:polygon>
          <draw:path draw:style-name="gr3" draw:text-style-name="P6" draw:layer="layout" svg:width="0.492cm" svg:height="0.447cm" svg:x="3.523cm" svg:y="4.86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9-9-11-9-9 0-11 3-13 9-32 108-101 130-132 130-38 0-54-31-54-65 0-22 7-42 18-87z">
            <text:p/>
          </draw:path>
          <draw:path draw:style-name="gr3" draw:text-style-name="P6" draw:layer="layout" svg:width="0.655cm" svg:height="0.232cm" svg:x="4.385cm" svg:y="4.93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51cm" svg:height="0.447cm" svg:x="5.407cm" svg:y="4.861cm" svg:viewBox="0 0 452 448" svg:d="M329 63c-18-36-47-63-92-63-114 0-237 145-237 289 0 94 54 159 132 159 20 0 70-5 128-74 9 40 42 74 89 74 36 0 59-23 74-54 16-36 29-96 29-99 0-9-8-9-11-9-9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6" draw:layer="layout" svg:width="0.304cm" svg:height="0.628cm" svg:x="5.911cm" svg:y="4.682cm" svg:viewBox="0 0 305 629" svg:d="M181 224h95c17 0 29 0 29-20 0-12-12-12-29-12h-86c34-141 41-158 41-165 0-18-14-27-29-27-5 0-32 0-41 36l-38 156h-94c-20 0-29 0-29 18 0 14 9 14 27 14h87c-71 280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339cm" svg:height="0.465cm" svg:x="6.271cm" svg:y="4.427cm" svg:viewBox="0 0 340 466" svg:d="M340 354v-27h-78v-307c0-16 0-20-13-20-9 0-12 0-21 9l-228 318v27h204v56c0 22 0 31-56 31h-18v25c34 0 78-3 103-3 27 0 69 3 105 3v-25h-20c-56 0-56-9-56-31v-56zM208 74v253h-183z">
            <text:p/>
          </draw:path>
          <draw:path draw:style-name="gr3" draw:text-style-name="P6" draw:layer="layout" svg:width="0.115cm" svg:height="0.294cm" svg:x="6.771cm" svg:y="5.192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7.808cm" svg:y="4.861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6" draw:layer="layout" svg:width="0.655cm" svg:height="0.232cm" svg:x="8.626cm" svg:y="4.93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93cm" svg:height="0.657cm" svg:x="9.658cm" svg:y="4.642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9 9-73 9-94 9z">
            <text:p/>
          </draw:path>
          <draw:path draw:style-name="gr3" draw:text-style-name="P6" draw:layer="layout" svg:width="0.451cm" svg:height="0.447cm" svg:x="10.14cm" svg:y="4.861cm" svg:viewBox="0 0 452 448" svg:d="M329 63c-18-36-47-63-92-63-114 0-237 145-237 289 0 94 54 159 132 159 20 0 70-5 128-74 9 40 42 74 89 74 36 0 59-23 74-54 16-36 29-96 29-99 0-9-8-9-11-9-11 0-11 3-13 18-18 63-36 121-76 121-27 0-29-24-29-45 0-22 2-29 13-73 11-41 11-52 20-88l36-138c7-30 7-30 7-34 0-18-11-27-27-27-25 0-40 23-43 43zM264 320c-4 18-4 18-20 36-42 54-83 69-110 69-51 0-65-53-65-92 0-49 32-172 56-217 30-58 74-94 115-94 65 0 78 81 78 88 0 4-2 11-4 15z">
            <text:p/>
          </draw:path>
          <draw:path draw:style-name="gr3" draw:text-style-name="P6" draw:layer="layout" svg:width="0.304cm" svg:height="0.628cm" svg:x="10.644cm" svg:y="4.682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306cm" svg:height="0.458cm" svg:x="11.02cm" svg:y="4.434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5" draw:id="id25">
          <svg:title>TexMaths</svg:title>
          <svg:desc>28§display§x = t - \sqrt{t}, \ \ y = t + \sqrt{t}§svg§600§FALSE§</svg:desc>
          <draw:polygon draw:style-name="gr2" draw:text-style-name="P5" draw:layer="layout" svg:width="10.167cm" svg:height="0.992cm" svg:x="16.241cm" svg:y="4.378cm" svg:viewBox="0 0 10168 993" draw:points="5085,993 0,993 0,0 10168,0 10168,993">
            <text:p/>
          </draw:polygon>
          <draw:path draw:style-name="gr3" draw:text-style-name="P6" draw:layer="layout" svg:width="0.492cm" svg:height="0.447cm" svg:x="16.221cm" svg:y="4.7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6" draw:layer="layout" svg:width="0.655cm" svg:height="0.232cm" svg:x="17.083cm" svg:y="4.8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8.089cm" svg:y="4.6cm" svg:viewBox="0 0 305 630" svg:d="M181 224h95c17 0 29 0 29-20 0-11-12-11-29-11h-86c34-141 41-159 41-166 0-18-14-27-29-27-3 0-32 0-41 36l-38 157h-94c-20 0-29 0-29 18 0 13 9 13 27 13h87c-71 281-74 296-74 314 0 54 38 92 90 92 103 0 159-146 159-152 0-9-9-9-13-9-9 0-9 2-14 13-42 103-96 126-130 126-20 0-29-14-29-45 0-25 0-32 5-47z">
            <text:p/>
          </draw:path>
          <draw:path draw:style-name="gr3" draw:text-style-name="P6" draw:layer="layout" svg:width="0.602cm" svg:height="0.042cm" svg:x="18.723cm" svg:y="4.95cm" svg:viewBox="0 0 603 43" svg:d="M569 43c16 0 34 0 34-23 0-20-18-20-34-20h-535c-16 0-34 0-34 20 0 23 18 23 34 23z">
            <text:p/>
          </draw:path>
          <draw:path draw:style-name="gr3" draw:text-style-name="P6" draw:layer="layout" svg:width="0.77cm" svg:height="0.986cm" svg:x="19.698cm" svg:y="4.329cm" svg:viewBox="0 0 771 987" svg:d="M311 883l-172-383c-7-16-14-16-16-16 0 0-7 0-15 7l-95 72c-13 9-13 13-13 16 0 4 2 11 9 11s25-14 34-23c6-4 22-15 31-22l195 426c7 16 13 16 22 16 14 0 16-5 25-18l448-929c7-15 7-18 7-20 0-11-9-20-21-20-8 0-15 4-22 20z">
            <text:p/>
          </draw:path>
          <draw:polygon draw:style-name="gr3" draw:text-style-name="P6" draw:layer="layout" svg:width="0.357cm" svg:height="0.042cm" svg:x="20.446cm" svg:y="4.329cm" svg:viewBox="0 0 358 43" draw:points="179,43 0,43 0,0 358,0 358,43">
            <text:p/>
          </draw:polygon>
          <draw:path draw:style-name="gr3" draw:text-style-name="P6" draw:layer="layout" svg:width="0.304cm" svg:height="0.629cm" svg:x="20.468cm" svg:y="4.6cm" svg:viewBox="0 0 305 630" svg:d="M181 224h95c17 0 29 0 29-20 0-11-12-11-29-11h-86c34-141 41-159 41-166 0-18-14-27-29-27-3 0-32 0-41 36l-38 157h-94c-20 0-29 0-29 18 0 13 9 13 27 13h87c-69 281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115cm" svg:height="0.295cm" svg:x="20.885cm" svg:y="5.112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3" draw:text-style-name="P6" draw:layer="layout" svg:width="0.456cm" svg:height="0.638cm" svg:x="21.922cm" svg:y="4.782cm" svg:viewBox="0 0 457 639" svg:d="M453 61c4-14 4-16 4-23 0-18-16-27-29-27-11 0-27 5-36 20-2 5-9 36-13 54-7 25-14 52-21 79l-44 179c-3 14-45 83-112 83-50 0-61-43-61-81 0-45 18-105 52-193 15-40 18-51 18-71 0-45-32-81-81-81-94 0-130 144-130 152 0 9 9 9 11 9 11 0 11-2 16-17 27-92 67-122 101-122 6 0 24 0 24 32 0 24-9 49-18 69-38 103-56 162-56 207 0 87 63 118 121 118 38 0 72-17 99-44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232cm" svg:x="22.74cm" svg:y="4.8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23.746cm" svg:y="4.6cm" svg:viewBox="0 0 305 630" svg:d="M181 224h95c17 0 29 0 29-20 0-11-12-11-29-11h-86c34-141 41-159 41-166 0-18-14-27-29-27-5 0-32 0-41 36l-38 157h-94c-20 0-29 0-29 18 0 13 9 13 27 13h87c-71 281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55cm" svg:height="0.658cm" svg:x="24.353cm" svg:y="4.64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77cm" svg:height="0.986cm" svg:x="25.354cm" svg:y="4.329cm" svg:viewBox="0 0 771 987" svg:d="M311 883l-172-383c-7-16-14-16-16-16 0 0-7 0-15 7l-95 72c-13 9-13 13-13 16 0 4 2 11 9 11s25-14 34-23c6-4 22-15 31-22l195 426c7 16 13 16 22 16 14 0 16-5 25-18l448-929c7-15 7-18 7-20 0-11-9-20-21-20-8 0-15 4-22 20z">
            <text:p/>
          </draw:path>
          <draw:polygon draw:style-name="gr3" draw:text-style-name="P6" draw:layer="layout" svg:width="0.357cm" svg:height="0.042cm" svg:x="26.103cm" svg:y="4.329cm" svg:viewBox="0 0 358 43" draw:points="179,43 0,43 0,0 358,0 358,43">
            <text:p/>
          </draw:polygon>
          <draw:path draw:style-name="gr3" draw:text-style-name="P6" draw:layer="layout" svg:width="0.304cm" svg:height="0.629cm" svg:x="26.125cm" svg:y="4.6cm" svg:viewBox="0 0 305 630" svg:d="M181 224h95c17 0 29 0 29-20 0-11-12-11-29-11h-86c34-141 41-159 41-166 0-18-14-27-29-27-3 0-32 0-41 36l-38 157h-94c-20 0-29 0-29 18 0 13 9 13 27 13h87c-71 281-74 296-74 314 0 54 38 92 90 92 103 0 159-146 159-152 0-9-9-9-13-9-7 0-9 2-14 13-42 103-96 126-130 126-20 0-29-14-29-45 0-25 0-32 5-47z">
            <text:p/>
          </draw:path>
        </draw:g>
        <draw:g xml:id="id29" draw:id="id29">
          <svg:title>TexMaths</svg:title>
          <svg:desc>28§display§x = \sqrt{ 1 - t^2}, \ \  y = \sin^{-1} t§svg§600§FALSE§</svg:desc>
          <draw:polygon draw:style-name="gr2" draw:text-style-name="P5" draw:layer="layout" svg:width="10.931cm" svg:height="1.11cm" svg:x="3.242cm" svg:y="7.278cm" svg:viewBox="0 0 10932 1111" draw:points="5466,1111 0,1111 0,0 10932,0 10932,1111">
            <text:p/>
          </draw:polygon>
          <draw:path draw:style-name="gr3" draw:text-style-name="P6" draw:layer="layout" svg:width="0.492cm" svg:height="0.447cm" svg:x="3.222cm" svg:y="7.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084cm" svg:y="7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2cm" svg:x="5.175cm" svg:y="7.229cm" svg:viewBox="0 0 898 1183" svg:d="M309 1183c31 0 31 0 43-20l540-1125c6-13 6-16 6-18 0-11-9-20-20-20-13 0-18 9-22 20l-509 1060-210-488-137 105 16 16 69-54z">
            <text:p/>
          </draw:path>
          <draw:polygon draw:style-name="gr3" draw:text-style-name="P6" draw:layer="layout" svg:width="2.492cm" svg:height="0.042cm" svg:x="6.051cm" svg:y="7.229cm" svg:viewBox="0 0 2493 43" draw:points="1248,43 0,43 0,0 2493,0 2493,43">
            <text:p/>
          </draw:polygon>
          <draw:path draw:style-name="gr3" draw:text-style-name="P6" draw:layer="layout" svg:width="0.326cm" svg:height="0.658cm" svg:x="6.139cm" svg:y="7.57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6.844cm" svg:y="7.968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9cm" svg:x="7.769cm" svg:y="7.61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8.146cm" svg:y="7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115cm" svg:height="0.295cm" svg:x="8.627cm" svg:y="8.1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4cm" svg:height="0.638cm" svg:x="9.664cm" svg:y="7.8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6" draw:layer="layout" svg:width="0.655cm" svg:height="0.232cm" svg:x="10.482cm" svg:y="7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1.499cm" svg:y="7.79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1.887cm" svg:y="7.57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2.16cm" svg:y="7.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2.749cm" svg:y="7.632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3.365cm" svg:y="7.36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304cm" svg:height="0.629cm" svg:x="13.918cm" svg:y="7.619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5 0-24 0-31 5-47z">
            <text:p/>
          </draw:path>
        </draw:g>
        <draw:g xml:id="id27" draw:id="id27">
          <svg:title>TexMaths</svg:title>
          <svg:desc>28§display§x = a( \theta + \sin \theta), y = a(1 - \cos \theta )§svg§600§FALSE§</svg:desc>
          <draw:polygon draw:style-name="gr2" draw:text-style-name="P5" draw:layer="layout" svg:width="13.737cm" svg:height="0.886cm" svg:x="3.441cm" svg:y="6.08cm" svg:viewBox="0 0 13738 887" draw:points="6868,887 0,887 0,0 13738,0 13738,887">
            <text:p/>
          </draw:polygon>
          <draw:path draw:style-name="gr3" draw:text-style-name="P6" draw:layer="layout" svg:width="0.492cm" svg:height="0.447cm" svg:x="3.421cm" svg:y="6.3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283cm" svg:y="6.4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5.305cm" svg:y="6.334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23cm" svg:height="0.985cm" svg:x="5.885cm" svg:y="6.03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07cm" svg:height="0.707cm" svg:x="6.21cm" svg:y="6.076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655cm" svg:height="0.658cm" svg:x="6.933cm" svg:y="6.1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4cm" svg:height="0.454cm" svg:x="7.894cm" svg:y="6.32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8.282cm" svg:y="6.1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8.555cm" svg:y="6.3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9.274cm" svg:y="6.076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9.778cm" svg:y="6.03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115cm" svg:height="0.295cm" svg:x="10.19cm" svg:y="6.6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6cm" svg:height="0.638cm" svg:x="10.571cm" svg:y="6.334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11.388cm" svg:y="6.4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2.412cm" svg:y="6.334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3" draw:text-style-name="P6" draw:layer="layout" svg:width="0.23cm" svg:height="0.985cm" svg:x="12.99cm" svg:y="6.03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13.364cm" svg:y="6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4.067cm" svg:y="6.504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15.004cm" svg:y="6.32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5.436cm" svg:y="6.32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5.931cm" svg:y="6.32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407cm" svg:height="0.707cm" svg:x="16.493cm" svg:y="6.076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16.997cm" svg:y="6.03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2" draw:id="id32">
          <svg:title>TexMaths</svg:title>
          <svg:desc>28§display§y =  2at^2§svg§600§FALSE§</svg:desc>
          <draw:polygon draw:style-name="gr2" draw:text-style-name="P5" draw:layer="layout" svg:width="3.45cm" svg:height="0.97cm" svg:x="8.541cm" svg:y="10.479cm" svg:viewBox="0 0 3451 971" draw:points="1725,971 0,971 0,0 3451,0 3451,971">
            <text:p/>
          </draw:polygon>
          <draw:path draw:style-name="gr3" draw:text-style-name="P6" draw:layer="layout" svg:width="0.456cm" svg:height="0.638cm" svg:x="8.521cm" svg:y="10.858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9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6" draw:layer="layout" svg:width="0.655cm" svg:height="0.232cm" svg:x="9.339cm" svg:y="10.932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93cm" svg:height="0.658cm" svg:x="10.372cm" svg:y="10.638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0 88-9 9-74 9-95 9z">
            <text:p/>
          </draw:path>
          <draw:path draw:style-name="gr3" draw:text-style-name="P6" draw:layer="layout" svg:width="0.452cm" svg:height="0.447cm" svg:x="10.853cm" svg:y="10.858cm" svg:viewBox="0 0 453 448" svg:d="M329 63c-18-36-47-63-91-63-115 0-238 146-238 289 0 94 54 159 132 159 20 0 70-4 128-74 9 41 42 74 90 74 35 0 58-22 73-53 16-36 30-97 30-99 0-9-9-9-12-9-11 0-11 2-13 18-18 63-36 121-76 121-27 0-29-25-29-45 0-22 2-29 13-74 9-40 11-51 20-87l36-139c7-29 7-29 7-34 0-18-11-27-27-27-25 0-40 23-43 43zM264 321c-4 17-4 17-20 35-42 54-83 70-110 70-51 0-65-54-65-92 0-49 32-173 56-217 30-59 74-95 115-95 65 0 78 81 78 88 0 4-2 11-4 16z">
            <text:p/>
          </draw:path>
          <draw:path draw:style-name="gr3" draw:text-style-name="P6" draw:layer="layout" svg:width="0.304cm" svg:height="0.629cm" svg:x="11.358cm" svg:y="10.679cm" svg:viewBox="0 0 305 630" svg:d="M181 224h95c18 0 29 0 29-20 0-11-11-11-29-11h-86c34-141 41-159 41-166 0-18-14-27-29-27-3 0-32 0-41 36l-38 157h-94c-20 0-29 0-29 18 0 13 9 13 27 13h87c-69 280-74 296-74 314 0 54 38 92 90 92 103 0 159-146 159-153 0-9-9-9-13-9-7 0-9 3-14 14-42 103-96 125-130 125-20 0-29-13-29-44 0-25 0-32 5-47z">
            <text:p/>
          </draw:path>
          <draw:path draw:style-name="gr3" draw:text-style-name="P6" draw:layer="layout" svg:width="0.306cm" svg:height="0.459cm" svg:x="11.734cm" svg:y="10.4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 xml:id="id33" draw:id="id33">
          <svg:title>TexMaths</svg:title>
          <svg:desc>28§display§\text {Diff. } w. \ r. \ t. \ t .§svg§600§FALSE§</svg:desc>
          <draw:polygon draw:style-name="gr2" draw:text-style-name="P5" draw:layer="layout" svg:width="6.066cm" svg:height="0.606cm" svg:x="5.137cm" svg:y="11.98cm" svg:viewBox="0 0 6067 607" draw:points="3034,607 0,607 0,0 6067,0 6067,607">
            <text:p/>
          </draw:polygon>
          <draw:path draw:style-name="gr3" draw:text-style-name="P6" draw:layer="layout" svg:width="0.662cm" svg:height="0.673cm" svg:x="5.121cm" svg:y="11.953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872cm" svg:y="11.9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6.138cm" svg:y="11.931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772cm" svg:y="12.5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426cm" svg:y="12.1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8.213cm" svg:y="12.5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759cm" svg:y="12.191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9.232cm" svg:y="12.5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772cm" svg:y="12.0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189cm" svg:y="12.5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0.729cm" svg:y="12.0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1.145cm" svg:y="12.52cm" svg:viewBox="0 0 108 108" svg:d="M108 54c0-29-25-54-54-54s-54 25-54 54 25 54 54 54 54-25 54-54z">
            <text:p/>
          </draw:path>
        </draw:g>
        <draw:g xml:id="id34" draw:id="id34">
          <svg:title>TexMaths</svg:title>
          <svg:desc>26§display§\frac{ dy }{ dt } = \frac{d}{dt}(2at^2) = 4at§svg§600§FALSE§</svg:desc>
          <draw:polygon draw:style-name="gr2" draw:text-style-name="P5" draw:layer="layout" svg:width="8.068cm" svg:height="1.798cm" svg:x="5.168cm" svg:y="13.278cm" svg:viewBox="0 0 8069 1799" draw:points="4035,1799 0,1799 0,0 8069,0 8069,1799">
            <text:p/>
          </draw:polygon>
          <draw:path draw:style-name="gr3" draw:text-style-name="P6" draw:layer="layout" svg:width="0.436cm" svg:height="0.646cm" svg:x="5.159cm" svg:y="13.23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623cm" svg:y="13.46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58cm" svg:height="0.039cm" svg:x="5.122cm" svg:y="14.237cm" svg:viewBox="0 0 959 40" draw:points="478,40 0,40 0,0 959,0 959,40">
            <text:p/>
          </draw:polygon>
          <draw:path draw:style-name="gr3" draw:text-style-name="P6" draw:layer="layout" svg:width="0.436cm" svg:height="0.646cm" svg:x="5.234cm" svg:y="14.47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5.694cm" svg:y="14.538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4z">
            <text:p/>
          </draw:path>
          <draw:path draw:style-name="gr3" draw:text-style-name="P6" draw:layer="layout" svg:width="0.608cm" svg:height="0.215cm" svg:x="6.493cm" svg:y="14.1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718cm" svg:y="13.23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806cm" svg:height="0.039cm" svg:x="7.516cm" svg:y="14.237cm" svg:viewBox="0 0 807 40" draw:points="403,40 0,40 0,0 807,0 807,40">
            <text:p/>
          </draw:polygon>
          <draw:path draw:style-name="gr3" draw:text-style-name="P6" draw:layer="layout" svg:width="0.436cm" svg:height="0.646cm" svg:x="7.553cm" svg:y="14.47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8.013cm" svg:y="14.538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13cm" svg:height="0.914cm" svg:x="8.522cm" svg:y="13.8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365cm" svg:height="0.611cm" svg:x="8.832cm" svg:y="13.8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19cm" svg:height="0.415cm" svg:x="9.279cm" svg:y="14.081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282cm" svg:height="0.584cm" svg:x="9.747cm" svg:y="13.912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84cm" svg:height="0.425cm" svg:x="10.097cm" svg:y="13.6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0.519cm" svg:y="13.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126cm" svg:y="14.1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07cm" svg:height="0.619cm" svg:x="12.064cm" svg:y="13.866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6" draw:layer="layout" svg:width="0.419cm" svg:height="0.415cm" svg:x="12.532cm" svg:y="14.081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13cm" svg:y="13.912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2-29 4-44z">
            <text:p/>
          </draw:path>
        </draw:g>
        <draw:g xml:id="id35" draw:id="id35">
          <svg:title>TexMaths</svg:title>
          <svg:desc>22§display§.\ .\ .\ \ \ (I)§svg§600§FALSE§</svg:desc>
          <draw:polygon draw:style-name="gr2" draw:text-style-name="P5" draw:layer="layout" svg:width="2.78cm" svg:height="0.696cm" svg:x="16.824cm" svg:y="13.972cm" svg:viewBox="0 0 2781 697" draw:points="1390,697 0,697 0,0 2781,0 2781,697">
            <text:p/>
          </draw:polygon>
          <draw:path draw:style-name="gr3" draw:text-style-name="P6" draw:layer="layout" svg:width="0.083cm" svg:height="0.083cm" svg:x="16.852cm" svg:y="1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324cm" svg:y="1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797cm" svg:y="14.4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8.794cm" svg:y="13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9.044cm" svg:y="13.984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19.463cm" svg:y="13.933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0" anim:sub-item="text" smil:attributeName="visibility" smil:to="visible"/>
                  <anim:animate smil:begin="0s" smil:dur="0.5s" smil:fill="hold" smil:decelerate="0.5" smil:targetElement="id20" anim:sub-item="text" smil:attributeName="rotate" smil:values="-90;0" smil:keyTimes="0;1"/>
                  <anim:animate smil:begin="0s" smil:dur="0.5s" smil:fill="hold" smil:decelerate="0.5" smil:targetElement="id20" anim:sub-item="text" smil:attributeName="width" smil:values="width;width*.05" smil:keyTimes="0;1"/>
                  <anim:animate smil:begin="0.5s" smil:dur="0.5s" smil:fill="hold" smil:accelerate="0.5" smil:targetElement="id20" anim:sub-item="text" smil:attributeName="width" smil:values="width*.05;width" smil:keyTimes="0;1"/>
                  <anim:animate smil:dur="1s" smil:fill="hold" smil:targetElement="id20" anim:sub-item="text" smil:attributeName="height" smil:values="height;height" smil:keyTimes="0;1"/>
                  <anim:animate smil:begin="0s" smil:dur="0.5s" smil:fill="hold" smil:decelerate="0.5" smil:targetElement="id20" anim:sub-item="text" smil:attributeName="x" smil:values="x+.4;x" smil:keyTimes="0;1"/>
                  <anim:animate smil:begin="0s" smil:dur="0.5s" smil:fill="hold" smil:decelerate="0.5" smil:targetElement="id20" anim:sub-item="text" smil:attributeName="y" smil:values="y-.2;y+.1" smil:keyTimes="0;1"/>
                  <anim:animate smil:begin="0.5s" smil:dur="0.5s" smil:fill="hold" smil:accelerate="0.5" smil:targetElement="id20" anim:sub-item="text" smil:attributeName="y" smil:values="y+.1;y" smil:keyTimes="0;1"/>
                  <anim:transitionFilter smil:begin="0s" smil:dur="1s" smil:decelerate="0.5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373cm" svg:x="0.8cm" svg:y="0.627cm" presentation:class="title" presentation:user-transformed="true">
          <draw:text-box>
            <text:p xml:id="id36" text:id="id36" text:style-name="P8"><text:span text:style-name="T15"><text:tab/></text:span><text:span text:style-name="T15"><text:tab/></text:span><text:span text:style-name="T16"><text:line-break/></text:span><text:span text:style-name="T12"><text:tab/></text:span><text:span text:style-name="T12"><text:tab/></text:span><text:span text:style-name="T12"> <text:s text:c="2"/></text:span><text:span text:style-name="T12">Also </text:span><text:span text:style-name="T12"><text:line-break/></text:span><text:span text:style-name="T17"> <text:s text:c="33"/></text:span><text:span text:style-name="T16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12"><text:tab/></text:span><text:span text:style-name="T12"> <text:s text:c="6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39" draw:id="id39">
          <svg:title>TexMaths</svg:title>
          <svg:desc>28§display§\frac{dx}{dt} = \frac{d}{dt}(at^4) = 4at^3§svg§600§FALSE§</svg:desc>
          <draw:polygon draw:style-name="gr2" draw:text-style-name="P5" draw:layer="layout" svg:width="8.628cm" svg:height="1.936cm" svg:x="3.975cm" svg:y="4.275cm" svg:viewBox="0 0 8629 1937" draw:points="4315,1937 0,1937 0,0 8629,0 8629,1937">
            <text:p/>
          </draw:polygon>
          <draw:path draw:style-name="gr3" draw:text-style-name="P6" draw:layer="layout" svg:width="0.469cm" svg:height="0.696cm" svg:x="3.966cm" svg:y="4.22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66cm" svg:y="4.4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6" draw:layer="layout" svg:width="1.077cm" svg:height="0.042cm" svg:x="3.926cm" svg:y="5.308cm" svg:viewBox="0 0 1078 43" draw:points="538,43 0,43 0,0 1078,0 1078,43">
            <text:p/>
          </draw:polygon>
          <draw:path draw:style-name="gr3" draw:text-style-name="P6" draw:layer="layout" svg:width="0.469cm" svg:height="0.696cm" svg:x="4.069cm" svg:y="5.56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564cm" svg:y="5.632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5.447cm" svg:y="5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767cm" svg:y="4.22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549cm" svg:y="5.308cm" svg:viewBox="0 0 869 43" draw:points="435,43 0,43 0,0 869,0 869,43">
            <text:p/>
          </draw:polygon>
          <draw:path draw:style-name="gr3" draw:text-style-name="P6" draw:layer="layout" svg:width="0.469cm" svg:height="0.696cm" svg:x="6.59cm" svg:y="5.56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7.085cm" svg:y="5.632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7.631cm" svg:y="4.83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2cm" svg:height="0.447cm" svg:x="7.956cm" svg:y="5.14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304cm" svg:height="0.628cm" svg:x="8.46cm" svg:y="4.958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4cm" svg:height="0.465cm" svg:x="8.821cm" svg:y="4.703cm" svg:viewBox="0 0 341 466" svg:d="M341 354v-27h-79v-307c0-16 0-20-13-20-9 0-12 0-20 9l-229 318v27h204v56c0 22 0 31-56 31h-18v25c34 0 78-2 103-2 27 0 69 2 105 2v-25h-20c-56 0-56-9-56-31v-56zM208 74v253h-183z">
            <text:p/>
          </draw:path>
          <draw:path draw:style-name="gr3" draw:text-style-name="P6" draw:layer="layout" svg:width="0.23cm" svg:height="0.984cm" svg:x="9.291cm" svg:y="4.83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9.946cm" svg:y="5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38cm" svg:height="0.666cm" svg:x="10.958cm" svg:y="4.909cm" svg:viewBox="0 0 439 667" svg:d="M264 506v85c0 36-2 47-76 47h-20v29c40-2 92-2 132-2 43 0 94 0 135 2v-29h-21c-73 0-76-11-76-47v-85h101v-31h-101v-450c0-18 0-25-15-25-9 0-12 0-18 11l-305 464v31zM269 475h-242l242-368z">
            <text:p/>
          </draw:path>
          <draw:path draw:style-name="gr3" draw:text-style-name="P6" draw:layer="layout" svg:width="0.452cm" svg:height="0.447cm" svg:x="11.462cm" svg:y="5.14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304cm" svg:height="0.628cm" svg:x="11.964cm" svg:y="4.958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17cm" svg:height="0.472cm" svg:x="12.336cm" svg:y="4.71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</draw:g>
        <draw:g xml:id="id40" draw:id="id40">
          <svg:title>TexMaths</svg:title>
          <svg:desc>22§display§.\ .\ .\ . (II) §svg§600§FALSE§</svg:desc>
          <draw:polygon draw:style-name="gr2" draw:text-style-name="P5" draw:layer="layout" svg:width="2.881cm" svg:height="0.696cm" svg:x="13.325cm" svg:y="4.866cm" svg:viewBox="0 0 2882 697" draw:points="1442,697 0,697 0,0 2882,0 2882,697">
            <text:p/>
          </draw:polygon>
          <draw:path draw:style-name="gr3" draw:text-style-name="P6" draw:layer="layout" svg:width="0.083cm" svg:height="0.083cm" svg:x="13.353cm" svg:y="5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825cm" svg:y="5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298cm" svg:y="5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77cm" svg:y="5.3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4.995cm" svg:y="4.8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5.245cm" svg:y="4.8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5.647cm" svg:y="4.8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6.066cm" svg:y="4.8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7" draw:id="id37">
          <svg:title>TexMaths</svg:title>
          <svg:desc>28§display§x = at^4§svg§600§FALSE§</svg:desc>
          <draw:polygon draw:style-name="gr2" draw:text-style-name="P5" draw:layer="layout" svg:width="3.015cm" svg:height="0.783cm" svg:x="6.643cm" svg:y="1.176cm" svg:viewBox="0 0 3016 784" draw:points="1509,784 0,784 0,0 3016,0 3016,784">
            <text:p/>
          </draw:polygon>
          <draw:path draw:style-name="gr3" draw:text-style-name="P6" draw:layer="layout" svg:width="0.492cm" svg:height="0.447cm" svg:x="6.623cm" svg:y="1.56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6" draw:layer="layout" svg:width="0.655cm" svg:height="0.232cm" svg:x="7.485cm" svg:y="1.6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8.506cm" svg:y="1.562cm" svg:viewBox="0 0 452 448" svg:d="M329 63c-18-36-47-63-92-63-114 0-237 146-237 289 0 94 54 159 132 159 20 0 70-4 128-74 9 40 42 74 89 74 36 0 59-22 74-54 16-36 29-96 29-98 0-9-9-9-11-9-9 0-11 2-13 18-18 62-36 121-76 121-27 0-30-25-30-45 0-23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304cm" svg:height="0.629cm" svg:x="9.01cm" svg:y="1.382cm" svg:viewBox="0 0 305 630" svg:d="M181 224h94c18 0 30 0 30-20 0-11-12-11-30-11h-85c34-141 41-159 41-166 0-18-14-27-29-27-5 0-32 0-41 36l-38 157h-94c-20 0-29 0-29 18 0 13 9 13 27 13h87c-71 280-74 296-74 314 0 53 38 92 90 92 103 0 159-146 159-153 0-9-9-9-14-9-6 0-9 3-13 14-43 103-96 125-130 125-20 0-29-13-29-45 0-24 0-31 4-47z">
            <text:p/>
          </draw:path>
          <draw:path draw:style-name="gr3" draw:text-style-name="P6" draw:layer="layout" svg:width="0.339cm" svg:height="0.465cm" svg:x="9.371cm" svg:y="1.127cm" svg:viewBox="0 0 340 466" svg:d="M340 354v-27h-78v-307c0-16 0-20-13-20-9 0-12 0-21 9l-228 318v27h204v56c0 22 0 31-56 31h-18v25c33 0 78-2 103-2 27 0 69 2 105 2v-25h-20c-56 0-56-9-56-31v-56zM208 74v253h-183z">
            <text:p/>
          </draw:path>
        </draw:g>
        <draw:g xml:id="id38" draw:id="id38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041cm" svg:y="2.877cm" svg:viewBox="0 0 6067 607" draw:points="3034,607 0,607 0,0 6067,0 6067,607">
            <text:p/>
          </draw:polygon>
          <draw:path draw:style-name="gr3" draw:text-style-name="P6" draw:layer="layout" svg:width="0.662cm" svg:height="0.673cm" svg:x="4.025cm" svg:y="2.8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776cm" svg:y="2.86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042cm" svg:y="2.828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676cm" svg:y="3.417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33cm" svg:y="3.08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117cm" svg:y="3.417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663cm" svg:y="3.088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136cm" svg:y="3.417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676cm" svg:y="2.906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093cm" svg:y="3.417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33cm" svg:y="2.906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49cm" svg:y="3.417cm" svg:viewBox="0 0 108 108" svg:d="M108 54c0-29-25-54-54-54s-54 25-54 54 25 54 54 54 54-25 54-54z">
            <text:p/>
          </draw:path>
        </draw:g>
        <draw:g xml:id="id42" draw:id="id42">
          <svg:title>TexMaths</svg:title>
          <svg:desc>28§display§\frac{dy}{dx} = \frac{\frac{dy}{dt}}{\frac{dx}{dt}} = \frac{4at}{4at^3} §svg§600§FALSE§</svg:desc>
          <draw:polygon draw:style-name="gr2" draw:text-style-name="P5" draw:layer="layout" svg:width="6.974cm" svg:height="2.648cm" svg:x="4.075cm" svg:y="8.078cm" svg:viewBox="0 0 6975 2649" draw:points="3488,2649 0,2649 0,0 6975,0 6975,2649">
            <text:p/>
          </draw:polygon>
          <draw:path draw:style-name="gr3" draw:text-style-name="P6" draw:layer="layout" svg:width="0.469cm" svg:height="0.696cm" svg:x="4.089cm" svg:y="8.32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4.588cm" svg:y="8.56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4.026cm" svg:y="9.405cm" svg:viewBox="0 0 1077 43" draw:points="538,43 0,43 0,0 1077,0 1077,43">
            <text:p/>
          </draw:polygon>
          <draw:path draw:style-name="gr3" draw:text-style-name="P6" draw:layer="layout" svg:width="0.469cm" svg:height="0.696cm" svg:x="4.066cm" svg:y="9.663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4.566cm" svg:y="9.9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547cm" svg:y="9.3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6.819cm" svg:y="8.02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55cm" svg:height="0.445cm" svg:x="7.22cm" svg:y="8.204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6.779cm" svg:y="8.681cm" svg:viewBox="0 0 836 43" draw:points="419,43 0,43 0,0 836,0 836,43">
            <text:p/>
          </draw:polygon>
          <draw:path draw:style-name="gr3" draw:text-style-name="P6" draw:layer="layout" svg:width="0.355cm" svg:height="0.488cm" svg:x="6.884cm" svg:y="8.80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7.281cm" svg:y="8.856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4cm" svg:height="0.042cm" svg:x="6.649cm" svg:y="9.405cm" svg:viewBox="0 0 1095 43" draw:points="547,43 0,43 0,0 1095,0 1095,43">
            <text:p/>
          </draw:polygon>
          <draw:path draw:style-name="gr3" draw:text-style-name="P6" draw:layer="layout" svg:width="0.355cm" svg:height="0.488cm" svg:x="6.808cm" svg:y="9.56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7.209cm" svg:y="9.737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6.768cm" svg:y="10.163cm" svg:viewBox="0 0 858 43" draw:points="430,43 0,43 0,0 858,0 858,43">
            <text:p/>
          </draw:polygon>
          <draw:path draw:style-name="gr3" draw:text-style-name="P6" draw:layer="layout" svg:width="0.355cm" svg:height="0.488cm" svg:x="6.884cm" svg:y="10.2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7.281cm" svg:y="10.337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8.188cm" svg:y="9.3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38cm" svg:height="0.667cm" svg:x="9.539cm" svg:y="8.33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6" draw:layer="layout" svg:width="0.451cm" svg:height="0.447cm" svg:x="10.04cm" svg:y="8.569cm" svg:viewBox="0 0 452 448" svg:d="M329 63c-18-36-47-63-92-63-114 0-237 146-237 289 0 94 54 159 132 159 20 0 70-4 128-74 9 41 42 74 89 74 36 0 59-22 74-54 16-35 29-96 29-98 0-9-8-9-11-9-11 0-11 2-13 18-18 63-36 121-76 121-27 0-29-25-29-45 0-22 2-29 13-74 11-40 11-51 20-87l36-139c7-29 7-29 7-34 0-18-11-27-27-27-25 0-40 23-43 43zM264 320c-4 18-4 18-20 36-42 54-83 70-110 70-49 0-65-54-65-92 0-49 32-173 56-217 30-59 74-95 115-95 65 0 78 81 78 88 0 4-2 11-4 16z">
            <text:p/>
          </draw:path>
          <draw:path draw:style-name="gr3" draw:text-style-name="P6" draw:layer="layout" svg:width="0.304cm" svg:height="0.629cm" svg:x="10.544cm" svg:y="8.388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4 0-25 0-32 5-48z">
            <text:p/>
          </draw:path>
          <draw:polygon draw:style-name="gr3" draw:text-style-name="P6" draw:layer="layout" svg:width="1.811cm" svg:height="0.042cm" svg:x="9.29cm" svg:y="9.405cm" svg:viewBox="0 0 1812 43" draw:points="905,43 0,43 0,0 1812,0 1812,43">
            <text:p/>
          </draw:polygon>
          <draw:path draw:style-name="gr3" draw:text-style-name="P6" draw:layer="layout" svg:width="0.438cm" svg:height="0.667cm" svg:x="9.317cm" svg:y="9.67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6" draw:layer="layout" svg:width="0.451cm" svg:height="0.447cm" svg:x="9.821cm" svg:y="9.909cm" svg:viewBox="0 0 452 448" svg:d="M329 63c-18-36-47-63-92-63-114 0-237 146-237 289 0 94 54 159 132 159 20 0 70-4 128-74 9 41 42 74 89 74 36 0 59-22 74-54 16-35 29-96 29-98 0-9-8-9-11-9-9 0-11 2-13 18-18 63-36 121-76 121-27 0-29-25-29-45 0-22 2-29 13-74 11-40 11-51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6" draw:layer="layout" svg:width="0.304cm" svg:height="0.629cm" svg:x="10.325cm" svg:y="9.73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4 0-25 0-32 5-48z">
            <text:p/>
          </draw:path>
          <draw:path draw:style-name="gr3" draw:text-style-name="P6" draw:layer="layout" svg:width="0.317cm" svg:height="0.472cm" svg:x="10.694cm" svg:y="9.602cm" svg:viewBox="0 0 318 473" svg:d="M152 229c54 0 92 38 92 112 0 85-49 109-89 109-27 0-90-6-119-47 33-2 40-24 40-38 0-22-16-38-38-38-18 0-38 11-38 38 0 68 72 108 157 108 96 0 161-63 161-132 0-54-42-108-119-126 72-24 99-78 99-119 0-56-63-96-141-96-76 0-135 38-135 92 0 25 14 38 36 38 20 0 34-16 34-36s-14-33-34-36c25-31 72-38 97-38 31 0 76 16 76 76 0 30-9 61-29 81-23 27-41 29-77 31-17 0-17 0-22 3 0 0-7 0-7 9s7 9 18 9z">
            <text:p/>
          </draw:path>
        </draw:g>
        <draw:g xml:id="id43" draw:id="id43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2.225cm" svg:y="9.167cm" svg:viewBox="0 0 8607 697" draw:points="4304,697 0,697 0,0 8607,0 8607,697">
            <text:p/>
          </draw:polygon>
          <draw:path draw:style-name="gr3" draw:text-style-name="P6" draw:layer="layout" svg:width="0.083cm" svg:height="0.083cm" svg:x="12.253cm" svg:y="9.6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725cm" svg:y="9.6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198cm" svg:y="9.6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67cm" svg:y="9.626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3.909cm" svg:y="9.128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4.316cm" svg:y="9.183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4.753cm" svg:y="9.3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5.055cm" svg:y="9.362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5.446cm" svg:y="9.365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6.4cm" svg:y="9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6.65cm" svg:y="9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069cm" svg:y="9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7.616cm" svg:y="9.362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7.995cm" svg:y="9.3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18.426cm" svg:y="9.172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19.164cm" svg:y="9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9.414cm" svg:y="9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9.815cm" svg:y="9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0.232cm" svg:y="9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0.764cm" svg:y="9.128cm" svg:viewBox="0 0 107 774" draw:points="107,0 0,0 0,32 76,32 76,744 0,744 0,774 107,774">
            <text:p/>
          </draw:polygon>
        </draw:g>
        <draw:g xml:id="id45" draw:id="id45">
          <svg:title>TexMaths</svg:title>
          <svg:desc>28§display§\frac{dy}{dx} =  \frac{ 1 }{  t^2 } §svg§600§FALSE§</svg:desc>
          <draw:polygon draw:style-name="gr2" draw:text-style-name="P5" draw:layer="layout" svg:width="3.322cm" svg:height="1.936cm" svg:x="4.077cm" svg:y="11.378cm" svg:viewBox="0 0 3323 1937" draw:points="1662,1937 0,1937 0,0 3323,0 3323,1937">
            <text:p/>
          </draw:polygon>
          <draw:path draw:style-name="gr3" draw:text-style-name="P6" draw:layer="layout" svg:width="0.469cm" svg:height="0.696cm" svg:x="4.091cm" svg:y="11.32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59cm" svg:y="11.578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4.028cm" svg:y="12.411cm" svg:viewBox="0 0 1077 43" draw:points="537,43 0,43 0,0 1077,0 1077,43">
            <text:p/>
          </draw:polygon>
          <draw:path draw:style-name="gr3" draw:text-style-name="P6" draw:layer="layout" svg:width="0.469cm" svg:height="0.696cm" svg:x="4.068cm" svg:y="12.6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568cm" svg:y="12.91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549cm" svg:y="12.3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6.89cm" svg:y="11.35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799cm" svg:height="0.042cm" svg:x="6.65cm" svg:y="12.411cm" svg:viewBox="0 0 800 43" draw:points="399,43 0,43 0,0 800,0 800,43">
            <text:p/>
          </draw:polygon>
          <draw:path draw:style-name="gr3" draw:text-style-name="P6" draw:layer="layout" svg:width="0.304cm" svg:height="0.628cm" svg:x="6.673cm" svg:y="12.735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4-47z">
            <text:p/>
          </draw:path>
          <draw:path draw:style-name="gr3" draw:text-style-name="P6" draw:layer="layout" svg:width="0.306cm" svg:height="0.458cm" svg:x="7.049cm" svg:y="12.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44" draw:id="id44">
          <svg:title>TexMaths</svg:title>
          <svg:desc>28§display§\therefore§svg§600§FALSE§</svg:desc>
          <draw:polygon draw:style-name="gr2" draw:text-style-name="P5" draw:layer="layout" svg:width="0.528cm" svg:height="0.433cm" svg:x="2.346cm" svg:y="12.076cm" svg:viewBox="0 0 529 434" draw:points="265,434 0,434 0,0 529,0 529,434">
            <text:p/>
          </draw:polygon>
          <draw:path draw:style-name="gr3" draw:text-style-name="P6" draw:layer="layout" svg:width="0.598cm" svg:height="0.531cm" svg:x="2.326cm" svg:y="12.0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" draw:id="id41">
          <svg:title>TexMaths</svg:title>
          <svg:desc>28§display§\text {Now}§svg§600§FALSE§</svg:desc>
          <draw:polygon draw:style-name="gr2" draw:text-style-name="P5" draw:layer="layout" svg:width="1.797cm" svg:height="0.586cm" svg:x="4.044cm" svg:y="7.177cm" svg:viewBox="0 0 1798 587" draw:points="898,587 0,587 0,0 1798,0 1798,587">
            <text:p/>
          </draw:polygon>
          <draw:path draw:style-name="gr3" draw:text-style-name="P6" draw:layer="layout" svg:width="0.673cm" svg:height="0.674cm" svg:x="4.026cm" svg:y="7.12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76cm" svg:y="7.35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5.215cm" svg:y="7.37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373cm" svg:x="0.8cm" svg:y="0.627cm" presentation:class="title" presentation:user-transformed="true">
          <draw:text-box>
            <text:p xml:id="id46" text:id="id46" text:style-name="P8"><text:span text:style-name="T15"><text:tab/></text:span><text:span text:style-name="T15"><text:tab/></text:span><text:span text:style-name="T15"><text:line-break/></text:span><text:span text:style-name="T12"><text:tab/></text:span><text:span text:style-name="T12">(ii) Given that <text:s text:c="2"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8"> <text:s text:c="22"/></text:span><text:span text:style-name="T12"><text:line-break/></text:span><text:span text:style-name="T12"><text:tab/></text:span><text:span text:style-name="T12"> <text:s text:c="4"/></text:span><text:span text:style-name="T12"><text:line-break/></text:span><text:span text:style-name="T12"><text:tab/></text:span><text:span text:style-name="T12"><text:tab/></text:span></text:p>
          </draw:text-box>
        </draw:frame>
        <draw:g xml:id="id47" draw:id="id47">
          <svg:title>TexMaths</svg:title>
          <svg:desc>28§display§y = t + \sqrt{t}§svg§600§FALSE§</svg:desc>
          <draw:polygon draw:style-name="gr2" draw:text-style-name="P5" draw:layer="layout" svg:width="4.466cm" svg:height="0.992cm" svg:x="8.145cm" svg:y="1.177cm" svg:viewBox="0 0 4467 993" draw:points="2234,993 0,993 0,0 4467,0 4467,993">
            <text:p/>
          </draw:polygon>
          <draw:path draw:style-name="gr3" draw:text-style-name="P6" draw:layer="layout" svg:width="0.456cm" svg:height="0.638cm" svg:x="8.125cm" svg:y="1.581cm" svg:viewBox="0 0 457 639" svg:d="M453 61c4-14 4-16 4-23 0-18-16-27-29-27-11 0-27 5-36 20-2 5-9 36-13 54-7 25-14 52-21 79l-44 179c-3 14-45 83-110 83-52 0-63-43-63-81 0-45 18-105 52-193 15-40 18-51 18-71 0-45-32-81-81-81-94 0-130 144-130 152 0 9 9 9 11 9 11 0 11-2 16-17 27-92 67-122 101-122 6 0 24 0 24 32 0 24-9 49-18 69-38 103-56 162-56 207 0 87 63 118 121 118 38 0 72-17 99-44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232cm" svg:x="8.943cm" svg:y="1.655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04cm" svg:height="0.629cm" svg:x="9.949cm" svg:y="1.399cm" svg:viewBox="0 0 305 630" svg:d="M181 224h95c17 0 29 0 29-20 0-11-12-11-29-11h-86c34-141 41-159 41-166 0-18-14-27-29-27-3 0-32 0-41 36l-38 157h-94c-20 0-29 0-29 18 0 13 9 13 27 13h87c-71 281-74 296-74 314 0 54 38 92 90 92 103 0 159-146 159-152 0-9-9-9-13-9-9 0-9 2-14 13-42 103-96 126-130 126-20 0-29-14-29-45 0-25 0-32 5-47z">
            <text:p/>
          </draw:path>
          <draw:path draw:style-name="gr3" draw:text-style-name="P6" draw:layer="layout" svg:width="0.655cm" svg:height="0.658cm" svg:x="10.556cm" svg:y="1.442cm" svg:viewBox="0 0 656 659" svg:d="M349 350h276c14 0 31 0 31-20 0-21-17-21-31-21h-276v-275c0-16 0-34-20-34s-20 18-20 34v275h-275c-16 0-34 0-34 21 0 20 18 20 34 20h275v276c0 13 0 33 20 33s20-20 20-33z">
            <text:p/>
          </draw:path>
          <draw:path draw:style-name="gr3" draw:text-style-name="P6" draw:layer="layout" svg:width="0.77cm" svg:height="0.986cm" svg:x="11.557cm" svg:y="1.128cm" svg:viewBox="0 0 771 987" svg:d="M311 883l-172-383c-7-16-14-16-16-16 0 0-7 0-15 7l-95 72c-13 9-13 13-13 16 0 4 2 11 9 11s25-14 34-23c6-4 22-15 31-22l195 426c7 16 13 16 22 16 14 0 16-5 25-18l448-929c7-15 7-18 7-20 0-11-9-20-20-20-9 0-16 4-23 20z">
            <text:p/>
          </draw:path>
          <draw:polygon draw:style-name="gr3" draw:text-style-name="P6" draw:layer="layout" svg:width="0.357cm" svg:height="0.042cm" svg:x="12.306cm" svg:y="1.128cm" svg:viewBox="0 0 358 43" draw:points="179,43 0,43 0,0 358,0 358,43">
            <text:p/>
          </draw:polygon>
          <draw:path draw:style-name="gr3" draw:text-style-name="P6" draw:layer="layout" svg:width="0.304cm" svg:height="0.629cm" svg:x="12.328cm" svg:y="1.399cm" svg:viewBox="0 0 305 630" svg:d="M181 224h95c17 0 29 0 29-20 0-11-12-11-29-11h-86c34-141 41-159 41-166 0-18-14-27-29-27-3 0-32 0-41 36l-38 157h-94c-20 0-29 0-29 18 0 13 9 13 27 13h87c-69 281-74 296-74 314 0 54 38 92 90 92 103 0 159-146 159-152 0-9-9-9-13-9-7 0-9 2-14 13-42 103-96 126-130 126-20 0-29-14-29-45 0-25 0-32 5-47z">
            <text:p/>
          </draw:path>
        </draw:g>
        <draw:g xml:id="id48" draw:id="id48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541cm" svg:y="2.778cm" svg:viewBox="0 0 6067 607" draw:points="3034,607 0,607 0,0 6067,0 6067,607">
            <text:p/>
          </draw:polygon>
          <draw:path draw:style-name="gr3" draw:text-style-name="P6" draw:layer="layout" svg:width="0.662cm" svg:height="0.673cm" svg:x="3.525cm" svg:y="2.751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276cm" svg:y="2.76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2cm" svg:y="2.729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176cm" svg:y="3.318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cm" svg:y="2.98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617cm" svg:y="3.318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3cm" svg:y="2.989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636cm" svg:y="3.3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6cm" svg:y="2.8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3cm" svg:y="3.3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133cm" svg:y="2.8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549cm" svg:y="3.318cm" svg:viewBox="0 0 108 108" svg:d="M108 54c0-29-25-54-54-54s-54 25-54 54 25 54 54 54 54-25 54-54z">
            <text:p/>
          </draw:path>
        </draw:g>
        <draw:g xml:id="id49" draw:id="id49">
          <svg:title>TexMaths</svg:title>
          <svg:desc>28§display§\frac{dy}{dt} =  \frac{d}{dt}( t + \sqrt{t} ) = 1 + \frac{1}{2\sqrt{t} }§svg§600§FALSE§</svg:desc>
          <draw:polygon draw:style-name="gr2" draw:text-style-name="P5" draw:layer="layout" svg:width="11.756cm" svg:height="2.168cm" svg:x="3.575cm" svg:y="4.08cm" svg:viewBox="0 0 11757 2169" draw:points="5880,2169 0,2169 0,0 11757,0 11757,2169">
            <text:p/>
          </draw:polygon>
          <draw:path draw:style-name="gr3" draw:text-style-name="P6" draw:layer="layout" svg:width="0.469cm" svg:height="0.696cm" svg:x="3.566cm" svg:y="4.031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56cm" svg:height="0.638cm" svg:x="4.066cm" svg:y="4.2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32cm" svg:height="0.042cm" svg:x="3.526cm" svg:y="5.113cm" svg:viewBox="0 0 1033 43" draw:points="515,43 0,43 0,0 1033,0 1033,43">
            <text:p/>
          </draw:polygon>
          <draw:path draw:style-name="gr3" draw:text-style-name="P6" draw:layer="layout" svg:width="0.469cm" svg:height="0.696cm" svg:x="3.647cm" svg:y="5.373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4.142cm" svg:y="5.438cm" svg:viewBox="0 0 305 630" svg:d="M181 224h95c17 0 29 0 29-20 0-11-12-11-29-11h-86c34-141 41-159 41-166 0-18-14-27-29-27-3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3" draw:text-style-name="P6" draw:layer="layout" svg:width="0.655cm" svg:height="0.232cm" svg:x="5.002cm" svg:y="5.0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321cm" svg:y="4.031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6" draw:layer="layout" svg:width="0.868cm" svg:height="0.042cm" svg:x="6.104cm" svg:y="5.113cm" svg:viewBox="0 0 869 43" draw:points="435,43 0,43 0,0 869,0 869,43">
            <text:p/>
          </draw:polygon>
          <draw:path draw:style-name="gr3" draw:text-style-name="P6" draw:layer="layout" svg:width="0.469cm" svg:height="0.696cm" svg:x="6.144cm" svg:y="5.373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6.639cm" svg:y="5.43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7.188cm" svg:y="4.6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4cm" svg:height="0.629cm" svg:x="7.495cm" svg:y="4.764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655cm" svg:height="0.658cm" svg:x="8.102cm" svg:y="4.80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6" draw:layer="layout" svg:width="0.77cm" svg:height="0.985cm" svg:x="9.103cm" svg:y="4.493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9.851cm" svg:y="4.493cm" svg:viewBox="0 0 358 43" draw:points="179,43 0,43 0,0 358,0 358,43">
            <text:p/>
          </draw:polygon>
          <draw:path draw:style-name="gr3" draw:text-style-name="P6" draw:layer="layout" svg:width="0.304cm" svg:height="0.629cm" svg:x="9.874cm" svg:y="4.764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10.261cm" svg:y="4.6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0.918cm" svg:y="5.0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1.988cm" svg:y="4.72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55cm" svg:height="0.658cm" svg:x="12.667cm" svg:y="4.80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6" draw:layer="layout" svg:width="0.326cm" svg:height="0.658cm" svg:x="14.389cm" svg:y="4.05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1.668cm" svg:height="0.042cm" svg:x="13.713cm" svg:y="5.113cm" svg:viewBox="0 0 1669 43" draw:points="835,43 0,43 0,0 1669,0 1669,43">
            <text:p/>
          </draw:polygon>
          <draw:path draw:style-name="gr3" draw:text-style-name="P6" draw:layer="layout" svg:width="0.393cm" svg:height="0.658cm" svg:x="13.762cm" svg:y="5.49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14.277cm" svg:y="5.3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15.026cm" svg:y="5.31cm" svg:viewBox="0 0 358 43" draw:points="179,43 0,43 0,0 358,0 358,43">
            <text:p/>
          </draw:polygon>
          <draw:path draw:style-name="gr3" draw:text-style-name="P6" draw:layer="layout" svg:width="0.304cm" svg:height="0.629cm" svg:x="15.048cm" svg:y="5.534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</draw:g>
        <draw:g xml:id="id55" draw:id="id55">
          <svg:title>TexMaths</svg:title>
          <svg:desc>28§display§\frac{dx}{dt} =  \frac{d}{dt}( t - \sqrt{t} ) = 1 - \frac{1}{2\sqrt{t} }§svg§600§FALSE§</svg:desc>
          <draw:polygon draw:style-name="gr2" draw:text-style-name="P5" draw:layer="layout" svg:width="11.801cm" svg:height="2.168cm" svg:x="3.478cm" svg:y="12.381cm" svg:viewBox="0 0 11802 2169" draw:points="5902,2169 0,2169 0,0 11802,0 11802,2169">
            <text:p/>
          </draw:polygon>
          <draw:path draw:style-name="gr3" draw:text-style-name="P6" draw:layer="layout" svg:width="0.469cm" svg:height="0.696cm" svg:x="3.469cm" svg:y="12.3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3.969cm" svg:y="12.5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429cm" svg:y="13.414cm" svg:viewBox="0 0 1077 43" draw:points="538,43 0,43 0,0 1077,0 1077,43">
            <text:p/>
          </draw:polygon>
          <draw:path draw:style-name="gr3" draw:text-style-name="P6" draw:layer="layout" svg:width="0.469cm" svg:height="0.696cm" svg:x="3.572cm" svg:y="13.6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4.067cm" svg:y="13.739cm" svg:viewBox="0 0 305 630" svg:d="M181 224h95c17 0 29 0 29-20 0-11-12-11-29-11h-86c34-141 41-159 41-166 0-18-14-27-29-27-3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3" draw:text-style-name="P6" draw:layer="layout" svg:width="0.655cm" svg:height="0.232cm" svg:x="4.95cm" svg:y="13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269cm" svg:y="12.3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6" draw:layer="layout" svg:width="0.868cm" svg:height="0.042cm" svg:x="6.052cm" svg:y="13.414cm" svg:viewBox="0 0 869 43" draw:points="435,43 0,43 0,0 869,0 869,43">
            <text:p/>
          </draw:polygon>
          <draw:path draw:style-name="gr3" draw:text-style-name="P6" draw:layer="layout" svg:width="0.469cm" svg:height="0.696cm" svg:x="6.092cm" svg:y="13.6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6.587cm" svg:y="13.7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7.134cm" svg:y="12.94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4cm" svg:height="0.629cm" svg:x="7.443cm" svg:y="13.065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602cm" svg:height="0.042cm" svg:x="8.077cm" svg:y="13.414cm" svg:viewBox="0 0 603 43" svg:d="M569 43c16 0 34 0 34-23 0-20-18-20-34-20h-535c-16 0-34 0-34 20 0 23 18 23 34 23z">
            <text:p/>
          </draw:path>
          <draw:path draw:style-name="gr3" draw:text-style-name="P6" draw:layer="layout" svg:width="0.77cm" svg:height="0.985cm" svg:x="9.049cm" svg:y="12.794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9.799cm" svg:y="12.794cm" svg:viewBox="0 0 358 43" draw:points="179,43 0,43 0,0 358,0 358,43">
            <text:p/>
          </draw:polygon>
          <draw:path draw:style-name="gr3" draw:text-style-name="P6" draw:layer="layout" svg:width="0.304cm" svg:height="0.629cm" svg:x="9.822cm" svg:y="13.065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10.209cm" svg:y="12.9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0.866cm" svg:y="13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1.936cm" svg:y="13.0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2.642cm" svg:y="13.41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4.337cm" svg:y="12.3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1.668cm" svg:height="0.042cm" svg:x="13.661cm" svg:y="13.414cm" svg:viewBox="0 0 1669 43" draw:points="835,43 0,43 0,0 1669,0 1669,43">
            <text:p/>
          </draw:polygon>
          <draw:path draw:style-name="gr3" draw:text-style-name="P6" draw:layer="layout" svg:width="0.393cm" svg:height="0.658cm" svg:x="13.71cm" svg:y="13.79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14.225cm" svg:y="13.61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14.974cm" svg:y="13.611cm" svg:viewBox="0 0 358 43" draw:points="179,43 0,43 0,0 358,0 358,43">
            <text:p/>
          </draw:polygon>
          <draw:path draw:style-name="gr3" draw:text-style-name="P6" draw:layer="layout" svg:width="0.304cm" svg:height="0.629cm" svg:x="14.996cm" svg:y="13.835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</draw:g>
        <draw:g xml:id="id50" draw:id="id50">
          <svg:title>TexMaths</svg:title>
          <svg:desc>28§display§\frac{dy}{dt} =  \frac{ 2\sqrt{t} + 1 }{ 2\sqrt{t} }§svg§600§FALSE§</svg:desc>
          <draw:polygon draw:style-name="gr2" draw:text-style-name="P5" draw:layer="layout" svg:width="5.842cm" svg:height="2.322cm" svg:x="3.575cm" svg:y="6.681cm" svg:viewBox="0 0 5843 2323" draw:points="2921,2323 0,2323 0,0 5843,0 5843,2323">
            <text:p/>
          </draw:polygon>
          <draw:path draw:style-name="gr3" draw:text-style-name="P6" draw:layer="layout" svg:width="0.469cm" svg:height="0.696cm" svg:x="3.566cm" svg:y="6.78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6" draw:layer="layout" svg:width="0.456cm" svg:height="0.638cm" svg:x="4.066cm" svg:y="7.035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32cm" svg:height="0.042cm" svg:x="3.526cm" svg:y="7.871cm" svg:viewBox="0 0 1033 43" draw:points="515,43 0,43 0,0 1033,0 1033,43">
            <text:p/>
          </draw:polygon>
          <draw:path draw:style-name="gr3" draw:text-style-name="P6" draw:layer="layout" svg:width="0.469cm" svg:height="0.696cm" svg:x="3.647cm" svg:y="8.12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6" draw:layer="layout" svg:width="0.304cm" svg:height="0.629cm" svg:x="4.142cm" svg:y="8.196cm" svg:viewBox="0 0 305 630" svg:d="M181 224h94c18 0 30 0 30-20 0-11-12-11-30-11h-85c34-141 41-159 41-166 0-18-14-27-29-27-3 0-32 0-41 36l-38 157h-94c-20 0-29 0-29 18 0 13 9 13 27 13h87c-71 280-74 296-74 314 0 53 38 92 90 92 103 0 159-146 159-153 0-9-9-9-14-9-8 0-8 3-13 14-43 103-96 125-130 125-20 0-29-13-29-45 0-24 0-31 5-47z">
            <text:p/>
          </draw:path>
          <draw:path draw:style-name="gr3" draw:text-style-name="P6" draw:layer="layout" svg:width="0.655cm" svg:height="0.232cm" svg:x="5.002cm" svg:y="7.7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8cm" svg:x="6.153cm" svg:y="6.81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6" draw:layer="layout" svg:width="0.769cm" svg:height="0.985cm" svg:x="6.668cm" svg:y="6.632cm" svg:viewBox="0 0 770 986" svg:d="M311 883l-172-383c-7-16-14-16-16-16 0 0-7 0-15 7l-95 71c-13 9-13 14-13 16 0 5 2 11 9 11s25-13 34-22c6-5 22-16 31-23l195 426c6 16 13 16 22 16 14 0 16-5 25-18l448-928c6-15 6-18 6-20 0-11-8-20-20-20-9 0-15 4-22 20z">
            <text:p/>
          </draw:path>
          <draw:polygon draw:style-name="gr3" draw:text-style-name="P6" draw:layer="layout" svg:width="0.357cm" svg:height="0.042cm" svg:x="7.416cm" svg:y="6.632cm" svg:viewBox="0 0 358 43" draw:points="179,43 0,43 0,0 358,0 358,43">
            <text:p/>
          </draw:polygon>
          <draw:path draw:style-name="gr3" draw:text-style-name="P6" draw:layer="layout" svg:width="0.304cm" svg:height="0.629cm" svg:x="7.439cm" svg:y="6.856cm" svg:viewBox="0 0 305 630" svg:d="M181 224h94c18 0 30 0 30-20 0-11-12-11-30-11h-85c34-141 41-159 41-166 0-18-14-27-29-27-3 0-32 0-41 36l-38 157h-94c-20 0-29 0-29 18 0 13 9 13 27 13h87c-69 280-74 296-74 314 0 53 38 92 90 92 103 0 159-146 159-153 0-9-9-9-14-9-6 0-8 3-13 14-43 103-96 125-130 125-20 0-29-13-29-45 0-24 0-31 5-47z">
            <text:p/>
          </draw:path>
          <draw:path draw:style-name="gr3" draw:text-style-name="P6" draw:layer="layout" svg:width="0.655cm" svg:height="0.658cm" svg:x="8.046cm" svg:y="6.89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9.06cm" svg:y="6.81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3.363cm" svg:height="0.042cm" svg:x="6.104cm" svg:y="7.871cm" svg:viewBox="0 0 3364 43" draw:points="1682,43 0,43 0,0 3364,0 3364,43">
            <text:p/>
          </draw:polygon>
          <draw:path draw:style-name="gr3" draw:text-style-name="P6" draw:layer="layout" svg:width="0.393cm" svg:height="0.658cm" svg:x="7cm" svg:y="8.2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6" draw:layer="layout" svg:width="0.769cm" svg:height="0.985cm" svg:x="7.515cm" svg:y="8.068cm" svg:viewBox="0 0 770 986" svg:d="M311 883l-172-383c-7-16-14-16-16-16 0 0-7 0-15 7l-95 71c-13 9-13 14-13 16 0 5 2 11 9 11s25-13 34-22c6-5 22-16 31-23l195 426c6 16 13 16 22 16 14 0 16-5 25-18l448-928c6-15 6-18 6-20 0-11-8-20-20-20-9 0-15 4-22 20z">
            <text:p/>
          </draw:path>
          <draw:polygon draw:style-name="gr3" draw:text-style-name="P6" draw:layer="layout" svg:width="0.357cm" svg:height="0.042cm" svg:x="8.263cm" svg:y="8.068cm" svg:viewBox="0 0 358 43" draw:points="179,43 0,43 0,0 358,0 358,43">
            <text:p/>
          </draw:polygon>
          <draw:path draw:style-name="gr3" draw:text-style-name="P6" draw:layer="layout" svg:width="0.304cm" svg:height="0.629cm" svg:x="8.285cm" svg:y="8.292cm" svg:viewBox="0 0 305 630" svg:d="M181 224h94c18 0 30 0 30-20 0-11-12-11-30-11h-85c34-141 41-159 41-166 0-18-14-27-29-27-3 0-32 0-41 36l-38 157h-94c-20 0-29 0-29 18 0 13 9 13 27 13h87c-69 280-74 296-74 314 0 53 38 92 90 92 103 0 159-146 159-153 0-9-9-9-14-9-6 0-8 3-13 14-43 103-96 125-130 125-20 0-29-13-29-45 0-24 0-31 5-47z">
            <text:p/>
          </draw:path>
        </draw:g>
        <draw:g xml:id="id53" draw:id="id53">
          <svg:title>TexMaths</svg:title>
          <svg:desc>28§display§x = t - \sqrt{t}§svg§600§FALSE§</svg:desc>
          <draw:polygon draw:style-name="gr2" draw:text-style-name="P5" draw:layer="layout" svg:width="4.511cm" svg:height="0.886cm" svg:x="6.346cm" svg:y="9.377cm" svg:viewBox="0 0 4512 887" draw:points="2256,887 0,887 0,0 4512,0 4512,887">
            <text:p/>
          </draw:polygon>
          <draw:path draw:style-name="gr3" draw:text-style-name="P6" draw:layer="layout" svg:width="0.492cm" svg:height="0.447cm" svg:x="6.326cm" svg:y="9.78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7.189cm" svg:y="9.855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04cm" svg:height="0.629cm" svg:x="8.195cm" svg:y="9.599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6" draw:layer="layout" svg:width="0.602cm" svg:height="0.042cm" svg:x="8.829cm" svg:y="9.949cm" svg:viewBox="0 0 603 43" svg:d="M569 43c16 0 34 0 34-23 0-20-18-20-34-20h-535c-16 0-34 0-34 20 0 23 18 23 34 23z">
            <text:p/>
          </draw:path>
          <draw:path draw:style-name="gr3" draw:text-style-name="P6" draw:layer="layout" svg:width="0.77cm" svg:height="0.985cm" svg:x="9.803cm" svg:y="9.328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6" draw:layer="layout" svg:width="0.357cm" svg:height="0.042cm" svg:x="10.552cm" svg:y="9.328cm" svg:viewBox="0 0 358 43" draw:points="179,43 0,43 0,0 358,0 358,43">
            <text:p/>
          </draw:polygon>
          <draw:path draw:style-name="gr3" draw:text-style-name="P6" draw:layer="layout" svg:width="0.304cm" svg:height="0.629cm" svg:x="10.574cm" svg:y="9.599cm" svg:viewBox="0 0 305 630" svg:d="M181 224h95c18 0 29 0 29-20 0-11-11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</draw:g>
        <draw:g xml:id="id54" draw:id="id54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541cm" svg:y="11.078cm" svg:viewBox="0 0 6067 607" draw:points="3034,607 0,607 0,0 6067,0 6067,607">
            <text:p/>
          </draw:polygon>
          <draw:path draw:style-name="gr3" draw:text-style-name="P6" draw:layer="layout" svg:width="0.662cm" svg:height="0.673cm" svg:x="3.525cm" svg:y="11.051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276cm" svg:y="11.06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2cm" svg:y="11.029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176cm" svg:y="11.618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cm" svg:y="11.28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617cm" svg:y="11.618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3cm" svg:y="11.289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636cm" svg:y="11.6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6cm" svg:y="11.1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3cm" svg:y="11.6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133cm" svg:y="11.1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549cm" svg:y="11.618cm" svg:viewBox="0 0 108 108" svg:d="M108 54c0-29-25-54-54-54s-54 25-54 54 25 54 54 54 54-25 54-54z">
            <text:p/>
          </draw:path>
        </draw:g>
        <draw:g xml:id="id51" draw:id="id51">
          <svg:title>TexMaths</svg:title>
          <svg:desc>22§display§.\ .\ .\ \ \ (I)§svg§600§FALSE§</svg:desc>
          <draw:polygon draw:style-name="gr2" draw:text-style-name="P5" draw:layer="layout" svg:width="2.78cm" svg:height="0.696cm" svg:x="13.024cm" svg:y="7.372cm" svg:viewBox="0 0 2781 697" draw:points="1390,697 0,697 0,0 2781,0 2781,697">
            <text:p/>
          </draw:polygon>
          <draw:path draw:style-name="gr3" draw:text-style-name="P6" draw:layer="layout" svg:width="0.083cm" svg:height="0.083cm" svg:x="13.052cm" svg:y="7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24cm" svg:y="7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997cm" svg:y="7.8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4.994cm" svg:y="7.3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5.244cm" svg:y="7.384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15.663cm" svg:y="7.333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52" draw:id="id52">
          <svg:title>TexMaths</svg:title>
          <svg:desc>28§display§\text {Now}§svg§600§FALSE§</svg:desc>
          <draw:polygon draw:style-name="gr2" draw:text-style-name="P5" draw:layer="layout" svg:width="1.797cm" svg:height="0.586cm" svg:x="3.545cm" svg:y="9.677cm" svg:viewBox="0 0 1798 587" draw:points="898,587 0,587 0,0 1798,0 1798,587">
            <text:p/>
          </draw:polygon>
          <draw:path draw:style-name="gr3" draw:text-style-name="P6" draw:layer="layout" svg:width="0.673cm" svg:height="0.674cm" svg:x="3.527cm" svg:y="9.62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261cm" svg:y="9.85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716cm" svg:y="9.87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width" smil:values="width*0.05;width" smil:keyTimes="0;1"/>
                  <anim:animate smil:dur="0.5s" smil:fill="hold" smil:targetElement="id46" anim:sub-item="text" smil:attributeName="height" smil:values="height;height" smil:keyTimes="0;1"/>
                  <anim:animate smil:dur="0.5s" smil:fill="hold" smil:targetElement="id46" anim:sub-item="text" smil:attributeName="x" smil:values="x-.2;x" smil:keyTimes="0;1"/>
                  <anim:animate smil:dur="0.5s" smil:fill="hold" smil:targetElement="id46" anim:sub-item="text" smil:attributeName="y" smil:values="y;y" smil:keyTimes="0;1"/>
                  <anim:transitionFilter smil:dur="0.5s" smil:targetElement="id4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11" draw:text-style-name="P13" draw:layer="layout" svg:width="26.8cm" svg:height="14.373cm" svg:x="0.6cm" svg:y="0.527cm" presentation:class="title" presentation:user-transformed="true">
          <draw:text-box>
            <text:p xml:id="id63" text:id="id63" text:style-name="P8"><text:span text:style-name="T19"><text:tab/></text:span><text:span text:style-name="T20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22"> <text:s text:c="16"/></text:span><text:span text:style-name="T21"><text:line-break/></text:span><text:span text:style-name="T23"><text:line-break/></text:span><text:span text:style-name="T21"><text:tab/></text:span><text:span text:style-name="T21"><text:tab/></text:span><text:span text:style-name="T21"><text:line-break/></text:span><text:span text:style-name="T21"><text:tab/></text:span><text:span text:style-name="T21"><text:tab/></text:span><text:span text:style-name="T21"><text:line-break/></text:span><text:span text:style-name="T21"><text:line-break/></text:span><text:span text:style-name="T21"><text:line-break/></text:span><text:span text:style-name="T24"> <text:s text:c="29"/></text:span><text:span text:style-name="T21"><text:line-break/></text:span><text:span text:style-name="T25"><text:tab/></text:span><text:span text:style-name="T25"><text:tab/></text:span><text:span text:style-name="T25">(iii) Given that, <text:s/></text:span></text:p>
          </draw:text-box>
        </draw:frame>
        <draw:g xml:id="id56" draw:id="id56">
          <svg:title>TexMaths</svg:title>
          <svg:desc>26§display§\frac{dx}{dt} =  \frac{ 2\sqrt{t} - 1 }{ 2\sqrt{t} }§svg§600§FALSE§</svg:desc>
          <draw:polygon draw:style-name="gr2" draw:text-style-name="P5" draw:layer="layout" svg:width="5.466cm" svg:height="2.156cm" svg:x="3.569cm" svg:y="0.674cm" svg:viewBox="0 0 5467 2157" draw:points="2733,2157 0,2157 0,0 5467,0 5467,2157">
            <text:p/>
          </draw:polygon>
          <draw:path draw:style-name="gr3" draw:text-style-name="P6" draw:layer="layout" svg:width="0.436cm" svg:height="0.646cm" svg:x="3.56cm" svg:y="0.774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4.024cm" svg:y="1.002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8 147-141 0-9-8-9-10-9-8 0-10 2-12 9-30 99-94 120-123 120-36 0-50-29-50-60 0-21 6-40 17-81z">
            <text:p/>
          </draw:path>
          <draw:polygon draw:style-name="gr3" draw:text-style-name="P6" draw:layer="layout" svg:width="0.999cm" svg:height="0.039cm" svg:x="3.523cm" svg:y="1.779cm" svg:viewBox="0 0 1000 40" draw:points="499,40 0,40 0,0 1000,0 1000,40">
            <text:p/>
          </draw:polygon>
          <draw:path draw:style-name="gr3" draw:text-style-name="P6" draw:layer="layout" svg:width="0.436cm" svg:height="0.646cm" svg:x="3.656cm" svg:y="2.01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282cm" svg:height="0.584cm" svg:x="4.116cm" svg:y="2.08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3z">
            <text:p/>
          </draw:path>
          <draw:path draw:style-name="gr3" draw:text-style-name="P6" draw:layer="layout" svg:width="0.608cm" svg:height="0.215cm" svg:x="4.935cm" svg:y="1.6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6.004cm" svg:y="0.799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6.482cm" svg:y="0.628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177cm" svg:y="0.628cm" svg:viewBox="0 0 333 40" draw:points="166,40 0,40 0,0 333,0 333,40">
            <text:p/>
          </draw:polygon>
          <draw:path draw:style-name="gr3" draw:text-style-name="P6" draw:layer="layout" svg:width="0.282cm" svg:height="0.584cm" svg:x="7.198cm" svg:y="0.836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6" draw:layer="layout" svg:width="0.558cm" svg:height="0.039cm" svg:x="7.784cm" svg:y="1.161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8.703cm" svg:y="0.79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3.123cm" svg:height="0.039cm" svg:x="5.958cm" svg:y="1.779cm" svg:viewBox="0 0 3124 40" draw:points="1562,40 0,40 0,0 3124,0 3124,40">
            <text:p/>
          </draw:polygon>
          <draw:path draw:style-name="gr3" draw:text-style-name="P6" draw:layer="layout" svg:width="0.365cm" svg:height="0.611cm" svg:x="6.79cm" svg:y="2.132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7.269cm" svg:y="1.962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963cm" svg:y="1.962cm" svg:viewBox="0 0 333 40" draw:points="166,40 0,40 0,0 333,0 333,40">
            <text:p/>
          </draw:polygon>
          <draw:path draw:style-name="gr3" draw:text-style-name="P6" draw:layer="layout" svg:width="0.282cm" svg:height="0.584cm" svg:x="7.984cm" svg:y="2.17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</draw:g>
        <draw:g xml:id="id59" draw:id="id59">
          <svg:title>TexMaths</svg:title>
          <svg:desc>28§display§\frac{dy}{dx} = \frac{\frac{dy}{dt}}{\frac{dx}{dt}} = \frac{ \frac{ 2\sqrt{t} +1 }{ 2\sqrt{t} } }{ \frac{ 2\sqrt{t} - 1 }{ 2\sqrt{t} } }§svg§600§FALSE§</svg:desc>
          <draw:polygon draw:style-name="gr2" draw:text-style-name="P5" draw:layer="layout" svg:width="7.744cm" svg:height="3.269cm" svg:x="3.474cm" svg:y="3.882cm" svg:viewBox="0 0 7745 3270" draw:points="3873,3270 0,3270 0,0 7745,0 7745,3270">
            <text:p/>
          </draw:polygon>
          <draw:path draw:style-name="gr3" draw:text-style-name="P6" draw:layer="layout" svg:width="0.469cm" svg:height="0.696cm" svg:x="3.488cm" svg:y="4.397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87cm" svg:y="4.64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6" draw:layer="layout" svg:width="1.076cm" svg:height="0.042cm" svg:x="3.425cm" svg:y="5.482cm" svg:viewBox="0 0 1077 43" draw:points="538,43 0,43 0,0 1077,0 1077,43">
            <text:p/>
          </draw:polygon>
          <draw:path draw:style-name="gr3" draw:text-style-name="P6" draw:layer="layout" svg:width="0.469cm" svg:height="0.696cm" svg:x="3.465cm" svg:y="5.73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65cm" svg:y="5.98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46cm" svg:y="5.3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7cm" svg:x="6.218cm" svg:y="4.106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0 74-52 74-17 0-22-16-22-33 0-14 2-21 5-30zM206 394c-4 18-20 34-36 45-6 7-33 29-62 29-27 0-52-18-52-67 0-36 20-112 36-141 31-56 67-65 87-65 49 0 61 51 61 60 0 3 0 7-3 9z">
            <text:p/>
          </draw:path>
          <draw:path draw:style-name="gr3" draw:text-style-name="P6" draw:layer="layout" svg:width="0.355cm" svg:height="0.445cm" svg:x="6.619cm" svg:y="4.281cm" svg:viewBox="0 0 356 446" svg:d="M352 45c4-11 4-11 4-16 0-13-11-22-22-22-9 0-23 4-29 18-3 2-9 24-12 38l-15 58c-3 18-25 103-27 112 0 0-32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olygon draw:style-name="gr3" draw:text-style-name="P6" draw:layer="layout" svg:width="0.834cm" svg:height="0.042cm" svg:x="6.178cm" svg:y="4.758cm" svg:viewBox="0 0 835 43" draw:points="419,43 0,43 0,0 835,0 835,43">
            <text:p/>
          </draw:polygon>
          <draw:path draw:style-name="gr3" draw:text-style-name="P6" draw:layer="layout" svg:width="0.355cm" svg:height="0.487cm" svg:x="6.283cm" svg:y="4.883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3 0-14 2-21 5-30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6.679cm" svg:y="4.933cm" svg:viewBox="0 0 235 439" svg:d="M141 159h72c13 0 22 0 22-16 0-9-9-9-20-9h-67l27-103c0-2 2-6 2-9 0-13-11-22-25-22-18 0-27 11-33 29-5 18 4-16-25 105h-72c-13 0-22 0-22 16 0 9 9 9 20 9h67l-40 164c-4 17-11 42-11 51 0 40 33 65 74 65 78 0 121-96 121-105s-9-9-12-9c-8 0-8 2-13 13-20 43-56 83-94 83-16 0-25-9-25-36 0-6 3-20 5-27z">
            <text:p/>
          </draw:path>
          <draw:polygon draw:style-name="gr3" draw:text-style-name="P6" draw:layer="layout" svg:width="1.094cm" svg:height="0.042cm" svg:x="6.048cm" svg:y="5.482cm" svg:viewBox="0 0 1095 43" draw:points="547,43 0,43 0,0 1095,0 1095,43">
            <text:p/>
          </draw:polygon>
          <draw:path draw:style-name="gr3" draw:text-style-name="P6" draw:layer="layout" svg:width="0.355cm" svg:height="0.487cm" svg:x="6.207cm" svg:y="5.638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3 0-14 2-21 5-30zM206 394c-4 18-20 34-36 45-6 7-33 29-62 29-27 0-52-18-52-67 0-36 20-112 36-141 31-56 67-65 87-65 47 0 61 51 61 60 0 3 0 7-3 9z">
            <text:p/>
          </draw:path>
          <draw:path draw:style-name="gr3" draw:text-style-name="P6" draw:layer="layout" svg:width="0.371cm" svg:height="0.313cm" svg:x="6.608cm" svg:y="5.813cm" svg:viewBox="0 0 372 314" svg:d="M139 233c-7 22-29 60-65 60-2 0-22 0-38-9 29-8 31-33 31-38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6.167cm" svg:y="6.239cm" svg:viewBox="0 0 858 43" draw:points="430,43 0,43 0,0 858,0 858,43">
            <text:p/>
          </draw:polygon>
          <draw:path draw:style-name="gr3" draw:text-style-name="P6" draw:layer="layout" svg:width="0.355cm" svg:height="0.487cm" svg:x="6.283cm" svg:y="6.364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3 0-14 2-21 5-30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6.679cm" svg:y="6.413cm" svg:viewBox="0 0 235 439" svg:d="M141 159h72c13 0 22 0 22-16 0-9-9-9-20-9h-67l27-103c0-2 2-6 2-9 0-13-11-22-25-22-18 0-27 11-33 29-5 18 4-16-25 105h-72c-13 0-22 0-22 16 0 9 9 9 20 9h67l-40 164c-4 17-11 42-11 51 0 40 33 65 74 65 78 0 121-96 121-105s-9-9-12-9c-8 0-8 2-13 13-20 43-56 83-94 83-16 0-25-9-25-36 0-6 3-20 5-27z">
            <text:p/>
          </draw:path>
          <draw:path draw:style-name="gr3" draw:text-style-name="P6" draw:layer="layout" svg:width="0.655cm" svg:height="0.232cm" svg:x="7.587cm" svg:y="5.3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6cm" svg:height="0.458cm" svg:x="8.854cm" svg:y="3.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269cm" svg:y="3.833cm" svg:viewBox="0 0 600 692" svg:d="M242 616l-137-269c-2-7-4-11-11-11-2 0-4 0-11 4l-74 50c-9 6-9 11-9 13s4 9 9 9c4 0 4 0 13-7 9-4 30-20 36-24l153 298c4 11 6 13 15 13 7 0 14 0 20-13l348-648c6-9 6-11 6-13 0-11-9-18-15-18-12 0-16 7-21 13z">
            <text:p/>
          </draw:path>
          <draw:polygon draw:style-name="gr3" draw:text-style-name="P6" draw:layer="layout" svg:width="0.299cm" svg:height="0.035cm" svg:x="9.851cm" svg:y="3.833cm" svg:viewBox="0 0 300 36" draw:points="150,36 0,36 0,0 300,0 300,36">
            <text:p/>
          </draw:polygon>
          <draw:path draw:style-name="gr3" draw:text-style-name="P6" draw:layer="layout" svg:width="0.234cm" svg:height="0.438cm" svg:x="9.878cm" svg:y="3.997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  <draw:path draw:style-name="gr3" draw:text-style-name="P6" draw:layer="layout" svg:width="0.507cm" svg:height="0.51cm" svg:x="10.196cm" svg:y="4.00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252cm" svg:height="0.458cm" svg:x="10.828cm" svg:y="3.97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333cm" svg:height="0.042cm" svg:x="8.812cm" svg:y="4.561cm" svg:viewBox="0 0 2334 43" draw:points="1167,43 0,43 0,0 2334,0 2334,43">
            <text:p/>
          </draw:polygon>
          <draw:path draw:style-name="gr3" draw:text-style-name="P6" draw:layer="layout" svg:width="0.306cm" svg:height="0.458cm" svg:x="9.354cm" svg:y="4.8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766cm" svg:y="4.673cm" svg:viewBox="0 0 600 692" svg:d="M242 616l-137-269c-2-7-4-11-11-11-2 0-4 0-11 4l-74 50c-9 6-9 11-9 13s4 9 9 9c4 0 4 0 13-7 9-4 30-20 36-24l153 298c4 11 6 13 15 13 7 0 14 0 20-13l348-648c6-9 6-11 6-13 0-11-9-18-15-18-12 0-16 7-18 13z">
            <text:p/>
          </draw:path>
          <draw:polygon draw:style-name="gr3" draw:text-style-name="P6" draw:layer="layout" svg:width="0.299cm" svg:height="0.035cm" svg:x="10.348cm" svg:y="4.673cm" svg:viewBox="0 0 300 36" draw:points="150,36 0,36 0,0 300,0 300,36">
            <text:p/>
          </draw:polygon>
          <draw:path draw:style-name="gr3" draw:text-style-name="P6" draw:layer="layout" svg:width="0.234cm" svg:height="0.438cm" svg:x="10.377cm" svg:y="4.836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  <draw:polygon draw:style-name="gr3" draw:text-style-name="P6" draw:layer="layout" svg:width="2.581cm" svg:height="0.042cm" svg:x="8.689cm" svg:y="5.482cm" svg:viewBox="0 0 2582 43" draw:points="1290,43 0,43 0,0 2582,0 2582,43">
            <text:p/>
          </draw:polygon>
          <draw:path draw:style-name="gr3" draw:text-style-name="P6" draw:layer="layout" svg:width="0.306cm" svg:height="0.458cm" svg:x="8.85cm" svg:y="5.80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262cm" svg:y="5.672cm" svg:viewBox="0 0 600 692" svg:d="M242 616l-137-269c-2-7-4-11-11-11-2 0-4 0-11 4l-74 50c-9 6-9 11-9 13s4 9 9 9c4 0 4 0 13-7 9-4 30-20 36-24l153 298c4 11 6 13 15 13 7 0 14 0 20-13l348-648c6-9 6-11 6-13 0-11-9-18-15-18-12 0-16 7-18 13z">
            <text:p/>
          </draw:path>
          <draw:polygon draw:style-name="gr3" draw:text-style-name="P6" draw:layer="layout" svg:width="0.299cm" svg:height="0.035cm" svg:x="9.844cm" svg:y="5.672cm" svg:viewBox="0 0 300 36" draw:points="150,36 0,36 0,0 300,0 300,36">
            <text:p/>
          </draw:polygon>
          <draw:path draw:style-name="gr3" draw:text-style-name="P6" draw:layer="layout" svg:width="0.234cm" svg:height="0.438cm" svg:x="9.873cm" svg:y="5.835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  <draw:path draw:style-name="gr3" draw:text-style-name="P6" draw:layer="layout" svg:width="0.467cm" svg:height="0.035cm" svg:x="10.216cm" svg:y="6.075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0.832cm" svg:y="5.809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344cm" svg:height="0.042cm" svg:x="8.805cm" svg:y="6.4cm" svg:viewBox="0 0 2345 43" draw:points="1174,43 0,43 0,0 2345,0 2345,43">
            <text:p/>
          </draw:polygon>
          <draw:path draw:style-name="gr3" draw:text-style-name="P6" draw:layer="layout" svg:width="0.306cm" svg:height="0.458cm" svg:x="9.354cm" svg:y="6.64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766cm" svg:y="6.512cm" svg:viewBox="0 0 600 692" svg:d="M242 616l-137-269c-2-7-4-11-11-11-2 0-4 0-11 4l-74 50c-9 6-9 11-9 13s4 9 9 9c4 0 4 0 13-7 9-4 30-20 36-24l153 298c4 11 6 13 15 13 7 0 14 0 20-13l348-648c6-9 6-11 6-13 0-11-9-18-15-18-12 0-16 7-18 13z">
            <text:p/>
          </draw:path>
          <draw:polygon draw:style-name="gr3" draw:text-style-name="P6" draw:layer="layout" svg:width="0.299cm" svg:height="0.035cm" svg:x="10.348cm" svg:y="6.512cm" svg:viewBox="0 0 300 36" draw:points="150,36 0,36 0,0 300,0 300,36">
            <text:p/>
          </draw:polygon>
          <draw:path draw:style-name="gr3" draw:text-style-name="P6" draw:layer="layout" svg:width="0.234cm" svg:height="0.438cm" svg:x="10.377cm" svg:y="6.675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</draw:g>
        <draw:g xml:id="id62" draw:id="id62">
          <svg:title>TexMaths</svg:title>
          <svg:desc>26§display§\frac{dy}{dx} = \frac{ 2\sqrt{t} + 1 }{ 2\sqrt{t} - 1 }§svg§600§FALSE§</svg:desc>
          <draw:polygon draw:style-name="gr2" draw:text-style-name="P5" draw:layer="layout" svg:width="5.466cm" svg:height="2.156cm" svg:x="3.472cm" svg:y="7.379cm" svg:viewBox="0 0 5467 2157" draw:points="2733,2157 0,2157 0,0 5467,0 5467,2157">
            <text:p/>
          </draw:polygon>
          <draw:path draw:style-name="gr3" draw:text-style-name="P6" draw:layer="layout" svg:width="0.436cm" svg:height="0.646cm" svg:x="3.484cm" svg:y="7.479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23cm" svg:height="0.592cm" svg:x="3.948cm" svg:y="7.707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0.999cm" svg:height="0.039cm" svg:x="3.426cm" svg:y="8.484cm" svg:viewBox="0 0 1000 40" draw:points="499,40 0,40 0,0 1000,0 1000,40">
            <text:p/>
          </draw:polygon>
          <draw:path draw:style-name="gr3" draw:text-style-name="P6" draw:layer="layout" svg:width="0.436cm" svg:height="0.646cm" svg:x="3.463cm" svg:y="8.72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3.927cm" svg:y="8.95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8 147-141 0-9-8-9-10-9-8 0-10 2-12 9-30 99-94 120-123 120-36 0-50-29-50-60 0-21 6-40 17-81z">
            <text:p/>
          </draw:path>
          <draw:path draw:style-name="gr3" draw:text-style-name="P6" draw:layer="layout" svg:width="0.608cm" svg:height="0.215cm" svg:x="4.838cm" svg:y="8.3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5.907cm" svg:y="7.504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6.385cm" svg:y="7.333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08cm" svg:y="7.333cm" svg:viewBox="0 0 333 40" draw:points="166,40 0,40 0,0 333,0 333,40">
            <text:p/>
          </draw:polygon>
          <draw:path draw:style-name="gr3" draw:text-style-name="P6" draw:layer="layout" svg:width="0.282cm" svg:height="0.584cm" svg:x="7.101cm" svg:y="7.541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6" draw:layer="layout" svg:width="0.608cm" svg:height="0.611cm" svg:x="7.664cm" svg:y="7.57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03cm" svg:height="0.611cm" svg:x="8.606cm" svg:y="7.50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3.123cm" svg:height="0.039cm" svg:x="5.861cm" svg:y="8.484cm" svg:viewBox="0 0 3124 40" draw:points="1562,40 0,40 0,0 3124,0 3124,40">
            <text:p/>
          </draw:polygon>
          <draw:path draw:style-name="gr3" draw:text-style-name="P6" draw:layer="layout" svg:width="0.365cm" svg:height="0.611cm" svg:x="5.907cm" svg:y="8.837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6.385cm" svg:y="8.667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08cm" svg:y="8.667cm" svg:viewBox="0 0 333 40" draw:points="166,40 0,40 0,0 333,0 333,40">
            <text:p/>
          </draw:polygon>
          <draw:path draw:style-name="gr3" draw:text-style-name="P6" draw:layer="layout" svg:width="0.282cm" svg:height="0.584cm" svg:x="7.101cm" svg:y="8.875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6" draw:layer="layout" svg:width="0.558cm" svg:height="0.039cm" svg:x="7.687cm" svg:y="9.199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8.606cm" svg:y="8.837cm" svg:viewBox="0 0 304 612" svg:d="M189 23c0-21 0-23-23-23-56 58-137 58-166 58v29c19 0 73 0 121-25v477c0 33-2 44-86 44h-29v29c31-4 113-4 148-4 37 0 116 0 150 4v-29h-29c-84 0-86-11-86-44z">
            <text:p/>
          </draw:path>
        </draw:g>
        <draw:g xml:id="id57" draw:id="id57">
          <svg:title>TexMaths</svg:title>
          <svg:desc>22§display§.\ .\ .\ . (II) §svg§600§FALSE§</svg:desc>
          <draw:polygon draw:style-name="gr2" draw:text-style-name="P5" draw:layer="layout" svg:width="2.881cm" svg:height="0.696cm" svg:x="11.324cm" svg:y="1.566cm" svg:viewBox="0 0 2882 697" draw:points="1442,697 0,697 0,0 2882,0 2882,697">
            <text:p/>
          </draw:polygon>
          <draw:path draw:style-name="gr3" draw:text-style-name="P6" draw:layer="layout" svg:width="0.083cm" svg:height="0.083cm" svg:x="11.352cm" svg:y="2.0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824cm" svg:y="2.0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297cm" svg:y="2.0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769cm" svg:y="2.0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2.994cm" svg:y="1.5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3.244cm" svg:y="1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3.646cm" svg:y="1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4.065cm" svg:y="1.5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60" draw:id="id60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2.825cm" svg:y="5.267cm" svg:viewBox="0 0 8607 697" draw:points="4304,697 0,697 0,0 8607,0 8607,697">
            <text:p/>
          </draw:polygon>
          <draw:path draw:style-name="gr3" draw:text-style-name="P6" draw:layer="layout" svg:width="0.083cm" svg:height="0.083cm" svg:x="12.853cm" svg:y="5.7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325cm" svg:y="5.7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798cm" svg:y="5.7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27cm" svg:y="5.726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4.509cm" svg:y="5.228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4.916cm" svg:y="5.283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5.353cm" svg:y="5.4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5.655cm" svg:y="5.462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6.046cm" svg:y="5.465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7cm" svg:y="5.2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7.25cm" svg:y="5.2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669cm" svg:y="5.2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8.216cm" svg:y="5.462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8.595cm" svg:y="5.4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19.026cm" svg:y="5.272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19.764cm" svg:y="5.2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0.014cm" svg:y="5.2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0.415cm" svg:y="5.2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0.832cm" svg:y="5.2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1.364cm" svg:y="5.228cm" svg:viewBox="0 0 107 774" draw:points="107,0 0,0 0,32 76,32 76,744 0,744 0,774 107,774">
            <text:p/>
          </draw:polygon>
        </draw:g>
        <draw:g xml:id="id61" draw:id="id61">
          <svg:title>TexMaths</svg:title>
          <svg:desc>28§display§\therefore§svg§600§FALSE§</svg:desc>
          <draw:polygon draw:style-name="gr2" draw:text-style-name="P5" draw:layer="layout" svg:width="0.528cm" svg:height="0.433cm" svg:x="1.745cm" svg:y="8.476cm" svg:viewBox="0 0 529 434" draw:points="265,434 0,434 0,0 529,0 529,434">
            <text:p/>
          </draw:polygon>
          <draw:path draw:style-name="gr3" draw:text-style-name="P6" draw:layer="layout" svg:width="0.598cm" svg:height="0.531cm" svg:x="1.725cm" svg:y="8.4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64" draw:id="id64">
          <svg:title>TexMaths</svg:title>
          <svg:desc>28§display§y = a(1 - \cos \theta )§svg§600§FALSE§</svg:desc>
          <draw:polygon draw:style-name="gr2" draw:text-style-name="P5" draw:layer="layout" svg:width="6.585cm" svg:height="0.886cm" svg:x="9.742cm" svg:y="10.077cm" svg:viewBox="0 0 6586 887" draw:points="3293,887 0,887 0,0 6586,0 6586,887">
            <text:p/>
          </draw:polygon>
          <draw:path draw:style-name="gr3" draw:text-style-name="P6" draw:layer="layout" svg:width="0.456cm" svg:height="0.638cm" svg:x="9.722cm" svg:y="10.331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4 0 204-90 231-202z">
            <text:p/>
          </draw:path>
          <draw:path draw:style-name="gr3" draw:text-style-name="P6" draw:layer="layout" svg:width="0.655cm" svg:height="0.232cm" svg:x="10.54cm" svg:y="10.40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2cm" svg:height="0.447cm" svg:x="11.561cm" svg:y="10.331cm" svg:viewBox="0 0 453 448" svg:d="M329 63c-18-36-47-63-92-63-114 0-237 146-237 289 0 94 54 159 132 159 20 0 70-4 128-74 9 41 42 74 89 74 36 0 59-22 74-54 16-35 30-96 30-98 0-9-9-9-12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23cm" svg:height="0.985cm" svg:x="12.141cm" svg:y="10.0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12.513cm" svg:y="10.11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3.219cm" svg:y="10.501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14.155cm" svg:y="10.32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4.586cm" svg:y="10.32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5.083cm" svg:y="10.32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407cm" svg:height="0.707cm" svg:x="15.643cm" svg:y="10.07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16.149cm" svg:y="10.0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5" draw:id="id65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4.941cm" svg:y="11.379cm" svg:viewBox="0 0 6199 607" draw:points="3101,607 0,607 0,0 6199,0 6199,607">
            <text:p/>
          </draw:polygon>
          <draw:path draw:style-name="gr3" draw:text-style-name="P6" draw:layer="layout" svg:width="0.662cm" svg:height="0.673cm" svg:x="4.925cm" svg:y="11.352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675cm" svg:y="11.36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942cm" svg:y="11.33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576cm" svg:y="11.919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23cm" svg:y="11.5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8.017cm" svg:y="11.919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563cm" svg:y="11.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9.036cm" svg:y="11.919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576cm" svg:y="11.40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992cm" svg:y="11.919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10.55cm" svg:y="11.33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1.083cm" svg:y="11.919cm" svg:viewBox="0 0 108 108" svg:d="M108 54c0-29-25-54-54-54s-54 25-54 54 25 54 54 54 54-25 54-54z">
            <text:p/>
          </draw:path>
        </draw:g>
        <draw:g xml:id="id66" draw:id="id66">
          <svg:title>TexMaths</svg:title>
          <svg:desc>28§display§\frac{dy}{d \theta } =  \frac{d}{d\theta }[\ a(1 - \cos \theta )\ ] = a [\ 0 - (- \sin \theta )\ ]§svg§600§FALSE§</svg:desc>
          <draw:polygon draw:style-name="gr2" draw:text-style-name="P5" draw:layer="layout" svg:width="17.924cm" svg:height="1.936cm" svg:x="4.972cm" svg:y="12.577cm" svg:viewBox="0 0 17925 1937" draw:points="8963,1937 0,1937 0,0 17925,0 17925,1937">
            <text:p/>
          </draw:polygon>
          <draw:path draw:style-name="gr3" draw:text-style-name="P6" draw:layer="layout" svg:width="0.469cm" svg:height="0.696cm" svg:x="4.963cm" svg:y="12.52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463cm" svg:y="12.777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4.923cm" svg:y="13.61cm" svg:viewBox="0 0 1033 43" draw:points="515,43 0,43 0,0 1033,0 1033,43">
            <text:p/>
          </draw:polygon>
          <draw:path draw:style-name="gr3" draw:text-style-name="P6" draw:layer="layout" svg:width="0.469cm" svg:height="0.696cm" svg:x="4.977cm" svg:y="13.86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5.49cm" svg:y="13.85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6.399cm" svg:y="13.5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786cm" svg:y="12.52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7.501cm" svg:y="13.61cm" svg:viewBox="0 0 1004 43" draw:points="502,43 0,43 0,0 1004,0 1004,43">
            <text:p/>
          </draw:polygon>
          <draw:path draw:style-name="gr3" draw:text-style-name="P6" draw:layer="layout" svg:width="0.469cm" svg:height="0.696cm" svg:x="7.542cm" svg:y="13.86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8.055cm" svg:y="13.85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136cm" svg:height="0.984cm" svg:x="8.738cm" svg:y="13.139cm" svg:viewBox="0 0 137 985" draw:points="137,985 137,947 40,947 40,40 137,40 137,0 0,0 0,985">
            <text:p/>
          </draw:polygon>
          <draw:path draw:style-name="gr3" draw:text-style-name="P6" draw:layer="layout" svg:width="0.452cm" svg:height="0.447cm" svg:x="9.262cm" svg:y="13.442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23cm" svg:height="0.984cm" svg:x="9.84cm" svg:y="13.1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6cm" svg:height="0.657cm" svg:x="10.214cm" svg:y="13.22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0.918cm" svg:y="13.61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11.854cm" svg:y="13.435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2.286cm" svg:y="13.43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2.781cm" svg:y="13.43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3.344cm" svg:y="13.182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3.848cm" svg:y="13.13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6" draw:layer="layout" svg:width="0.136cm" svg:height="0.984cm" svg:x="14.524cm" svg:y="13.139cm" svg:viewBox="0 0 137 985" draw:points="137,0 0,0 0,40 96,40 96,947 0,947 0,985 137,985">
            <text:p/>
          </draw:polygon>
          <draw:path draw:style-name="gr3" draw:text-style-name="P6" draw:layer="layout" svg:width="0.655cm" svg:height="0.232cm" svg:x="15.104cm" svg:y="13.5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2cm" svg:height="0.447cm" svg:x="16.128cm" svg:y="13.442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olygon draw:style-name="gr3" draw:text-style-name="P6" draw:layer="layout" svg:width="0.136cm" svg:height="0.984cm" svg:x="16.724cm" svg:y="13.139cm" svg:viewBox="0 0 137 985" draw:points="137,985 137,947 40,947 40,40 137,40 137,0 0,0 0,985">
            <text:p/>
          </draw:polygon>
          <draw:path draw:style-name="gr3" draw:text-style-name="P6" draw:layer="layout" svg:width="0.416cm" svg:height="0.678cm" svg:x="17.248cm" svg:y="13.22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6" draw:layer="layout" svg:width="0.602cm" svg:height="0.042cm" svg:x="18.001cm" svg:y="13.61cm" svg:viewBox="0 0 603 43" svg:d="M569 43c16 0 34 0 34-23 0-20-18-20-34-20h-535c-16 0-34 0-34 20 0 23 18 23 34 23z">
            <text:p/>
          </draw:path>
          <draw:path draw:style-name="gr3" draw:text-style-name="P6" draw:layer="layout" svg:width="0.23cm" svg:height="0.984cm" svg:x="19.002cm" svg:y="13.1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602cm" svg:height="0.042cm" svg:x="19.37cm" svg:y="13.61cm" svg:viewBox="0 0 603 43" svg:d="M569 43c16 0 34 0 34-23 0-20-18-20-34-20h-535c-16 0-34 0-34 20 0 23 18 23 34 23z">
            <text:p/>
          </draw:path>
          <draw:path draw:style-name="gr3" draw:text-style-name="P6" draw:layer="layout" svg:width="0.324cm" svg:height="0.454cm" svg:x="20.25cm" svg:y="13.43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20.637cm" svg:y="13.21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20.908cm" svg:y="13.44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1.63cm" svg:y="13.182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22.134cm" svg:y="13.13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6" draw:layer="layout" svg:width="0.136cm" svg:height="0.984cm" svg:x="22.81cm" svg:y="13.139cm" svg:viewBox="0 0 137 985" draw:points="137,0 0,0 0,40 96,40 96,947 0,947 0,985 137,985">
            <text:p/>
          </draw:polygon>
        </draw:g>
        <draw:g xml:id="id58" draw:id="id58">
          <svg:title>TexMaths</svg:title>
          <svg:desc>28§display§\text {Now}§svg§600§FALSE§</svg:desc>
          <draw:polygon draw:style-name="gr2" draw:text-style-name="P5" draw:layer="layout" svg:width="1.797cm" svg:height="0.586cm" svg:x="3.548cm" svg:y="3.207cm" svg:viewBox="0 0 1798 587" draw:points="898,587 0,587 0,0 1798,0 1798,587">
            <text:p/>
          </draw:polygon>
          <draw:path draw:style-name="gr3" draw:text-style-name="P6" draw:layer="layout" svg:width="0.673cm" svg:height="0.674cm" svg:x="3.53cm" svg:y="3.15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264cm" svg:y="3.38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719cm" svg:y="3.40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6.4cm" svg:height="14.4cm" svg:x="0.8cm" svg:y="0.6cm" presentation:class="subtitle" presentation:user-transformed="true">
          <draw:text-box>
            <text:p text:style-name="P8"><text:span text:style-name="T14"><text:tab/></text:span><text:span text:style-name="T14"><text:tab/></text:span></text:p>
            <text:p text:style-name="P8"><text:span text:style-name="T12"/></text:p>
            <text:p text:style-name="P8"><text:span text:style-name="T26"><text:s text:c="19"/></text:span></text:p>
            <text:p text:style-name="P8"><text:span text:style-name="T26"/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s text:c="5"/></text:span></text:p>
            <text:p text:style-name="P8"><text:span text:style-name="T12"><text:s text:c="4"/></text:span></text:p>
            <text:p xml:id="id75" text:id="id75" text:style-name="P8"><text:span text:style-name="T12"><text:tab/></text:span><text:span text:style-name="T12">Now, <text:s/></text:span></text:p>
          </draw:text-box>
        </draw:frame>
        <draw:g xml:id="id70" draw:id="id70">
          <svg:title>TexMaths</svg:title>
          <svg:desc>28§display§x = a( \theta + \sin \theta)§svg§600§FALSE§</svg:desc>
          <draw:polygon draw:style-name="gr2" draw:text-style-name="P5" draw:layer="layout" svg:width="6.518cm" svg:height="0.886cm" svg:x="6.043cm" svg:y="3.179cm" svg:viewBox="0 0 6519 887" draw:points="3259,887 0,887 0,0 6519,0 6519,887">
            <text:p/>
          </draw:polygon>
          <draw:path draw:style-name="gr3" draw:text-style-name="P6" draw:layer="layout" svg:width="0.492cm" svg:height="0.447cm" svg:x="6.023cm" svg:y="3.4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885cm" svg:y="3.5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7.907cm" svg:y="3.433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23cm" svg:height="0.985cm" svg:x="8.487cm" svg:y="3.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07cm" svg:height="0.707cm" svg:x="8.812cm" svg:y="3.175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655cm" svg:height="0.658cm" svg:x="9.535cm" svg:y="3.29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4cm" svg:height="0.454cm" svg:x="10.496cm" svg:y="3.42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0.884cm" svg:y="3.2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1.157cm" svg:y="3.43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1.876cm" svg:y="3.175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12.38cm" svg:y="3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2" draw:id="id72">
          <svg:title>TexMaths</svg:title>
          <svg:desc>28§display§\frac{dx}{d\theta } = a \frac{d}{d\theta}( \theta + \sin \theta )§svg§600§FALSE§</svg:desc>
          <draw:polygon draw:style-name="gr2" draw:text-style-name="P5" draw:layer="layout" svg:width="8.384cm" svg:height="1.936cm" svg:x="3.775cm" svg:y="5.982cm" svg:viewBox="0 0 8385 1937" draw:points="4193,1937 0,1937 0,0 8385,0 8385,1937">
            <text:p/>
          </draw:polygon>
          <draw:path draw:style-name="gr3" draw:text-style-name="P6" draw:layer="layout" svg:width="0.469cm" svg:height="0.696cm" svg:x="3.766cm" svg:y="5.9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266cm" svg:y="6.18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726cm" svg:y="7.015cm" svg:viewBox="0 0 1077 43" draw:points="538,43 0,43 0,0 1077,0 1077,43">
            <text:p/>
          </draw:polygon>
          <draw:path draw:style-name="gr3" draw:text-style-name="P6" draw:layer="layout" svg:width="0.469cm" svg:height="0.696cm" svg:x="3.802cm" svg:y="7.27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315cm" svg:y="7.2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247cm" svg:y="6.9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6.27cm" svg:y="6.847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51 0-65-54-65-92 0-50 32-173 56-218 30-58 74-94 115-94 65 0 78 81 78 88 0 4-2 11-4 15z">
            <text:p/>
          </draw:path>
          <draw:path draw:style-name="gr3" draw:text-style-name="P6" draw:layer="layout" svg:width="0.469cm" svg:height="0.696cm" svg:x="7.153cm" svg:y="5.9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2cm" svg:height="0.042cm" svg:x="6.868cm" svg:y="7.015cm" svg:viewBox="0 0 1003 43" draw:points="502,43 0,43 0,0 1003,0 1003,43">
            <text:p/>
          </draw:polygon>
          <draw:path draw:style-name="gr3" draw:text-style-name="P6" draw:layer="layout" svg:width="0.469cm" svg:height="0.696cm" svg:x="6.909cm" svg:y="7.274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7.422cm" svg:y="7.2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8.087cm" svg:y="6.5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407cm" svg:height="0.707cm" svg:x="8.411cm" svg:y="6.5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657cm" svg:x="9.135cm" svg:y="6.7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24cm" svg:height="0.454cm" svg:x="10.096cm" svg:y="6.84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0.483cm" svg:y="6.62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756cm" svg:y="6.84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1.475cm" svg:y="6.5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1.979cm" svg:y="6.54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71" draw:id="id71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3.641cm" svg:y="4.68cm" svg:viewBox="0 0 6199 607" draw:points="3101,607 0,607 0,0 6199,0 6199,607">
            <text:p/>
          </draw:polygon>
          <draw:path draw:style-name="gr3" draw:text-style-name="P6" draw:layer="layout" svg:width="0.662cm" svg:height="0.673cm" svg:x="3.625cm" svg:y="4.653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375cm" svg:y="4.6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642cm" svg:y="4.631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276cm" svg:y="5.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93cm" svg:y="4.8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717cm" svg:y="5.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263cm" svg:y="4.8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736cm" svg:y="5.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276cm" svg:y="4.7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692cm" svg:y="5.22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9.25cm" svg:y="4.631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9.783cm" svg:y="5.22cm" svg:viewBox="0 0 108 108" svg:d="M108 54c0-29-25-54-54-54s-54 25-54 54 25 54 54 54 54-25 54-54z">
            <text:p/>
          </draw:path>
        </draw:g>
        <draw:g xml:id="id67" draw:id="id67">
          <svg:title>TexMaths</svg:title>
          <svg:desc>28§display§\frac{dy}{d\theta} =  a \sin \theta§svg§600§FALSE§</svg:desc>
          <draw:polygon draw:style-name="gr2" draw:text-style-name="P5" draw:layer="layout" svg:width="4.867cm" svg:height="1.936cm" svg:x="3.776cm" svg:y="0.682cm" svg:viewBox="0 0 4868 1937" draw:points="2435,1937 0,1937 0,0 4868,0 4868,1937">
            <text:p/>
          </draw:polygon>
          <draw:path draw:style-name="gr3" draw:text-style-name="P6" draw:layer="layout" svg:width="0.469cm" svg:height="0.696cm" svg:x="3.767cm" svg:y="0.633cm" svg:viewBox="0 0 470 697" svg:d="M470 11c0-2 0-11-13-11s-107 9-125 11c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267cm" svg:y="0.88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32cm" svg:height="0.042cm" svg:x="3.727cm" svg:y="1.715cm" svg:viewBox="0 0 1033 43" draw:points="515,43 0,43 0,0 1033,0 1033,43">
            <text:p/>
          </draw:polygon>
          <draw:path draw:style-name="gr3" draw:text-style-name="P6" draw:layer="layout" svg:width="0.469cm" svg:height="0.696cm" svg:x="3.781cm" svg:y="1.974cm" svg:viewBox="0 0 470 697" svg:d="M470 11c0-2 0-11-13-11s-107 9-125 11c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294cm" svg:y="1.9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203cm" svg:y="1.62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452cm" svg:height="0.447cm" svg:x="6.227cm" svg:y="1.547cm" svg:viewBox="0 0 453 448" svg:d="M329 63c-18-36-47-63-92-63-114 0-237 146-237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6" draw:layer="layout" svg:width="0.324cm" svg:height="0.454cm" svg:x="6.904cm" svg:y="1.54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7.294cm" svg:y="1.32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565cm" svg:y="1.54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8.286cm" svg:y="1.287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68" draw:id="id68">
          <svg:title>TexMaths</svg:title>
          <svg:desc>22§display§.\ .\ .\ . (I) §svg§600§FALSE§</svg:desc>
          <draw:polygon draw:style-name="gr2" draw:text-style-name="P5" draw:layer="layout" svg:width="2.481cm" svg:height="0.696cm" svg:x="11.325cm" svg:y="1.466cm" svg:viewBox="0 0 2482 697" draw:points="1241,697 0,697 0,0 2482,0 2482,697">
            <text:p/>
          </draw:polygon>
          <draw:path draw:style-name="gr3" draw:text-style-name="P6" draw:layer="layout" svg:width="0.084cm" svg:height="0.083cm" svg:x="11.353cm" svg:y="1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1.825cm" svg:y="1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299cm" svg:y="1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77cm" svg:y="1.9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2.996cm" svg:y="1.4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3.246cm" svg:y="1.4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3.665cm" svg:y="1.4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73" draw:id="id73">
          <svg:title>TexMaths</svg:title>
          <svg:desc>28§display§\frac{dx}{d\theta} =  a [\  1 + \cos \theta \ ]§svg§600§FALSE§</svg:desc>
          <draw:polygon draw:style-name="gr2" draw:text-style-name="P5" draw:layer="layout" svg:width="7.678cm" svg:height="1.936cm" svg:x="3.775cm" svg:y="8.483cm" svg:viewBox="0 0 7679 1937" draw:points="3839,1937 0,1937 0,0 7679,0 7679,1937">
            <text:p/>
          </draw:polygon>
          <draw:path draw:style-name="gr3" draw:text-style-name="P6" draw:layer="layout" svg:width="0.469cm" svg:height="0.696cm" svg:x="3.766cm" svg:y="8.43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266cm" svg:y="8.68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726cm" svg:y="9.516cm" svg:viewBox="0 0 1077 43" draw:points="537,43 0,43 0,0 1077,0 1077,43">
            <text:p/>
          </draw:polygon>
          <draw:path draw:style-name="gr3" draw:text-style-name="P6" draw:layer="layout" svg:width="0.469cm" svg:height="0.696cm" svg:x="3.802cm" svg:y="9.77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315cm" svg:y="9.76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247cm" svg:y="9.4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6.27cm" svg:y="9.348cm" svg:viewBox="0 0 452 448" svg:d="M329 63c-18-36-47-63-92-63-114 0-237 146-237 289 0 94 54 159 132 159 20 0 70-5 128-74 9 40 42 74 89 74 36 0 59-22 74-54 16-36 29-96 29-98 0-9-9-9-11-9-11 0-11 2-13 18-18 62-36 121-76 121-27 0-30-25-30-45 0-23 3-29 14-74 11-40 11-52 20-88l36-138c7-29 7-29 7-34 0-18-12-27-27-27-25 0-41 23-43 43zM264 320c-4 18-4 18-20 36-42 54-83 70-110 70-51 0-65-54-65-92 0-50 32-173 56-218 30-58 74-94 115-94 65 0 78 81 78 88 0 4-2 11-4 15z">
            <text:p/>
          </draw:path>
          <draw:polygon draw:style-name="gr3" draw:text-style-name="P6" draw:layer="layout" svg:width="0.136cm" svg:height="0.984cm" svg:x="6.866cm" svg:y="9.045cm" svg:viewBox="0 0 137 985" draw:points="137,985 137,947 40,947 40,40 137,40 137,0 0,0 0,985">
            <text:p/>
          </draw:polygon>
          <draw:path draw:style-name="gr3" draw:text-style-name="P6" draw:layer="layout" svg:width="0.326cm" svg:height="0.657cm" svg:x="7.439cm" svg:y="9.12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8.118cm" svg:y="9.2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75cm" svg:height="0.454cm" svg:x="9.079cm" svg:y="9.341cm" svg:viewBox="0 0 376 455" svg:d="M83 228c0-161 80-203 132-203 9 0 72 0 107 35-42 5-47 34-47 47 0 25 18 45 45 45s47-18 47-47c0-67-76-105-152-105-123 0-215 107-215 228 0 128 99 227 213 227 132 0 163-119 163-130 0-9-9-9-11-9-9 0-11 4-13 9-30 92-94 105-130 105-52 0-139-43-139-202z">
            <text:p/>
          </draw:path>
          <draw:path draw:style-name="gr3" draw:text-style-name="P6" draw:layer="layout" svg:width="0.438cm" svg:height="0.454cm" svg:x="9.511cm" svg:y="9.341cm" svg:viewBox="0 0 439 455" svg:d="M439 231c0-126-101-231-220-231-123 0-219 107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6" draw:layer="layout" svg:width="0.324cm" svg:height="0.454cm" svg:x="10.008cm" svg:y="9.341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0.568cm" svg:y="9.08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136cm" svg:height="0.984cm" svg:x="11.367cm" svg:y="9.045cm" svg:viewBox="0 0 137 985" draw:points="137,0 0,0 0,40 96,40 96,947 0,947 0,985 137,985">
            <text:p/>
          </draw:polygon>
        </draw:g>
        <draw:g xml:id="id74" draw:id="id74">
          <svg:title>TexMaths</svg:title>
          <svg:desc>22§display§.\ .\ .\ . (II) §svg§600§FALSE§</svg:desc>
          <draw:polygon draw:style-name="gr2" draw:text-style-name="P5" draw:layer="layout" svg:width="2.881cm" svg:height="0.696cm" svg:x="12.626cm" svg:y="9.066cm" svg:viewBox="0 0 2882 697" draw:points="1442,697 0,697 0,0 2882,0 2882,697">
            <text:p/>
          </draw:polygon>
          <draw:path draw:style-name="gr3" draw:text-style-name="P6" draw:layer="layout" svg:width="0.083cm" svg:height="0.083cm" svg:x="12.654cm" svg:y="9.5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126cm" svg:y="9.5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99cm" svg:y="9.5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071cm" svg:y="9.5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4.296cm" svg:y="9.0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4.546cm" svg:y="9.0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4.948cm" svg:y="9.0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5.367cm" svg:y="9.0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76" draw:id="id76">
          <svg:title>TexMaths</svg:title>
          <svg:desc>28§display§\frac{dy}{dx} = \frac{\frac{dy}{d\theta}}{\frac{dx}{d\theta}} = \frac{ a \sin \theta }{a (1 + \cos \theta )}§svg§600§FALSE§</svg:desc>
          <draw:polygon draw:style-name="gr2" draw:text-style-name="P5" draw:layer="layout" svg:width="10.117cm" svg:height="2.648cm" svg:x="5.177cm" svg:y="10.983cm" svg:viewBox="0 0 10118 2649" draw:points="5058,2649 0,2649 0,0 10118,0 10118,2649">
            <text:p/>
          </draw:polygon>
          <draw:path draw:style-name="gr3" draw:text-style-name="P6" draw:layer="layout" svg:width="0.469cm" svg:height="0.696cm" svg:x="5.191cm" svg:y="11.225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5.69cm" svg:y="11.474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5.128cm" svg:y="12.31cm" svg:viewBox="0 0 1077 43" draw:points="538,43 0,43 0,0 1077,0 1077,43">
            <text:p/>
          </draw:polygon>
          <draw:path draw:style-name="gr3" draw:text-style-name="P6" draw:layer="layout" svg:width="0.469cm" svg:height="0.696cm" svg:x="5.168cm" svg:y="12.568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5.668cm" svg:y="12.8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649cm" svg:y="12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7.921cm" svg:y="10.934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55cm" svg:height="0.445cm" svg:x="8.322cm" svg:y="11.109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7.881cm" svg:y="11.586cm" svg:viewBox="0 0 836 43" draw:points="419,43 0,43 0,0 836,0 836,43">
            <text:p/>
          </draw:polygon>
          <draw:path draw:style-name="gr3" draw:text-style-name="P6" draw:layer="layout" svg:width="0.355cm" svg:height="0.488cm" svg:x="7.937cm" svg:y="11.71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347cm" svg:y="11.705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olygon draw:style-name="gr3" draw:text-style-name="P6" draw:layer="layout" svg:width="1.094cm" svg:height="0.042cm" svg:x="7.751cm" svg:y="12.31cm" svg:viewBox="0 0 1095 43" draw:points="547,43 0,43 0,0 1095,0 1095,43">
            <text:p/>
          </draw:polygon>
          <draw:path draw:style-name="gr3" draw:text-style-name="P6" draw:layer="layout" svg:width="0.355cm" svg:height="0.488cm" svg:x="7.91cm" svg:y="12.46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8.311cm" svg:y="12.642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7.87cm" svg:y="13.068cm" svg:viewBox="0 0 858 43" draw:points="430,43 0,43 0,0 858,0 858,43">
            <text:p/>
          </draw:polygon>
          <draw:path draw:style-name="gr3" draw:text-style-name="P6" draw:layer="layout" svg:width="0.355cm" svg:height="0.488cm" svg:x="7.937cm" svg:y="13.19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347cm" svg:y="13.186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ath draw:style-name="gr3" draw:text-style-name="P6" draw:layer="layout" svg:width="0.655cm" svg:height="0.232cm" svg:x="9.29cm" svg:y="12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1.633cm" svg:y="11.474cm" svg:viewBox="0 0 452 448" svg:d="M329 63c-18-36-47-63-92-63-114 0-237 146-237 289 0 94 54 159 132 159 20 0 70-4 128-74 9 41 42 74 89 74 36 0 59-22 74-54 16-35 29-96 29-98 0-9-8-9-11-9-9 0-11 2-13 18-18 63-36 121-76 121-27 0-29-25-29-45 0-22 2-29 13-74 11-40 11-51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6" draw:layer="layout" svg:width="0.324cm" svg:height="0.454cm" svg:x="12.312cm" svg:y="11.467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2.699cm" svg:y="11.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2.971cm" svg:y="11.47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07cm" svg:height="0.707cm" svg:x="13.692cm" svg:y="11.214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olygon draw:style-name="gr3" draw:text-style-name="P6" draw:layer="layout" svg:width="4.952cm" svg:height="0.042cm" svg:x="10.392cm" svg:y="12.31cm" svg:viewBox="0 0 4953 43" draw:points="2478,43 0,43 0,0 4953,0 4953,43">
            <text:p/>
          </draw:polygon>
          <draw:path draw:style-name="gr3" draw:text-style-name="P6" draw:layer="layout" svg:width="0.451cm" svg:height="0.447cm" svg:x="10.43cm" svg:y="12.814cm" svg:viewBox="0 0 452 448" svg:d="M329 63c-18-36-47-63-92-63-114 0-237 146-237 289 0 94 54 159 132 159 20 0 70-4 128-74 9 41 42 74 89 74 36 0 59-22 74-54 16-35 29-96 29-98 0-9-8-9-11-9-11 0-11 2-13 18-18 63-36 121-76 121-27 0-29-25-29-45 0-22 2-29 13-74 11-40 11-51 20-87l36-139c7-29 7-29 7-34 0-18-11-27-27-27-25 0-40 23-43 43zM264 320c-4 18-4 18-20 36-42 54-83 70-110 70-49 0-65-54-65-92 0-49 32-173 56-217 30-59 74-95 115-95 65 0 78 81 78 88 0 4-2 11-4 16z">
            <text:p/>
          </draw:path>
          <draw:path draw:style-name="gr3" draw:text-style-name="P6" draw:layer="layout" svg:width="0.23cm" svg:height="0.985cm" svg:x="11.008cm" svg:y="12.512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6" draw:layer="layout" svg:width="0.326cm" svg:height="0.658cm" svg:x="11.382cm" svg:y="12.595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6" draw:layer="layout" svg:width="0.655cm" svg:height="0.658cm" svg:x="12.061cm" svg:y="12.67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75cm" svg:height="0.454cm" svg:x="13.022cm" svg:y="12.8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3.454cm" svg:y="12.8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3.952cm" svg:y="12.81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407cm" svg:height="0.707cm" svg:x="14.512cm" svg:y="12.557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ath draw:style-name="gr3" draw:text-style-name="P6" draw:layer="layout" svg:width="0.23cm" svg:height="0.985cm" svg:x="15.016cm" svg:y="12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9" draw:id="id69">
          <svg:title>TexMaths</svg:title>
          <svg:desc>28§display§\text {Also, }§svg§600§FALSE§</svg:desc>
          <draw:polygon draw:style-name="gr2" draw:text-style-name="P5" draw:layer="layout" svg:width="1.995cm" svg:height="0.796cm" svg:x="3.564cm" svg:y="3.19cm" svg:viewBox="0 0 1996 797" draw:points="997,797 0,797 0,0 1996,0 1996,797">
            <text:p/>
          </draw:polygon>
          <draw:path draw:style-name="gr3" draw:text-style-name="P6" draw:layer="layout" svg:width="0.676cm" svg:height="0.707cm" svg:x="3.546cm" svg:y="3.141cm" svg:viewBox="0 0 677 708" svg:d="M361 20c-5-13-7-20-23-20-15 0-18 7-22 20l-206 589c-18 52-56 65-110 67v32c22-2 65-5 101-5 31 0 83 3 114 5v-32c-49 0-74-24-74-51 0-2 0-11 0-13l47-130h244l52 150c0 4 2 11 2 15 0 29-54 29-81 29v32c36-5 104-5 142-5 42 0 87 3 130 5v-32h-18c-59 0-74-6-83-40zM309 130l112 320h-222z">
            <text:p/>
          </draw:path>
          <draw:path draw:style-name="gr3" draw:text-style-name="P6" draw:layer="layout" svg:width="0.221cm" svg:height="0.684cm" svg:x="4.285cm" svg:y="3.163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324cm" svg:height="0.454cm" svg:x="4.559cm" svg:y="3.405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38cm" svg:height="0.454cm" svg:x="4.942cm" svg:y="3.4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115cm" svg:height="0.295cm" svg:x="5.491cm" svg:y="3.741cm" svg:viewBox="0 0 116 296" svg:d="M116 103c0-63-22-103-62-103-36 0-54 27-54 52 0 26 18 53 54 53 15 0 27-6 38-13l2-2c0 0 2 0 2 13 0 65-29 125-74 173-4 4-6 6-6 8 0 9 4 12 11 12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75" anim:sub-item="text" smil:attributeName="visibility" smil:to="visible"/>
                  <anim:animate smil:dur="0.25s" smil:fill="hold" smil:targetElement="id75" anim:sub-item="text" smil:attributeName="width" smil:values="width*0.05;width" smil:keyTimes="0;1"/>
                  <anim:animate smil:dur="0.25s" smil:fill="hold" smil:targetElement="id75" anim:sub-item="text" smil:attributeName="height" smil:values="height;height" smil:keyTimes="0;1"/>
                  <anim:animate smil:dur="0.25s" smil:fill="hold" smil:targetElement="id75" anim:sub-item="text" smil:attributeName="x" smil:values="x-.2;x" smil:keyTimes="0;1"/>
                  <anim:animate smil:dur="0.25s" smil:fill="hold" smil:targetElement="id75" anim:sub-item="text" smil:attributeName="y" smil:values="y;y" smil:keyTimes="0;1"/>
                  <anim:transitionFilter smil:dur="0.25s" smil:targetElement="id7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3cm" svg:x="0.722cm" svg:y="0.627cm" presentation:class="title" presentation:user-transformed="true">
          <draw:text-box>
            <text:p xml:id="id80" text:id="id80" text:style-name="P8"><text:span text:style-name="T27"><text:tab/></text:span><text:span text:style-name="T27"><text:tab/></text:span><text:span text:style-name="T16"><text:line-break/></text:span><text:span text:style-name="T12"><text:tab/></text:span><text:span text:style-name="T12">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text:s/></text:span><text:span text:style-name="T12"><text:tab/></text:span><text:span text:style-name="T12"><text:line-break/></text:span><text:span text:style-name="T12"><text:tab/></text:span><text:span text:style-name="T12">(iv) <text:s/>Given that, <text:s text:c="2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line-break/></text:span><text:span text:style-name="T12"><text:line-break/></text:span><text:span text:style-name="T12"> <text:s text:c="17"/></text:span><text:span text:style-name="T12"><text:line-break/></text:span><text:span text:style-name="T12"> <text:s text:c="14"/></text:span></text:p>
          </draw:text-box>
        </draw:frame>
        <draw:g xml:id="id77" draw:id="id77">
          <svg:title>TexMaths</svg:title>
          <svg:desc>28§display§\frac{dy}{dx} = \frac{ 2 \sin \left( \frac{ \theta}{2} \right). \cos \left( \frac{ \theta}{2} \right)  }{ 2\cos^2 \left( \frac{ \theta }{2} \right) }§svg§600§FALSE§</svg:desc>
          <draw:polygon draw:style-name="gr2" draw:text-style-name="P5" draw:layer="layout" svg:width="9.706cm" svg:height="2.605cm" svg:x="3.673cm" svg:y="0.981cm" svg:viewBox="0 0 9707 2606" draw:points="4855,2606 0,2606 0,0 9707,0 9707,2606">
            <text:p/>
          </draw:polygon>
          <draw:path draw:style-name="gr3" draw:text-style-name="P6" draw:layer="layout" svg:width="0.469cm" svg:height="0.696cm" svg:x="3.687cm" svg:y="1.183cm" svg:viewBox="0 0 470 697" svg:d="M470 11c0-2 0-11-13-11s-108 9-125 11c-7 0-14 5-14 18 0 14 9 14 25 14 47 0 49 6 49 15l-4 20-59 234c-18-36-47-63-92-63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4.186cm" svg:y="1.43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4 0 204-90 231-202z">
            <text:p/>
          </draw:path>
          <draw:polygon draw:style-name="gr3" draw:text-style-name="P6" draw:layer="layout" svg:width="1.077cm" svg:height="0.042cm" svg:x="3.624cm" svg:y="2.268cm" svg:viewBox="0 0 1078 43" draw:points="538,43 0,43 0,0 1078,0 1078,43">
            <text:p/>
          </draw:polygon>
          <draw:path draw:style-name="gr3" draw:text-style-name="P6" draw:layer="layout" svg:width="0.469cm" svg:height="0.696cm" svg:x="3.664cm" svg:y="2.525cm" svg:viewBox="0 0 470 697" svg:d="M470 11c0-2 0-11-13-11s-108 9-125 11c-7 0-14 5-14 18 0 14 9 14 25 14 47 0 49 6 49 15l-4 20-59 234c-18-36-47-63-92-63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4.164cm" svg:y="2.77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5.145cm" svg:y="2.1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8cm" svg:x="6.297cm" svg:y="1.149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24cm" svg:height="0.454cm" svg:x="6.935cm" svg:y="1.36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212cm" svg:height="0.66cm" svg:x="7.325cm" svg:y="1.1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7.596cm" svg:y="1.36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259cm" svg:height="1.182cm" svg:x="8.425cm" svg:y="0.968cm" svg:viewBox="0 0 260 1183" svg:d="M260 1172c0-2-2-4-5-9-47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6" draw:layer="layout" svg:width="0.31cm" svg:height="0.494cm" svg:x="8.889cm" svg:y="0.932cm" svg:viewBox="0 0 311 495" svg:d="M311 150c0-72-29-150-96-150-103 0-215 186-215 345 0 81 31 150 96 150 106 0 215-190 215-345zM78 235c36-150 95-215 137-215 45 0 45 76 45 90 0 27-7 67-20 125zM233 260c-20 76-36 112-56 146-22 35-49 69-81 69-38 0-44-54-44-90 0-47 13-100 20-125z">
            <text:p/>
          </draw:path>
          <draw:polygon draw:style-name="gr3" draw:text-style-name="P6" draw:layer="layout" svg:width="0.398cm" svg:height="0.042cm" svg:x="8.846cm" svg:y="1.539cm" svg:viewBox="0 0 399 43" draw:points="199,43 0,43 0,0 399,0 399,43">
            <text:p/>
          </draw:polygon>
          <draw:path draw:style-name="gr3" draw:text-style-name="P6" draw:layer="layout" svg:width="0.306cm" svg:height="0.458cm" svg:x="8.891cm" svg:y="1.68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9.402cm" svg:y="0.96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3" draw:text-style-name="P6" draw:layer="layout" svg:width="0.107cm" svg:height="0.107cm" svg:x="10.058cm" svg:y="1.701cm" svg:viewBox="0 0 108 108" svg:d="M108 54c0-29-25-54-54-54s-54 25-54 54 25 54 54 54 54-25 54-54z">
            <text:p/>
          </draw:path>
          <draw:path draw:style-name="gr3" draw:text-style-name="P6" draw:layer="layout" svg:width="0.375cm" svg:height="0.454cm" svg:x="10.446cm" svg:y="1.36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0.876cm" svg:y="1.36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1.373cm" svg:y="1.36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259cm" svg:height="1.182cm" svg:x="12.043cm" svg:y="0.968cm" svg:viewBox="0 0 260 1183" svg:d="M260 1172c0-2-2-4-5-9-47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6" draw:layer="layout" svg:width="0.31cm" svg:height="0.494cm" svg:x="12.507cm" svg:y="0.932cm" svg:viewBox="0 0 311 495" svg:d="M311 150c0-72-29-150-96-150-103 0-215 186-215 345 0 81 31 150 96 150 106 0 215-190 215-345zM78 235c36-150 95-215 137-215 45 0 45 76 45 90 0 27-7 67-20 125zM233 260c-20 76-36 112-56 146-22 35-49 69-81 69-38 0-44-54-44-90 0-47 13-100 20-125z">
            <text:p/>
          </draw:path>
          <draw:polygon draw:style-name="gr3" draw:text-style-name="P6" draw:layer="layout" svg:width="0.398cm" svg:height="0.042cm" svg:x="12.462cm" svg:y="1.539cm" svg:viewBox="0 0 399 43" draw:points="199,43 0,43 0,0 399,0 399,43">
            <text:p/>
          </draw:polygon>
          <draw:path draw:style-name="gr3" draw:text-style-name="P6" draw:layer="layout" svg:width="0.306cm" svg:height="0.458cm" svg:x="12.509cm" svg:y="1.68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13.02cm" svg:y="0.96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6" draw:layer="layout" svg:width="7.182cm" svg:height="0.042cm" svg:x="6.247cm" svg:y="2.268cm" svg:viewBox="0 0 7183 43" draw:points="3591,43 0,43 0,0 7183,0 7183,43">
            <text:p/>
          </draw:polygon>
          <draw:path draw:style-name="gr3" draw:text-style-name="P6" draw:layer="layout" svg:width="0.393cm" svg:height="0.658cm" svg:x="7.829cm" svg:y="2.63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75cm" svg:height="0.454cm" svg:x="8.47cm" svg:y="2.85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8.902cm" svg:y="2.8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9.4cm" svg:y="2.8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06cm" svg:height="0.458cm" svg:x="9.798cm" svg:y="2.5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10.511cm" svg:y="2.454cm" svg:viewBox="0 0 260 1183" svg:d="M260 1172c0-2-2-4-5-9-47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6" draw:layer="layout" svg:width="0.31cm" svg:height="0.494cm" svg:x="10.972cm" svg:y="2.418cm" svg:viewBox="0 0 311 495" svg:d="M311 150c0-72-29-150-96-150-103 0-215 186-215 345 0 81 31 150 96 150 106 0 215-190 215-345zM78 235c36-150 95-215 137-215 45 0 45 76 45 90 0 27-7 67-20 125zM233 260c-20 76-36 112-56 146-22 35-49 69-81 69-38 0-44-54-44-90 0-47 13-100 20-125z">
            <text:p/>
          </draw:path>
          <draw:polygon draw:style-name="gr3" draw:text-style-name="P6" draw:layer="layout" svg:width="0.398cm" svg:height="0.042cm" svg:x="10.93cm" svg:y="3.025cm" svg:viewBox="0 0 399 43" draw:points="199,43 0,43 0,0 399,0 399,43">
            <text:p/>
          </draw:polygon>
          <draw:path draw:style-name="gr3" draw:text-style-name="P6" draw:layer="layout" svg:width="0.306cm" svg:height="0.458cm" svg:x="10.975cm" svg:y="3.17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11.488cm" svg:y="2.45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81" draw:id="id81">
          <svg:title>TexMaths</svg:title>
          <svg:desc>28§display§y = \sin^{-1} t§svg§600§FALSE§</svg:desc>
          <draw:polygon draw:style-name="gr2" draw:text-style-name="P5" draw:layer="layout" svg:width="4.486cm" svg:height="0.975cm" svg:x="9.447cm" svg:y="6.783cm" svg:viewBox="0 0 4487 976" draw:points="2244,976 0,976 0,0 4487,0 4487,976">
            <text:p/>
          </draw:polygon>
          <draw:path draw:style-name="gr3" draw:text-style-name="P6" draw:layer="layout" svg:width="0.456cm" svg:height="0.637cm" svg:x="9.427cm" svg:y="7.17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55cm" svg:height="0.232cm" svg:x="10.245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1.259cm" svg:y="7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1.649cm" svg:y="6.94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1.92cm" svg:y="7.171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2.511cm" svg:y="7.003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3.125cm" svg:y="6.734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304cm" svg:height="0.628cm" svg:x="13.678cm" svg:y="6.9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4-29-45 0-24 0-31 5-47z">
            <text:p/>
          </draw:path>
        </draw:g>
        <draw:g xml:id="id79" draw:id="id79">
          <svg:title>TexMaths</svg:title>
          <svg:desc>26§display§\frac{dy}{dx} =  \tan \left( \frac{ \theta }{2} \right)§svg§600§FALSE§</svg:desc>
          <draw:polygon draw:style-name="gr2" draw:text-style-name="P5" draw:layer="layout" svg:width="5.539cm" svg:height="2.101cm" svg:x="3.671cm" svg:y="4.08cm" svg:viewBox="0 0 5540 2102" draw:points="2769,2102 0,2102 0,0 5540,0 5540,2102">
            <text:p/>
          </draw:polygon>
          <draw:path draw:style-name="gr3" draw:text-style-name="P6" draw:layer="layout" svg:width="0.436cm" svg:height="0.646cm" svg:x="3.683cm" svg:y="4.107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6 526c-5 17-5 19-19 35-40 50-77 65-102 65-46 0-61-50-61-85 0-46 30-160 53-202 27-54 68-87 106-87 60 0 72 75 72 81 0 4-2 10-4 14z">
            <text:p/>
          </draw:path>
          <draw:path draw:style-name="gr3" draw:text-style-name="P6" draw:layer="layout" svg:width="0.423cm" svg:height="0.592cm" svg:x="4.147cm" svg:y="4.33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3 214-187z">
            <text:p/>
          </draw:path>
          <draw:polygon draw:style-name="gr3" draw:text-style-name="P6" draw:layer="layout" svg:width="1cm" svg:height="0.039cm" svg:x="3.625cm" svg:y="5.111cm" svg:viewBox="0 0 1001 40" draw:points="499,40 0,40 0,0 1001,0 1001,40">
            <text:p/>
          </draw:polygon>
          <draw:path draw:style-name="gr3" draw:text-style-name="P6" draw:layer="layout" svg:width="0.436cm" svg:height="0.646cm" svg:x="3.662cm" svg:y="5.3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6 526c-5 17-5 19-19 35-40 50-77 65-102 65-46 0-61-50-61-85 0-46 30-160 53-202 27-54 68-87 106-87 60 0 72 75 72 81 0 4-2 10-4 14z">
            <text:p/>
          </draw:path>
          <draw:path draw:style-name="gr3" draw:text-style-name="P6" draw:layer="layout" svg:width="0.457cm" svg:height="0.415cm" svg:x="4.126cm" svg:y="5.5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5.038cm" svg:y="5.02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288cm" svg:height="0.573cm" svg:x="5.97cm" svg:y="4.797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6.346cm" svg:y="4.949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6.794cm" svg:y="4.955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6" draw:layer="layout" svg:width="0.45cm" svg:height="2.193cm" svg:x="7.613cm" svg:y="4.03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78cm" svg:height="0.656cm" svg:x="8.246cm" svg:y="4.096cm" svg:viewBox="0 0 379 657" svg:d="M379 187c0-60-15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  <draw:polygon draw:style-name="gr3" draw:text-style-name="P6" draw:layer="layout" svg:width="0.459cm" svg:height="0.039cm" svg:x="8.206cm" svg:y="5.111cm" svg:viewBox="0 0 460 40" draw:points="229,40 0,40 0,0 460,0 460,40">
            <text:p/>
          </draw:polygon>
          <draw:path draw:style-name="gr3" draw:text-style-name="P6" draw:layer="layout" svg:width="0.365cm" svg:height="0.61cm" svg:x="8.252cm" svg:y="5.377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5cm" svg:height="2.193cm" svg:x="8.806cm" svg:y="4.034cm" svg:viewBox="0 0 451 2194" svg:d="M451 1098c0-360-83-722-316-996-18-21-52-58-89-92-13-10-15-10-27-10-11 0-19 0-19 8 0 4 4 9 6 11 31 33 94 93 154 193 148 235 214 533 214 884 0 247-31 564-183 836-72 131-149 206-187 245-2 2-4 5-4 9 0 8 8 8 19 8 12 0 14 0 29-15 308-278 403-696 403-1081z">
            <text:p/>
          </draw:path>
        </draw:g>
        <draw:g xml:id="id78" draw:id="id78">
          <svg:title>TexMaths</svg:title>
          <svg:desc>28§display§\therefore§svg§600§FALSE§</svg:desc>
          <draw:polygon draw:style-name="gr2" draw:text-style-name="P5" draw:layer="layout" svg:width="0.528cm" svg:height="0.433cm" svg:x="1.846cm" svg:y="4.876cm" svg:viewBox="0 0 529 434" draw:points="265,434 0,434 0,0 529,0 529,434">
            <text:p/>
          </draw:polygon>
          <draw:path draw:style-name="gr3" draw:text-style-name="P6" draw:layer="layout" svg:width="0.598cm" svg:height="0.531cm" svg:x="1.826cm" svg:y="4.8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82" draw:id="id82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043cm" svg:y="8.183cm" svg:viewBox="0 0 6067 607" draw:points="3034,607 0,607 0,0 6067,0 6067,607">
            <text:p/>
          </draw:polygon>
          <draw:path draw:style-name="gr3" draw:text-style-name="P6" draw:layer="layout" svg:width="0.662cm" svg:height="0.673cm" svg:x="4.027cm" svg:y="8.1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778cm" svg:y="8.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044cm" svg:y="8.134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678cm" svg:y="8.7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332cm" svg:y="8.3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119cm" svg:y="8.7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665cm" svg:y="8.394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138cm" svg:y="8.7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678cm" svg:y="8.2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095cm" svg:y="8.7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35cm" svg:y="8.2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51cm" svg:y="8.723cm" svg:viewBox="0 0 108 108" svg:d="M108 54c0-29-25-54-54-54s-54 25-54 54 25 54 54 54 54-25 54-54z">
            <text:p/>
          </draw:path>
        </draw:g>
        <draw:g xml:id="id83" draw:id="id83">
          <svg:title>TexMaths</svg:title>
          <svg:desc>28§display§\frac{dy}{dt} = 2a \frac{d}{dt}( t^2 ) = 2a ( 2t ) = 4at§svg§600§FALSE§</svg:desc>
          <draw:polygon draw:style-name="gr2" draw:text-style-name="P5" draw:layer="layout" svg:width="12.629cm" svg:height="1.936cm" svg:x="3.976cm" svg:y="9.481cm" svg:viewBox="0 0 12630 1937" draw:points="6315,1937 0,1937 0,0 12630,0 12630,1937">
            <text:p/>
          </draw:polygon>
          <draw:path draw:style-name="gr3" draw:text-style-name="P6" draw:layer="layout" svg:width="0.469cm" svg:height="0.696cm" svg:x="3.967cm" svg:y="9.4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67cm" svg:y="9.68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32cm" svg:height="0.042cm" svg:x="3.927cm" svg:y="10.514cm" svg:viewBox="0 0 1033 43" draw:points="515,43 0,43 0,0 1033,0 1033,43">
            <text:p/>
          </draw:polygon>
          <draw:path draw:style-name="gr3" draw:text-style-name="P6" draw:layer="layout" svg:width="0.469cm" svg:height="0.696cm" svg:x="4.048cm" svg:y="10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543cm" svg:y="10.838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5.403cm" svg:y="10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6.436cm" svg:y="10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52cm" svg:height="0.447cm" svg:x="6.92cm" svg:y="10.3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469cm" svg:height="0.696cm" svg:x="7.735cm" svg:y="9.43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0.868cm" svg:height="0.042cm" svg:x="7.518cm" svg:y="10.514cm" svg:viewBox="0 0 869 43" draw:points="435,43 0,43 0,0 869,0 869,43">
            <text:p/>
          </draw:polygon>
          <draw:path draw:style-name="gr3" draw:text-style-name="P6" draw:layer="layout" svg:width="0.469cm" svg:height="0.696cm" svg:x="7.556cm" svg:y="10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304cm" svg:height="0.628cm" svg:x="8.054cm" svg:y="10.838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8.6cm" svg:y="10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4cm" svg:height="0.628cm" svg:x="8.909cm" svg:y="10.16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06cm" svg:height="0.458cm" svg:x="9.286cm" svg:y="9.9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9.74cm" svg:y="10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0.395cm" svg:y="10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1.427cm" svg:y="10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52cm" svg:height="0.447cm" svg:x="11.909cm" svg:y="10.346cm" svg:viewBox="0 0 453 448" svg:d="M329 63c-18-36-47-63-92-63-114 0-237 146-237 289 0 94 54 159 132 159 20 0 70-5 128-74 9 40 42 74 89 74 36 0 59-22 74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23cm" svg:height="0.984cm" svg:x="12.489cm" svg:y="10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12.823cm" svg:y="10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304cm" svg:height="0.628cm" svg:x="13.289cm" svg:y="10.16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3.676cm" svg:y="10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4.333cm" svg:y="10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38cm" svg:height="0.666cm" svg:x="15.343cm" svg:y="10.115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6" draw:layer="layout" svg:width="0.452cm" svg:height="0.447cm" svg:x="15.847cm" svg:y="10.3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304cm" svg:height="0.628cm" svg:x="16.351cm" svg:y="10.164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</draw:g>
        <draw:g xml:id="id84" draw:id="id84">
          <svg:title>TexMaths</svg:title>
          <svg:desc>22§display§.\ .\ .\ \ \ (I)§svg§600§FALSE§</svg:desc>
          <draw:polygon draw:style-name="gr2" draw:text-style-name="P5" draw:layer="layout" svg:width="2.78cm" svg:height="0.696cm" svg:x="18.824cm" svg:y="10.372cm" svg:viewBox="0 0 2781 697" draw:points="1390,697 0,697 0,0 2781,0 2781,697">
            <text:p/>
          </draw:polygon>
          <draw:path draw:style-name="gr3" draw:text-style-name="P6" draw:layer="layout" svg:width="0.083cm" svg:height="0.083cm" svg:x="18.852cm" svg:y="10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324cm" svg:y="10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797cm" svg:y="10.8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0.794cm" svg:y="10.3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044cm" svg:y="10.384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1.463cm" svg:y="10.333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86" draw:id="id86">
          <svg:title>TexMaths</svg:title>
          <svg:desc>28§display§x = \sqrt{ 1 - t^2 }§svg§600§FALSE§</svg:desc>
          <draw:polygon draw:style-name="gr2" draw:text-style-name="P5" draw:layer="layout" svg:width="5.253cm" svg:height="1.082cm" svg:x="6.448cm" svg:y="12.083cm" svg:viewBox="0 0 5254 1083" draw:points="2628,1083 0,1083 0,0 5254,0 5254,1083">
            <text:p/>
          </draw:polygon>
          <draw:path draw:style-name="gr3" draw:text-style-name="P6" draw:layer="layout" svg:width="0.492cm" svg:height="0.447cm" svg:x="6.428cm" svg:y="12.605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3 0 160-128 160-152 0-9-9-9-12-9-9 0-11 2-13 9-32 107-101 129-132 129-38 0-54-31-54-65 0-22 7-42 18-87z">
            <text:p/>
          </draw:path>
          <draw:path draw:style-name="gr3" draw:text-style-name="P6" draw:layer="layout" svg:width="0.655cm" svg:height="0.232cm" svg:x="7.291cm" svg:y="12.6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1cm" svg:x="8.382cm" svg:y="12.034cm" svg:viewBox="0 0 898 1182" svg:d="M309 1182c32 0 32 0 43-20l540-1124c6-13 6-16 6-18 0-11-9-20-20-20-13 0-18 9-22 20l-509 1059-210-488-137 105 16 16 69-54z">
            <text:p/>
          </draw:path>
          <draw:polygon draw:style-name="gr3" draw:text-style-name="P6" draw:layer="layout" svg:width="2.492cm" svg:height="0.042cm" svg:x="9.258cm" svg:y="12.034cm" svg:viewBox="0 0 2493 43" draw:points="1248,43 0,43 0,0 2493,0 2493,43">
            <text:p/>
          </draw:polygon>
          <draw:path draw:style-name="gr3" draw:text-style-name="P6" draw:layer="layout" svg:width="0.326cm" svg:height="0.657cm" svg:x="9.345cm" svg:y="12.38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0.051cm" svg:y="12.773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8cm" svg:x="10.976cm" svg:y="12.424cm" svg:viewBox="0 0 305 629" svg:d="M181 224h95c17 0 29 0 29-20 0-11-12-11-29-11h-86c34-142 41-159 41-166 0-18-14-27-29-27-3 0-32 0-41 36l-38 157h-94c-20 0-29 0-29 17 0 14 9 14 27 14h87c-69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306cm" svg:height="0.458cm" svg:x="11.352cm" svg:y="12.29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87" draw:id="id87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143cm" svg:y="13.882cm" svg:viewBox="0 0 6067 607" draw:points="3034,607 0,607 0,0 6067,0 6067,607">
            <text:p/>
          </draw:polygon>
          <draw:path draw:style-name="gr3" draw:text-style-name="P6" draw:layer="layout" svg:width="0.662cm" svg:height="0.673cm" svg:x="4.127cm" svg:y="13.85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878cm" svg:y="13.8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144cm" svg:y="13.833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778cm" svg:y="14.4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432cm" svg:y="14.0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219cm" svg:y="14.4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765cm" svg:y="14.093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238cm" svg:y="14.4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778cm" svg:y="13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195cm" svg:y="14.4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735cm" svg:y="13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151cm" svg:y="14.422cm" svg:viewBox="0 0 108 108" svg:d="M108 54c0-29-25-54-54-54s-54 25-54 54 25 54 54 54 54-25 54-54z">
            <text:p/>
          </draw:path>
        </draw:g>
        <draw:g xml:id="id85" draw:id="id85">
          <svg:title>TexMaths</svg:title>
          <svg:desc>28§display§\text {And}§svg§600§FALSE§</svg:desc>
          <draw:polygon draw:style-name="gr2" draw:text-style-name="P5" draw:layer="layout" svg:width="1.705cm" svg:height="0.618cm" svg:x="4.045cm" svg:y="12.377cm" svg:viewBox="0 0 1706 619" draw:points="853,619 0,619 0,0 1706,0 1706,619">
            <text:p/>
          </draw:polygon>
          <draw:path draw:style-name="gr3" draw:text-style-name="P6" draw:layer="layout" svg:width="0.675cm" svg:height="0.708cm" svg:x="4.027cm" svg:y="12.328cm" svg:viewBox="0 0 676 709" svg:d="M360 20c-4-13-6-20-22-20s-18 7-22 20l-206 590c-18 52-56 65-110 67v32c22-2 65-5 101-5 31 0 83 3 114 5v-32c-49 0-74-24-74-51 0-2 0-11 0-14l47-130h244l51 151c0 4 3 11 3 15 0 29-54 29-81 29v32c36-5 103-5 141-5 43 0 87 3 130 5v-32h-18c-58 0-74-6-83-40zM309 130l112 321h-222z">
            <text:p/>
          </draw:path>
          <draw:path draw:style-name="gr3" draw:text-style-name="P6" draw:layer="layout" svg:width="0.496cm" svg:height="0.436cm" svg:x="4.766cm" svg:y="12.597cm" svg:viewBox="0 0 497 437" svg:d="M76 96v267c0 43-9 43-76 43v31c34 0 85-2 112-2 25 0 76 2 110 2v-31c-65 0-77 0-77-43v-184c0-103 70-157 133-157 62 0 73 54 73 110v231c0 43-11 43-76 43v31c34 0 85-2 112-2 25 0 76 2 110 2v-31c-52 0-76 0-76-29v-189c0-85 0-116-32-152-13-16-47-36-102-36-74 0-119 43-148 103v-103l-139 11v32c69 0 76 6 76 53z">
            <text:p/>
          </draw:path>
          <draw:path draw:style-name="gr3" draw:text-style-name="P6" draw:layer="layout" svg:width="0.487cm" svg:height="0.697cm" svg:x="5.314cm" svg:y="12.35cm" svg:viewBox="0 0 488 698" svg:d="M342 633v65l146-12v-31c-69 0-78-7-78-54v-601l-141 11v32c67 0 76 6 76 53v214c-29-34-72-61-126-61-116 0-219 96-219 224 0 126 96 225 210 225 63 0 108-34 132-65zM342 368v202c0 18 0 20-11 36-29 47-74 69-116 69-45 0-81-25-105-63-25-40-27-96-27-136 0-39 2-97 29-142 22-31 58-63 112-63 36 0 76 14 107 59 11 18 11 20 11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width" smil:values="width*0.05;width" smil:keyTimes="0;1"/>
                  <anim:animate smil:dur="0.5s" smil:fill="hold" smil:targetElement="id80" anim:sub-item="text" smil:attributeName="height" smil:values="height;height" smil:keyTimes="0;1"/>
                  <anim:animate smil:dur="0.5s" smil:fill="hold" smil:targetElement="id80" anim:sub-item="text" smil:attributeName="x" smil:values="x-.2;x" smil:keyTimes="0;1"/>
                  <anim:animate smil:dur="0.5s" smil:fill="hold" smil:targetElement="id80" anim:sub-item="text" smil:attributeName="y" smil:values="y;y" smil:keyTimes="0;1"/>
                  <anim:transitionFilter smil:dur="0.5s" smil:targetElement="id8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5.199cm" svg:height="14.373cm" svg:x="1.398cm" svg:y="0.627cm" presentation:class="title" presentation:user-transformed="true">
          <draw:text-box>
            <text:p xml:id="id91" text:id="id91" text:style-name="P8"><text:span text:style-name="T15"><text:tab/></text:span><text:span text:style-name="T15"><text:tab/></text:span><text:span text:style-name="T16"><text:line-break/></text:span><text:span text:style-name="T12"><text:tab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6"> <text:s text:c="21"/></text:span><text:span text:style-name="T12"><text:line-break/></text:span><text:span text:style-name="T12"> <text:s text:c="4"/></text:span><text:span text:style-name="T12">We have 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g xml:id="id88" draw:id="id88">
          <svg:title>TexMaths</svg:title>
          <svg:desc>26§display§\frac{dx}{dt} =  \frac{d}{dt}( \sqrt{ 1 - t^2 } ) =  \frac{1}{ 2\sqrt{1 - t^2} } \frac{d}{ dt } ( 1 - t^2 )§svg§600§FALSE§</svg:desc>
          <draw:polygon draw:style-name="gr2" draw:text-style-name="P5" draw:layer="layout" svg:width="16.124cm" svg:height="2.013cm" svg:x="2.772cm" svg:y="0.879cm" svg:viewBox="0 0 16125 2014" draw:points="8064,2014 0,2014 0,0 16125,0 16125,2014">
            <text:p/>
          </draw:polygon>
          <draw:path draw:style-name="gr3" draw:text-style-name="P6" draw:layer="layout" svg:width="0.436cm" svg:height="0.646cm" svg:x="2.763cm" svg:y="0.8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27cm" svg:y="1.0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olygon draw:style-name="gr3" draw:text-style-name="P6" draw:layer="layout" svg:width="0.999cm" svg:height="0.039cm" svg:x="2.726cm" svg:y="1.838cm" svg:viewBox="0 0 1000 40" draw:points="499,40 0,40 0,0 1000,0 1000,40">
            <text:p/>
          </draw:polygon>
          <draw:path draw:style-name="gr3" draw:text-style-name="P6" draw:layer="layout" svg:width="0.436cm" svg:height="0.646cm" svg:x="2.859cm" svg:y="2.0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3.319cm" svg:y="2.139cm" svg:viewBox="0 0 283 585" svg:d="M168 208h88c16 0 27 0 27-19 0-10-11-10-27-10h-79c31-131 37-148 37-154 0-17-12-25-27-25-2 0-29 0-37 33l-36 146h-87c-19 0-27 0-27 17 0 12 8 12 25 12h81c-66 260-69 275-69 291 0 50 36 86 84 86 95 0 147-136 147-142 0-8-8-8-12-8-8 0-8 2-13 12-39 96-89 117-120 117-19 0-27-13-27-42 0-23 0-29 4-44z">
            <text:p/>
          </draw:path>
          <draw:path draw:style-name="gr3" draw:text-style-name="P6" draw:layer="layout" svg:width="0.608cm" svg:height="0.215cm" svg:x="4.138cm" svg:y="1.7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5.363cm" svg:y="0.8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806cm" svg:height="0.039cm" svg:x="5.162cm" svg:y="1.838cm" svg:viewBox="0 0 807 40" draw:points="403,40 0,40 0,0 807,0 807,40">
            <text:p/>
          </draw:polygon>
          <draw:path draw:style-name="gr3" draw:text-style-name="P6" draw:layer="layout" svg:width="0.436cm" svg:height="0.646cm" svg:x="5.199cm" svg:y="2.0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5.659cm" svg:y="2.139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13cm" svg:height="0.914cm" svg:x="6.166cm" svg:y="1.4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833cm" svg:height="1.097cm" svg:x="6.532cm" svg:y="1.151cm" svg:viewBox="0 0 834 1098" svg:d="M287 1098c29 0 29 0 40-18l501-1045c6-12 6-14 6-16 0-11-8-19-19-19-12 0-14 8-20 19l-473 984-195-454-127 98 15 14 64-49z">
            <text:p/>
          </draw:path>
          <draw:polygon draw:style-name="gr3" draw:text-style-name="P6" draw:layer="layout" svg:width="2.314cm" svg:height="0.039cm" svg:x="7.345cm" svg:y="1.151cm" svg:viewBox="0 0 2315 40" draw:points="1158,40 0,40 0,0 2315,0 2315,40">
            <text:p/>
          </draw:polygon>
          <draw:path draw:style-name="gr3" draw:text-style-name="P6" draw:layer="layout" svg:width="0.303cm" svg:height="0.611cm" svg:x="7.427cm" svg:y="1.478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8.082cm" svg:y="1.838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8.941cm" svg:y="1.513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84cm" svg:height="0.425cm" svg:x="9.29cm" svg:y="1.39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9.712cm" svg:y="1.4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0.32cm" svg:y="1.7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3cm" svg:height="0.611cm" svg:x="12.961cm" svg:y="0.858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6" draw:layer="layout" svg:width="3.533cm" svg:height="0.039cm" svg:x="11.343cm" svg:y="1.838cm" svg:viewBox="0 0 3534 40" draw:points="1768,40 0,40 0,0 3534,0 3534,40">
            <text:p/>
          </draw:polygon>
          <draw:path draw:style-name="gr3" draw:text-style-name="P6" draw:layer="layout" svg:width="0.365cm" svg:height="0.611cm" svg:x="11.389cm" svg:y="2.21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6" draw:layer="layout" svg:width="0.714cm" svg:height="0.914cm" svg:x="11.867cm" svg:y="2.021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2.314cm" svg:height="0.039cm" svg:x="12.562cm" svg:y="2.021cm" svg:viewBox="0 0 2315 40" draw:points="1158,40 0,40 0,0 2315,0 2315,40">
            <text:p/>
          </draw:polygon>
          <draw:path draw:style-name="gr3" draw:text-style-name="P6" draw:layer="layout" svg:width="0.303cm" svg:height="0.611cm" svg:x="12.643cm" svg:y="2.21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3.296cm" svg:y="2.572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4.155cm" svg:y="2.247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84cm" svg:height="0.425cm" svg:x="14.504cm" svg:y="2.1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5.295cm" svg:y="0.8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806cm" svg:height="0.039cm" svg:x="15.093cm" svg:y="1.838cm" svg:viewBox="0 0 807 40" draw:points="403,40 0,40 0,0 807,0 807,40">
            <text:p/>
          </draw:polygon>
          <draw:path draw:style-name="gr3" draw:text-style-name="P6" draw:layer="layout" svg:width="0.436cm" svg:height="0.646cm" svg:x="15.13cm" svg:y="2.07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15.59cm" svg:y="2.139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13cm" svg:height="0.914cm" svg:x="16.1cm" svg:y="1.4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6.445cm" svg:y="1.478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7.1cm" svg:y="1.838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7.959cm" svg:y="1.513cm" svg:viewBox="0 0 283 585" svg:d="M168 208h88c16 0 27 0 27-19 0-10-11-10-27-10h-81c33-131 39-148 39-154 0-17-12-25-27-25-4 0-29 0-37 33l-36 146h-87c-19 0-27 0-27 17 0 12 8 12 25 12h81c-66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84cm" svg:height="0.425cm" svg:x="18.309cm" svg:y="1.28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8.731cm" svg:y="1.4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89" draw:id="id89">
          <svg:title>TexMaths</svg:title>
          <svg:desc>26§display§\frac{dx}{dt} = \frac{1}{2\sqrt{ 1 - t^2 }}( -2t )  = -\frac{ t }{ \sqrt{ 1 - t^2 } }§svg§600§FALSE§</svg:desc>
          <draw:polygon draw:style-name="gr2" draw:text-style-name="P5" draw:layer="layout" svg:width="13.307cm" svg:height="2.013cm" svg:x="2.776cm" svg:y="3.483cm" svg:viewBox="0 0 13308 2014" draw:points="6655,2014 0,2014 0,0 13308,0 13308,2014">
            <text:p/>
          </draw:polygon>
          <draw:path draw:style-name="gr3" draw:text-style-name="P6" draw:layer="layout" svg:width="0.436cm" svg:height="0.646cm" svg:x="2.767cm" svg:y="3.43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31cm" svg:y="3.66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olygon draw:style-name="gr3" draw:text-style-name="P6" draw:layer="layout" svg:width="0.999cm" svg:height="0.039cm" svg:x="2.73cm" svg:y="4.442cm" svg:viewBox="0 0 1000 40" draw:points="499,40 0,40 0,0 1000,0 1000,40">
            <text:p/>
          </draw:polygon>
          <draw:path draw:style-name="gr3" draw:text-style-name="P6" draw:layer="layout" svg:width="0.436cm" svg:height="0.646cm" svg:x="2.863cm" svg:y="4.68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3.323cm" svg:y="4.743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4z">
            <text:p/>
          </draw:path>
          <draw:path draw:style-name="gr3" draw:text-style-name="P6" draw:layer="layout" svg:width="0.608cm" svg:height="0.215cm" svg:x="4.142cm" svg:y="4.3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3cm" svg:height="0.611cm" svg:x="6.783cm" svg:y="3.462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6" draw:layer="layout" svg:width="3.533cm" svg:height="0.039cm" svg:x="5.165cm" svg:y="4.442cm" svg:viewBox="0 0 3534 40" draw:points="1768,40 0,40 0,0 3534,0 3534,40">
            <text:p/>
          </draw:polygon>
          <draw:path draw:style-name="gr3" draw:text-style-name="P6" draw:layer="layout" svg:width="0.365cm" svg:height="0.611cm" svg:x="5.211cm" svg:y="4.814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6" draw:layer="layout" svg:width="0.714cm" svg:height="0.914cm" svg:x="5.69cm" svg:y="4.625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2.314cm" svg:height="0.039cm" svg:x="6.384cm" svg:y="4.625cm" svg:viewBox="0 0 2315 40" draw:points="1158,40 0,40 0,0 2315,0 2315,40">
            <text:p/>
          </draw:polygon>
          <draw:path draw:style-name="gr3" draw:text-style-name="P6" draw:layer="layout" svg:width="0.303cm" svg:height="0.611cm" svg:x="6.465cm" svg:y="4.81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7.118cm" svg:y="5.176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7.977cm" svg:y="4.851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84cm" svg:height="0.425cm" svg:x="8.327cm" svg:y="4.73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8.897cm" svg:y="4.005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558cm" svg:height="0.039cm" svg:x="9.238cm" svg:y="4.442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9.918cm" svg:y="4.082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6" draw:layer="layout" svg:width="0.282cm" svg:height="0.584cm" svg:x="10.35cm" svg:y="4.11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13cm" svg:height="0.914cm" svg:x="10.712cm" svg:y="4.00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319cm" svg:y="4.3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2.309cm" svg:y="4.442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4.447cm" svg:y="3.499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2-29 4-44z">
            <text:p/>
          </draw:path>
          <draw:polygon draw:style-name="gr3" draw:text-style-name="P6" draw:layer="layout" svg:width="3.075cm" svg:height="0.039cm" svg:x="13.054cm" svg:y="4.442cm" svg:viewBox="0 0 3076 40" draw:points="1539,40 0,40 0,0 3076,0 3076,40">
            <text:p/>
          </draw:polygon>
          <draw:path draw:style-name="gr3" draw:text-style-name="P6" draw:layer="layout" svg:width="0.714cm" svg:height="0.914cm" svg:x="13.121cm" svg:y="4.625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2.314cm" svg:height="0.039cm" svg:x="13.815cm" svg:y="4.625cm" svg:viewBox="0 0 2315 40" draw:points="1158,40 0,40 0,0 2315,0 2315,40">
            <text:p/>
          </draw:polygon>
          <draw:path draw:style-name="gr3" draw:text-style-name="P6" draw:layer="layout" svg:width="0.303cm" svg:height="0.611cm" svg:x="13.896cm" svg:y="4.81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4.551cm" svg:y="5.176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5.408cm" svg:y="4.851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84cm" svg:height="0.425cm" svg:x="15.758cm" svg:y="4.73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90" draw:id="id90">
          <svg:title>TexMaths</svg:title>
          <svg:desc>22§display§.\ .\ .\ \ \ (II)§svg§600§FALSE§</svg:desc>
          <draw:polygon draw:style-name="gr2" draw:text-style-name="P5" draw:layer="layout" svg:width="3.181cm" svg:height="0.696cm" svg:x="18.825cm" svg:y="3.972cm" svg:viewBox="0 0 3182 697" draw:points="1591,697 0,697 0,0 3182,0 3182,697">
            <text:p/>
          </draw:polygon>
          <draw:path draw:style-name="gr3" draw:text-style-name="P6" draw:layer="layout" svg:width="0.083cm" svg:height="0.083cm" svg:x="18.853cm" svg:y="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325cm" svg:y="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798cm" svg:y="4.4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0.796cm" svg:y="3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046cm" svg:y="3.9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448cm" svg:y="3.9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65cm" svg:y="3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92" draw:id="id92">
          <svg:title>TexMaths</svg:title>
          <svg:desc>28§display§\frac{dy}{dx} = \frac{\frac{dy}{dt}}{\frac{dx}{dt}} = \frac{  \frac{ 1 }{ \sqrt{ 1 - t^2 } } }{ - \frac{ t }{ \sqrt{ 1 - t^2 } } }§svg§600§FALSE§</svg:desc>
          <draw:polygon draw:style-name="gr2" draw:text-style-name="P5" draw:layer="layout" svg:width="8.502cm" svg:height="2.905cm" svg:x="6.876cm" svg:y="6.083cm" svg:viewBox="0 0 8503 2906" draw:points="4252,2906 0,2906 0,0 8503,0 8503,2906">
            <text:p/>
          </draw:polygon>
          <draw:path draw:style-name="gr3" draw:text-style-name="P6" draw:layer="layout" svg:width="0.469cm" svg:height="0.696cm" svg:x="6.89cm" svg:y="6.44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56cm" svg:height="0.638cm" svg:x="7.389cm" svg:y="6.697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76cm" svg:height="0.042cm" svg:x="6.827cm" svg:y="7.533cm" svg:viewBox="0 0 1077 43" draw:points="538,43 0,43 0,0 1077,0 1077,43">
            <text:p/>
          </draw:polygon>
          <draw:path draw:style-name="gr3" draw:text-style-name="P6" draw:layer="layout" svg:width="0.469cm" svg:height="0.696cm" svg:x="6.867cm" svg:y="7.79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92cm" svg:height="0.447cm" svg:x="7.367cm" svg:y="8.0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8.348cm" svg:y="7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7cm" svg:x="9.62cm" svg:y="6.15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49 0 61 51 61 60 0 3 0 7-3 9z">
            <text:p/>
          </draw:path>
          <draw:path draw:style-name="gr3" draw:text-style-name="P6" draw:layer="layout" svg:width="0.355cm" svg:height="0.445cm" svg:x="10.021cm" svg:y="6.332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7-6 31-8 40-34 85-41 112-41 141 0 11 0 45 27 67 20 18 49 20 70 20 26 0 51-9 73-31-9 38-15 67-44 103-18 23-47 45-83 45-5 0-38 0-52-22 36-5 36-39 36-39 0-22-20-26-27-26-15 0-40 13-40 44 0 36 33 61 83 61 69 0 157-54 177-139z">
            <text:p/>
          </draw:path>
          <draw:polygon draw:style-name="gr3" draw:text-style-name="P6" draw:layer="layout" svg:width="0.835cm" svg:height="0.042cm" svg:x="9.58cm" svg:y="6.809cm" svg:viewBox="0 0 836 43" draw:points="419,43 0,43 0,0 836,0 836,43">
            <text:p/>
          </draw:polygon>
          <draw:path draw:style-name="gr3" draw:text-style-name="P6" draw:layer="layout" svg:width="0.355cm" svg:height="0.487cm" svg:x="9.685cm" svg:y="6.93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10.082cm" svg:y="6.984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4cm" svg:height="0.042cm" svg:x="9.45cm" svg:y="7.533cm" svg:viewBox="0 0 1095 43" draw:points="547,43 0,43 0,0 1095,0 1095,43">
            <text:p/>
          </draw:polygon>
          <draw:path draw:style-name="gr3" draw:text-style-name="P6" draw:layer="layout" svg:width="0.355cm" svg:height="0.485cm" svg:x="9.609cm" svg:y="7.69cm" svg:viewBox="0 0 356 486" svg:d="M354 20c0 0 2-9 2-11s-2-9-11-9c-13 0-72 4-90 7-4 0-13 2-13 15 0 12 9 12 18 12 33 0 33 4 33 9 0 4-2 9-4 15l-38 157c-16-22-38-40-72-40-89 0-179 98-179 197 0 67 45 114 105 114 36 0 70-20 99-47 13 41 51 47 72 47 24 0 40-13 53-36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371cm" svg:height="0.313cm" svg:x="10.01cm" svg:y="7.865cm" svg:viewBox="0 0 372 314" svg:d="M139 233c-7 22-29 61-65 61-2 0-22 0-38-9 29-9 31-34 31-39 0-15-11-26-27-26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9.569cm" svg:y="8.29cm" svg:viewBox="0 0 858 43" draw:points="430,43 0,43 0,0 858,0 858,43">
            <text:p/>
          </draw:polygon>
          <draw:path draw:style-name="gr3" draw:text-style-name="P6" draw:layer="layout" svg:width="0.355cm" svg:height="0.487cm" svg:x="9.685cm" svg:y="8.418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10.082cm" svg:y="8.465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10.989cm" svg:y="7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52cm" svg:height="0.458cm" svg:x="13.637cm" svg:y="6.034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335cm" svg:height="0.042cm" svg:x="12.591cm" svg:y="6.614cm" svg:viewBox="0 0 2336 43" draw:points="1169,43 0,43 0,0 2336,0 2336,43">
            <text:p/>
          </draw:polygon>
          <draw:path draw:style-name="gr3" draw:text-style-name="P6" draw:layer="layout" svg:width="0.599cm" svg:height="0.691cm" svg:x="12.656cm" svg:y="6.726cm" svg:viewBox="0 0 600 692" svg:d="M242 616l-137-269c-2-6-4-11-11-11-2 0-4 0-11 5l-74 49c-9 7-9 11-9 13 0 3 4 9 9 9 4 0 4 0 13-6 9-5 30-21 36-25l153 298c4 11 6 13 15 13 7 0 14 0 20-13l348-648c6-9 6-11 6-13 0-11-9-18-15-18-12 0-16 7-21 13z">
            <text:p/>
          </draw:path>
          <draw:polygon draw:style-name="gr3" draw:text-style-name="P6" draw:layer="layout" svg:width="1.69cm" svg:height="0.035cm" svg:x="13.238cm" svg:y="6.726cm" svg:viewBox="0 0 1691 36" draw:points="844,36 0,36 0,0 1691,0 1691,36">
            <text:p/>
          </draw:polygon>
          <draw:path draw:style-name="gr3" draw:text-style-name="P6" draw:layer="layout" svg:width="0.252cm" svg:height="0.458cm" svg:x="13.312cm" svg:y="6.86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467cm" svg:height="0.035cm" svg:x="13.704cm" svg:y="7.134cm" svg:viewBox="0 0 468 36" svg:d="M441 36c9 0 27 0 27-18s-16-18-27-18h-414c-11 0-27 0-27 18s16 18 27 18z">
            <text:p/>
          </draw:path>
          <draw:path draw:style-name="gr3" draw:text-style-name="P6" draw:layer="layout" svg:width="0.234cm" svg:height="0.438cm" svg:x="14.273cm" svg:y="6.892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4.587cm" svg:y="6.798cm" svg:viewBox="0 0 246 329" svg:d="M246 235h-20c-2 9-6 41-13 45-5 2-47 2-54 2h-99c34-24 72-51 101-71 45-32 85-61 85-112 0-63-58-99-130-99-67 0-116 38-116 87 0 25 22 30 29 30 14 0 29-9 29-30 0-18-13-27-29-29 14-22 43-36 76-36 50 0 90 30 90 77 0 42-29 74-67 105l-121 103c-7 4-7 4-7 9v13h231z">
            <text:p/>
          </draw:path>
          <draw:polygon draw:style-name="gr3" draw:text-style-name="P6" draw:layer="layout" svg:width="3.339cm" svg:height="0.042cm" svg:x="12.091cm" svg:y="7.533cm" svg:viewBox="0 0 3340 43" draw:points="1669,43 0,43 0,0 3340,0 3340,43">
            <text:p/>
          </draw:polygon>
          <draw:path draw:style-name="gr3" draw:text-style-name="P6" draw:layer="layout" svg:width="0.602cm" svg:height="0.042cm" svg:x="12.172cm" svg:y="8.237cm" svg:viewBox="0 0 603 43" svg:d="M569 43c16 0 34 0 34-23 0-20-18-20-34-20h-535c-16 0-34 0-34 20 0 23 18 23 34 23z">
            <text:p/>
          </draw:path>
          <draw:path draw:style-name="gr3" draw:text-style-name="P6" draw:layer="layout" svg:width="0.234cm" svg:height="0.438cm" svg:x="14.022cm" svg:y="7.683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olygon draw:style-name="gr3" draw:text-style-name="P6" draw:layer="layout" svg:width="2.335cm" svg:height="0.042cm" svg:x="12.974cm" svg:y="8.237cm" svg:viewBox="0 0 2336 43" draw:points="1169,43 0,43 0,0 2336,0 2336,43">
            <text:p/>
          </draw:polygon>
          <draw:path draw:style-name="gr3" draw:text-style-name="P6" draw:layer="layout" svg:width="0.599cm" svg:height="0.691cm" svg:x="13.039cm" svg:y="8.349cm" svg:viewBox="0 0 600 692" svg:d="M242 616l-137-269c-2-6-4-11-11-11-2 0-4 0-11 5l-74 49c-9 7-9 11-9 13 0 3 4 9 9 9 4 0 4 0 13-6 9-5 30-21 36-25l153 298c4 11 6 13 15 13 7 0 14 0 20-13l348-648c6-9 6-11 6-13 0-11-9-18-15-18-12 0-16 7-18 13z">
            <text:p/>
          </draw:path>
          <draw:polygon draw:style-name="gr3" draw:text-style-name="P6" draw:layer="layout" svg:width="1.69cm" svg:height="0.035cm" svg:x="13.621cm" svg:y="8.349cm" svg:viewBox="0 0 1691 36" draw:points="844,36 0,36 0,0 1691,0 1691,36">
            <text:p/>
          </draw:polygon>
          <draw:path draw:style-name="gr3" draw:text-style-name="P6" draw:layer="layout" svg:width="0.252cm" svg:height="0.458cm" svg:x="13.695cm" svg:y="8.4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467cm" svg:height="0.035cm" svg:x="14.087cm" svg:y="8.756cm" svg:viewBox="0 0 468 36" svg:d="M441 36c9 0 27 0 27-18s-16-18-27-18h-414c-11 0-27 0-27 18s16 18 27 18z">
            <text:p/>
          </draw:path>
          <draw:path draw:style-name="gr3" draw:text-style-name="P6" draw:layer="layout" svg:width="0.234cm" svg:height="0.438cm" svg:x="14.656cm" svg:y="8.517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4.97cm" svg:y="8.423cm" svg:viewBox="0 0 246 329" svg:d="M246 235h-20c-2 9-6 41-13 45-5 2-47 2-54 2h-96c31-24 69-51 98-71 45-32 85-61 85-112 0-63-58-99-130-99-67 0-116 38-116 87 0 25 22 30 29 30 14 0 29-9 29-30 0-18-13-27-29-29 16-22 43-36 76-36 50 0 90 30 90 77 0 42-29 74-67 105l-121 103c-7 4-7 4-7 9v13h231z">
            <text:p/>
          </draw:path>
        </draw:g>
        <draw:g xml:id="id93" draw:id="id93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7.025cm" svg:y="7.168cm" svg:viewBox="0 0 8607 697" draw:points="4304,697 0,697 0,0 8607,0 8607,697">
            <text:p/>
          </draw:polygon>
          <draw:path draw:style-name="gr3" draw:text-style-name="P6" draw:layer="layout" svg:width="0.083cm" svg:height="0.083cm" svg:x="17.053cm" svg:y="7.6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525cm" svg:y="7.6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998cm" svg:y="7.6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47cm" svg:y="7.6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8.709cm" svg:y="7.1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116cm" svg:y="7.184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9.553cm" svg:y="7.3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9.855cm" svg:y="7.363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20.246cm" svg:y="7.366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2cm" svg:y="7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45cm" svg:y="7.1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69cm" svg:y="7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22.416cm" svg:y="7.363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22.795cm" svg:y="7.36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3.226cm" svg:y="7.173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3.964cm" svg:y="7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4.214cm" svg:y="7.1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4.615cm" svg:y="7.1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5.032cm" svg:y="7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5.564cm" svg:y="7.129cm" svg:viewBox="0 0 107 774" draw:points="107,0 0,0 0,32 76,32 76,744 0,744 0,774 107,774">
            <text:p/>
          </draw:polygon>
        </draw:g>
        <draw:g xml:id="id95" draw:id="id95">
          <svg:title>TexMaths</svg:title>
          <svg:desc>28§display§\frac{dy}{dx} =  - \frac{ 1 }{  t } §svg§600§FALSE§</svg:desc>
          <draw:polygon draw:style-name="gr2" draw:text-style-name="P5" draw:layer="layout" svg:width="3.782cm" svg:height="1.936cm" svg:x="6.776cm" svg:y="9.378cm" svg:viewBox="0 0 3783 1937" draw:points="1893,1937 0,1937 0,0 3783,0 3783,1937">
            <text:p/>
          </draw:polygon>
          <draw:path draw:style-name="gr3" draw:text-style-name="P6" draw:layer="layout" svg:width="0.469cm" svg:height="0.696cm" svg:x="6.79cm" svg:y="9.32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7.289cm" svg:y="9.57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6.727cm" svg:y="10.411cm" svg:viewBox="0 0 1077 43" draw:points="538,43 0,43 0,0 1077,0 1077,43">
            <text:p/>
          </draw:polygon>
          <draw:path draw:style-name="gr3" draw:text-style-name="P6" draw:layer="layout" svg:width="0.469cm" svg:height="0.696cm" svg:x="6.767cm" svg:y="10.6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267cm" svg:y="10.9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8.248cm" svg:y="10.3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9.314cm" svg:y="10.411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0.203cm" svg:y="9.35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494cm" svg:height="0.042cm" svg:x="10.116cm" svg:y="10.411cm" svg:viewBox="0 0 495 43" draw:points="246,43 0,43 0,0 495,0 495,43">
            <text:p/>
          </draw:polygon>
          <draw:path draw:style-name="gr3" draw:text-style-name="P6" draw:layer="layout" svg:width="0.304cm" svg:height="0.628cm" svg:x="10.206cm" svg:y="10.735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g xml:id="id94" draw:id="id94">
          <svg:title>TexMaths</svg:title>
          <svg:desc>28§display§\therefore§svg§600§FALSE§</svg:desc>
          <draw:polygon draw:style-name="gr2" draw:text-style-name="P5" draw:layer="layout" svg:width="0.528cm" svg:height="0.433cm" svg:x="4.446cm" svg:y="10.176cm" svg:viewBox="0 0 529 434" draw:points="265,434 0,434 0,0 529,0 529,434">
            <text:p/>
          </draw:polygon>
          <draw:path draw:style-name="gr3" draw:text-style-name="P6" draw:layer="layout" svg:width="0.598cm" svg:height="0.531cm" svg:x="4.426cm" svg:y="10.1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width" smil:values="width*0.05;width" smil:keyTimes="0;1"/>
                  <anim:animate smil:dur="0.5s" smil:fill="hold" smil:targetElement="id91" anim:sub-item="text" smil:attributeName="height" smil:values="height;height" smil:keyTimes="0;1"/>
                  <anim:animate smil:dur="0.5s" smil:fill="hold" smil:targetElement="id91" anim:sub-item="text" smil:attributeName="x" smil:values="x-.2;x" smil:keyTimes="0;1"/>
                  <anim:animate smil:dur="0.5s" smil:fill="hold" smil:targetElement="id91" anim:sub-item="text" smil:attributeName="y" smil:values="y;y" smil:keyTimes="0;1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3" draw:text-style-name="P14" draw:layer="layout" svg:width="26.6cm" svg:height="14.573cm" svg:x="0.8cm" svg:y="0.627cm" presentation:class="title" presentation:user-transformed="true">
          <draw:text-box>
            <text:p xml:id="id96" text:id="id96" text:style-name="P10"><text:span text:style-name="T28"><text:tab/></text:span><text:span text:style-name="T28"><text:tab/></text:span><text:span text:style-name="T29"><text:line-break/></text:span><text:span text:style-name="T30"><text:tab/></text:span><text:span text:style-name="T30">(II) Find <text:s text:c="8"/>if <text:s text:c="23"/></text:span><text:span text:style-name="T30"><text:line-break/></text:span><text:span text:style-name="T31"> <text:s text:c="13"/></text:span><text:span text:style-name="T32"><text:line-break/></text:span><text:span text:style-name="T30"><text:tab/></text:span><text:span text:style-name="T30">(1) <text:s text:c="63"/></text:span><text:span text:style-name="T30"><text:line-break/></text:span><text:span text:style-name="T33"> <text:s text:c="18"/></text:span><text:span text:style-name="T30"><text:line-break/></text:span><text:span text:style-name="T30"> <text:s text:c="4"/>(2) <text:s text:c="25"/></text:span><text:span text:style-name="T30"><text:line-break/></text:span><text:span text:style-name="T33"> <text:s text:c="23"/></text:span><text:span text:style-name="T30"><text:line-break/></text:span><text:span text:style-name="T30"> <text:s text:c="4"/>(3)</text:span><text:span text:style-name="T30"><text:line-break/></text:span><text:span text:style-name="T28"> <text:s text:c="22"/></text:span><text:span text:style-name="T28"><text:line-break/></text:span><text:span text:style-name="T4"><text:tab/></text:span><text:span text:style-name="T4">Solutions : <text:s/></text:span><text:span text:style-name="T4"><text:line-break/></text:span><text:span text:style-name="T34"> <text:s text:c="21"/></text:span><text:span text:style-name="T4"><text:line-break/></text:span><text:span text:style-name="T3"> <text:s text:c="5"/>(i) Given that, <text:s text:c="21"/></text:span><text:span text:style-name="T3"><text:tab/></text:span><text:span text:style-name="T3"><text:line-break/></text:span><text:span text:style-name="T3"/></text:p>
          </draw:text-box>
        </draw:frame>
        <draw:g xml:id="id98" draw:id="id98">
          <svg:title>TexMaths</svg:title>
          <svg:desc>28§display§x = \sec^2 \theta, \ \ y = \tan^3 \theta  \text { at } \theta = \frac{ \pi }{3}§svg§600§FALSE§</svg:desc>
          <draw:polygon draw:style-name="gr2" draw:text-style-name="P5" draw:layer="layout" svg:width="13.622cm" svg:height="1.687cm" svg:x="3.74cm" svg:y="2.774cm" svg:viewBox="0 0 13623 1688" draw:points="6812,1688 0,1688 0,0 13623,0 13623,1688">
            <text:p/>
          </draw:polygon>
          <draw:path draw:style-name="gr3" draw:text-style-name="P6" draw:layer="layout" svg:width="0.492cm" svg:height="0.447cm" svg:x="3.72cm" svg:y="3.37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8-9-11-9-9 0-11 3-13 9-32 108-101 130-132 130-38 0-54-31-54-65 0-22 7-42 18-87z">
            <text:p/>
          </draw:path>
          <draw:path draw:style-name="gr3" draw:text-style-name="P6" draw:layer="layout" svg:width="0.655cm" svg:height="0.232cm" svg:x="4.582cm" svg:y="3.4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24cm" svg:height="0.453cm" svg:x="5.597cm" svg:y="3.3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82cm" svg:height="0.453cm" svg:x="5.98cm" svg:y="3.374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6" draw:layer="layout" svg:width="0.375cm" svg:height="0.453cm" svg:x="6.424cm" svg:y="3.374cm" svg:viewBox="0 0 376 454" svg:d="M83 228c0-161 81-203 132-203 9 0 72 0 108 35-43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306cm" svg:height="0.458cm" svg:x="6.872cm" svg:y="2.951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6cm" svg:x="7.475cm" svg:y="3.121cm" svg:viewBox="0 0 408 707" svg:d="M408 201c0-64-18-201-119-201-137 0-289 278-289 504 0 94 29 203 119 203 139 0 289-284 289-506zM105 338c16-63 36-143 76-213 27-49 63-103 108-103 49 0 54 63 54 119 0 49-7 98-32 197zM302 369c-11 45-31 130-69 199-34 68-72 117-114 117-34 0-54-29-54-121 0-40 7-98 31-195z">
            <text:p/>
          </draw:path>
          <draw:path draw:style-name="gr3" draw:text-style-name="P6" draw:layer="layout" svg:width="0.115cm" svg:height="0.294cm" svg:x="8.008cm" svg:y="3.7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9.045cm" svg:y="3.37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6" draw:layer="layout" svg:width="0.655cm" svg:height="0.232cm" svg:x="9.863cm" svg:y="3.4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08cm" svg:height="0.617cm" svg:x="10.866cm" svg:y="3.208cm" svg:viewBox="0 0 309 618" svg:d="M152 213h141v-32h-141v-181h-24c0 81-32 186-128 190v23h85v270c0 124 92 135 128 135 69 0 96-70 96-135v-56h-24v56c0 72-30 110-65 110-68 0-68-89-68-107z">
            <text:p/>
          </draw:path>
          <draw:path draw:style-name="gr3" draw:text-style-name="P6" draw:layer="layout" svg:width="0.445cm" svg:height="0.453cm" svg:x="11.272cm" svg:y="3.374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496cm" svg:height="0.435cm" svg:x="11.753cm" svg:y="3.379cm" svg:viewBox="0 0 497 436" svg:d="M76 96v267c0 42-9 42-76 42v31c34 0 85-2 112-2 25 0 76 2 110 2v-31c-65 0-76 0-76-42v-184c0-103 69-157 132-157s74 54 74 110v231c0 42-11 42-76 42v31c33 0 85-2 112-2 24 0 76 2 109 2v-31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1cm" svg:x="12.307cm" svg:y="2.951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407cm" svg:height="0.706cm" svg:x="12.916cm" svg:y="3.121cm" svg:viewBox="0 0 408 707" svg:d="M408 201c0-64-18-201-119-201-137 0-289 278-289 504 0 94 29 203 119 203 139 0 289-284 289-506zM105 338c16-63 36-143 76-213 27-49 63-103 108-103 49 0 54 63 54 119 0 49-7 98-32 197zM302 369c-11 45-31 130-69 199-34 68-72 117-114 117-34 0-54-29-54-121 0-40 7-98 31-195z">
            <text:p/>
          </draw:path>
          <draw:path draw:style-name="gr3" draw:text-style-name="P6" draw:layer="layout" svg:width="0.445cm" svg:height="0.453cm" svg:x="13.734cm" svg:y="3.374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308cm" svg:height="0.617cm" svg:x="14.202cm" svg:y="3.208cm" svg:viewBox="0 0 309 618" svg:d="M152 213h141v-32h-141v-181h-24c0 81-32 186-128 190v23h85v270c0 124 92 135 128 135 69 0 96-70 96-135v-56h-24v56c0 72-30 110-65 110-68 0-68-89-68-107z">
            <text:p/>
          </draw:path>
          <draw:path draw:style-name="gr3" draw:text-style-name="P6" draw:layer="layout" svg:width="0.407cm" svg:height="0.706cm" svg:x="14.937cm" svg:y="3.121cm" svg:viewBox="0 0 408 707" svg:d="M408 201c0-64-18-201-119-201-137 0-289 278-289 504 0 94 29 203 119 203 139 0 289-284 289-506zM105 338c16-63 36-143 76-213 27-49 63-103 108-103 49 0 54 63 54 119 0 49-7 98-32 197zM302 369c-11 45-31 130-69 199-34 68-72 117-114 117-34 0-54-29-54-121 0-40 7-98 31-195z">
            <text:p/>
          </draw:path>
          <draw:path draw:style-name="gr3" draw:text-style-name="P6" draw:layer="layout" svg:width="0.655cm" svg:height="0.232cm" svg:x="15.712cm" svg:y="3.4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532cm" svg:height="0.435cm" svg:x="16.841cm" svg:y="2.725cm" svg:viewBox="0 0 533 436" svg:d="M235 58h112c-33 146-42 188-42 255 0 14 0 41 9 74 9 45 20 49 35 49 21 0 41-17 41-38 0-4 0-6-7-20-29-71-29-136-29-163 0-54 9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6" draw:layer="layout" svg:width="0.597cm" svg:height="0.042cm" svg:x="16.814cm" svg:y="3.549cm" svg:viewBox="0 0 598 43" draw:points="300,43 0,43 0,0 598,0 598,43">
            <text:p/>
          </draw:polygon>
          <draw:path draw:style-name="gr3" draw:text-style-name="P6" draw:layer="layout" svg:width="0.409cm" svg:height="0.677cm" svg:x="16.908cm" svg:y="3.833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</draw:g>
        <draw:g xml:id="id101" draw:id="id101">
          <svg:title>TexMaths</svg:title>
          <svg:desc>28§display§y = \tan^3 \theta§svg§600§FALSE§</svg:desc>
          <draw:polygon draw:style-name="gr2" draw:text-style-name="P5" draw:layer="layout" svg:width="4.208cm" svg:height="0.97cm" svg:x="8.444cm" svg:y="10.274cm" svg:viewBox="0 0 4209 971" draw:points="2103,971 0,971 0,0 4209,0 4209,971">
            <text:p/>
          </draw:polygon>
          <draw:path draw:style-name="gr3" draw:text-style-name="P6" draw:layer="layout" svg:width="0.456cm" svg:height="0.638cm" svg:x="8.424cm" svg:y="10.65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655cm" svg:height="0.232cm" svg:x="9.242cm" svg:y="10.7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8cm" svg:x="10.243cm" svg:y="10.48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10.648cm" svg:y="10.649cm" svg:viewBox="0 0 446 455" svg:d="M289 368c2 40 29 80 76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6" draw:layer="layout" svg:width="0.496cm" svg:height="0.436cm" svg:x="11.13cm" svg:y="10.65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17cm" svg:height="0.472cm" svg:x="11.683cm" svg:y="10.225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407cm" svg:height="0.707cm" svg:x="12.292cm" svg:y="10.395cm" svg:viewBox="0 0 408 708" svg:d="M408 202c0-65-16-202-119-202-137 0-289 278-289 504 0 95 29 204 119 204 139 0 289-284 289-506zM105 338c16-62 36-143 76-212 27-50 63-104 108-104 49 0 54 63 54 119 0 50-7 99-32 197zM302 370c-11 45-31 130-69 199-34 68-72 117-114 117-34 0-54-29-54-121 0-40 7-99 31-195z">
            <text:p/>
          </draw:path>
        </draw:g>
        <draw:g xml:id="id102" draw:id="id102">
          <svg:title>TexMaths</svg:title>
          <svg:desc>28§display§\text {Diff. } w. \ r. \ t. \  \theta.§svg§600§FALSE§</svg:desc>
          <draw:polygon draw:style-name="gr2" draw:text-style-name="P5" draw:layer="layout" svg:width="6.198cm" svg:height="0.606cm" svg:x="5.037cm" svg:y="11.874cm" svg:viewBox="0 0 6199 607" draw:points="3101,607 0,607 0,0 6199,0 6199,607">
            <text:p/>
          </draw:polygon>
          <draw:path draw:style-name="gr3" draw:text-style-name="P6" draw:layer="layout" svg:width="0.662cm" svg:height="0.673cm" svg:x="5.021cm" svg:y="11.84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771cm" svg:y="11.8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6.038cm" svg:y="11.82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672cm" svg:y="12.41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326cm" svg:y="12.08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8.113cm" svg:y="12.41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659cm" svg:y="12.08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9.132cm" svg:y="12.41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72cm" svg:y="11.90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88cm" svg:y="12.414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10.646cm" svg:y="11.825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1.179cm" svg:y="12.414cm" svg:viewBox="0 0 108 108" svg:d="M108 54c0-29-25-54-54-54s-54 25-54 54 25 54 54 54 54-25 54-54z">
            <text:p/>
          </draw:path>
        </draw:g>
        <draw:g xml:id="id99" draw:id="id99">
          <svg:title>TexMaths</svg:title>
          <svg:desc>28§display§x = t + \frac{1}{t} , \ \ y = \frac{1}{t^2}  \text { at }  t = \frac{ 1 }{2}§svg§600§FALSE§</svg:desc>
          <draw:polygon draw:style-name="gr2" draw:text-style-name="P5" draw:layer="layout" svg:width="11.83cm" svg:height="1.91cm" svg:x="3.74cm" svg:y="4.574cm" svg:viewBox="0 0 11831 1911" draw:points="5914,1911 0,1911 0,0 11831,0 11831,1911">
            <text:p/>
          </draw:polygon>
          <draw:path draw:style-name="gr3" draw:text-style-name="P6" draw:layer="layout" svg:width="0.492cm" svg:height="0.447cm" svg:x="3.72cm" svg:y="5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4.582cm" svg:y="5.4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5.588cm" svg:y="5.231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6" draw:layer="layout" svg:width="0.655cm" svg:height="0.658cm" svg:x="6.195cm" svg:y="5.27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7.329cm" svg:y="4.5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7.242cm" svg:y="5.58cm" svg:viewBox="0 0 495 43" draw:points="246,43 0,43 0,0 495,0 495,43">
            <text:p/>
          </draw:polygon>
          <draw:path draw:style-name="gr3" draw:text-style-name="P6" draw:layer="layout" svg:width="0.304cm" svg:height="0.629cm" svg:x="7.333cm" svg:y="5.905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115cm" svg:height="0.295cm" svg:x="7.936cm" svg:y="5.7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4cm" svg:height="0.638cm" svg:x="8.973cm" svg:y="5.41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4 0 204-90 231-202z">
            <text:p/>
          </draw:path>
          <draw:path draw:style-name="gr3" draw:text-style-name="P6" draw:layer="layout" svg:width="0.655cm" svg:height="0.232cm" svg:x="9.791cm" svg:y="5.4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1.133cm" svg:y="4.5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0.893cm" svg:y="5.58cm" svg:viewBox="0 0 800 43" draw:points="399,43 0,43 0,0 800,0 800,43">
            <text:p/>
          </draw:polygon>
          <draw:path draw:style-name="gr3" draw:text-style-name="P6" draw:layer="layout" svg:width="0.304cm" svg:height="0.629cm" svg:x="10.916cm" svg:y="5.905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1.292cm" svg:y="5.7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45cm" svg:height="0.454cm" svg:x="12.179cm" svg:y="5.406cm" svg:viewBox="0 0 446 455" svg:d="M289 367c2 41 29 81 76 81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8zM280 206v99c0 94-69 127-114 127-50 0-90-35-90-85 0-53 43-136 204-141z">
            <text:p/>
          </draw:path>
          <draw:path draw:style-name="gr3" draw:text-style-name="P6" draw:layer="layout" svg:width="0.308cm" svg:height="0.617cm" svg:x="12.647cm" svg:y="5.242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6" draw:layer="layout" svg:width="0.304cm" svg:height="0.629cm" svg:x="13.362cm" svg:y="5.23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232cm" svg:x="14.023cm" svg:y="5.4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5.212cm" svg:y="4.5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5.125cm" svg:y="5.58cm" svg:viewBox="0 0 495 43" draw:points="246,43 0,43 0,0 495,0 495,43">
            <text:p/>
          </draw:polygon>
          <draw:path draw:style-name="gr3" draw:text-style-name="P6" draw:layer="layout" svg:width="0.393cm" svg:height="0.658cm" svg:x="15.174cm" svg:y="5.8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</draw:g>
        <draw:g xml:id="id100" draw:id="id100">
          <svg:title>TexMaths</svg:title>
          <svg:desc>28§display§x = 3 \cos t - 2 \cos^3 t , \ \ y = 3 \sin t - 2 \sin^3 t  \text { at }  t = \frac{ \pi }{6}§svg§600§FALSE§</svg:desc>
          <draw:polygon draw:style-name="gr2" draw:text-style-name="P5" draw:layer="layout" svg:width="21.655cm" svg:height="1.687cm" svg:x="3.741cm" svg:y="6.974cm" svg:viewBox="0 0 21656 1688" draw:points="10828,1688 0,1688 0,0 21656,0 21656,1688">
            <text:p/>
          </draw:polygon>
          <draw:path draw:style-name="gr3" draw:text-style-name="P6" draw:layer="layout" svg:width="0.492cm" svg:height="0.447cm" svg:x="3.721cm" svg:y="7.57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9-9-11-9-9 0-11 3-13 9-32 108-101 130-132 130-38 0-54-31-54-65 0-22 7-42 18-87z">
            <text:p/>
          </draw:path>
          <draw:path draw:style-name="gr3" draw:text-style-name="P6" draw:layer="layout" svg:width="0.655cm" svg:height="0.232cm" svg:x="4.583cm" svg:y="7.6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09cm" svg:height="0.677cm" svg:x="5.607cm" svg:y="7.359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  <draw:path draw:style-name="gr3" draw:text-style-name="P6" draw:layer="layout" svg:width="0.375cm" svg:height="0.453cm" svg:x="6.257cm" svg:y="7.574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6.687cm" svg:y="7.574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6" draw:layer="layout" svg:width="0.324cm" svg:height="0.453cm" svg:x="7.184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7.726cm" svg:y="7.399cm" svg:viewBox="0 0 305 629" svg:d="M181 224h95c17 0 29 0 29-20 0-12-12-12-29-12h-86c34-141 41-158 41-165 0-18-14-27-29-27-5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8.36cm" svg:y="7.749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9.312cm" svg:y="7.359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4-21 87-9 9-73 9-94 9z">
            <text:p/>
          </draw:path>
          <draw:path draw:style-name="gr3" draw:text-style-name="P6" draw:layer="layout" svg:width="0.375cm" svg:height="0.453cm" svg:x="9.952cm" svg:y="7.574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0.383cm" svg:y="7.574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6" draw:layer="layout" svg:width="0.324cm" svg:height="0.453cm" svg:x="10.88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17cm" svg:height="0.471cm" svg:x="11.272cm" svg:y="7.151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304cm" svg:height="0.628cm" svg:x="11.863cm" svg:y="7.399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115cm" svg:height="0.294cm" svg:x="12.282cm" svg:y="7.9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13.319cm" svg:y="7.579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6" draw:layer="layout" svg:width="0.655cm" svg:height="0.232cm" svg:x="14.137cm" svg:y="7.6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09cm" svg:height="0.677cm" svg:x="15.16cm" svg:y="7.359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  <draw:path draw:style-name="gr3" draw:text-style-name="P6" draw:layer="layout" svg:width="0.324cm" svg:height="0.453cm" svg:x="15.808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6.197cm" svg:y="7.357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6" draw:layer="layout" svg:width="0.496cm" svg:height="0.435cm" svg:x="16.468cm" svg:y="7.57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7.169cm" svg:y="7.399cm" svg:viewBox="0 0 305 629" svg:d="M181 224h95c17 0 29 0 29-20 0-12-12-12-29-12h-86c34-141 41-158 41-165 0-18-14-27-29-27-5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17.803cm" svg:y="7.749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8.755cm" svg:y="7.359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4-21 87-9 9-73 9-94 9z">
            <text:p/>
          </draw:path>
          <draw:path draw:style-name="gr3" draw:text-style-name="P6" draw:layer="layout" svg:width="0.324cm" svg:height="0.453cm" svg:x="19.394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9.783cm" svg:y="7.357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6" draw:layer="layout" svg:width="0.496cm" svg:height="0.435cm" svg:x="20.055cm" svg:y="7.57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1cm" svg:x="20.608cm" svg:y="7.144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304cm" svg:height="0.628cm" svg:x="21.199cm" svg:y="7.399cm" svg:viewBox="0 0 305 629" svg:d="M181 224h95c17 0 29 0 29-20 0-12-12-12-29-12h-88c36-141 43-158 43-165 0-18-14-27-29-27-5 0-32 0-41 36l-38 156h-94c-20 0-29 0-29 18 0 14 9 14 27 14h87c-71 280-74 295-74 313 0 54 38 92 90 92 103 0 159-146 159-152 0-9-9-9-13-9-9 0-9 2-14 13-42 103-96 126-130 126-20 0-29-14-29-45 0-25 0-32 5-47z">
            <text:p/>
          </draw:path>
          <draw:path draw:style-name="gr3" draw:text-style-name="P6" draw:layer="layout" svg:width="0.445cm" svg:height="0.453cm" svg:x="21.9cm" svg:y="7.574cm" svg:viewBox="0 0 446 454" svg:d="M287 367c4 40 31 81 78 81 20 0 81-14 81-94v-54h-25v54c0 58-25 65-36 65-31 0-36-45-36-50v-199c0-40 0-78-35-116-38-38-88-54-135-54-83 0-150 47-150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308cm" svg:height="0.617cm" svg:x="22.371cm" svg:y="7.408cm" svg:viewBox="0 0 309 618" svg:d="M152 213h141v-32h-141v-181h-24c0 81-32 186-128 190v23h85v270c0 124 92 135 128 135 69 0 96-70 96-135v-56h-25v56c0 72-29 110-64 110-68 0-68-89-68-107z">
            <text:p/>
          </draw:path>
          <draw:path draw:style-name="gr3" draw:text-style-name="P6" draw:layer="layout" svg:width="0.304cm" svg:height="0.628cm" svg:x="23.085cm" svg:y="7.399cm" svg:viewBox="0 0 305 629" svg:d="M181 224h95c17 0 29 0 29-20 0-12-12-12-29-12h-88c36-141 43-158 43-165 0-18-14-27-29-27-5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655cm" svg:height="0.232cm" svg:x="23.746cm" svg:y="7.6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532cm" svg:height="0.435cm" svg:x="24.875cm" svg:y="6.925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6" draw:layer="layout" svg:width="0.597cm" svg:height="0.042cm" svg:x="24.848cm" svg:y="7.749cm" svg:viewBox="0 0 598 43" draw:points="300,43 0,43 0,0 598,0 598,43">
            <text:p/>
          </draw:polygon>
          <draw:path draw:style-name="gr3" draw:text-style-name="P6" draw:layer="layout" svg:width="0.409cm" svg:height="0.677cm" svg:x="24.94cm" svg:y="8.033cm" svg:viewBox="0 0 410 678" svg:d="M90 333v-24c0-249 123-284 172-284 25 0 65 6 87 40-15 0-53 0-53 42 0 32 22 47 44 47 16 0 45-9 45-47 0-60-42-107-125-107-126 0-260 128-260 345 0 264 114 333 206 333 110 0 204-92 204-221 0-126-87-222-197-222-67 0-103 51-123 98zM206 651c-60 0-92-60-96-74-18-47-18-125-18-143 0-76 31-177 121-177 15 0 60 0 92 63 18 36 18 87 18 134s0 97-18 132c-29 61-77 65-99 65z">
            <text:p/>
          </draw:path>
        </draw:g>
        <draw:g xml:id="id97" draw:id="id97">
          <svg:title>TexMaths</svg:title>
          <svg:desc>26§display§\frac{dy}{dx}§svg§600§FALSE§</svg:desc>
          <draw:polygon draw:style-name="gr2" draw:text-style-name="P5" draw:layer="layout" svg:width="0.908cm" svg:height="1.798cm" svg:x="6.068cm" svg:y="0.672cm" svg:viewBox="0 0 909 1799" draw:points="454,1799 0,1799 0,0 909,0 909,1799">
            <text:p/>
          </draw:polygon>
          <draw:path draw:style-name="gr3" draw:text-style-name="P6" draw:layer="layout" svg:width="0.436cm" svg:height="0.646cm" svg:x="6.08cm" svg:y="0.626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24cm" svg:height="0.592cm" svg:x="6.544cm" svg:y="0.857cm" svg:viewBox="0 0 425 593" svg:d="M420 56c5-12 5-14 5-21 0-16-15-25-28-25-10 0-24 5-33 19-2 4-8 33-12 50-7 23-13 48-19 73l-42 166c-2 13-41 77-102 77-47 0-58-39-58-75 0-41 17-97 48-179 15-37 17-47 17-66 0-42-30-75-75-75-88 0-121 133-121 141 0 9 8 9 10 9 11 0 11-2 15-17 25-85 62-112 94-112 6 0 23 0 23 29 0 23-9 46-17 64-36 96-52 150-52 192 0 81 58 110 112 110 36 0 67-17 92-42-11 48-23 92-58 142-25 31-61 58-102 58-13 0-55-4-69-39 14 0 25 0 39-11 9-8 17-21 17-37 0-29-25-34-33-34-21 0-52 15-52 61s41 79 98 79c95 0 189-83 214-187z">
            <text:p/>
          </draw:path>
          <draw:polygon draw:style-name="gr3" draw:text-style-name="P6" draw:layer="layout" svg:width="1cm" svg:height="0.039cm" svg:x="6.022cm" svg:y="1.631cm" svg:viewBox="0 0 1001 40" draw:points="499,40 0,40 0,0 1001,0 1001,40">
            <text:p/>
          </draw:polygon>
          <draw:path draw:style-name="gr3" draw:text-style-name="P6" draw:layer="layout" svg:width="0.436cm" svg:height="0.646cm" svg:x="6.059cm" svg:y="1.872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57cm" svg:height="0.415cm" svg:x="6.524cm" svg:y="2.101cm" svg:viewBox="0 0 458 416" svg:d="M281 129c4-25 25-108 89-108 7 0 27 0 46 10-25 6-43 29-43 50 0 15 10 33 35 33 21 0 50-16 50-54 0-48-54-60-85-60-55 0-86 48-98 71-23-63-71-71-98-71-96 0-148 119-148 141 0 9 8 9 11 9 8 0 10 0 12-9 31-97 92-120 123-120 16 0 50 8 50 60 0 29-17 92-50 219-15 58-48 95-88 95-6 0-27 0-45-10 23-6 43-25 43-50s-20-33-35-33c-27 0-50 25-50 54 0 41 46 60 85 60 63 0 96-64 98-71 11 36 44 71 98 71 96 0 148-119 148-141 0-9-9-9-11-9-8 0-10 2-12 9-29 99-94 120-123 120-35 0-50-29-50-60 0-21 6-40 17-81z">
            <text:p/>
          </draw:path>
        </draw:g>
        <draw:g xml:id="id103" draw:id="id103">
          <svg:title>TexMaths</svg:title>
          <svg:desc>28§display§\frac{dy}{d\theta } =  \frac{d}{d\theta} ( \tan \theta )^3 = 3\tan^2 \theta \frac{d}{d\theta}( \tan \theta )§svg§600§FALSE§</svg:desc>
          <draw:polygon draw:style-name="gr2" draw:text-style-name="P5" draw:layer="layout" svg:width="15.346cm" svg:height="1.936cm" svg:x="4.969cm" svg:y="13.074cm" svg:viewBox="0 0 15347 1937" draw:points="7675,1937 0,1937 0,0 15347,0 15347,1937">
            <text:p/>
          </draw:polygon>
          <draw:path draw:style-name="gr3" draw:text-style-name="P6" draw:layer="layout" svg:width="0.469cm" svg:height="0.696cm" svg:x="4.96cm" svg:y="13.0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46cm" svg:y="13.27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4.92cm" svg:y="14.107cm" svg:viewBox="0 0 1033 43" draw:points="515,43 0,43 0,0 1033,0 1033,43">
            <text:p/>
          </draw:polygon>
          <draw:path draw:style-name="gr3" draw:text-style-name="P6" draw:layer="layout" svg:width="0.469cm" svg:height="0.696cm" svg:x="4.974cm" svg:y="14.3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5.487cm" svg:y="14.3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6.396cm" svg:y="14.0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783cm" svg:y="13.0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7.498cm" svg:y="14.107cm" svg:viewBox="0 0 1004 43" draw:points="502,43 0,43 0,0 1004,0 1004,43">
            <text:p/>
          </draw:polygon>
          <draw:path draw:style-name="gr3" draw:text-style-name="P6" draw:layer="layout" svg:width="0.469cm" svg:height="0.696cm" svg:x="7.539cm" svg:y="14.3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8.052cm" svg:y="14.3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8.715cm" svg:y="13.6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8cm" svg:height="0.617cm" svg:x="9.019cm" svg:y="13.76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9.425cm" svg:y="13.932cm" svg:viewBox="0 0 446 455" svg:d="M289 367c2 41 29 81 76 81 20 0 81-14 81-94v-54h-25v54c0 58-24 65-36 65-31 0-36-45-36-49v-200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6" draw:layer="layout" svg:width="0.496cm" svg:height="0.436cm" svg:x="9.907cm" svg:y="13.9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0.628cm" svg:y="13.6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1.132cm" svg:y="13.6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17cm" svg:height="0.472cm" svg:x="11.495cm" svg:y="13.51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655cm" svg:height="0.232cm" svg:x="12.227cm" svg:y="14.0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3.253cm" svg:y="13.7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1cm" svg:height="0.617cm" svg:x="13.887cm" svg:y="13.76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4.293cm" svg:y="13.93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4.774cm" svg:y="13.9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5.332cm" svg:y="13.5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5.937cm" svg:y="13.6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69cm" svg:height="0.696cm" svg:x="16.786cm" svg:y="13.0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03cm" svg:height="0.042cm" svg:x="16.504cm" svg:y="14.107cm" svg:viewBox="0 0 1004 43" draw:points="502,43 0,43 0,0 1004,0 1004,43">
            <text:p/>
          </draw:polygon>
          <draw:path draw:style-name="gr3" draw:text-style-name="P6" draw:layer="layout" svg:width="0.469cm" svg:height="0.696cm" svg:x="16.542cm" svg:y="14.3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17.057cm" svg:y="14.35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7.72cm" svg:y="13.6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8cm" svg:height="0.617cm" svg:x="18.025cm" svg:y="13.76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8.43cm" svg:y="13.93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8.912cm" svg:y="13.9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9.631cm" svg:y="13.6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20.137cm" svg:y="13.6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width" smil:values="width*0.05;width" smil:keyTimes="0;1"/>
                  <anim:animate smil:dur="0.5s" smil:fill="hold" smil:targetElement="id96" anim:sub-item="text" smil:attributeName="height" smil:values="height;height" smil:keyTimes="0;1"/>
                  <anim:animate smil:dur="0.5s" smil:fill="hold" smil:targetElement="id96" anim:sub-item="text" smil:attributeName="x" smil:values="x-.2;x" smil:keyTimes="0;1"/>
                  <anim:animate smil:dur="0.5s" smil:fill="hold" smil:targetElement="id96" anim:sub-item="text" smil:attributeName="y" smil:values="y;y" smil:keyTimes="0;1"/>
                  <anim:transitionFilter smil:dur="0.5s" smil:targetElement="id9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06" text:id="id106" text:style-name="P8"><text:span text:style-name="T15"><text:tab/></text:span><text:span text:style-name="T15"><text:tab/></text:span><text:span text:style-name="T8"><text:line-break/></text:span><text:span text:style-name="T8"><text:tab/></text:span><text:span text:style-name="T12"> <text:s/></text:span><text:span text:style-name="T8"><text:line-break/></text:span><text:span text:style-name="T35"> <text:s text:c="18"/></text:span><text:span text:style-name="T35"><text:tab/></text:span><text:span text:style-name="T35"><text:tab/></text:span><text:span text:style-name="T8"><text:line-break/></text:span><text:span text:style-name="T12"> <text:s text:c="3"/></text:span><text:span text:style-name="T12">And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36"><text:tab/></text:span><text:span text:style-name="T36"><text:tab/></text:span><text:span text:style-name="T12"><text:line-break/></text:span><text:span text:style-name="T12"><text:tab/></text:span><text:span text:style-name="T12"> </text:span></text:p>
          </draw:text-box>
        </draw:frame>
        <draw:g xml:id="id104" draw:id="id104">
          <svg:title>TexMaths</svg:title>
          <svg:desc>28§display§\frac{dy}{d\theta} =  3 \tan^2 \theta. \sec^2 \theta§svg§600§FALSE§</svg:desc>
          <draw:polygon draw:style-name="gr2" draw:text-style-name="P5" draw:layer="layout" svg:width="8.289cm" svg:height="1.936cm" svg:x="3.374cm" svg:y="0.882cm" svg:viewBox="0 0 8290 1937" draw:points="4144,1937 0,1937 0,0 8290,0 8290,1937">
            <text:p/>
          </draw:polygon>
          <draw:path draw:style-name="gr3" draw:text-style-name="P6" draw:layer="layout" svg:width="0.469cm" svg:height="0.696cm" svg:x="3.365cm" svg:y="0.8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865cm" svg:y="1.0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3.325cm" svg:y="1.915cm" svg:viewBox="0 0 1033 43" draw:points="515,43 0,43 0,0 1033,0 1033,43">
            <text:p/>
          </draw:polygon>
          <draw:path draw:style-name="gr3" draw:text-style-name="P6" draw:layer="layout" svg:width="0.469cm" svg:height="0.696cm" svg:x="3.379cm" svg:y="2.17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3.892cm" svg:y="2.1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4.801cm" svg:y="1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827cm" svg:y="1.527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8cm" svg:height="0.617cm" svg:x="6.461cm" svg:y="1.577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6.864cm" svg:y="1.74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7.348cm" svg:y="1.74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7.905cm" svg:y="1.31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8.51cm" svg:y="1.4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107cm" svg:height="0.106cm" svg:x="9.041cm" svg:y="2.078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9.426cm" svg:y="1.7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9.809cm" svg:y="1.7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0.253cm" svg:y="1.74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306cm" svg:height="0.458cm" svg:x="10.701cm" svg:y="1.31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1.303cm" svg:y="1.4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105" draw:id="id105">
          <svg:title>TexMaths</svg:title>
          <svg:desc>22§display§.\ .\ .\ . (I) §svg§600§FALSE§</svg:desc>
          <draw:polygon draw:style-name="gr2" draw:text-style-name="P5" draw:layer="layout" svg:width="2.481cm" svg:height="0.696cm" svg:x="13.926cm" svg:y="1.566cm" svg:viewBox="0 0 2482 697" draw:points="1241,697 0,697 0,0 2482,0 2482,697">
            <text:p/>
          </draw:polygon>
          <draw:path draw:style-name="gr3" draw:text-style-name="P6" draw:layer="layout" svg:width="0.084cm" svg:height="0.083cm" svg:x="13.954cm" svg:y="2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4.426cm" svg:y="2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4.9cm" svg:y="2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5.371cm" svg:y="2.0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5.597cm" svg:y="1.5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5.847cm" svg:y="1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6.266cm" svg:y="1.5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07" draw:id="id107">
          <svg:title>TexMaths</svg:title>
          <svg:desc>28§display§x = \sec^2 \theta §svg§600§FALSE§</svg:desc>
          <draw:polygon draw:style-name="gr2" draw:text-style-name="P5" draw:layer="layout" svg:width="4.093cm" svg:height="0.777cm" svg:x="4.344cm" svg:y="3.174cm" svg:viewBox="0 0 4094 778" draw:points="2047,778 0,778 0,0 4094,0 4094,778">
            <text:p/>
          </draw:polygon>
          <draw:path draw:style-name="gr3" draw:text-style-name="P6" draw:layer="layout" svg:width="0.492cm" svg:height="0.447cm" svg:x="4.324cm" svg:y="3.5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655cm" svg:height="0.232cm" svg:x="5.186cm" svg:y="3.6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6.201cm" svg:y="3.54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82cm" svg:height="0.454cm" svg:x="6.584cm" svg:y="3.549cm" svg:viewBox="0 0 383 455" svg:d="M83 195c7-148 89-173 123-173 101 0 112 133 112 173zM83 215h275c23 0 25 0 25-20 0-99-54-195-177-195-114 0-206 101-206 226 0 133 103 229 217 229 121 0 166-110 166-130 0-9-9-11-13-11-9 0-12 7-12 13-36 104-125 104-134 104-49 0-90-32-112-68-29-47-29-112-29-148z">
            <text:p/>
          </draw:path>
          <draw:path draw:style-name="gr3" draw:text-style-name="P6" draw:layer="layout" svg:width="0.375cm" svg:height="0.454cm" svg:x="7.027cm" svg:y="3.549cm" svg:viewBox="0 0 376 455" svg:d="M83 229c0-162 80-204 132-204 9 0 72 0 107 36-42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6" draw:layer="layout" svg:width="0.306cm" svg:height="0.459cm" svg:x="7.475cm" svg:y="3.12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6" draw:layer="layout" svg:width="0.407cm" svg:height="0.708cm" svg:x="8.077cm" svg:y="3.295cm" svg:viewBox="0 0 408 709" svg:d="M408 202c0-65-18-202-119-202-137 0-289 278-289 505 0 94 29 204 119 204 139 0 289-285 289-507zM105 339c16-63 36-144 76-213 27-50 63-104 108-104 49 0 54 63 54 119 0 50-7 99-32 198zM302 370c-11 45-31 130-69 200-34 67-72 116-114 116-34 0-54-29-54-121 0-40 7-99 31-195z">
            <text:p/>
          </draw:path>
        </draw:g>
        <draw:g xml:id="id108" draw:id="id108">
          <svg:title>TexMaths</svg:title>
          <svg:desc>26§display§\text {Diff. } w. \ r. \ t. \  \theta.§svg§600§FALSE§</svg:desc>
          <draw:polygon draw:style-name="gr2" draw:text-style-name="P5" draw:layer="layout" svg:width="5.756cm" svg:height="0.563cm" svg:x="3.235cm" svg:y="4.671cm" svg:viewBox="0 0 5757 564" draw:points="2879,564 0,564 0,0 5757,0 5757,564">
            <text:p/>
          </draw:polygon>
          <draw:path draw:style-name="gr3" draw:text-style-name="P6" draw:layer="layout" svg:width="0.615cm" svg:height="0.626cm" svg:x="3.22cm" svg:y="4.646cm" svg:viewBox="0 0 616 627" svg:d="M0 0v29h23c71 0 71 11 71 42v485c0 33 0 42-71 42h-23v29h335c154 0 281-136 281-308 0-175-123-319-281-319zM218 598c-43 0-45-7-45-36v-497c0-30 2-36 45-36h92c56 0 121 19 166 86 40 54 48 133 48 204 0 102-16 156-50 202-18 25-70 77-164 77z">
            <text:p/>
          </draw:path>
          <draw:path draw:style-name="gr3" draw:text-style-name="P6" draw:layer="layout" svg:width="0.197cm" svg:height="0.613cm" svg:x="3.917cm" svg:y="4.65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165cm" svg:y="4.625cm" svg:viewBox="0 0 551 648" svg:d="M387 279h104v-27h-108v-106c0-84 46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8c-67 0-69-10-69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753cm" svg:y="5.17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361cm" svg:y="4.867cm" svg:viewBox="0 0 607 416" svg:d="M397 94c5-19 13-54 13-59 0-16-13-25-25-25-13 0-29 7-35 25-3 7-46 184-52 207-7 27-9 43-9 60 0 10 0 12 2 17-21 50-50 77-85 77-73 0-73-67-73-84 0-29 4-64 48-179 10-27 15-39 15-58 0-42-30-75-75-75-88 0-121 133-121 142 0 8 8 8 10 8 11 0 11 0 15-17 25-85 60-112 94-112 8 0 22 0 22 29 0 23-10 50-16 65-40 108-52 152-52 185 0 85 62 116 131 116 14 0 58 0 96-64 22 58 87 64 114 64 69 0 108-58 133-112 31-73 60-196 60-239 0-50-24-65-41-65-23 0-46 23-46 44 0 12 6 18 15 25 10 10 33 33 33 79 0 31-27 121-50 166-25 50-56 82-102 82-44 0-66-27-66-79 0-25 6-55 8-67z">
            <text:p/>
          </draw:path>
          <draw:path draw:style-name="gr3" draw:text-style-name="P6" draw:layer="layout" svg:width="0.099cm" svg:height="0.099cm" svg:x="6.091cm" svg:y="5.17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599cm" svg:y="4.867cm" svg:viewBox="0 0 374 416" svg:d="M54 352c-2 14-8 35-8 39 0 17 12 25 27 25 10 0 27-8 33-25 2-4 33-129 38-145 6-32 22-96 29-121 4-10 29-54 52-75 6-6 33-29 73-29 24 0 37 10 39 10-29 4-48 27-48 50 0 15 11 34 33 34 25 0 52-21 52-55 0-33-29-60-76-60-61 0-100 46-117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038cm" svg:y="5.17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539cm" svg:y="4.698cm" svg:viewBox="0 0 283 585" svg:d="M169 208h87c17 0 27 0 27-19 0-10-10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926cm" svg:y="5.173cm" svg:viewBox="0 0 100 100" svg:d="M100 50c0-27-23-50-50-50s-50 23-50 50 23 50 50 50 50-23 50-50z">
            <text:p/>
          </draw:path>
          <draw:path draw:style-name="gr3" draw:text-style-name="P6" draw:layer="layout" svg:width="0.378cm" svg:height="0.657cm" svg:x="8.444cm" svg:y="4.625cm" svg:viewBox="0 0 379 658" svg:d="M379 187c0-60-15-187-111-187-127 0-268 258-268 469 0 87 27 189 110 189 129 0 269-264 269-471zM98 314c14-58 33-133 71-197 24-46 58-96 99-96 46 0 50 58 50 110 0 46-6 92-29 183zM281 344c-11 41-29 120-65 185-31 62-66 108-106 108-31 0-50-27-50-112 0-38 7-92 29-181z">
            <text:p/>
          </draw:path>
          <draw:path draw:style-name="gr3" draw:text-style-name="P6" draw:layer="layout" svg:width="0.099cm" svg:height="0.099cm" svg:x="8.939cm" svg:y="5.173cm" svg:viewBox="0 0 100 100" svg:d="M100 50c0-27-23-50-50-50s-50 23-50 50 23 50 50 50 50-23 50-50z">
            <text:p/>
          </draw:path>
        </draw:g>
        <draw:g xml:id="id109" draw:id="id109">
          <svg:title>TexMaths</svg:title>
          <svg:desc>28§display§\frac{dx}{d\theta } =  \frac{d}{d\theta}( \sec^2 \theta  ) =  2\sec \theta \frac{d}{d\theta} ( \sec \theta )§svg§600§FALSE§</svg:desc>
          <draw:polygon draw:style-name="gr2" draw:text-style-name="P5" draw:layer="layout" svg:width="14.474cm" svg:height="1.936cm" svg:x="3.268cm" svg:y="5.974cm" svg:viewBox="0 0 14475 1937" draw:points="7238,1937 0,1937 0,0 14475,0 14475,1937">
            <text:p/>
          </draw:polygon>
          <draw:path draw:style-name="gr3" draw:text-style-name="P6" draw:layer="layout" svg:width="0.469cm" svg:height="0.696cm" svg:x="3.259cm" svg:y="5.92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59cm" svg:y="6.1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219cm" svg:y="7.007cm" svg:viewBox="0 0 1077 43" draw:points="538,43 0,43 0,0 1077,0 1077,43">
            <text:p/>
          </draw:polygon>
          <draw:path draw:style-name="gr3" draw:text-style-name="P6" draw:layer="layout" svg:width="0.469cm" svg:height="0.696cm" svg:x="3.295cm" svg:y="7.26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3.808cm" svg:y="7.2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4.74cm" svg:y="6.9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127cm" svg:y="5.92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03cm" svg:height="0.042cm" svg:x="5.842cm" svg:y="7.007cm" svg:viewBox="0 0 1004 43" draw:points="502,43 0,43 0,0 1004,0 1004,43">
            <text:p/>
          </draw:polygon>
          <draw:path draw:style-name="gr3" draw:text-style-name="P6" draw:layer="layout" svg:width="0.469cm" svg:height="0.696cm" svg:x="5.882cm" svg:y="7.26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6.395cm" svg:y="7.25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7.059cm" svg:y="6.5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7.377cm" svg:y="6.8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7.76cm" svg:y="6.8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8.203cm" svg:y="6.8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306cm" svg:height="0.458cm" svg:x="8.651cm" svg:y="6.4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9.254cm" svg:y="6.5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9.758cm" svg:y="6.5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0.414cm" svg:y="6.9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1.447cm" svg:y="6.6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24cm" svg:height="0.454cm" svg:x="12.085cm" svg:y="6.8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2.468cm" svg:y="6.8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2.912cm" svg:y="6.8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13.521cm" svg:y="6.5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69cm" svg:height="0.696cm" svg:x="14.372cm" svg:y="5.92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14.088cm" svg:y="7.007cm" svg:viewBox="0 0 1004 43" draw:points="502,43 0,43 0,0 1004,0 1004,43">
            <text:p/>
          </draw:polygon>
          <draw:path draw:style-name="gr3" draw:text-style-name="P6" draw:layer="layout" svg:width="0.469cm" svg:height="0.696cm" svg:x="14.126cm" svg:y="7.266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07cm" svg:height="0.707cm" svg:x="14.641cm" svg:y="7.2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5.304cm" svg:y="6.5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5.622cm" svg:y="6.8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6.005cm" svg:y="6.8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6.449cm" svg:y="6.8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17.058cm" svg:y="6.5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7.562cm" svg:y="6.5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10" draw:id="id110">
          <svg:title>TexMaths</svg:title>
          <svg:desc>28§display§\frac{dx}{d\theta} =  2\sec \theta. \sec \theta \tan \theta = 2 \sec^2 \theta \tan \theta§svg§600§FALSE§</svg:desc>
          <draw:polygon draw:style-name="gr2" draw:text-style-name="P5" draw:layer="layout" svg:width="16.095cm" svg:height="1.936cm" svg:x="3.269cm" svg:y="8.674cm" svg:viewBox="0 0 16096 1937" draw:points="8048,1937 0,1937 0,0 16096,0 16096,1937">
            <text:p/>
          </draw:polygon>
          <draw:path draw:style-name="gr3" draw:text-style-name="P6" draw:layer="layout" svg:width="0.469cm" svg:height="0.696cm" svg:x="3.26cm" svg:y="8.625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6cm" svg:y="8.8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22cm" svg:y="9.707cm" svg:viewBox="0 0 1077 43" draw:points="538,43 0,43 0,0 1077,0 1077,43">
            <text:p/>
          </draw:polygon>
          <draw:path draw:style-name="gr3" draw:text-style-name="P6" draw:layer="layout" svg:width="0.469cm" svg:height="0.696cm" svg:x="3.296cm" svg:y="9.966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3.809cm" svg:y="9.9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4.741cm" svg:y="9.6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5.773cm" svg:y="9.3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24cm" svg:height="0.454cm" svg:x="6.414cm" svg:y="9.5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6.797cm" svg:y="9.5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7.241cm" svg:y="9.5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7.85cm" svg:y="9.2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107cm" svg:height="0.106cm" svg:x="8.381cm" svg:y="9.87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8.766cm" svg:y="9.5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9.149cm" svg:y="9.5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9.592cm" svg:y="9.5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10.202cm" svg:y="9.27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1cm" svg:height="0.617cm" svg:x="10.833cm" svg:y="9.36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1.239cm" svg:y="9.532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1.72cm" svg:y="9.53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2.442cm" svg:y="9.27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13.217cm" svg:y="9.6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4.249cm" svg:y="9.3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24cm" svg:height="0.454cm" svg:x="14.89cm" svg:y="9.5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5.273cm" svg:y="9.5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5.716cm" svg:y="9.5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306cm" svg:height="0.458cm" svg:x="16.164cm" svg:y="9.1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6.767cm" svg:y="9.2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08cm" svg:height="0.617cm" svg:x="17.398cm" svg:y="9.36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7.802cm" svg:y="9.532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8.285cm" svg:y="9.53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9.004cm" svg:y="9.2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113" draw:id="id113">
          <svg:title>TexMaths</svg:title>
          <svg:desc>28§display§\frac{dy}{dx} = \frac{\frac{dy}{d\theta}}{\frac{dx}{d\theta}} = \frac{ 3 \tan^2 \theta. \sec^2 \theta }{ 2 \sec^2 \theta \tan \theta }§svg§600§FALSE§</svg:desc>
          <draw:polygon draw:style-name="gr2" draw:text-style-name="P5" draw:layer="layout" svg:width="11.134cm" svg:height="2.648cm" svg:x="6.281cm" svg:y="11.085cm" svg:viewBox="0 0 11135 2649" draw:points="5567,2649 0,2649 0,0 11135,0 11135,2649">
            <text:p/>
          </draw:polygon>
          <draw:path draw:style-name="gr3" draw:text-style-name="P6" draw:layer="layout" svg:width="0.469cm" svg:height="0.696cm" svg:x="6.295cm" svg:y="11.32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6.794cm" svg:y="11.57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6.232cm" svg:y="12.412cm" svg:viewBox="0 0 1077 43" draw:points="538,43 0,43 0,0 1077,0 1077,43">
            <text:p/>
          </draw:polygon>
          <draw:path draw:style-name="gr3" draw:text-style-name="P6" draw:layer="layout" svg:width="0.469cm" svg:height="0.696cm" svg:x="6.272cm" svg:y="12.6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6.772cm" svg:y="12.9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7.753cm" svg:y="12.3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9.025cm" svg:y="11.03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55cm" svg:height="0.445cm" svg:x="9.426cm" svg:y="11.211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8.985cm" svg:y="11.688cm" svg:viewBox="0 0 836 43" draw:points="419,43 0,43 0,0 836,0 836,43">
            <text:p/>
          </draw:polygon>
          <draw:path draw:style-name="gr3" draw:text-style-name="P6" draw:layer="layout" svg:width="0.355cm" svg:height="0.488cm" svg:x="9.041cm" svg:y="11.814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9.451cm" svg:y="11.807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olygon draw:style-name="gr3" draw:text-style-name="P6" draw:layer="layout" svg:width="1.094cm" svg:height="0.042cm" svg:x="8.855cm" svg:y="12.412cm" svg:viewBox="0 0 1095 43" draw:points="547,43 0,43 0,0 1095,0 1095,43">
            <text:p/>
          </draw:polygon>
          <draw:path draw:style-name="gr3" draw:text-style-name="P6" draw:layer="layout" svg:width="0.355cm" svg:height="0.488cm" svg:x="9.014cm" svg:y="12.56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9.415cm" svg:y="12.744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8.974cm" svg:y="13.17cm" svg:viewBox="0 0 858 43" draw:points="430,43 0,43 0,0 858,0 858,43">
            <text:p/>
          </draw:polygon>
          <draw:path draw:style-name="gr3" draw:text-style-name="P6" draw:layer="layout" svg:width="0.355cm" svg:height="0.488cm" svg:x="9.041cm" svg:y="13.29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9.451cm" svg:y="13.288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ath draw:style-name="gr3" draw:text-style-name="P6" draw:layer="layout" svg:width="0.655cm" svg:height="0.232cm" svg:x="10.394cm" svg:y="12.3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1.537cm" svg:y="11.354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6" draw:layer="layout" svg:width="0.31cm" svg:height="0.618cm" svg:x="12.17cm" svg:y="11.406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12.576cm" svg:y="11.5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13.058cm" svg:y="11.5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6cm" svg:height="0.458cm" svg:x="13.618cm" svg:y="11.191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407cm" svg:height="0.707cm" svg:x="14.22cm" svg:y="11.316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ath draw:style-name="gr3" draw:text-style-name="P6" draw:layer="layout" svg:width="0.107cm" svg:height="0.107cm" svg:x="14.753cm" svg:y="11.906cm" svg:viewBox="0 0 108 108" svg:d="M108 54c0-29-25-54-54-54s-54 25-54 54 25 54 54 54 54-25 54-54z">
            <text:p/>
          </draw:path>
          <draw:path draw:style-name="gr3" draw:text-style-name="P6" draw:layer="layout" svg:width="0.324cm" svg:height="0.454cm" svg:x="15.139cm" svg:y="11.569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82cm" svg:height="0.454cm" svg:x="15.522cm" svg:y="11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5.965cm" svg:y="11.5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306cm" svg:height="0.458cm" svg:x="16.411cm" svg:y="11.19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407cm" svg:height="0.707cm" svg:x="17.016cm" svg:y="11.316cm" svg:viewBox="0 0 408 708" svg:d="M408 202c0-65-16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olygon draw:style-name="gr3" draw:text-style-name="P6" draw:layer="layout" svg:width="5.969cm" svg:height="0.042cm" svg:x="11.496cm" svg:y="12.412cm" svg:viewBox="0 0 5970 43" draw:points="2986,43 0,43 0,0 5970,0 5970,43">
            <text:p/>
          </draw:polygon>
          <draw:path draw:style-name="gr3" draw:text-style-name="P6" draw:layer="layout" svg:width="0.393cm" svg:height="0.658cm" svg:x="11.902cm" svg:y="12.6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6" draw:layer="layout" svg:width="0.324cm" svg:height="0.454cm" svg:x="12.542cm" svg:y="12.912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82cm" svg:height="0.454cm" svg:x="12.925cm" svg:y="12.9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3.369cm" svg:y="12.91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306cm" svg:height="0.458cm" svg:x="13.815cm" svg:y="12.60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407cm" svg:height="0.707cm" svg:x="14.419cm" svg:y="12.659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ath draw:style-name="gr3" draw:text-style-name="P6" draw:layer="layout" svg:width="0.308cm" svg:height="0.618cm" svg:x="15.049cm" svg:y="12.746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6" draw:layer="layout" svg:width="0.445cm" svg:height="0.454cm" svg:x="15.454cm" svg:y="12.91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15.936cm" svg:y="12.91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07cm" svg:height="0.707cm" svg:x="16.657cm" svg:y="12.659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</draw:g>
        <draw:g xml:id="id111" draw:id="id111">
          <svg:title>TexMaths</svg:title>
          <svg:desc>22§display§.\ .\ .\ \ \ (II)§svg§600§FALSE§</svg:desc>
          <draw:polygon draw:style-name="gr2" draw:text-style-name="P5" draw:layer="layout" svg:width="3.181cm" svg:height="0.696cm" svg:x="21.025cm" svg:y="9.372cm" svg:viewBox="0 0 3182 697" draw:points="1591,697 0,697 0,0 3182,0 3182,697">
            <text:p/>
          </draw:polygon>
          <draw:path draw:style-name="gr3" draw:text-style-name="P6" draw:layer="layout" svg:width="0.083cm" svg:height="0.083cm" svg:x="21.053cm" svg:y="9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525cm" svg:y="9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998cm" svg:y="9.8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996cm" svg:y="9.3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3.246cm" svg:y="9.3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3.648cm" svg:y="9.3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4.065cm" svg:y="9.3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14" draw:id="id114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8.225cm" svg:y="12.068cm" svg:viewBox="0 0 8607 697" draw:points="4304,697 0,697 0,0 8607,0 8607,697">
            <text:p/>
          </draw:polygon>
          <draw:path draw:style-name="gr3" draw:text-style-name="P6" draw:layer="layout" svg:width="0.083cm" svg:height="0.083cm" svg:x="18.253cm" svg:y="12.5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725cm" svg:y="12.5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198cm" svg:y="12.5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67cm" svg:y="12.5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9.909cm" svg:y="12.0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20.316cm" svg:y="12.084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20.753cm" svg:y="12.2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1.055cm" svg:y="12.263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21.446cm" svg:y="12.266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2.4cm" svg:y="12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2.65cm" svg:y="12.0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069cm" svg:y="12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23.616cm" svg:y="12.263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23.995cm" svg:y="12.26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4.426cm" svg:y="12.073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5.164cm" svg:y="12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5.414cm" svg:y="12.0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5.815cm" svg:y="12.0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6.232cm" svg:y="12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6.764cm" svg:y="12.029cm" svg:viewBox="0 0 107 774" draw:points="107,0 0,0 0,32 76,32 76,744 0,744 0,774 107,774">
            <text:p/>
          </draw:polygon>
        </draw:g>
        <draw:g xml:id="id112" draw:id="id112">
          <svg:title>TexMaths</svg:title>
          <svg:desc>28§display§\text {Now}§svg§600§FALSE§</svg:desc>
          <draw:polygon draw:style-name="gr2" draw:text-style-name="P5" draw:layer="layout" svg:width="1.797cm" svg:height="0.586cm" svg:x="3.349cm" svg:y="12.008cm" svg:viewBox="0 0 1798 587" draw:points="898,587 0,587 0,0 1798,0 1798,587">
            <text:p/>
          </draw:polygon>
          <draw:path draw:style-name="gr3" draw:text-style-name="P6" draw:layer="layout" svg:width="0.673cm" svg:height="0.674cm" svg:x="3.331cm" svg:y="11.959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065cm" svg:y="12.1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52cm" svg:y="12.208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width" smil:values="width*0.05;width" smil:keyTimes="0;1"/>
                  <anim:animate smil:dur="0.5s" smil:fill="hold" smil:targetElement="id106" anim:sub-item="text" smil:attributeName="height" smil:values="height;height" smil:keyTimes="0;1"/>
                  <anim:animate smil:dur="0.5s" smil:fill="hold" smil:targetElement="id106" anim:sub-item="text" smil:attributeName="x" smil:values="x-.2;x" smil:keyTimes="0;1"/>
                  <anim:animate smil:dur="0.5s" smil:fill="hold" smil:targetElement="id106" anim:sub-item="text" smil:attributeName="y" smil:values="y;y" smil:keyTimes="0;1"/>
                  <anim:transitionFilter smil:dur="0.5s" smil:targetElement="id10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18" text:id="id118" text:style-name="P8"><text:span text:style-name="T15"><text:tab/></text:span><text:span text:style-name="T15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16"><text:tab/></text:span><text:span text:style-name="T16"> </text:span><text:span text:style-name="T16"><text:tab/></text:span><text:span text:style-name="T8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13"><text:tab/></text:span><text:span text:style-name="T12"><text:line-break/></text:span><text:span text:style-name="T12"><text:tab/></text:span><text:span text:style-name="T12">(2) Given that, <text:s text:c="41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 <text:s text:c="8"/></text:span></text:p>
          </draw:text-box>
        </draw:frame>
        <draw:g xml:id="id115" draw:id="id115">
          <svg:title>TexMaths</svg:title>
          <svg:desc>28§display§\frac{dy}{dx} = \frac{3}{2} \tan \theta§svg§600§FALSE§</svg:desc>
          <draw:polygon draw:style-name="gr2" draw:text-style-name="P5" draw:layer="layout" svg:width="5.332cm" svg:height="1.936cm" svg:x="3.981cm" svg:y="0.885cm" svg:viewBox="0 0 5333 1937" draw:points="2668,1937 0,1937 0,0 5333,0 5333,1937">
            <text:p/>
          </draw:polygon>
          <draw:path draw:style-name="gr3" draw:text-style-name="P6" draw:layer="layout" svg:width="0.469cm" svg:height="0.696cm" svg:x="3.995cm" svg:y="0.8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94cm" svg:y="1.0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932cm" svg:y="1.918cm" svg:viewBox="0 0 1077 43" draw:points="538,43 0,43 0,0 1077,0 1077,43">
            <text:p/>
          </draw:polygon>
          <draw:path draw:style-name="gr3" draw:text-style-name="P6" draw:layer="layout" svg:width="0.469cm" svg:height="0.696cm" svg:x="3.972cm" svg:y="2.1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72cm" svg:y="2.4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453cm" svg:y="1.8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595cm" svg:y="0.8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6" draw:layer="layout" svg:width="0.494cm" svg:height="0.042cm" svg:x="6.555cm" svg:y="1.918cm" svg:viewBox="0 0 495 43" draw:points="246,43 0,43 0,0 495,0 495,43">
            <text:p/>
          </draw:polygon>
          <draw:path draw:style-name="gr3" draw:text-style-name="P6" draw:layer="layout" svg:width="0.393cm" svg:height="0.657cm" svg:x="6.604cm" svg:y="2.20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08cm" svg:height="0.617cm" svg:x="7.348cm" svg:y="1.5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7.753cm" svg:y="1.7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8.235cm" svg:y="1.7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8.956cm" svg:y="1.4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117" draw:id="id117">
          <svg:title>TexMaths</svg:title>
          <svg:desc>26§display§\left( \frac{dy}{dx} \right)_{ \theta = \frac{ \pi }{3} } = \frac{3}{2} \tan \left( \frac{ \pi }{3} \right) = \frac{ 3\sqrt{3} }{2}§svg§600§FALSE§</svg:desc>
          <draw:polygon draw:style-name="gr2" draw:text-style-name="P5" draw:layer="layout" svg:width="12.447cm" svg:height="2.463cm" svg:x="2.63cm" svg:y="5.677cm" svg:viewBox="0 0 12448 2464" draw:points="6225,2464 0,2464 0,0 12448,0 12448,2464">
            <text:p/>
          </draw:polygon>
          <draw:path draw:style-name="gr3" draw:text-style-name="P6" draw:layer="layout" svg:width="0.45cm" svg:height="2.193cm" svg:x="2.774cm" svg:y="5.716cm" svg:viewBox="0 0 451 2194" svg:d="M451 2186c0-4-2-6-4-9-33-35-95-95-156-195-147-235-214-532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3.425cm" svg:y="5.7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3.888cm" svg:y="6.0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3.366cm" svg:y="6.796cm" svg:viewBox="0 0 1000 40" draw:points="499,40 0,40 0,0 1000,0 1000,40">
            <text:p/>
          </draw:polygon>
          <draw:path draw:style-name="gr3" draw:text-style-name="P6" draw:layer="layout" svg:width="0.436cm" svg:height="0.646cm" svg:x="3.404cm" svg:y="7.0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87cm" svg:y="7.2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4.506cm" svg:y="5.716cm" svg:viewBox="0 0 451 2194" svg:d="M451 1098c0-360-83-722-316-996-19-21-52-58-89-92-13-10-15-10-27-10-11 0-19 0-19 8 0 4 4 9 6 11 31 33 94 93 154 193 148 235 216 533 216 884 0 248-33 564-185 836-72 131-149 206-187 245-2 3-4 5-4 9 0 8 8 8 19 8 12 0 14 0 29-14 308-279 403-697 403-1082z">
            <text:p/>
          </draw:path>
          <draw:path draw:style-name="gr3" draw:text-style-name="P6" draw:layer="layout" svg:width="0.288cm" svg:height="0.459cm" svg:x="5.186cm" svg:y="7.505cm" svg:viewBox="0 0 289 460" svg:d="M289 139c0-66-27-139-89-139-96 0-200 173-200 320 0 75 29 140 89 140 98 0 200-177 200-321zM73 218c33-139 87-199 127-199 41 0 41 70 41 83 0 25-6 62-18 116zM216 241c-18 71-33 104-52 135-20 34-45 65-75 65-35 0-41-50-41-83 0-44 12-94 19-117z">
            <text:p/>
          </draw:path>
          <draw:path draw:style-name="gr3" draw:text-style-name="P6" draw:layer="layout" svg:width="0.471cm" svg:height="0.174cm" svg:x="5.558cm" svg:y="7.709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309cm" svg:height="0.203cm" svg:x="6.226cm" svg:y="7.513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1 75 13 0 25-11 25-23 0-4-2-6-4-13-23-35-23-74-23-83 0-16 2-35 6-50z">
            <text:p/>
          </draw:path>
          <draw:polygon draw:style-name="gr3" draw:text-style-name="P6" draw:layer="layout" svg:width="0.396cm" svg:height="0.032cm" svg:x="6.185cm" svg:y="7.779cm" svg:viewBox="0 0 397 33" draw:points="200,33 0,33 0,0 397,0 397,33">
            <text:p/>
          </draw:polygon>
          <draw:path draw:style-name="gr3" draw:text-style-name="P6" draw:layer="layout" svg:width="0.238cm" svg:height="0.315cm" svg:x="6.264cm" svg:y="7.871cm" svg:viewBox="0 0 239 316" svg:d="M114 154c44 0 71 27 71 73 0 45-29 70-69 70-6 0-60 0-85-22 21-5 25-19 25-30 0-16-12-27-27-27-14 0-29 9-29 29 0 48 54 69 116 69 77 0 123-46 123-89 0-38-33-71-85-83 54-17 69-52 69-77 0-40-46-67-104-67-57 0-102 25-102 64 0 23 16 28 25 28 14 0 27-9 27-25 0-11-7-23-23-27 21-21 62-23 70-23 34 0 59 18 59 50 0 25-17 68-67 70-12 0-14 0-27 2-4 0-8 0-8 7 0 8 4 8 12 8z">
            <text:p/>
          </draw:path>
          <draw:path draw:style-name="gr3" draw:text-style-name="P6" draw:layer="layout" svg:width="0.608cm" svg:height="0.215cm" svg:x="7.041cm" svg:y="6.70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8.102cm" svg:y="5.81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olygon draw:style-name="gr3" draw:text-style-name="P6" draw:layer="layout" svg:width="0.459cm" svg:height="0.039cm" svg:x="8.065cm" svg:y="6.796cm" svg:viewBox="0 0 460 40" draw:points="229,40 0,40 0,0 460,0 460,40">
            <text:p/>
          </draw:polygon>
          <draw:path draw:style-name="gr3" draw:text-style-name="P6" draw:layer="layout" svg:width="0.365cm" svg:height="0.61cm" svg:x="8.111cm" svg:y="7.0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86cm" svg:height="0.573cm" svg:x="8.801cm" svg:y="6.4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9.178cm" svg:y="6.631cm" svg:viewBox="0 0 414 422" svg:d="M266 341c4 38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9.625cm" svg:y="6.6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48cm" svg:height="1.644cm" svg:x="10.419cm" svg:y="5.991cm" svg:viewBox="0 0 349 1645" svg:d="M308 1637c2 0 10 8 10 8h21c2 0 10 0 10-8 0-4-2-6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6" draw:layer="layout" svg:width="0.494cm" svg:height="0.405cm" svg:x="10.935cm" svg:y="6.03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6" draw:layer="layout" svg:width="0.554cm" svg:height="0.039cm" svg:x="10.91cm" svg:y="6.796cm" svg:viewBox="0 0 555 40" draw:points="279,40 0,40 0,0 555,0 555,40">
            <text:p/>
          </draw:polygon>
          <draw:path draw:style-name="gr3" draw:text-style-name="P6" draw:layer="layout" svg:width="0.38cm" svg:height="0.629cm" svg:x="10.997cm" svg:y="7.0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6" draw:layer="layout" svg:width="0.348cm" svg:height="1.644cm" svg:x="11.607cm" svg:y="5.991cm" svg:viewBox="0 0 349 1645" svg:d="M349 821c0-262-62-540-243-746-12-15-46-50-69-69-6-6-8-6-20-6-9 0-17 0-17 8 0 4 4 9 6 11 31 31 81 81 138 183 99 174 135 401 135 619 0 398-111 641-275 807-2 3-4 7-4 9 0 8 8 8 17 8 12 0 14 0 23-6 87-75 185-202 249-395 40-125 60-275 60-423z">
            <text:p/>
          </draw:path>
          <draw:path draw:style-name="gr3" draw:text-style-name="P6" draw:layer="layout" svg:width="0.608cm" svg:height="0.215cm" svg:x="12.424cm" svg:y="6.70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3.487cm" svg:y="5.81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6" draw:layer="layout" svg:width="0.714cm" svg:height="0.914cm" svg:x="13.972cm" svg:y="5.631cm" svg:viewBox="0 0 715 915" svg:d="M289 819l-160-355c-6-15-13-15-15-15 0 0-6 0-14 6l-88 67c-12 8-12 12-12 15 0 4 2 10 8 10 7 0 23-13 32-21 6-4 20-14 29-21l181 396c6 14 12 14 20 14 13 0 15-4 23-17l416-861c6-14 6-16 6-18 0-11-8-19-18-19-9 0-15 4-21 19z">
            <text:p/>
          </draw:path>
          <draw:polygon draw:style-name="gr3" draw:text-style-name="P6" draw:layer="layout" svg:width="0.459cm" svg:height="0.039cm" svg:x="14.666cm" svg:y="5.631cm" svg:viewBox="0 0 460 40" draw:points="229,40 0,40 0,0 460,0 460,40">
            <text:p/>
          </draw:polygon>
          <draw:path draw:style-name="gr3" draw:text-style-name="P6" draw:layer="layout" svg:width="0.38cm" svg:height="0.629cm" svg:x="14.704cm" svg:y="5.81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olygon draw:style-name="gr3" draw:text-style-name="P6" draw:layer="layout" svg:width="1.675cm" svg:height="0.039cm" svg:x="13.448cm" svg:y="6.796cm" svg:viewBox="0 0 1676 40" draw:points="838,40 0,40 0,0 1676,0 1676,40">
            <text:p/>
          </draw:polygon>
          <draw:path draw:style-name="gr3" draw:text-style-name="P6" draw:layer="layout" svg:width="0.365cm" svg:height="0.61cm" svg:x="14.103cm" svg:y="7.0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draw:g xml:id="id116" draw:id="id116">
          <svg:title>TexMaths</svg:title>
          <svg:desc>26§display§\text {At }\  \theta = \frac{\pi}{3}§svg§600§FALSE§</svg:desc>
          <draw:polygon draw:style-name="gr2" draw:text-style-name="P5" draw:layer="layout" svg:width="3.871cm" svg:height="1.567cm" svg:x="2.646cm" svg:y="3.781cm" svg:viewBox="0 0 3872 1568" draw:points="1937,1568 0,1568 0,0 3872,0 3872,1568">
            <text:p/>
          </draw:polygon>
          <draw:path draw:style-name="gr3" draw:text-style-name="P6" draw:layer="layout" svg:width="0.627cm" svg:height="0.656cm" svg:x="2.629cm" svg:y="4.093cm" svg:viewBox="0 0 628 657" svg:d="M335 19c-4-13-6-19-21-19-14 0-17 6-21 19l-191 546c-17 48-52 61-102 63v29c21-2 60-4 94-4 29 0 77 2 106 4v-29c-46 0-69-23-69-48 0-2 0-10 0-12l44-121h227l47 141c0 2 2 9 2 13 0 27-49 27-74 27v29c33-4 95-4 131-4 39 0 81 2 120 4v-29h-16c-54 0-69-6-77-38zM287 121l104 297h-206z">
            <text:p/>
          </draw:path>
          <draw:path draw:style-name="gr3" draw:text-style-name="P6" draw:layer="layout" svg:width="0.288cm" svg:height="0.573cm" svg:x="3.278cm" svg:y="4.184cm" svg:viewBox="0 0 289 574" svg:d="M141 198h132v-30h-132v-168h-22c0 75-30 173-119 177v21h79v251c0 114 85 125 119 125 64 0 91-65 91-125v-52h-25v52c0 67-27 102-60 102-63 0-63-83-63-100z">
            <text:p/>
          </draw:path>
          <draw:path draw:style-name="gr3" draw:text-style-name="P6" draw:layer="layout" svg:width="0.378cm" svg:height="0.656cm" svg:x="4.262cm" svg:y="4.103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6" draw:layer="layout" svg:width="0.609cm" svg:height="0.215cm" svg:x="4.984cm" svg:y="4.41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94cm" svg:height="0.404cm" svg:x="6.033cm" svg:y="3.735cm" svg:viewBox="0 0 495 405" svg:d="M218 54h104c-31 135-39 175-39 237 0 13 0 37 8 69 9 41 19 45 34 45 18 0 37-16 37-35 0-4 0-6-6-19-27-66-27-126-27-151 0-50 8-98 16-146h106c11 0 44 0 44-31 0-23-19-23-35-23h-308c-21 0-56 0-96 44-33 35-56 77-56 81 0 2 0 10 10 10 9 0 11-4 15-10 46-71 100-71 116-71h55c-32 110-79 220-119 306-6 12-6 14-6 20 0 19 14 25 25 25 29 0 35-25 45-60 15-41 15-44 25-89z">
            <text:p/>
          </draw:path>
          <draw:polygon draw:style-name="gr3" draw:text-style-name="P6" draw:layer="layout" svg:width="0.554cm" svg:height="0.039cm" svg:x="6.008cm" svg:y="4.5cm" svg:viewBox="0 0 555 40" draw:points="279,40 0,40 0,0 555,0 555,40">
            <text:p/>
          </draw:polygon>
          <draw:path draw:style-name="gr3" draw:text-style-name="P6" draw:layer="layout" svg:width="0.38cm" svg:height="0.629cm" svg:x="6.095cm" svg:y="4.764cm" svg:viewBox="0 0 381 630" svg:d="M229 287c75-23 127-87 127-160 0-75-79-127-169-127-93 0-162 54-162 125 0 29 21 48 46 48 29 0 48-21 48-48 0-46-44-46-57-46 27-44 88-56 121-56 38 0 90 21 90 102 0 12-3 64-28 106-27 43-58 45-81 48-6 0-29 2-35 2-8 0-15 2-15 10 0 10 7 10 23 10h40c75 0 110 63 110 152 0 125-64 152-104 152-39 0-108-17-141-71 33 7 60-14 60-50 0-33-23-52-50-52-23 0-52 15-52 54 0 84 85 144 185 144 112 0 196-83 196-177 0-75-59-145-152-166z">
            <text:p/>
          </draw:path>
        </draw:g>
        <draw:g xml:id="id119" draw:id="id119">
          <svg:title>TexMaths</svg:title>
          <svg:desc>28§display§y = \frac{1}{t^2} §svg§600§FALSE§</svg:desc>
          <draw:polygon draw:style-name="gr2" draw:text-style-name="P5" draw:layer="layout" svg:width="2.646cm" svg:height="1.91cm" svg:x="8.348cm" svg:y="8.379cm" svg:viewBox="0 0 2647 1911" draw:points="1324,1911 0,1911 0,0 2647,0 2647,1911">
            <text:p/>
          </draw:polygon>
          <draw:path draw:style-name="gr3" draw:text-style-name="P6" draw:layer="layout" svg:width="0.456cm" svg:height="0.638cm" svg:x="8.328cm" svg:y="9.217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655cm" svg:height="0.232cm" svg:x="9.145cm" svg:y="9.2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0.487cm" svg:y="8.33cm" svg:viewBox="0 0 327 659" svg:d="M204 25c0-23 0-25-23-25-62 63-150 63-181 63v31c20 0 78 0 130-27v513c0 36-2 47-92 47h-31v32c33-5 121-5 159-5 40 0 127 0 161 5v-32h-31c-90 0-92-11-92-47z">
            <text:p/>
          </draw:path>
          <draw:polygon draw:style-name="gr3" draw:text-style-name="P6" draw:layer="layout" svg:width="0.799cm" svg:height="0.042cm" svg:x="10.247cm" svg:y="9.385cm" svg:viewBox="0 0 800 43" draw:points="399,43 0,43 0,0 800,0 800,43">
            <text:p/>
          </draw:polygon>
          <draw:path draw:style-name="gr3" draw:text-style-name="P6" draw:layer="layout" svg:width="0.304cm" svg:height="0.629cm" svg:x="10.27cm" svg:y="9.71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" draw:text-style-name="P6" draw:layer="layout" svg:width="0.306cm" svg:height="0.458cm" svg:x="10.646cm" svg:y="9.58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21" draw:id="id121">
          <svg:title>TexMaths</svg:title>
          <svg:desc>28§display§\frac{dy}{dt} =  \frac{d}{dt}\left( \frac{1}{t^2} \right) = - \frac{2}{ t^3 }§svg§600§FALSE§</svg:desc>
          <draw:polygon draw:style-name="gr2" draw:text-style-name="P5" draw:layer="layout" svg:width="9.104cm" svg:height="2.263cm" svg:x="3.679cm" svg:y="12.18cm" svg:viewBox="0 0 9105 2264" draw:points="4554,2264 0,2264 0,0 9105,0 9105,2264">
            <text:p/>
          </draw:polygon>
          <draw:path draw:style-name="gr3" draw:text-style-name="P6" draw:layer="layout" svg:width="0.469cm" svg:height="0.696cm" svg:x="3.67cm" svg:y="12.2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17cm" svg:y="12.45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6" draw:layer="layout" svg:width="1.032cm" svg:height="0.042cm" svg:x="3.63cm" svg:y="13.291cm" svg:viewBox="0 0 1033 43" draw:points="515,43 0,43 0,0 1033,0 1033,43">
            <text:p/>
          </draw:polygon>
          <draw:path draw:style-name="gr3" draw:text-style-name="P6" draw:layer="layout" svg:width="0.469cm" svg:height="0.696cm" svg:x="3.751cm" svg:y="13.5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246cm" svg:y="13.616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6" draw:layer="layout" svg:width="0.655cm" svg:height="0.232cm" svg:x="5.106cm" svg:y="13.1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425cm" svg:y="12.2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208cm" svg:y="13.291cm" svg:viewBox="0 0 869 43" draw:points="435,43 0,43 0,0 869,0 869,43">
            <text:p/>
          </draw:polygon>
          <draw:path draw:style-name="gr3" draw:text-style-name="P6" draw:layer="layout" svg:width="0.469cm" svg:height="0.696cm" svg:x="6.249cm" svg:y="13.5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744cm" svg:y="13.61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485cm" svg:height="2.362cm" svg:x="7.563cm" svg:y="12.13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6" draw:layer="layout" svg:width="0.326cm" svg:height="0.658cm" svg:x="8.439cm" svg:y="12.2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8.2cm" svg:y="13.291cm" svg:viewBox="0 0 800 43" draw:points="399,43 0,43 0,0 800,0 800,43">
            <text:p/>
          </draw:polygon>
          <draw:path draw:style-name="gr3" draw:text-style-name="P6" draw:layer="layout" svg:width="0.304cm" svg:height="0.628cm" svg:x="8.222cm" svg:y="13.6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306cm" svg:height="0.458cm" svg:x="8.598cm" svg:y="13.4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85cm" svg:height="2.362cm" svg:x="9.149cm" svg:y="12.13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655cm" svg:height="0.232cm" svg:x="10.168cm" svg:y="13.1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1.232cm" svg:y="13.29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12.236cm" svg:y="12.23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olygon draw:style-name="gr3" draw:text-style-name="P6" draw:layer="layout" svg:width="0.799cm" svg:height="0.042cm" svg:x="12.034cm" svg:y="13.291cm" svg:viewBox="0 0 800 43" draw:points="399,43 0,43 0,0 800,0 800,43">
            <text:p/>
          </draw:polygon>
          <draw:path draw:style-name="gr3" draw:text-style-name="P6" draw:layer="layout" svg:width="0.304cm" svg:height="0.628cm" svg:x="12.059cm" svg:y="13.6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317cm" svg:height="0.472cm" svg:x="12.429cm" svg:y="13.491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</draw:g>
        <draw:g xml:id="id120" draw:id="id120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743cm" svg:y="10.682cm" svg:viewBox="0 0 6067 607" draw:points="3034,607 0,607 0,0 6067,0 6067,607">
            <text:p/>
          </draw:polygon>
          <draw:path draw:style-name="gr3" draw:text-style-name="P6" draw:layer="layout" svg:width="0.662cm" svg:height="0.673cm" svg:x="3.727cm" svg:y="10.65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478cm" svg:y="10.6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744cm" svg:y="10.633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378cm" svg:y="11.2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032cm" svg:y="10.8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819cm" svg:y="11.2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365cm" svg:y="10.893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838cm" svg:y="11.2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378cm" svg:y="10.7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795cm" svg:y="11.2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335cm" svg:y="10.7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751cm" svg:y="11.222cm" svg:viewBox="0 0 108 108" svg:d="M108 54c0-29-25-54-54-54s-54 25-54 54 25 54 54 54 54-25 54-54z">
            <text:p/>
          </draw:path>
        </draw:g>
        <draw:g xml:id="id122" draw:id="id122">
          <svg:title>TexMaths</svg:title>
          <svg:desc>22§display§.\ .\ .\ . (I) §svg§600§FALSE§</svg:desc>
          <draw:polygon draw:style-name="gr2" draw:text-style-name="P5" draw:layer="layout" svg:width="2.481cm" svg:height="0.696cm" svg:x="16.427cm" svg:y="12.966cm" svg:viewBox="0 0 2482 697" draw:points="1241,697 0,697 0,0 2482,0 2482,697">
            <text:p/>
          </draw:polygon>
          <draw:path draw:style-name="gr3" draw:text-style-name="P6" draw:layer="layout" svg:width="0.084cm" svg:height="0.083cm" svg:x="16.455cm" svg:y="13.4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6.927cm" svg:y="13.4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401cm" svg:y="13.4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872cm" svg:y="13.4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8.098cm" svg:y="12.9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8.348cm" svg:y="12.9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8.767cm" svg:y="12.9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width" smil:values="width*0.05;width" smil:keyTimes="0;1"/>
                  <anim:animate smil:dur="0.5s" smil:fill="hold" smil:targetElement="id118" anim:sub-item="text" smil:attributeName="height" smil:values="height;height" smil:keyTimes="0;1"/>
                  <anim:animate smil:dur="0.5s" smil:fill="hold" smil:targetElement="id118" anim:sub-item="text" smil:attributeName="x" smil:values="x-.2;x" smil:keyTimes="0;1"/>
                  <anim:animate smil:dur="0.5s" smil:fill="hold" smil:targetElement="id118" anim:sub-item="text" smil:attributeName="y" smil:values="y;y" smil:keyTimes="0;1"/>
                  <anim:transitionFilter smil:dur="0.5s" smil:targetElement="id1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23" text:id="id123" text:style-name="P8"><text:span text:style-name="T15"><text:tab/></text:span><text:span text:style-name="T15"><text:tab/></text:span><text:span text:style-name="T8"><text:line-break/></text:span><text:span text:style-name="T12"><text:tab/></text:span><text:span text:style-name="T12"><text:tab/></text:span><text:span text:style-name="T12"> <text:s/></text:span><text:span text:style-name="T12">And</text:span><text:span text:style-name="T12"><text:tab/></text:span><text:span text:style-name="T12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/text:p>
          </draw:text-box>
        </draw:frame>
        <draw:g xml:id="id129" draw:id="id129">
          <svg:title>TexMaths</svg:title>
          <svg:desc>28§display§\text {Now, }\ \  \frac{dy}{dx} = \frac{\frac{dy}{dt}}{\frac{dx}{dt}} = \frac{  - \frac{ 2 }{ t^3 }  }{ \frac{t^2 - 1}{ t^2 } }§svg§600§FALSE§</svg:desc>
          <draw:polygon draw:style-name="gr2" draw:text-style-name="P5" draw:layer="layout" svg:width="10.379cm" svg:height="2.683cm" svg:x="2.252cm" svg:y="9.68cm" svg:viewBox="0 0 10380 2684" draw:points="5190,2684 0,2684 0,0 10380,0 10380,2684">
            <text:p/>
          </draw:polygon>
          <draw:path draw:style-name="gr3" draw:text-style-name="P6" draw:layer="layout" svg:width="0.673cm" svg:height="0.673cm" svg:x="2.234cm" svg:y="10.599cm" svg:viewBox="0 0 674 674" svg:d="M197 13c-9-13-11-13-29-13h-168v31h29c14 0 34 0 49 3 23 2 23 2 23 22v515c0 27 0 72-101 72v31c34 0 83-2 116-2 32 0 81 2 115 2v-31c-101 0-101-45-101-72v-513c4 5 4 5 9 11l403 592c9 13 9 13 16 13 15 0 15-6 15-24v-547c0-27 0-72 101-72v-31c-33 0-83 2-116 2-32 0-81-2-114-2v31c100 0 100 45 100 72v424z">
            <text:p/>
          </draw:path>
          <draw:path draw:style-name="gr3" draw:text-style-name="P6" draw:layer="layout" svg:width="0.438cm" svg:height="0.454cm" svg:x="2.969cm" svg:y="10.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675cm" svg:height="0.436cm" svg:x="3.423cm" svg:y="10.848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50c5 15 9 22 20 22 14 0 16-5 20-20l101-280 101 282c2 11 7 18 20 18 11 0 16-9 18-18z">
            <text:p/>
          </draw:path>
          <draw:path draw:style-name="gr3" draw:text-style-name="P6" draw:layer="layout" svg:width="0.115cm" svg:height="0.295cm" svg:x="4.201cm" svg:y="11.168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6" draw:layer="layout" svg:width="0.469cm" svg:height="0.696cm" svg:x="5.554cm" svg:y="9.922cm" svg:viewBox="0 0 470 697" svg:d="M470 11c0-2 0-11-13-11s-108 9-125 11c-7 0-14 5-14 18 0 14 9 14 25 14 47 0 49 6 49 15l-2 20-61 233c-18-35-47-62-92-62-114 0-237 145-237 289 0 94 54 159 132 159 20 0 70-5 128-74 9 40 42 74 89 74 36 0 59-23 74-56 16-34 29-94 29-96 0-12-8-12-11-12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56cm" svg:height="0.638cm" svg:x="6.055cm" svg:y="10.171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76cm" svg:height="0.042cm" svg:x="5.491cm" svg:y="11.007cm" svg:viewBox="0 0 1077 43" draw:points="538,43 0,43 0,0 1077,0 1077,43">
            <text:p/>
          </draw:polygon>
          <draw:path draw:style-name="gr3" draw:text-style-name="P6" draw:layer="layout" svg:width="0.469cm" svg:height="0.696cm" svg:x="5.531cm" svg:y="11.265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92cm" svg:height="0.447cm" svg:x="6.033cm" svg:y="11.5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655cm" svg:height="0.232cm" svg:x="7.012cm" svg:y="10.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7cm" svg:x="8.286cm" svg:y="9.631cm" svg:viewBox="0 0 356 488" svg:d="M354 20c0 0 2-9 2-11s-2-9-11-9c-13 0-72 4-90 7-4 0-13 2-13 15 0 12 9 12 18 12 33 0 33 4 33 9 0 4-2 9-4 15l-38 157c-16-22-38-40-72-40-89 0-179 98-179 197 0 67 45 116 105 116 36 0 70-22 99-49 13 41 51 49 72 49 24 0 40-15 53-38 16-26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355cm" svg:height="0.445cm" svg:x="8.685cm" svg:y="9.806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0 70 20 26 0 51-8 73-31-9 38-15 67-44 103-18 23-47 45-83 45-5 0-38 0-52-22 36-5 36-39 36-39 0-22-20-26-27-26-15 0-40 13-40 44 0 36 33 61 83 61 69 0 157-54 177-139z">
            <text:p/>
          </draw:path>
          <draw:polygon draw:style-name="gr3" draw:text-style-name="P6" draw:layer="layout" svg:width="0.834cm" svg:height="0.042cm" svg:x="8.244cm" svg:y="10.283cm" svg:viewBox="0 0 835 43" draw:points="419,43 0,43 0,0 835,0 835,43">
            <text:p/>
          </draw:polygon>
          <draw:path draw:style-name="gr3" draw:text-style-name="P6" draw:layer="layout" svg:width="0.355cm" svg:height="0.487cm" svg:x="8.349cm" svg:y="10.409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8.745cm" svg:y="10.458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4cm" svg:height="0.042cm" svg:x="8.114cm" svg:y="11.007cm" svg:viewBox="0 0 1095 43" draw:points="547,43 0,43 0,0 1095,0 1095,43">
            <text:p/>
          </draw:polygon>
          <draw:path draw:style-name="gr3" draw:text-style-name="P6" draw:layer="layout" svg:width="0.355cm" svg:height="0.487cm" svg:x="8.275cm" svg:y="11.164cm" svg:viewBox="0 0 356 488" svg:d="M354 20c0 0 2-9 2-11s-2-9-11-9c-13 0-72 4-87 7-7 0-16 2-16 15 0 12 9 12 18 12 33 0 33 4 33 9 0 4-2 9-4 15l-38 157c-16-22-38-40-72-40-89 0-179 98-179 197 0 67 45 116 105 116 36 0 70-22 99-49 13 41 54 49 72 49 24 0 40-15 53-38 16-26 25-67 25-69 0-9-9-9-11-9-9 0-11 2-16 22-9 34-20 74-51 74-18 0-23-15-23-33 0-14 2-20 5-29zM206 394c-4 18-20 34-36 45-6 7-33 29-62 29-27 0-52-18-52-67 0-36 20-112 36-141 31-56 67-65 87-65 49 0 61 51 61 60 0 3 0 7-3 9z">
            <text:p/>
          </draw:path>
          <draw:path draw:style-name="gr3" draw:text-style-name="P6" draw:layer="layout" svg:width="0.371cm" svg:height="0.313cm" svg:x="8.676cm" svg:y="11.338cm" svg:viewBox="0 0 372 314" svg:d="M139 233c-7 22-29 61-65 61-2 0-22 0-38-9 29-9 31-34 31-39 0-15-11-26-27-26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8.233cm" svg:y="11.764cm" svg:viewBox="0 0 858 43" draw:points="430,43 0,43 0,0 858,0 858,43">
            <text:p/>
          </draw:polygon>
          <draw:path draw:style-name="gr3" draw:text-style-name="P6" draw:layer="layout" svg:width="0.355cm" svg:height="0.487cm" svg:x="8.349cm" svg:y="11.892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8.745cm" svg:y="11.939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9.653cm" svg:y="10.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0.956cm" svg:y="10.283cm" svg:viewBox="0 0 603 43" svg:d="M569 43c16 0 34 0 34-23 0-20-18-20-34-20h-535c-16 0-34 0-34 20 0 23 18 23 34 23z">
            <text:p/>
          </draw:path>
          <draw:path draw:style-name="gr3" draw:text-style-name="P6" draw:layer="layout" svg:width="0.306cm" svg:height="0.458cm" svg:x="11.946cm" svg:y="9.70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6" draw:layer="layout" svg:width="0.682cm" svg:height="0.042cm" svg:x="11.758cm" svg:y="10.283cm" svg:viewBox="0 0 683 43" draw:points="343,43 0,43 0,0 683,0 683,43">
            <text:p/>
          </draw:polygon>
          <draw:path draw:style-name="gr3" draw:text-style-name="P6" draw:layer="layout" svg:width="0.234cm" svg:height="0.438cm" svg:x="11.787cm" svg:y="10.458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6" draw:layer="layout" svg:width="0.257cm" svg:height="0.34cm" svg:x="12.096cm" svg:y="10.364cm" svg:viewBox="0 0 258 341" svg:d="M123 166c47 0 76 29 76 78 0 50-31 76-74 76-6 0-65 0-89-24 20-5 24-20 24-32 0-18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olygon draw:style-name="gr3" draw:text-style-name="P6" draw:layer="layout" svg:width="1.925cm" svg:height="0.042cm" svg:x="10.755cm" svg:y="11.007cm" svg:viewBox="0 0 1926 43" draw:points="963,43 0,43 0,0 1926,0 1926,43">
            <text:p/>
          </draw:polygon>
          <draw:path draw:style-name="gr3" draw:text-style-name="P6" draw:layer="layout" svg:width="0.234cm" svg:height="0.438cm" svg:x="10.903cm" svg:y="11.247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1.214cm" svg:y="11.152cm" svg:viewBox="0 0 246 329" svg:d="M246 235h-20c-2 9-6 41-13 45-5 2-47 2-54 2h-96c31-24 69-51 98-71 45-32 85-61 85-112 0-63-58-99-130-99-67 0-116 38-116 87 0 25 22 30 29 30 14 0 29-9 29-30 0-18-13-27-29-29 16-22 43-36 76-36 50 0 90 30 90 77 0 42-29 74-67 105l-121 103c-7 4-7 4-7 9v13h231z">
            <text:p/>
          </draw:path>
          <draw:path draw:style-name="gr3" draw:text-style-name="P6" draw:layer="layout" svg:width="0.467cm" svg:height="0.035cm" svg:x="11.628cm" svg:y="11.4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2.244cm" svg:y="11.22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1.69cm" svg:height="0.042cm" svg:x="10.873cm" svg:y="11.8cm" svg:viewBox="0 0 1691 43" draw:points="844,43 0,43 0,0 1691,0 1691,43">
            <text:p/>
          </draw:polygon>
          <draw:path draw:style-name="gr3" draw:text-style-name="P6" draw:layer="layout" svg:width="0.234cm" svg:height="0.438cm" svg:x="11.404cm" svg:y="11.975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1.718cm" svg:y="11.881cm" svg:viewBox="0 0 246 329" svg:d="M246 235h-20c-2 9-6 41-13 45-5 2-47 2-54 2h-96c31-24 69-51 98-71 45-32 85-61 85-112 0-63-58-99-130-99-67 0-116 38-116 87 0 25 22 30 29 30 14 0 29-9 29-30 0-18-13-27-29-29 16-22 43-36 76-36 50 0 90 30 90 77 0 42-29 74-67 105l-121 103c-7 4-7 4-7 9v13h231z">
            <text:p/>
          </draw:path>
        </draw:g>
        <draw:g xml:id="id124" draw:id="id124">
          <svg:title>TexMaths</svg:title>
          <svg:desc>28§display§x =  t + \frac{1}{t}§svg§600§FALSE§</svg:desc>
          <draw:polygon draw:style-name="gr2" draw:text-style-name="P5" draw:layer="layout" svg:width="3.945cm" svg:height="1.91cm" svg:x="6.249cm" svg:y="0.78cm" svg:viewBox="0 0 3946 1911" draw:points="1973,1911 0,1911 0,0 3946,0 3946,1911">
            <text:p/>
          </draw:polygon>
          <draw:path draw:style-name="gr3" draw:text-style-name="P6" draw:layer="layout" svg:width="0.492cm" svg:height="0.447cm" svg:x="6.229cm" svg:y="1.61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6" draw:layer="layout" svg:width="0.655cm" svg:height="0.232cm" svg:x="7.091cm" svg:y="1.6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8.097cm" svg:y="1.437cm" svg:viewBox="0 0 305 630" svg:d="M181 224h94c18 0 30 0 30-20 0-11-12-11-30-11h-85c34-141 41-159 41-166 0-18-14-27-29-27-3 0-32 0-41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3" draw:text-style-name="P6" draw:layer="layout" svg:width="0.655cm" svg:height="0.658cm" svg:x="8.703cm" svg:y="1.47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9.836cm" svg:y="0.73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9.749cm" svg:y="1.786cm" svg:viewBox="0 0 495 43" draw:points="246,43 0,43 0,0 495,0 495,43">
            <text:p/>
          </draw:polygon>
          <draw:path draw:style-name="gr3" draw:text-style-name="P6" draw:layer="layout" svg:width="0.304cm" svg:height="0.629cm" svg:x="9.841cm" svg:y="2.111cm" svg:viewBox="0 0 305 630" svg:d="M181 224h94c18 0 30 0 30-20 0-11-12-11-30-11h-85c34-141 41-159 41-166 0-18-14-27-29-27-3 0-32 0-41 36l-38 157h-94c-20 0-29 0-29 18 0 13 9 13 27 13h87c-69 280-74 296-74 314 0 54 38 92 90 92 103 0 159-146 159-153 0-9-9-9-14-9-6 0-9 3-13 14-43 103-96 125-130 125-20 0-29-13-29-45 0-24 0-31 4-47z">
            <text:p/>
          </draw:path>
        </draw:g>
        <draw:g xml:id="id126" draw:id="id126">
          <svg:title>TexMaths</svg:title>
          <svg:desc>28§display§\frac{dx}{dt} =  \frac{d}{dt} \left( t + \frac{1}{t} \right) =  1 - \frac{1}{ t^2 }§svg§600§FALSE§</svg:desc>
          <draw:polygon draw:style-name="gr2" draw:text-style-name="P5" draw:layer="layout" svg:width="11.33cm" svg:height="2.263cm" svg:x="3.68cm" svg:y="4.383cm" svg:viewBox="0 0 11331 2264" draw:points="5667,2264 0,2264 0,0 11331,0 11331,2264">
            <text:p/>
          </draw:polygon>
          <draw:path draw:style-name="gr3" draw:text-style-name="P6" draw:layer="layout" svg:width="0.469cm" svg:height="0.696cm" svg:x="3.671cm" svg:y="4.41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171cm" svg:y="4.6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631cm" svg:y="5.494cm" svg:viewBox="0 0 1077 43" draw:points="538,43 0,43 0,0 1077,0 1077,43">
            <text:p/>
          </draw:polygon>
          <draw:path draw:style-name="gr3" draw:text-style-name="P6" draw:layer="layout" svg:width="0.469cm" svg:height="0.696cm" svg:x="3.774cm" svg:y="5.75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269cm" svg:y="5.819cm" svg:viewBox="0 0 305 629" svg:d="M181 224h94c18 0 30 0 30-20 0-11-12-11-30-11h-85c34-141 41-159 41-166 0-18-14-27-29-27-3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3" draw:text-style-name="P6" draw:layer="layout" svg:width="0.655cm" svg:height="0.232cm" svg:x="5.152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471cm" svg:y="4.41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254cm" svg:y="5.494cm" svg:viewBox="0 0 869 43" draw:points="435,43 0,43 0,0 869,0 869,43">
            <text:p/>
          </draw:polygon>
          <draw:path draw:style-name="gr3" draw:text-style-name="P6" draw:layer="layout" svg:width="0.469cm" svg:height="0.696cm" svg:x="6.294cm" svg:y="5.75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789cm" svg:y="5.81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485cm" svg:height="2.362cm" svg:x="7.609cm" svg:y="4.33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6" draw:layer="layout" svg:width="0.304cm" svg:height="0.628cm" svg:x="8.151cm" svg:y="5.145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655cm" svg:height="0.658cm" svg:x="8.756cm" svg:y="5.18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26cm" svg:height="0.658cm" svg:x="9.891cm" svg:y="4.4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9.804cm" svg:y="5.494cm" svg:viewBox="0 0 495 43" draw:points="246,43 0,43 0,0 495,0 495,43">
            <text:p/>
          </draw:polygon>
          <draw:path draw:style-name="gr3" draw:text-style-name="P6" draw:layer="layout" svg:width="0.304cm" svg:height="0.628cm" svg:x="9.896cm" svg:y="5.81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485cm" svg:height="2.362cm" svg:x="10.449cm" svg:y="4.33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655cm" svg:height="0.232cm" svg:x="11.466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2.539cm" svg:y="5.10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3.242cm" svg:y="5.49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4.503cm" svg:y="4.4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4.263cm" svg:y="5.494cm" svg:viewBox="0 0 800 43" draw:points="399,43 0,43 0,0 800,0 800,43">
            <text:p/>
          </draw:polygon>
          <draw:path draw:style-name="gr3" draw:text-style-name="P6" draw:layer="layout" svg:width="0.304cm" svg:height="0.628cm" svg:x="14.286cm" svg:y="5.81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306cm" svg:height="0.458cm" svg:x="14.662cm" svg:y="5.69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 xml:id="id125" draw:id="id125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743cm" svg:y="2.983cm" svg:viewBox="0 0 6067 607" draw:points="3034,607 0,607 0,0 6067,0 6067,607">
            <text:p/>
          </draw:polygon>
          <draw:path draw:style-name="gr3" draw:text-style-name="P6" draw:layer="layout" svg:width="0.662cm" svg:height="0.673cm" svg:x="3.727cm" svg:y="2.9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478cm" svg:y="2.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744cm" svg:y="2.934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378cm" svg:y="3.5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032cm" svg:y="3.1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819cm" svg:y="3.5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365cm" svg:y="3.194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838cm" svg:y="3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378cm" svg:y="3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795cm" svg:y="3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335cm" svg:y="3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751cm" svg:y="3.523cm" svg:viewBox="0 0 108 108" svg:d="M108 54c0-29-25-54-54-54s-54 25-54 54 25 54 54 54 54-25 54-54z">
            <text:p/>
          </draw:path>
        </draw:g>
        <draw:g xml:id="id128" draw:id="id128">
          <svg:title>TexMaths</svg:title>
          <svg:desc>22§display§.\ .\ .\ . (II) §svg§600§FALSE§</svg:desc>
          <draw:polygon draw:style-name="gr2" draw:text-style-name="P5" draw:layer="layout" svg:width="2.881cm" svg:height="0.696cm" svg:x="16.427cm" svg:y="7.968cm" svg:viewBox="0 0 2882 697" draw:points="1442,697 0,697 0,0 2882,0 2882,697">
            <text:p/>
          </draw:polygon>
          <draw:path draw:style-name="gr3" draw:text-style-name="P6" draw:layer="layout" svg:width="0.083cm" svg:height="0.083cm" svg:x="16.455cm" svg:y="8.4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927cm" svg:y="8.4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4cm" svg:y="8.4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872cm" svg:y="8.427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8.097cm" svg:y="7.929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8.347cm" svg:y="7.9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8.749cm" svg:y="7.9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168cm" svg:y="7.92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7" draw:id="id127">
          <svg:title>TexMaths</svg:title>
          <svg:desc>28§display§\frac{dx}{dt} = \frac{t^2 - 1}{ t^2 }§svg§600§FALSE§</svg:desc>
          <draw:polygon draw:style-name="gr2" draw:text-style-name="P5" draw:layer="layout" svg:width="5.016cm" svg:height="2.068cm" svg:x="3.68cm" svg:y="7.285cm" svg:viewBox="0 0 5017 2069" draw:points="2509,2069 0,2069 0,0 5017,0 5017,2069">
            <text:p/>
          </draw:polygon>
          <draw:path draw:style-name="gr3" draw:text-style-name="P6" draw:layer="layout" svg:width="0.469cm" svg:height="0.695cm" svg:x="3.671cm" svg:y="7.368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492cm" svg:height="0.447cm" svg:x="4.171cm" svg:y="7.61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olygon draw:style-name="gr3" draw:text-style-name="P6" draw:layer="layout" svg:width="1.076cm" svg:height="0.042cm" svg:x="3.631cm" svg:y="8.449cm" svg:viewBox="0 0 1077 43" draw:points="538,43 0,43 0,0 1077,0 1077,43">
            <text:p/>
          </draw:polygon>
          <draw:path draw:style-name="gr3" draw:text-style-name="P6" draw:layer="layout" svg:width="0.469cm" svg:height="0.695cm" svg:x="3.774cm" svg:y="8.707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304cm" svg:height="0.628cm" svg:x="4.269cm" svg:y="8.774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3" draw:text-style-name="P6" draw:layer="layout" svg:width="0.655cm" svg:height="0.232cm" svg:x="5.152cm" svg:y="8.3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8cm" svg:x="6.276cm" svg:y="7.435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306cm" svg:height="0.458cm" svg:x="6.653cm" svg:y="7.23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7.352cm" svg:y="7.78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8.342cm" svg:y="7.39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2.492cm" svg:height="0.042cm" svg:x="6.254cm" svg:y="8.449cm" svg:viewBox="0 0 2493 43" draw:points="1248,43 0,43 0,0 2493,0 2493,43">
            <text:p/>
          </draw:polygon>
          <draw:path draw:style-name="gr3" draw:text-style-name="P6" draw:layer="layout" svg:width="0.304cm" svg:height="0.628cm" svg:x="7.123cm" svg:y="8.774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306cm" svg:height="0.458cm" svg:x="7.499cm" svg:y="8.649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130" draw:id="id130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4.225cm" svg:y="10.769cm" svg:viewBox="0 0 8607 697" draw:points="4304,697 0,697 0,0 8607,0 8607,697">
            <text:p/>
          </draw:polygon>
          <draw:path draw:style-name="gr3" draw:text-style-name="P6" draw:layer="layout" svg:width="0.083cm" svg:height="0.083cm" svg:x="14.253cm" svg:y="11.2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725cm" svg:y="11.2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98cm" svg:y="11.2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7cm" svg:y="11.228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5.909cm" svg:y="10.73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6.316cm" svg:y="10.785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6.753cm" svg:y="10.96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7.055cm" svg:y="10.964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7.446cm" svg:y="10.967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8.4cm" svg:y="1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8.65cm" svg:y="10.7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069cm" svg:y="1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9.616cm" svg:y="10.964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9.995cm" svg:y="10.96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0.426cm" svg:y="10.774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1.164cm" svg:y="1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414cm" svg:y="10.7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815cm" svg:y="10.7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232cm" svg:y="1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2.764cm" svg:y="10.73cm" svg:viewBox="0 0 107 774" draw:points="107,0 0,0 0,32 76,32 76,744 0,744 0,774 107,774">
            <text:p/>
          </draw:polygon>
        </draw:g>
        <draw:g xml:id="id131" draw:id="id131">
          <svg:title>TexMaths</svg:title>
          <svg:desc>26§display§\frac{dy}{dx} = - \frac{ 2 }{ t ( t^2 - 1 ) }§svg§600§FALSE§</svg:desc>
          <draw:polygon draw:style-name="gr2" draw:text-style-name="P5" draw:layer="layout" svg:width="6.41cm" svg:height="2.016cm" svg:x="5.382cm" svg:y="12.581cm" svg:viewBox="0 0 6411 2017" draw:points="3206,2017 0,2017 0,0 6411,0 6411,2017">
            <text:p/>
          </draw:polygon>
          <draw:path draw:style-name="gr3" draw:text-style-name="P6" draw:layer="layout" svg:width="0.436cm" svg:height="0.646cm" svg:x="5.394cm" svg:y="12.535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858cm" svg:y="12.7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6" draw:layer="layout" svg:width="1cm" svg:height="0.039cm" svg:x="5.336cm" svg:y="13.54cm" svg:viewBox="0 0 1001 40" draw:points="499,40 0,40 0,0 1001,0 1001,40">
            <text:p/>
          </draw:polygon>
          <draw:path draw:style-name="gr3" draw:text-style-name="P6" draw:layer="layout" svg:width="0.436cm" svg:height="0.646cm" svg:x="5.373cm" svg:y="13.781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5.837cm" svg:y="14.0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6.749cm" svg:y="13.45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559cm" svg:height="0.039cm" svg:x="7.739cm" svg:y="13.54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9.977cm" svg:y="12.56cm" svg:viewBox="0 0 366 611" svg:d="M71 541l98-96c143-127 197-175 197-266 0-106-81-179-193-179-104 0-173 85-173 166 0 50 46 50 48 50 16 0 48-10 48-48 0-22-17-47-48-47-8 0-8 0-13 2 21-61 71-94 125-94 83 0 123 73 123 150 0 73-46 145-96 202l-177 195c-10 11-10 13-10 35h341l25-160h-23c-4 27-10 69-18 81-9 9-69 9-88 9z">
            <text:p/>
          </draw:path>
          <draw:polygon draw:style-name="gr3" draw:text-style-name="P6" draw:layer="layout" svg:width="3.357cm" svg:height="0.039cm" svg:x="8.483cm" svg:y="13.54cm" svg:viewBox="0 0 3358 40" draw:points="1679,40 0,40 0,0 3358,0 3358,40">
            <text:p/>
          </draw:polygon>
          <draw:path draw:style-name="gr3" draw:text-style-name="P6" draw:layer="layout" svg:width="0.282cm" svg:height="0.583cm" svg:x="8.504cm" svg:y="13.841cm" svg:viewBox="0 0 283 584" svg:d="M169 208h87c17 0 27 0 27-19 0-10-10-10-27-10h-81c33-131 39-148 39-154 0-17-12-25-27-25-4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6" draw:layer="layout" svg:width="0.213cm" svg:height="0.914cm" svg:x="8.904cm" svg:y="13.72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2cm" svg:height="0.583cm" svg:x="9.189cm" svg:y="13.841cm" svg:viewBox="0 0 283 584" svg:d="M169 208h87c17 0 27 0 27-19 0-10-10-10-27-10h-81c33-131 39-148 39-154 0-17-12-25-27-25-4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6" draw:layer="layout" svg:width="0.284cm" svg:height="0.425cm" svg:x="9.538cm" svg:y="13.72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10.187cm" svg:y="14.168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1.107cm" svg:y="13.80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1.535cm" svg:y="13.729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width" smil:values="width*0.05;width" smil:keyTimes="0;1"/>
                  <anim:animate smil:dur="0.5s" smil:fill="hold" smil:targetElement="id123" anim:sub-item="text" smil:attributeName="height" smil:values="height;height" smil:keyTimes="0;1"/>
                  <anim:animate smil:dur="0.5s" smil:fill="hold" smil:targetElement="id123" anim:sub-item="text" smil:attributeName="x" smil:values="x-.2;x" smil:keyTimes="0;1"/>
                  <anim:animate smil:dur="0.5s" smil:fill="hold" smil:targetElement="id123" anim:sub-item="text" smil:attributeName="y" smil:values="y;y" smil:keyTimes="0;1"/>
                  <anim:transitionFilter smil:dur="0.5s" smil:targetElement="id1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37" text:id="id137" text:style-name="P8"><text:span text:style-name="T37"><text:tab/></text:span><text:span text:style-name="T37"><text:tab/></text:span><text:span text:style-name="T32"><text:line-break/></text:span><text:span text:style-name="T32"><text:tab/></text:span><text:span text:style-name="T32"> <text:s text:c="6"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28"><text:tab/></text:span><text:span text:style-name="T28"><text:tab/></text:span><text:span text:style-name="T32"><text:line-break/></text:span><text:span text:style-name="T12"><text:tab/></text:span><text:span text:style-name="T12">(3) Given that, <text:s text:c="33"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/text:p>
          </draw:text-box>
        </draw:frame>
        <draw:g xml:id="id135" draw:id="id135">
          <svg:title>TexMaths</svg:title>
          <svg:desc>28§display§\therefore§svg§600§FALSE§</svg:desc>
          <draw:polygon draw:style-name="gr2" draw:text-style-name="P5" draw:layer="layout" svg:width="0.528cm" svg:height="0.433cm" svg:x="2.345cm" svg:y="7.381cm" svg:viewBox="0 0 529 434" draw:points="265,434 0,434 0,0 529,0 529,434">
            <text:p/>
          </draw:polygon>
          <draw:path draw:style-name="gr3" draw:text-style-name="P6" draw:layer="layout" svg:width="0.598cm" svg:height="0.531cm" svg:x="2.325cm" svg:y="7.3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4" draw:id="id134">
          <svg:title>TexMaths</svg:title>
          <svg:desc>26§display§\left( \frac{dy}{dx} \right)_{ t = \frac{ 1 }{2} } = - \frac{2}{ \left( \frac{1}{2} \right) \left[ \left( \frac{1}{2} \right)^2 -1 \right] } = - \frac{2}{ \left( \frac{1}{2} \right)\left( \frac{1}{4} - 1 \right) }§svg§600§FALSE§</svg:desc>
          <draw:polygon draw:style-name="gr2" draw:text-style-name="P5" draw:layer="layout" svg:width="18.481cm" svg:height="2.777cm" svg:x="4.231cm" svg:y="2.977cm" svg:viewBox="0 0 18482 2778" draw:points="9241,2778 0,2778 0,0 18482,0 18482,2778">
            <text:p/>
          </draw:polygon>
          <draw:path draw:style-name="gr3" draw:text-style-name="P6" draw:layer="layout" svg:width="0.45cm" svg:height="2.193cm" svg:x="4.375cm" svg:y="2.931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5.026cm" svg:y="3.00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489cm" svg:y="3.23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4.967cm" svg:y="4.008cm" svg:viewBox="0 0 1000 40" draw:points="499,40 0,40 0,0 1000,0 1000,40">
            <text:p/>
          </draw:polygon>
          <draw:path draw:style-name="gr3" draw:text-style-name="P6" draw:layer="layout" svg:width="0.436cm" svg:height="0.646cm" svg:x="5.005cm" svg:y="4.24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5.471cm" svg:y="4.47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6.107cm" svg:y="2.931cm" svg:viewBox="0 0 451 2194" svg:d="M451 1098c0-360-83-722-316-996-19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6" draw:layer="layout" svg:width="0.217cm" svg:height="0.407cm" svg:x="6.775cm" svg:y="4.769cm" svg:viewBox="0 0 218 408" svg:d="M131 148h67c12 0 20 0 20-15 0-8-8-8-18-8h-63l25-96c0-2 2-6 2-8 0-13-10-21-23-21-16 0-25 10-31 27-4 17 4-15-23 98h-66c-13 0-21 0-21 14 0 9 8 9 19 9h62l-39 151c-2 17-9 40-9 48 0 38 31 61 69 61 73 0 112-90 112-98s-8-8-10-8c-8 0-8 2-13 12-18 40-52 77-87 77-15 0-23-8-23-33 0-7 2-19 4-25z">
            <text:p/>
          </draw:path>
          <draw:path draw:style-name="gr3" draw:text-style-name="P6" draw:layer="layout" svg:width="0.471cm" svg:height="0.174cm" svg:x="7.068cm" svg:y="4.923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188cm" svg:height="0.305cm" svg:x="7.759cm" svg:y="4.62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6" draw:layer="layout" svg:width="0.311cm" svg:height="0.032cm" svg:x="7.694cm" svg:y="4.994cm" svg:viewBox="0 0 312 33" draw:points="156,33 0,33 0,0 312,0 312,33">
            <text:p/>
          </draw:polygon>
          <draw:path draw:style-name="gr3" draw:text-style-name="P6" draw:layer="layout" svg:width="0.228cm" svg:height="0.305cm" svg:x="7.736cm" svg:y="5.086cm" svg:viewBox="0 0 229 306" svg:d="M229 218h-19c-2 9-6 38-12 42-5 2-44 2-50 2h-90c29-23 65-48 92-67 41-29 79-56 79-103 0-59-54-92-121-92-62 0-108 35-108 81 0 23 21 27 27 27 13 0 27-8 27-27 0-17-12-25-27-27 15-21 40-33 71-33 46 0 83 27 83 71 0 39-27 68-62 97l-113 96c-6 4-6 4-6 8v13h214z">
            <text:p/>
          </draw:path>
          <draw:path draw:style-name="gr3" draw:text-style-name="P6" draw:layer="layout" svg:width="0.608cm" svg:height="0.215cm" svg:x="8.466cm" svg:y="3.92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9.456cm" svg:y="4.008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12.938cm" svg:y="3.02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6" draw:layer="layout" svg:width="5.842cm" svg:height="0.039cm" svg:x="10.198cm" svg:y="4.008cm" svg:viewBox="0 0 5843 40" draw:points="2922,40 0,40 0,0 5843,0 5843,40">
            <text:p/>
          </draw:polygon>
          <draw:path draw:style-name="gr3" draw:text-style-name="P6" draw:layer="layout" svg:width="0.24cm" svg:height="1.097cm" svg:x="10.338cm" svg:y="4.428cm" svg:viewBox="0 0 241 1098" svg:d="M241 1088c0-2-2-4-4-9-44-43-106-118-143-268-21-83-30-177-30-262 0-241 57-410 169-528 8-9 8-11 8-13 0-8-8-8-12-8-13 0-63 54-75 69-94 110-154 274-154 480 0 129 23 314 144 468 10 10 68 81 85 81 4 0 12 0 12-10z">
            <text:p/>
          </draw:path>
          <draw:path draw:style-name="gr3" draw:text-style-name="P6" draw:layer="layout" svg:width="0.234cm" svg:height="0.425cm" svg:x="10.797cm" svg:y="4.422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10.729cm" svg:y="4.959cm" svg:viewBox="0 0 366 40" draw:points="183,40 0,40 0,0 366,0 366,40">
            <text:p/>
          </draw:polygon>
          <draw:path draw:style-name="gr3" draw:text-style-name="P6" draw:layer="layout" svg:width="0.284cm" svg:height="0.425cm" svg:x="10.768cm" svg:y="5.09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1.242cm" svg:y="4.428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  <draw:polygon draw:style-name="gr3" draw:text-style-name="P6" draw:layer="layout" svg:width="0.209cm" svg:height="1.644cm" svg:x="11.979cm" svg:y="4.156cm" svg:viewBox="0 0 210 1645" draw:points="0,1645 210,1645 210,1603 44,1603 44,44 210,44 210,0 0,0">
            <text:p/>
          </draw:polygon>
          <draw:path draw:style-name="gr3" draw:text-style-name="P6" draw:layer="layout" svg:width="0.24cm" svg:height="1.097cm" svg:x="12.343cm" svg:y="4.428cm" svg:viewBox="0 0 241 1098" svg:d="M241 1088c0-2-2-4-4-9-44-43-106-118-143-268-21-83-30-177-30-262 0-241 57-410 169-528 8-9 8-11 8-13 0-8-8-8-12-8-13 0-63 54-75 69-94 110-154 274-154 480 0 129 23 314 144 468 10 10 68 81 85 81 4 0 12 0 12-10z">
            <text:p/>
          </draw:path>
          <draw:path draw:style-name="gr3" draw:text-style-name="P6" draw:layer="layout" svg:width="0.234cm" svg:height="0.425cm" svg:x="12.802cm" svg:y="4.422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12.732cm" svg:y="4.959cm" svg:viewBox="0 0 366 40" draw:points="183,40 0,40 0,0 366,0 366,40">
            <text:p/>
          </draw:polygon>
          <draw:path draw:style-name="gr3" draw:text-style-name="P6" draw:layer="layout" svg:width="0.284cm" svg:height="0.425cm" svg:x="12.773cm" svg:y="5.09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3.247cm" svg:y="4.428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  <draw:path draw:style-name="gr3" draw:text-style-name="P6" draw:layer="layout" svg:width="0.284cm" svg:height="0.425cm" svg:x="13.666cm" svg:y="4.2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14.314cm" svg:y="4.959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5.234cm" svg:y="4.597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0.209cm" svg:height="1.644cm" svg:x="15.625cm" svg:y="4.156cm" svg:viewBox="0 0 210 1645" draw:points="166,1603 0,1603 0,1645 210,1645 210,0 0,0 0,44 166,44">
            <text:p/>
          </draw:polygon>
          <draw:path draw:style-name="gr3" draw:text-style-name="P6" draw:layer="layout" svg:width="0.608cm" svg:height="0.215cm" svg:x="16.455cm" svg:y="3.92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7.445cm" svg:y="4.008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20.29cm" svg:y="3.02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6" draw:layer="layout" svg:width="4.569cm" svg:height="0.039cm" svg:x="18.189cm" svg:y="4.008cm" svg:viewBox="0 0 4570 40" draw:points="2286,40 0,40 0,0 4570,0 4570,40">
            <text:p/>
          </draw:polygon>
          <draw:path draw:style-name="gr3" draw:text-style-name="P6" draw:layer="layout" svg:width="0.24cm" svg:height="1.097cm" svg:x="18.329cm" svg:y="4.156cm" svg:viewBox="0 0 241 1098" svg:d="M241 1088c0-2-2-4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234cm" svg:height="0.425cm" svg:x="18.786cm" svg:y="4.148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18.718cm" svg:y="4.686cm" svg:viewBox="0 0 366 40" draw:points="183,40 0,40 0,0 366,0 366,40">
            <text:p/>
          </draw:polygon>
          <draw:path draw:style-name="gr3" draw:text-style-name="P6" draw:layer="layout" svg:width="0.284cm" svg:height="0.425cm" svg:x="18.757cm" svg:y="4.82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9.231cm" svg:y="4.156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  <draw:path draw:style-name="gr3" draw:text-style-name="P6" draw:layer="layout" svg:width="0.24cm" svg:height="1.097cm" svg:x="19.901cm" svg:y="4.156cm" svg:viewBox="0 0 241 1098" svg:d="M241 1088c0-2-2-4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234cm" svg:height="0.425cm" svg:x="20.361cm" svg:y="4.148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20.29cm" svg:y="4.686cm" svg:viewBox="0 0 366 40" draw:points="183,40 0,40 0,0 366,0 366,40">
            <text:p/>
          </draw:polygon>
          <draw:path draw:style-name="gr3" draw:text-style-name="P6" draw:layer="layout" svg:width="0.315cm" svg:height="0.432cm" svg:x="20.315cm" svg:y="4.815cm" svg:viewBox="0 0 316 433" svg:d="M316 329v-25h-73v-285c0-15 0-19-14-19-6 0-9 0-17 8l-212 296v25h189v52c0 20 0 29-52 29h-16v23c31 0 72-2 95-2s65 2 98 2v-23h-19c-52 0-52-9-52-29v-52zM193 69v235h-170z">
            <text:p/>
          </draw:path>
          <draw:path draw:style-name="gr3" draw:text-style-name="P6" draw:layer="layout" svg:width="0.559cm" svg:height="0.039cm" svg:x="21.043cm" svg:y="4.686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21.962cm" svg:y="4.32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4cm" svg:height="1.097cm" svg:x="22.378cm" svg:y="4.156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</draw:g>
        <draw:g xml:id="id133" draw:id="id133">
          <svg:title>TexMaths</svg:title>
          <svg:desc>26§display§t = \frac{1}{2}§svg§600§FALSE§</svg:desc>
          <draw:polygon draw:style-name="gr2" draw:text-style-name="P5" draw:layer="layout" svg:width="2.024cm" svg:height="1.761cm" svg:x="7.154cm" svg:y="0.88cm" svg:viewBox="0 0 2025 1762" draw:points="1013,1762 0,1762 0,0 2025,0 2025,1762">
            <text:p/>
          </draw:polygon>
          <draw:path draw:style-name="gr3" draw:text-style-name="P6" draw:layer="layout" svg:width="0.282cm" svg:height="0.583cm" svg:x="7.129cm" svg:y="1.489cm" svg:viewBox="0 0 283 584" svg:d="M168 208h88c16 0 27 0 27-19 0-10-11-10-27-10h-79c31-131 37-148 37-154 0-17-12-25-27-25-2 0-29 0-37 33l-36 146h-87c-19 0-27 0-27 16 0 13 8 13 25 13h81c-66 260-69 274-69 291 0 50 36 85 84 85 95 0 147-135 147-141 0-9-8-9-12-9-9 0-9 2-13 13-39 95-89 116-120 116-19 0-27-12-27-41 0-23 0-29 4-44z">
            <text:p/>
          </draw:path>
          <draw:path draw:style-name="gr3" draw:text-style-name="P6" draw:layer="layout" svg:width="0.608cm" svg:height="0.215cm" svg:x="7.742cm" svg:y="1.72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03cm" svg:height="0.61cm" svg:x="8.847cm" svg:y="0.834cm" svg:viewBox="0 0 304 611" svg:d="M189 23c0-21 0-23-21-23-58 58-139 58-168 58v29c19 0 73 0 121-25v476c0 34-2 44-86 44h-29v29c31-4 113-4 148-4 37 0 116 0 150 4v-29h-30c-83 0-85-10-85-44z">
            <text:p/>
          </draw:path>
          <draw:polygon draw:style-name="gr3" draw:text-style-name="P6" draw:layer="layout" svg:width="0.459cm" svg:height="0.038cm" svg:x="8.765cm" svg:y="1.813cm" svg:viewBox="0 0 460 39" draw:points="229,39 0,39 0,0 460,0 460,39">
            <text:p/>
          </draw:polygon>
          <draw:path draw:style-name="gr3" draw:text-style-name="P6" draw:layer="layout" svg:width="0.365cm" svg:height="0.61cm" svg:x="8.811cm" svg:y="2.07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</draw:g>
        <draw:g xml:id="id136" draw:id="id136">
          <svg:title>TexMaths</svg:title>
          <svg:desc>26§display§\left( \frac{dy}{dx} \right)_{ t = \frac{ 1 }{2} } = - \frac{2}{ \left( \frac{1}{2} \right)  \left( - \frac{3}{4} \right) }
= \frac{16}{3}§svg§600§FALSE§</svg:desc>
          <draw:polygon draw:style-name="gr2" draw:text-style-name="P5" draw:layer="layout" svg:width="11.981cm" svg:height="2.368cm" svg:x="4.232cm" svg:y="6.277cm" svg:viewBox="0 0 11982 2369" draw:points="5991,2369 0,2369 0,0 11982,0 11982,2369">
            <text:p/>
          </draw:polygon>
          <draw:path draw:style-name="gr3" draw:text-style-name="P6" draw:layer="layout" svg:width="0.45cm" svg:height="2.193cm" svg:x="4.376cm" svg:y="6.231cm" svg:viewBox="0 0 451 2194" svg:d="M451 2186c0-5-2-7-4-9-33-35-95-95-156-195-147-235-214-533-214-884 0-248 33-564 183-836 73-131 148-206 189-245 2-2 2-5 2-9 0-8-6-8-18-8-13 0-15 0-29 15-308 278-404 696-404 1081 0 360 83 721 316 996 19 21 52 58 92 91 10 11 12 11 25 11 12 0 18 0 18-8z">
            <text:p/>
          </draw:path>
          <draw:path draw:style-name="gr3" draw:text-style-name="P6" draw:layer="layout" svg:width="0.436cm" svg:height="0.646cm" svg:x="5.027cm" svg:y="6.304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5.491cm" svg:y="6.53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1cm" svg:height="0.039cm" svg:x="4.968cm" svg:y="7.308cm" svg:viewBox="0 0 1001 40" draw:points="499,40 0,40 0,0 1001,0 1001,40">
            <text:p/>
          </draw:polygon>
          <draw:path draw:style-name="gr3" draw:text-style-name="P6" draw:layer="layout" svg:width="0.436cm" svg:height="0.646cm" svg:x="5.006cm" svg:y="7.547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5.472cm" svg:y="7.7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6" draw:layer="layout" svg:width="0.45cm" svg:height="2.193cm" svg:x="6.108cm" svg:y="6.231cm" svg:viewBox="0 0 451 2194" svg:d="M451 1098c0-360-83-722-316-996-19-21-52-58-89-92-13-10-15-10-27-10-11 0-19 0-19 8 0 4 4 9 6 11 31 33 94 93 154 193 148 235 217 532 217 884 0 247-34 563-186 836-72 131-149 206-187 245-2 2-4 4-4 9 0 8 8 8 19 8 12 0 14 0 29-15 308-278 403-696 403-1081z">
            <text:p/>
          </draw:path>
          <draw:path draw:style-name="gr3" draw:text-style-name="P6" draw:layer="layout" svg:width="0.217cm" svg:height="0.407cm" svg:x="6.776cm" svg:y="8.069cm" svg:viewBox="0 0 218 408" svg:d="M131 148h67c12 0 20 0 20-15 0-8-8-8-18-8h-63l25-96c0-2 2-6 2-8 0-13-10-21-23-21-16 0-25 10-31 27-4 17 4-15-23 98h-66c-13 0-21 0-21 14 0 9 8 9 19 9h62l-39 151c-2 17-9 40-9 48 0 38 31 61 69 61 73 0 112-90 112-98s-8-8-10-8c-8 0-8 2-13 12-18 40-52 77-87 77-15 0-23-8-23-33 0-7 2-19 4-25z">
            <text:p/>
          </draw:path>
          <draw:path draw:style-name="gr3" draw:text-style-name="P6" draw:layer="layout" svg:width="0.471cm" svg:height="0.174cm" svg:x="7.069cm" svg:y="8.223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188cm" svg:height="0.305cm" svg:x="7.76cm" svg:y="7.92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6" draw:layer="layout" svg:width="0.311cm" svg:height="0.032cm" svg:x="7.696cm" svg:y="8.294cm" svg:viewBox="0 0 312 33" draw:points="156,33 0,33 0,0 312,0 312,33">
            <text:p/>
          </draw:polygon>
          <draw:path draw:style-name="gr3" draw:text-style-name="P6" draw:layer="layout" svg:width="0.228cm" svg:height="0.305cm" svg:x="7.737cm" svg:y="8.385cm" svg:viewBox="0 0 229 306" svg:d="M229 218h-19c-2 9-6 38-12 42-5 2-44 2-50 2h-90c29-23 65-48 92-67 41-29 79-56 79-104 0-58-54-91-121-91-62 0-108 35-108 81 0 23 21 27 27 27 13 0 27-8 27-27 0-17-12-25-27-27 15-21 40-33 71-33 46 0 83 27 83 70 0 40-27 69-62 98l-113 96c-6 4-6 4-6 8v13h214z">
            <text:p/>
          </draw:path>
          <draw:path draw:style-name="gr3" draw:text-style-name="P6" draw:layer="layout" svg:width="0.609cm" svg:height="0.215cm" svg:x="8.467cm" svg:y="7.22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559cm" svg:height="0.039cm" svg:x="9.458cm" svg:y="7.308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11.871cm" svg:y="6.329cm" svg:viewBox="0 0 366 611" svg:d="M71 541l98-96c143-127 197-175 197-266 0-106-81-179-193-179-104 0-173 85-173 166 0 50 46 50 48 50 16 0 48-10 48-48 0-22-17-47-48-47-8 0-8 0-13 2 21-61 71-94 125-94 83 0 123 73 123 150 0 73-46 145-96 202l-177 195c-10 10-10 12-10 35h341l25-160h-23c-4 27-10 69-18 81-9 9-69 9-88 9z">
            <text:p/>
          </draw:path>
          <draw:polygon draw:style-name="gr3" draw:text-style-name="P6" draw:layer="layout" svg:width="3.706cm" svg:height="0.039cm" svg:x="10.2cm" svg:y="7.308cm" svg:viewBox="0 0 3707 40" draw:points="1854,40 0,40 0,0 3707,0 3707,40">
            <text:p/>
          </draw:polygon>
          <draw:path draw:style-name="gr3" draw:text-style-name="P6" draw:layer="layout" svg:width="0.24cm" svg:height="1.097cm" svg:x="10.34cm" svg:y="7.456cm" svg:viewBox="0 0 241 1098" svg:d="M241 1088c0-3-2-5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234cm" svg:height="0.425cm" svg:x="10.799cm" svg:y="7.447cm" svg:viewBox="0 0 235 426" svg:d="M146 19c0-19 0-19-19-19-42 40-100 42-127 42v22c15 0 58 0 94-18v328c0 21 0 29-65 29h-25v23c13 0 92-2 115-2 20 0 102 2 116 2v-23h-25c-64 0-64-8-64-29z">
            <text:p/>
          </draw:path>
          <draw:polygon draw:style-name="gr3" draw:text-style-name="P6" draw:layer="layout" svg:width="0.365cm" svg:height="0.039cm" svg:x="10.731cm" svg:y="7.986cm" svg:viewBox="0 0 366 40" draw:points="183,40 0,40 0,0 366,0 366,40">
            <text:p/>
          </draw:polygon>
          <draw:path draw:style-name="gr3" draw:text-style-name="P6" draw:layer="layout" svg:width="0.284cm" svg:height="0.425cm" svg:x="10.77cm" svg:y="8.12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1.245cm" svg:y="7.456cm" svg:viewBox="0 0 241 1098" svg:d="M241 549c0-129-23-314-143-468-11-12-71-81-88-81-4 0-10 2-10 8 0 4 2 7 6 11 44 48 104 120 142 266 21 83 29 179 29 264 0 91-8 185-31 274-36 129-90 202-138 254-8 8-8 8-8 11 0 8 6 10 10 10 15 0 65-56 77-69 94-112 154-276 154-480z">
            <text:p/>
          </draw:path>
          <draw:path draw:style-name="gr3" draw:text-style-name="P6" draw:layer="layout" svg:width="0.24cm" svg:height="1.097cm" svg:x="11.914cm" svg:y="7.456cm" svg:viewBox="0 0 241 1098" svg:d="M241 1088c0-3-2-5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559cm" svg:height="0.039cm" svg:x="12.27cm" svg:y="7.986cm" svg:viewBox="0 0 560 40" svg:d="M528 40c15 0 32 0 32-21 0-19-17-19-32-19h-497c-14 0-31 0-31 19 0 21 17 21 31 21z">
            <text:p/>
          </draw:path>
          <draw:path draw:style-name="gr3" draw:text-style-name="P6" draw:layer="layout" svg:width="0.294cm" svg:height="0.438cm" svg:x="13.048cm" svg:y="7.447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1-15 31-34 0-18-12-31-31-33 23-29 67-35 90-35 29 0 70 14 70 70 0 27-10 57-27 75-21 25-37 27-71 29-16 0-16 0-20 2 0 0-7 0-7 9 0 8 7 8 17 8z">
            <text:p/>
          </draw:path>
          <draw:polygon draw:style-name="gr3" draw:text-style-name="P6" draw:layer="layout" svg:width="0.365cm" svg:height="0.039cm" svg:x="13.015cm" svg:y="7.986cm" svg:viewBox="0 0 366 40" draw:points="183,40 0,40 0,0 366,0 366,40">
            <text:p/>
          </draw:polygon>
          <draw:path draw:style-name="gr3" draw:text-style-name="P6" draw:layer="layout" svg:width="0.315cm" svg:height="0.432cm" svg:x="13.04cm" svg:y="8.115cm" svg:viewBox="0 0 316 433" svg:d="M316 329v-25h-73v-285c0-15 0-19-12-19-8 0-10 0-19 8l-212 296v25h189v52c0 20 0 29-52 29h-16v23c31 0 72-3 95-3s65 3 98 3v-23h-19c-52 0-52-9-52-29v-52zM193 69v235h-170z">
            <text:p/>
          </draw:path>
          <draw:path draw:style-name="gr3" draw:text-style-name="P6" draw:layer="layout" svg:width="0.24cm" svg:height="1.097cm" svg:x="13.529cm" svg:y="7.456cm" svg:viewBox="0 0 241 1098" svg:d="M241 549c0-129-23-314-143-468-11-12-71-81-88-81-4 0-10 2-10 8 0 4 2 7 6 11 44 48 104 120 142 266 21 83 29 179 29 264 0 91-8 185-31 274-36 129-90 202-138 254-8 8-8 8-8 11 0 8 6 10 10 10 15 0 65-56 77-69 94-112 154-276 154-480z">
            <text:p/>
          </draw:path>
          <draw:path draw:style-name="gr3" draw:text-style-name="P6" draw:layer="layout" svg:width="0.609cm" svg:height="0.215cm" svg:x="14.321cm" svg:y="7.22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3cm" svg:height="0.61cm" svg:x="15.426cm" svg:y="6.32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38cm" svg:height="0.629cm" svg:x="15.84cm" svg:y="6.329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olygon draw:style-name="gr3" draw:text-style-name="P6" draw:layer="layout" svg:width="0.914cm" svg:height="0.039cm" svg:x="15.345cm" svg:y="7.308cm" svg:viewBox="0 0 915 40" draw:points="458,40 0,40 0,0 915,0 915,40">
            <text:p/>
          </draw:polygon>
          <draw:path draw:style-name="gr3" draw:text-style-name="P6" draw:layer="layout" svg:width="0.38cm" svg:height="0.629cm" svg:x="15.611cm" svg:y="7.574cm" svg:viewBox="0 0 381 630" svg:d="M229 287c75-23 127-87 127-160 0-75-81-127-169-127-93 0-162 54-162 125 0 29 21 48 46 48 29 0 48-21 48-48 0-46-44-46-57-46 27-44 88-56 121-56 38 0 90 21 90 102 0 12-3 64-28 106-27 43-58 46-81 48-6 0-29 2-35 2-8 0-15 2-15 10 0 11 7 11 23 11h40c75 0 110 62 110 151 0 125-64 152-104 152-39 0-108-17-141-71 33 7 60-14 60-49 0-34-23-52-50-52-23 0-52 14-52 54 0 83 85 143 185 143 112 0 196-83 196-177 0-75-59-145-152-166z">
            <text:p/>
          </draw:path>
        </draw:g>
        <draw:g xml:id="id138" draw:id="id138">
          <svg:title>TexMaths</svg:title>
          <svg:desc>28§display§y = 3 \sin t - 2 \sin^3 t§svg§600§FALSE§</svg:desc>
          <draw:polygon draw:style-name="gr2" draw:text-style-name="P5" draw:layer="layout" svg:width="8.111cm" svg:height="0.975cm" svg:x="8.449cm" svg:y="9.18cm" svg:viewBox="0 0 8112 976" draw:points="4056,976 0,976 0,0 8112,0 8112,976">
            <text:p/>
          </draw:polygon>
          <draw:path draw:style-name="gr3" draw:text-style-name="P6" draw:layer="layout" svg:width="0.456cm" svg:height="0.637cm" svg:x="8.429cm" svg:y="9.56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55cm" svg:height="0.232cm" svg:x="9.247cm" svg:y="9.6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0.27cm" svg:y="9.346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24cm" svg:height="0.454cm" svg:x="10.917cm" svg:y="9.56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1.307cm" svg:y="9.34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1.578cm" svg:y="9.56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2.281cm" svg:y="9.386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4-29-45 0-25 0-31 5-47z">
            <text:p/>
          </draw:path>
          <draw:path draw:style-name="gr3" draw:text-style-name="P6" draw:layer="layout" svg:width="0.601cm" svg:height="0.042cm" svg:x="12.913cm" svg:y="9.736cm" svg:viewBox="0 0 602 43" svg:d="M569 43c16 0 33 0 33-23 0-20-17-20-33-20h-535c-16 0-34 0-34 20 0 23 18 23 34 23z">
            <text:p/>
          </draw:path>
          <draw:path draw:style-name="gr3" draw:text-style-name="P6" draw:layer="layout" svg:width="0.393cm" svg:height="0.657cm" svg:x="13.865cm" svg:y="9.34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324cm" svg:height="0.454cm" svg:x="14.503cm" svg:y="9.56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4.893cm" svg:y="9.34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5.164cm" svg:y="9.56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15.717cm" svg:y="9.131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304cm" svg:height="0.628cm" svg:x="16.308cm" svg:y="9.386cm" svg:viewBox="0 0 305 629" svg:d="M181 224h94c18 0 30 0 30-20 0-11-12-11-30-11h-85c34-141 41-159 41-166 0-18-14-27-29-27-3 0-32 0-41 36l-38 157h-94c-20 0-29 0-29 18 0 13 9 13 27 13h87c-69 280-74 296-74 314 0 53 38 91 90 91 103 0 159-145 159-152 0-9-9-9-14-9-6 0-8 2-13 14-43 103-96 125-130 125-20 0-29-14-29-45 0-25 2-31 5-47z">
            <text:p/>
          </draw:path>
        </draw:g>
        <draw:g xml:id="id140" draw:id="id140">
          <svg:title>TexMaths</svg:title>
          <svg:desc>28§display§\frac{dy}{dt} =  \frac{d}{dt}\left( 3 \sin t - 2 \sin^3 t \right)§svg§600§FALSE§</svg:desc>
          <draw:polygon draw:style-name="gr2" draw:text-style-name="P5" draw:layer="layout" svg:width="10.792cm" svg:height="1.936cm" svg:x="3.779cm" svg:y="12.481cm" svg:viewBox="0 0 10793 1937" draw:points="5396,1937 0,1937 0,0 10793,0 10793,1937">
            <text:p/>
          </draw:polygon>
          <draw:path draw:style-name="gr3" draw:text-style-name="P6" draw:layer="layout" svg:width="0.469cm" svg:height="0.696cm" svg:x="3.77cm" svg:y="12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27cm" svg:y="12.6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3.73cm" svg:y="13.514cm" svg:viewBox="0 0 1033 43" draw:points="515,43 0,43 0,0 1033,0 1033,43">
            <text:p/>
          </draw:polygon>
          <draw:path draw:style-name="gr3" draw:text-style-name="P6" draw:layer="layout" svg:width="0.469cm" svg:height="0.696cm" svg:x="3.851cm" svg:y="13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346cm" svg:y="13.838cm" svg:viewBox="0 0 305 629" svg:d="M181 224h94c18 0 30 0 30-20 0-11-12-11-30-11h-85c34-141 41-159 41-166 0-18-14-27-29-27-3 0-32 0-41 36l-38 157h-94c-20 0-29 0-29 18 0 13 9 13 27 13h87c-71 280-74 296-74 313 0 54 38 92 90 92 103 0 159-145 159-152 0-9-9-9-14-9-8 0-8 2-13 14-43 103-96 125-130 125-20 0-29-14-29-45 0-25 0-31 5-47z">
            <text:p/>
          </draw:path>
          <draw:path draw:style-name="gr3" draw:text-style-name="P6" draw:layer="layout" svg:width="0.655cm" svg:height="0.232cm" svg:x="5.206cm" svg:y="13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525cm" svg:y="12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308cm" svg:y="13.514cm" svg:viewBox="0 0 869 43" draw:points="435,43 0,43 0,0 869,0 869,43">
            <text:p/>
          </draw:polygon>
          <draw:path draw:style-name="gr3" draw:text-style-name="P6" draw:layer="layout" svg:width="0.469cm" svg:height="0.696cm" svg:x="6.348cm" svg:y="13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843cm" svg:y="13.838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259cm" svg:height="1.181cm" svg:x="7.607cm" svg:y="12.945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409cm" svg:height="0.678cm" svg:x="7.95cm" svg:y="13.1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24cm" svg:height="0.454cm" svg:x="8.597cm" svg:y="13.33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984cm" svg:y="13.1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9.258cm" svg:y="13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9.959cm" svg:y="13.164cm" svg:viewBox="0 0 305 629" svg:d="M181 224h94c18 0 30 0 30-20 0-11-12-11-30-11h-85c34-141 41-159 41-166 0-18-14-27-29-27-3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601cm" svg:height="0.042cm" svg:x="10.593cm" svg:y="13.514cm" svg:viewBox="0 0 602 43" svg:d="M569 43c16 0 33 0 33-23 0-20-17-20-33-20h-535c-16 0-34 0-34 20 0 23 18 23 34 23z">
            <text:p/>
          </draw:path>
          <draw:path draw:style-name="gr3" draw:text-style-name="P6" draw:layer="layout" svg:width="0.393cm" svg:height="0.657cm" svg:x="11.545cm" svg:y="13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324cm" svg:height="0.454cm" svg:x="12.183cm" svg:y="13.33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2.57cm" svg:y="13.1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2.844cm" svg:y="13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13.397cm" svg:y="12.909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304cm" svg:height="0.628cm" svg:x="13.986cm" svg:y="13.164cm" svg:viewBox="0 0 305 629" svg:d="M181 224h94c18 0 30 0 30-20 0-11-12-11-30-11h-87c36-141 43-159 43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259cm" svg:height="1.181cm" svg:x="14.362cm" svg:y="12.94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9" draw:id="id139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843cm" svg:y="10.983cm" svg:viewBox="0 0 6067 607" draw:points="3034,607 0,607 0,0 6067,0 6067,607">
            <text:p/>
          </draw:polygon>
          <draw:path draw:style-name="gr3" draw:text-style-name="P6" draw:layer="layout" svg:width="0.662cm" svg:height="0.673cm" svg:x="3.827cm" svg:y="10.9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578cm" svg:y="10.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844cm" svg:y="10.934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478cm" svg:y="11.5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132cm" svg:y="11.1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919cm" svg:y="11.5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465cm" svg:y="11.194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938cm" svg:y="11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478cm" svg:y="11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895cm" svg:y="11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435cm" svg:y="11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851cm" svg:y="11.523cm" svg:viewBox="0 0 108 108" svg:d="M108 54c0-29-25-54-54-54s-54 25-54 54 25 54 54 54 54-25 54-54z">
            <text:p/>
          </draw:path>
        </draw:g>
        <draw:g xml:id="id132" draw:id="id132">
          <svg:title>TexMaths</svg:title>
          <svg:desc>28§display§\text {When}§svg§600§FALSE§</svg:desc>
          <draw:polygon draw:style-name="gr2" draw:text-style-name="P5" draw:layer="layout" svg:width="2.424cm" svg:height="0.606cm" svg:x="4.14cm" svg:y="1.395cm" svg:viewBox="0 0 2425 607" draw:points="1212,607 0,607 0,0 2425,0 2425,607">
            <text:p/>
          </draw:polygon>
          <draw:path draw:style-name="gr3" draw:text-style-name="P6" draw:layer="layout" svg:width="0.975cm" svg:height="0.696cm" svg:x="4.109cm" svg:y="1.357cm" svg:viewBox="0 0 976 697" svg:d="M878 96c18-56 60-65 98-65v-31c-29 2-58 2-89 2-27 0-92-2-117-2v31c65 0 85 34 85 52 0 7-2 13-4 20l-148 455-157-484c-2-2-4-9-4-14 0-29 58-29 83-29v-31c-36 2-103 2-139 2-38 0-81-2-121-2v31c56 0 76 0 90 36l20 67-137 424-159-484c0-5-2-11-2-14 0-29 58-29 83-29v-31c-36 2-103 2-139 2-38 0-81-2-121-2v31c74 0 78 5 90 41l197 605c2 9 6 20 20 20 13 0 15-7 18-20l163-502 164 502c2 9 6 20 18 20 15 0 15-7 20-20z">
            <text:p/>
          </draw:path>
          <draw:path draw:style-name="gr3" draw:text-style-name="P6" draw:layer="layout" svg:width="0.496cm" svg:height="0.685cm" svg:x="5.135cm" svg:y="1.346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5.677cm" svg:y="1.588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6" draw:layer="layout" svg:width="0.496cm" svg:height="0.436cm" svg:x="6.118cm" svg:y="1.595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width" smil:values="width*0.05;width" smil:keyTimes="0;1"/>
                  <anim:animate smil:dur="0.5s" smil:fill="hold" smil:targetElement="id137" anim:sub-item="text" smil:attributeName="height" smil:values="height;height" smil:keyTimes="0;1"/>
                  <anim:animate smil:dur="0.5s" smil:fill="hold" smil:targetElement="id137" anim:sub-item="text" smil:attributeName="x" smil:values="x-.2;x" smil:keyTimes="0;1"/>
                  <anim:animate smil:dur="0.5s" smil:fill="hold" smil:targetElement="id137" anim:sub-item="text" smil:attributeName="y" smil:values="y;y" smil:keyTimes="0;1"/>
                  <anim:transitionFilter smil:dur="0.5s" smil:targetElement="id13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2cm" svg:height="14.573cm" svg:x="0.8cm" svg:y="0.627cm" presentation:class="title" presentation:user-transformed="true">
          <draw:text-box>
            <text:p xml:id="id147" text:id="id147" text:style-name="P8"><text:span text:style-name="T15"><text:tab/></text:span><text:span text:style-name="T15"><text:tab/></text:span><text:span text:style-name="T8"><text:line-break/></text:span><text:span text:style-name="T12"><text:tab/></text:span><text:span text:style-name="T12"> <text:s text:c="3"/></text:span><text:span text:style-name="T8"><text:line-break/></text:span><text:span text:style-name="T15"><text:tab/></text:span><text:span text:style-name="T15"> </text:span><text:span text:style-name="T15"><text:line-break/></text:span><text:span text:style-name="T13"><text:tab/></text:span><text:span text:style-name="T8"><text:line-break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 <text:s text:c="39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1"> <text:s text:c="26"/></text:span><text:span text:style-name="T12"><text:line-break/></text:span><text:span text:style-name="T26"> <text:s text:c="7"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 text:c="45"/></text:span><text:span text:style-name="T12"><text:line-break/></text:span><text:span text:style-name="T12"> <text:s text:c="16"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/text:span><text:span text:style-name="T12">And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3"> <text:s text:c="15"/></text:span><text:span text:style-name="T12"><text:line-break/></text:span><text:span text:style-name="T12"><text:tab/></text:span><text:span text:style-name="T12"><text:tab/></text:span></text:p>
          </draw:text-box>
        </draw:frame>
        <draw:g xml:id="id141" draw:id="id141">
          <svg:title>TexMaths</svg:title>
          <svg:desc>28§display§\frac{dy}{dt} = 3 \frac{d}{dt}( \sin t ) - 2 \frac{d}{dt}( \sin t )^3§svg§600§FALSE§</svg:desc>
          <draw:polygon draw:style-name="gr2" draw:text-style-name="P5" draw:layer="layout" svg:width="12.097cm" svg:height="1.936cm" svg:x="5.57cm" svg:y="0.673cm" svg:viewBox="0 0 12098 1937" draw:points="6048,1937 0,1937 0,0 12098,0 12098,1937">
            <text:p/>
          </draw:polygon>
          <draw:path draw:style-name="gr3" draw:text-style-name="P6" draw:layer="layout" svg:width="0.469cm" svg:height="0.696cm" svg:x="5.561cm" svg:y="0.62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061cm" svg:y="0.87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5.521cm" svg:y="1.706cm" svg:viewBox="0 0 1033 43" draw:points="515,43 0,43 0,0 1033,0 1033,43">
            <text:p/>
          </draw:polygon>
          <draw:path draw:style-name="gr3" draw:text-style-name="P6" draw:layer="layout" svg:width="0.469cm" svg:height="0.696cm" svg:x="5.642cm" svg:y="1.96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137cm" svg:y="2.03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6.997cm" svg:y="1.6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8.023cm" svg:y="1.31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69cm" svg:height="0.696cm" svg:x="8.809cm" svg:y="0.624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0.868cm" svg:height="0.042cm" svg:x="8.592cm" svg:y="1.706cm" svg:viewBox="0 0 869 43" draw:points="435,43 0,43 0,0 869,0 869,43">
            <text:p/>
          </draw:polygon>
          <draw:path draw:style-name="gr3" draw:text-style-name="P6" draw:layer="layout" svg:width="0.469cm" svg:height="0.696cm" svg:x="8.63cm" svg:y="1.96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304cm" svg:height="0.628cm" svg:x="9.125cm" svg:y="2.03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23cm" svg:height="0.984cm" svg:x="9.674cm" svg:y="1.2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9.992cm" svg:y="1.5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0.38cm" svg:y="1.3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653cm" svg:y="1.53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1.354cm" svg:y="1.35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1.744cm" svg:y="1.2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12.371cm" svg:y="1.7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3.323cm" svg:y="1.31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69cm" svg:height="0.696cm" svg:x="14.1cm" svg:y="0.62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13.883cm" svg:y="1.706cm" svg:viewBox="0 0 869 43" draw:points="435,43 0,43 0,0 869,0 869,43">
            <text:p/>
          </draw:polygon>
          <draw:path draw:style-name="gr3" draw:text-style-name="P6" draw:layer="layout" svg:width="0.469cm" svg:height="0.696cm" svg:x="13.923cm" svg:y="1.96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14.418cm" svg:y="2.0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4.965cm" svg:y="1.2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5.283cm" svg:y="1.5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5.673cm" svg:y="1.3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5.944cm" svg:y="1.53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6.647cm" svg:y="1.356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7.035cm" svg:y="1.2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17cm" svg:height="0.472cm" svg:x="17.4cm" svg:y="1.1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</draw:g>
        <draw:g xml:id="id142" draw:id="id142">
          <svg:title>TexMaths</svg:title>
          <svg:desc>28§display§= 3 \cos t - 2 (3) \sin^2 t \frac{d}{dt}( \sin t )§svg§600§FALSE§</svg:desc>
          <draw:polygon draw:style-name="gr2" draw:text-style-name="P5" draw:layer="layout" svg:width="12.22cm" svg:height="1.936cm" svg:x="6.822cm" svg:y="3.073cm" svg:viewBox="0 0 12221 1937" draw:points="6109,1937 0,1937 0,0 12221,0 12221,1937">
            <text:p/>
          </draw:polygon>
          <draw:path draw:style-name="gr3" draw:text-style-name="P6" draw:layer="layout" svg:width="0.655cm" svg:height="0.232cm" svg:x="6.829cm" svg:y="4.0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7.853cm" svg:y="3.71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75cm" svg:height="0.454cm" svg:x="8.502cm" svg:y="3.93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932cm" svg:y="3.93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43cm" svg:y="3.93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04cm" svg:height="0.628cm" svg:x="9.972cm" svg:y="3.756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02cm" svg:height="0.042cm" svg:x="10.606cm" svg:y="4.1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1.558cm" svg:y="3.718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23cm" svg:height="0.984cm" svg:x="12.098cm" svg:y="3.6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2.425cm" svg:y="3.71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2.931cm" svg:y="3.635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6" draw:layer="layout" svg:width="0.324cm" svg:height="0.454cm" svg:x="13.453cm" svg:y="3.93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3.843cm" svg:y="3.7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4.114cm" svg:y="3.93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4.674cm" svg:y="3.50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15.259cm" svg:y="3.75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469cm" svg:height="0.696cm" svg:x="15.926cm" svg:y="3.02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0.868cm" svg:height="0.042cm" svg:x="15.709cm" svg:y="4.106cm" svg:viewBox="0 0 869 43" draw:points="435,43 0,43 0,0 869,0 869,43">
            <text:p/>
          </draw:polygon>
          <draw:path draw:style-name="gr3" draw:text-style-name="P6" draw:layer="layout" svg:width="0.469cm" svg:height="0.696cm" svg:x="15.75cm" svg:y="4.3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304cm" svg:height="0.628cm" svg:x="16.245cm" svg:y="4.43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6.791cm" svg:y="3.6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7.109cm" svg:y="3.93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7.499cm" svg:y="3.7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7.77cm" svg:y="3.93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8.474cm" svg:y="3.756cm" svg:viewBox="0 0 305 629" svg:d="M181 224h95c17 0 29 0 29-20 0-11-12-11-29-11h-88c36-141 43-159 43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8.861cm" svg:y="3.635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</draw:g>
        <draw:g xml:id="id143" draw:id="id143">
          <svg:title>TexMaths</svg:title>
          <svg:desc>28§display§= 3 \cos t - 6 \sin^2 t ( \cos t ) =§svg§600§FALSE§</svg:desc>
          <draw:polygon draw:style-name="gr2" draw:text-style-name="P5" draw:layer="layout" svg:width="11.046cm" svg:height="1.02cm" svg:x="6.723cm" svg:y="5.575cm" svg:viewBox="0 0 11047 1021" draw:points="5523,1021 0,1021 0,0 11047,0 11047,1021">
            <text:p/>
          </draw:polygon>
          <draw:path draw:style-name="gr3" draw:text-style-name="P6" draw:layer="layout" svg:width="0.655cm" svg:height="0.232cm" svg:x="6.73cm" svg:y="6.0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7.753cm" svg:y="5.74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75cm" svg:height="0.454cm" svg:x="8.403cm" svg:y="5.956cm" svg:viewBox="0 0 376 455" svg:d="M83 228c0-161 81-203 132-203 9 0 72 0 108 35-41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8.833cm" svg:y="5.9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33cm" svg:y="5.95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9.872cm" svg:y="5.781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3" draw:text-style-name="P6" draw:layer="layout" svg:width="0.602cm" svg:height="0.042cm" svg:x="10.506cm" svg:y="6.131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1.449cm" svg:y="5.741cm" svg:viewBox="0 0 410 679" svg:d="M90 334v-25c0-249 123-284 172-284 25 0 65 6 87 40-15 0-53 0-53 43 0 31 22 47 44 47 16 0 45-9 45-47 0-61-42-108-125-108-126 0-260 128-260 345 0 264 114 334 206 334 110 0 204-92 204-222 0-125-87-222-197-222-67 0-103 52-123 99zM206 652c-60 0-92-61-96-74-18-47-18-126-18-143 0-77 31-177 121-177 15 0 60 0 92 62 18 36 18 88 18 135s0 96-18 132c-30 60-77 65-99 65z">
            <text:p/>
          </draw:path>
          <draw:path draw:style-name="gr3" draw:text-style-name="P6" draw:layer="layout" svg:width="0.324cm" svg:height="0.454cm" svg:x="12.096cm" svg:y="5.95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2.484cm" svg:y="5.7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2.757cm" svg:y="5.96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3.315cm" svg:y="5.5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13.899cm" svg:y="5.781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23cm" svg:height="0.985cm" svg:x="14.329cm" svg:y="5.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75cm" svg:height="0.454cm" svg:x="14.65cm" svg:y="5.956cm" svg:viewBox="0 0 376 455" svg:d="M83 228c0-161 81-203 132-203 9 0 72 0 108 35-43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15.08cm" svg:y="5.9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5.577cm" svg:y="5.95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6.119cm" svg:y="5.78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23cm" svg:height="0.985cm" svg:x="16.509cm" svg:y="5.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6" draw:layer="layout" svg:width="0.655cm" svg:height="0.232cm" svg:x="17.163cm" svg:y="6.037cm" svg:viewBox="0 0 656 233" svg:d="M623 40c15 0 33 0 33-20s-18-20-31-20h-591c-16 0-34 0-34 20s18 20 34 20zM625 233c13 0 31 0 31-20s-18-20-33-20h-589c-16 0-34 0-34 20s18 20 34 20z">
            <text:p/>
          </draw:path>
        </draw:g>
        <draw:g xml:id="id145" draw:id="id145">
          <svg:title>TexMaths</svg:title>
          <svg:desc>28§display§\frac{dy}{dt} =  3 \cos t \cos 2t§svg§600§FALSE§</svg:desc>
          <draw:polygon draw:style-name="gr2" draw:text-style-name="P5" draw:layer="layout" svg:width="7.318cm" svg:height="1.936cm" svg:x="5.371cm" svg:y="6.874cm" svg:viewBox="0 0 7319 1937" draw:points="3661,1937 0,1937 0,0 7319,0 7319,1937">
            <text:p/>
          </draw:polygon>
          <draw:path draw:style-name="gr3" draw:text-style-name="P6" draw:layer="layout" svg:width="0.469cm" svg:height="0.696cm" svg:x="5.362cm" svg:y="6.8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862cm" svg:y="7.07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32cm" svg:height="0.042cm" svg:x="5.322cm" svg:y="7.907cm" svg:viewBox="0 0 1033 43" draw:points="515,43 0,43 0,0 1033,0 1033,43">
            <text:p/>
          </draw:polygon>
          <draw:path draw:style-name="gr3" draw:text-style-name="P6" draw:layer="layout" svg:width="0.469cm" svg:height="0.696cm" svg:x="5.443cm" svg:y="8.1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5.938cm" svg:y="8.2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6.798cm" svg:y="7.8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7.824cm" svg:y="7.519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75cm" svg:height="0.454cm" svg:x="8.472cm" svg:y="7.7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904cm" svg:y="7.73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402cm" svg:y="7.73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04cm" svg:height="0.628cm" svg:x="9.944cm" svg:y="7.557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75cm" svg:height="0.454cm" svg:x="10.473cm" svg:y="7.7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0.905cm" svg:y="7.73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1.402cm" svg:y="7.73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93cm" svg:height="0.657cm" svg:x="11.971cm" svg:y="7.51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3 87-6 9-71 9-92 9z">
            <text:p/>
          </draw:path>
          <draw:path draw:style-name="gr3" draw:text-style-name="P6" draw:layer="layout" svg:width="0.304cm" svg:height="0.628cm" svg:x="12.437cm" svg:y="7.557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</draw:g>
        <draw:g xml:id="id146" draw:id="id146">
          <svg:title>TexMaths</svg:title>
          <svg:desc>22§display§.\ .\ .\ . (I) §svg§600§FALSE§</svg:desc>
          <draw:polygon draw:style-name="gr2" draw:text-style-name="P5" draw:layer="layout" svg:width="2.481cm" svg:height="0.696cm" svg:x="14.728cm" svg:y="7.566cm" svg:viewBox="0 0 2482 697" draw:points="1241,697 0,697 0,0 2482,0 2482,697">
            <text:p/>
          </draw:polygon>
          <draw:path draw:style-name="gr3" draw:text-style-name="P6" draw:layer="layout" svg:width="0.084cm" svg:height="0.083cm" svg:x="14.756cm" svg:y="8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5.228cm" svg:y="8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5.702cm" svg:y="8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6.173cm" svg:y="8.0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6.399cm" svg:y="7.5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649cm" svg:y="7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068cm" svg:y="7.5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48" draw:id="id148">
          <svg:title>TexMaths</svg:title>
          <svg:desc>28§display§x = 3 \cos t - 2 \cos^3 t  §svg§600§FALSE§</svg:desc>
          <draw:polygon draw:style-name="gr2" draw:text-style-name="P5" draw:layer="layout" svg:width="8.378cm" svg:height="0.788cm" svg:x="4.75cm" svg:y="9.281cm" svg:viewBox="0 0 8379 789" draw:points="4189,789 0,789 0,0 8379,0 8379,789">
            <text:p/>
          </draw:polygon>
          <draw:path draw:style-name="gr3" draw:text-style-name="P6" draw:layer="layout" svg:width="0.492cm" svg:height="0.447cm" svg:x="4.73cm" svg:y="9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6" draw:layer="layout" svg:width="0.655cm" svg:height="0.232cm" svg:x="5.592cm" svg:y="9.7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616cm" svg:y="9.441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6" draw:layer="layout" svg:width="0.375cm" svg:height="0.454cm" svg:x="7.266cm" svg:y="9.656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6" draw:layer="layout" svg:width="0.438cm" svg:height="0.454cm" svg:x="7.696cm" svg:y="9.656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6" draw:layer="layout" svg:width="0.324cm" svg:height="0.454cm" svg:x="8.193cm" svg:y="9.656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304cm" svg:height="0.629cm" svg:x="8.736cm" svg:y="9.481cm" svg:viewBox="0 0 305 630" svg:d="M181 224h95c17 0 29 0 29-20 0-11-12-11-29-11h-86c34-141 41-159 41-166 0-18-14-27-29-27-5 0-32 0-41 36l-38 157h-94c-20 0-29 0-29 18 0 13 9 13 27 13h87c-71 281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9.37cm" svg:y="9.83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10.322cm" svg:y="9.441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8 9-73 9-94 9z">
            <text:p/>
          </draw:path>
          <draw:path draw:style-name="gr3" draw:text-style-name="P6" draw:layer="layout" svg:width="0.375cm" svg:height="0.454cm" svg:x="10.962cm" svg:y="9.656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6" draw:layer="layout" svg:width="0.438cm" svg:height="0.454cm" svg:x="11.393cm" svg:y="9.656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6" draw:layer="layout" svg:width="0.324cm" svg:height="0.454cm" svg:x="11.89cm" svg:y="9.656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317cm" svg:height="0.472cm" svg:x="12.282cm" svg:y="9.232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6" draw:layer="layout" svg:width="0.304cm" svg:height="0.629cm" svg:x="12.873cm" svg:y="9.481cm" svg:viewBox="0 0 305 630" svg:d="M181 224h95c17 0 29 0 29-20 0-11-12-11-29-11h-86c34-141 41-159 41-166 0-18-14-27-29-27-3 0-32 0-41 36l-38 157h-94c-20 0-29 0-29 18 0 13 9 13 27 13h87c-69 281-74 296-74 314 0 54 38 92 90 92 103 0 159-146 159-152 0-9-9-9-13-9-7 0-9 2-14 13-42 103-96 126-130 126-20 0-29-14-29-45 0-25 0-32 5-47z">
            <text:p/>
          </draw:path>
        </draw:g>
        <draw:g xml:id="id149" draw:id="id149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843cm" svg:y="11.084cm" svg:viewBox="0 0 6067 607" draw:points="3034,607 0,607 0,0 6067,0 6067,607">
            <text:p/>
          </draw:polygon>
          <draw:path draw:style-name="gr3" draw:text-style-name="P6" draw:layer="layout" svg:width="0.662cm" svg:height="0.673cm" svg:x="4.827cm" svg:y="11.05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578cm" svg:y="11.0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844cm" svg:y="11.035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478cm" svg:y="11.6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132cm" svg:y="11.2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919cm" svg:y="11.6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465cm" svg:y="11.295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938cm" svg:y="11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478cm" svg:y="11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895cm" svg:y="11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0.435cm" svg:y="11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851cm" svg:y="11.624cm" svg:viewBox="0 0 108 108" svg:d="M108 54c0-29-25-54-54-54s-54 25-54 54 25 54 54 54 54-25 54-54z">
            <text:p/>
          </draw:path>
        </draw:g>
        <draw:g xml:id="id150" draw:id="id150">
          <svg:title>TexMaths</svg:title>
          <svg:desc>28§display§\frac{dx}{dt} =  \frac{d}{dt} \left( 3 \cos t - 2 \cos^3 t \right)§svg§600§FALSE§</svg:desc>
          <draw:polygon draw:style-name="gr2" draw:text-style-name="P5" draw:layer="layout" svg:width="11.056cm" svg:height="1.936cm" svg:x="4.779cm" svg:y="12.481cm" svg:viewBox="0 0 11057 1937" draw:points="5529,1937 0,1937 0,0 11057,0 11057,1937">
            <text:p/>
          </draw:polygon>
          <draw:path draw:style-name="gr3" draw:text-style-name="P6" draw:layer="layout" svg:width="0.469cm" svg:height="0.696cm" svg:x="4.77cm" svg:y="12.4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5.27cm" svg:y="12.6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6" draw:layer="layout" svg:width="1.076cm" svg:height="0.042cm" svg:x="4.73cm" svg:y="13.514cm" svg:viewBox="0 0 1077 43" draw:points="538,43 0,43 0,0 1077,0 1077,43">
            <text:p/>
          </draw:polygon>
          <draw:path draw:style-name="gr3" draw:text-style-name="P6" draw:layer="layout" svg:width="0.469cm" svg:height="0.696cm" svg:x="4.873cm" svg:y="13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5.368cm" svg:y="13.838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6.251cm" svg:y="13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57cm" svg:y="12.4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7.353cm" svg:y="13.514cm" svg:viewBox="0 0 869 43" draw:points="435,43 0,43 0,0 869,0 869,43">
            <text:p/>
          </draw:polygon>
          <draw:path draw:style-name="gr3" draw:text-style-name="P6" draw:layer="layout" svg:width="0.469cm" svg:height="0.696cm" svg:x="7.393cm" svg:y="13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7.889cm" svg:y="13.838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59cm" svg:height="1.181cm" svg:x="8.652cm" svg:y="12.945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409cm" svg:height="0.678cm" svg:x="8.995cm" svg:y="13.1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75cm" svg:height="0.454cm" svg:x="9.643cm" svg:y="13.3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0.075cm" svg:y="13.3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0.572cm" svg:y="13.3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1.114cm" svg:y="13.164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602cm" svg:height="0.042cm" svg:x="11.748cm" svg:y="13.514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2.698cm" svg:y="13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75cm" svg:height="0.454cm" svg:x="13.339cm" svg:y="13.3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771cm" svg:y="13.3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4.268cm" svg:y="13.3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17cm" svg:height="0.472cm" svg:x="14.66cm" svg:y="12.918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304cm" svg:height="0.628cm" svg:x="15.252cm" svg:y="13.16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2-31 5-47z">
            <text:p/>
          </draw:path>
          <draw:path draw:style-name="gr3" draw:text-style-name="P6" draw:layer="layout" svg:width="0.259cm" svg:height="1.181cm" svg:x="15.628cm" svg:y="12.94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44" draw:id="id144">
          <svg:title>TexMaths</svg:title>
          <svg:desc>28§display§3 \cos t ( 1 - 2 \sin^2 t )§svg§600§FALSE§</svg:desc>
          <draw:polygon draw:style-name="gr2" draw:text-style-name="P5" draw:layer="layout" svg:width="7.585cm" svg:height="1.02cm" svg:x="18.234cm" svg:y="5.575cm" svg:viewBox="0 0 7586 1021" draw:points="3793,1021 0,1021 0,0 7586,0 7586,1021">
            <text:p/>
          </draw:polygon>
          <draw:path draw:style-name="gr3" draw:text-style-name="P6" draw:layer="layout" svg:width="0.409cm" svg:height="0.678cm" svg:x="18.225cm" svg:y="5.74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75cm" svg:height="0.454cm" svg:x="18.875cm" svg:y="5.956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19.305cm" svg:y="5.9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9.802cm" svg:y="5.956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04cm" svg:height="0.628cm" svg:x="20.344cm" svg:y="5.78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6" draw:layer="layout" svg:width="0.23cm" svg:height="0.985cm" svg:x="20.774cm" svg:y="5.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26cm" svg:height="0.658cm" svg:x="21.149cm" svg:y="5.74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21.854cm" svg:y="6.13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22.804cm" svg:y="5.741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1 87-8 9-73 9-94 9z">
            <text:p/>
          </draw:path>
          <draw:path draw:style-name="gr3" draw:text-style-name="P6" draw:layer="layout" svg:width="0.324cm" svg:height="0.454cm" svg:x="23.445cm" svg:y="5.956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23.833cm" svg:y="5.7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24.106cm" svg:y="5.96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24.664cm" svg:y="5.5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25.248cm" svg:y="5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25.638cm" svg:y="5.66cm" svg:viewBox="0 0 231 986" svg:d="M231 493c0-76-11-195-65-307-61-121-146-186-157-186-5 0-9 4-9 9 0 4 0 7 18 25 98 96 155 253 155 459 0 168-36 343-160 466-13 13-13 15-13 18 0 6 4 9 9 9 11 0 101-68 159-193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width" smil:values="width*0.05;width" smil:keyTimes="0;1"/>
                  <anim:animate smil:dur="0.5s" smil:fill="hold" smil:targetElement="id147" anim:sub-item="text" smil:attributeName="height" smil:values="height;height" smil:keyTimes="0;1"/>
                  <anim:animate smil:dur="0.5s" smil:fill="hold" smil:targetElement="id147" anim:sub-item="text" smil:attributeName="x" smil:values="x-.2;x" smil:keyTimes="0;1"/>
                  <anim:animate smil:dur="0.5s" smil:fill="hold" smil:targetElement="id147" anim:sub-item="text" smil:attributeName="y" smil:values="y;y" smil:keyTimes="0;1"/>
                  <anim:transitionFilter smil:dur="0.5s" smil:targetElement="id14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2cm" svg:height="14.573cm" svg:x="0.8cm" svg:y="0.627cm" presentation:class="title" presentation:user-transformed="true">
          <draw:text-box>
            <text:p text:style-name="P8"><text:span text:style-name="T15"><text:tab/></text:span><text:span text:style-name="T15"><text:tab/></text:span><text:span text:style-name="T8"><text:line-break/></text:span><text:span text:style-name="T12"><text:tab/></text:span><text:span text:style-name="T12"> <text:s text:c="3"/></text:span><text:span text:style-name="T8"><text:line-break/></text:span><text:span text:style-name="T15"><text:tab/></text:span><text:span text:style-name="T15"> </text:span><text:span text:style-name="T15"><text:line-break/></text:span><text:span text:style-name="T13"><text:tab/></text:span><text:span text:style-name="T8"><text:line-break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 <text:s text:c="39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1"> <text:s text:c="26"/></text:span><text:span text:style-name="T12"><text:line-break/></text:span><text:span text:style-name="T26"> <text:s text:c="7"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 text:c="45"/></text:span><text:span text:style-name="T12"><text:line-break/></text:span><text:span text:style-name="T12"> <text:s text:c="16"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3"> <text:s text:c="15"/></text:span><text:span text:style-name="T12"><text:line-break/></text:span><text:span text:style-name="T12"><text:tab/></text:span><text:span text:style-name="T12"><text:tab/></text:span></text:p>
          </draw:text-box>
        </draw:frame>
        <draw:g xml:id="id151" draw:id="id151">
          <svg:title>TexMaths</svg:title>
          <svg:desc>28§display§\frac{dx}{dt} = 3 \frac{d}{dt}( \cos t ) - 2 \frac{d}{dt}( \cos t )^3§svg§600§FALSE§</svg:desc>
          <draw:polygon draw:style-name="gr2" draw:text-style-name="P5" draw:layer="layout" svg:width="12.36cm" svg:height="1.936cm" svg:x="3.57cm" svg:y="0.773cm" svg:viewBox="0 0 12361 1937" draw:points="6181,1937 0,1937 0,0 12361,0 12361,1937">
            <text:p/>
          </draw:polygon>
          <draw:path draw:style-name="gr3" draw:text-style-name="P6" draw:layer="layout" svg:width="0.469cm" svg:height="0.696cm" svg:x="3.561cm" svg:y="0.72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061cm" svg:y="0.9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6" draw:layer="layout" svg:width="1.077cm" svg:height="0.042cm" svg:x="3.521cm" svg:y="1.806cm" svg:viewBox="0 0 1078 43" draw:points="538,43 0,43 0,0 1078,0 1078,43">
            <text:p/>
          </draw:polygon>
          <draw:path draw:style-name="gr3" draw:text-style-name="P6" draw:layer="layout" svg:width="0.469cm" svg:height="0.696cm" svg:x="3.664cm" svg:y="2.0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159cm" svg:y="2.13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5.042cm" svg:y="1.7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068cm" svg:y="1.41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69cm" svg:height="0.696cm" svg:x="6.852cm" svg:y="0.724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0.868cm" svg:height="0.042cm" svg:x="6.637cm" svg:y="1.806cm" svg:viewBox="0 0 869 43" draw:points="435,43 0,43 0,0 869,0 869,43">
            <text:p/>
          </draw:polygon>
          <draw:path draw:style-name="gr3" draw:text-style-name="P6" draw:layer="layout" svg:width="0.469cm" svg:height="0.696cm" svg:x="6.675cm" svg:y="2.065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304cm" svg:height="0.628cm" svg:x="7.17cm" svg:y="2.13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23cm" svg:height="0.984cm" svg:x="7.719cm" svg:y="1.3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8.037cm" svg:y="1.631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47cm" svg:y="1.63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8.967cm" svg:y="1.6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9.509cm" svg:y="1.45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9.899cm" svg:y="1.3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10.526cm" svg:y="1.8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1.476cm" svg:y="1.41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69cm" svg:height="0.696cm" svg:x="12.256cm" svg:y="0.72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12.038cm" svg:y="1.806cm" svg:viewBox="0 0 869 43" draw:points="435,43 0,43 0,0 869,0 869,43">
            <text:p/>
          </draw:polygon>
          <draw:path draw:style-name="gr3" draw:text-style-name="P6" draw:layer="layout" svg:width="0.469cm" svg:height="0.696cm" svg:x="12.076cm" svg:y="2.0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12.574cm" svg:y="2.13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3.12cm" svg:y="1.3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3.441cm" svg:y="1.63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871cm" svg:y="1.63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4.368cm" svg:y="1.6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4.91cm" svg:y="1.456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5.3cm" svg:y="1.3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17cm" svg:height="0.472cm" svg:x="15.663cm" svg:y="1.2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</draw:g>
        <draw:g xml:id="id152" draw:id="id152">
          <svg:title>TexMaths</svg:title>
          <svg:desc>28§display§= 3 ( - \sin t ) - 2 (3) \cos^2 t \frac{d}{dt}( \cos t )§svg§600§FALSE§</svg:desc>
          <draw:polygon draw:style-name="gr2" draw:text-style-name="P5" draw:layer="layout" svg:width="13.858cm" svg:height="1.936cm" svg:x="4.822cm" svg:y="3.173cm" svg:viewBox="0 0 13859 1937" draw:points="6930,1937 0,1937 0,0 13859,0 13859,1937">
            <text:p/>
          </draw:polygon>
          <draw:path draw:style-name="gr3" draw:text-style-name="P6" draw:layer="layout" svg:width="0.655cm" svg:height="0.232cm" svg:x="4.829cm" svg:y="4.1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852cm" svg:y="3.81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6.401cm" svg:y="3.7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602cm" svg:height="0.042cm" svg:x="6.769cm" svg:y="4.206cm" svg:viewBox="0 0 603 43" svg:d="M569 43c16 0 34 0 34-23 0-20-18-20-34-20h-535c-16 0-34 0-34 20 0 23 18 23 34 23z">
            <text:p/>
          </draw:path>
          <draw:path draw:style-name="gr3" draw:text-style-name="P6" draw:layer="layout" svg:width="0.324cm" svg:height="0.454cm" svg:x="7.649cm" svg:y="4.0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036cm" svg:y="3.8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8.31cm" svg:y="4.03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9.011cm" svg:y="3.856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9.398cm" svg:y="3.7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10.025cm" svg:y="4.2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0.977cm" svg:y="3.81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23cm" svg:height="0.984cm" svg:x="11.517cm" svg:y="3.7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1.844cm" svg:y="3.81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2.351cm" svg:y="3.7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75cm" svg:height="0.454cm" svg:x="12.875cm" svg:y="4.031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307cm" svg:y="4.03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3.804cm" svg:y="4.0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4.203cm" svg:y="3.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14.788cm" svg:y="3.856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469cm" svg:height="0.696cm" svg:x="15.455cm" svg:y="3.12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0.868cm" svg:height="0.042cm" svg:x="15.238cm" svg:y="4.206cm" svg:viewBox="0 0 869 43" draw:points="435,43 0,43 0,0 869,0 869,43">
            <text:p/>
          </draw:polygon>
          <draw:path draw:style-name="gr3" draw:text-style-name="P6" draw:layer="layout" svg:width="0.469cm" svg:height="0.696cm" svg:x="15.278cm" svg:y="4.46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15.773cm" svg:y="4.5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6.322cm" svg:y="3.7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6.64cm" svg:y="4.03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7.072cm" svg:y="4.03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7.57cm" svg:y="4.0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8.112cm" svg:y="3.856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8.499cm" svg:y="3.7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53" draw:id="id153">
          <svg:title>TexMaths</svg:title>
          <svg:desc>28§display§= -3\sin t - 6 \cos^2 t ( - \sin t ) = 6 \cos^2 t \sin t -3\sin t §svg§600§FALSE§</svg:desc>
          <draw:polygon draw:style-name="gr2" draw:text-style-name="P5" draw:layer="layout" svg:width="21.345cm" svg:height="1.012cm" svg:x="4.724cm" svg:y="5.575cm" svg:viewBox="0 0 21346 1013" draw:points="10674,1013 0,1013 0,0 21346,0 21346,1013">
            <text:p/>
          </draw:polygon>
          <draw:path draw:style-name="gr3" draw:text-style-name="P6" draw:layer="layout" svg:width="0.655cm" svg:height="0.232cm" svg:x="4.731cm" svg:y="6.0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5.795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6.521cm" svg:y="5.7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6" draw:layer="layout" svg:width="0.324cm" svg:height="0.454cm" svg:x="7.168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7.555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7.829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8.53cm" svg:y="5.775cm" svg:viewBox="0 0 305 630" svg:d="M181 224h95c17 0 29 0 29-20 0-11-12-11-29-11h-86c34-141 41-159 41-166 0-18-14-27-29-27-3 0-32 0-41 36l-38 157h-94c-20 0-29 0-29 18 0 13 9 13 27 13h87c-69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9.164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0.107cm" svg:y="5.735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6" draw:layer="layout" svg:width="0.375cm" svg:height="0.454cm" svg:x="10.754cm" svg:y="5.9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1.187cm" svg:y="5.9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1.684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6cm" svg:height="0.459cm" svg:x="12.083cm" svg:y="5.5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304cm" svg:height="0.629cm" svg:x="12.667cm" svg:y="5.775cm" svg:viewBox="0 0 305 630" svg:d="M181 224h95c17 0 29 0 29-20 0-11-12-11-29-11h-86c34-141 41-159 41-166 0-18-14-27-29-27-5 0-32 0-41 36l-38 157h-94c-20 0-29 0-29 18 0 13 9 13 27 13h87c-71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23cm" svg:height="0.985cm" svg:x="13.097cm" svg:y="5.6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602cm" svg:height="0.042cm" svg:x="13.465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324cm" svg:height="0.454cm" svg:x="14.345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4.733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15.006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15.707cm" svg:y="5.775cm" svg:viewBox="0 0 305 630" svg:d="M181 224h95c17 0 29 0 29-20 0-11-12-11-29-11h-86c34-141 41-159 41-166 0-18-14-27-29-27-3 0-32 0-41 36l-38 157h-94c-20 0-29 0-29 18 0 13 9 13 27 13h87c-69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23cm" svg:height="0.985cm" svg:x="16.097cm" svg:y="5.6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6" draw:layer="layout" svg:width="0.655cm" svg:height="0.232cm" svg:x="16.751cm" svg:y="6.0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7.777cm" svg:y="5.735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7 65-99 65z">
            <text:p/>
          </draw:path>
          <draw:path draw:style-name="gr3" draw:text-style-name="P6" draw:layer="layout" svg:width="0.375cm" svg:height="0.454cm" svg:x="18.424cm" svg:y="5.9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8.857cm" svg:y="5.9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9.352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6cm" svg:height="0.459cm" svg:x="19.753cm" svg:y="5.5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304cm" svg:height="0.629cm" svg:x="20.337cm" svg:y="5.775cm" svg:viewBox="0 0 305 630" svg:d="M181 224h95c17 0 29 0 29-20 0-11-12-11-29-11h-86c34-141 41-159 41-166 0-18-14-27-29-27-3 0-32 0-41 36l-38 157h-94c-20 0-29 0-29 18 0 13 9 13 27 13h87c-69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324cm" svg:height="0.454cm" svg:x="20.866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21.254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21.527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22.228cm" svg:y="5.775cm" svg:viewBox="0 0 305 630" svg:d="M181 224h95c17 0 29 0 29-20 0-11-12-11-29-11h-88c36-141 43-159 43-166 0-18-14-27-29-27-5 0-32 0-41 36l-38 157h-94c-20 0-29 0-29 18 0 13 9 13 27 13h87c-71 280-74 296-74 314 0 54 38 92 90 92 103 0 159-146 159-152 0-9-9-9-13-9-9 0-9 2-14 13-42 103-96 126-130 126-20 0-29-14-29-45 0-25 0-32 5-47z">
            <text:p/>
          </draw:path>
          <draw:path draw:style-name="gr3" draw:text-style-name="P6" draw:layer="layout" svg:width="0.602cm" svg:height="0.042cm" svg:x="22.862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23.805cm" svg:y="5.7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6" draw:layer="layout" svg:width="0.324cm" svg:height="0.454cm" svg:x="24.452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24.84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25.113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25.814cm" svg:y="5.775cm" svg:viewBox="0 0 305 630" svg:d="M181 224h95c17 0 29 0 29-20 0-11-12-11-29-11h-86c34-141 41-159 41-166 0-18-14-27-29-27-5 0-32 0-41 36l-38 157h-94c-20 0-29 0-29 18 0 13 9 13 27 13h87c-71 280-74 296-74 314 0 54 38 92 90 92 103 0 159-146 159-152 0-9-9-9-13-9-7 0-9 2-14 13-42 103-96 126-130 126-20 0-29-14-29-45 0-25 0-32 5-47z">
            <text:p/>
          </draw:path>
        </draw:g>
        <draw:g xml:id="id155" draw:id="id155">
          <svg:title>TexMaths</svg:title>
          <svg:desc>28§display§\frac{dx}{dt} = 3\sin t \cos 2t§svg§600§FALSE§</svg:desc>
          <draw:polygon draw:style-name="gr2" draw:text-style-name="P5" draw:layer="layout" svg:width="7.253cm" svg:height="1.936cm" svg:x="3.272cm" svg:y="8.874cm" svg:viewBox="0 0 7254 1937" draw:points="3626,1937 0,1937 0,0 7254,0 7254,1937">
            <text:p/>
          </draw:polygon>
          <draw:path draw:style-name="gr3" draw:text-style-name="P6" draw:layer="layout" svg:width="0.469cm" svg:height="0.696cm" svg:x="3.263cm" svg:y="8.8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63cm" svg:y="9.07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223cm" svg:y="9.907cm" svg:viewBox="0 0 1077 43" draw:points="538,43 0,43 0,0 1077,0 1077,43">
            <text:p/>
          </draw:polygon>
          <draw:path draw:style-name="gr3" draw:text-style-name="P6" draw:layer="layout" svg:width="0.469cm" svg:height="0.696cm" svg:x="3.366cm" svg:y="10.1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3.861cm" svg:y="10.231cm" svg:viewBox="0 0 305 629" svg:d="M181 224h94c18 0 30 0 30-20 0-11-12-11-30-11h-85c34-141 41-159 41-166 0-18-14-27-29-27-3 0-32 0-41 36l-38 157h-94c-20 0-29 0-29 18 0 13 9 13 27 13h87c-71 280-74 296-74 313 0 54 38 92 90 92 103 0 159-145 159-152 0-9-9-9-14-9-8 0-8 2-13 14-43 103-96 125-130 125-20 0-29-14-29-45 0-25 0-31 5-47z">
            <text:p/>
          </draw:path>
          <draw:path draw:style-name="gr3" draw:text-style-name="P6" draw:layer="layout" svg:width="0.655cm" svg:height="0.232cm" svg:x="4.744cm" svg:y="9.8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77cm" svg:y="9.519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24cm" svg:height="0.454cm" svg:x="6.417cm" svg:y="9.73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6.804cm" svg:y="9.51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078cm" svg:y="9.73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7.779cm" svg:y="9.557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375cm" svg:height="0.454cm" svg:x="8.309cm" svg:y="9.732cm" svg:viewBox="0 0 376 455" svg:d="M83 228c0-161 80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739cm" svg:y="9.732cm" svg:viewBox="0 0 439 455" svg:d="M439 231c0-126-101-231-220-231-123 0-219 107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24cm" svg:height="0.454cm" svg:x="9.237cm" svg:y="9.73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806cm" svg:y="9.5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3" draw:text-style-name="P6" draw:layer="layout" svg:width="0.304cm" svg:height="0.628cm" svg:x="10.271cm" svg:y="9.557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</draw:g>
        <draw:g xml:id="id156" draw:id="id156">
          <svg:title>TexMaths</svg:title>
          <svg:desc>22§display§.\ .\ .\ . (II)  §svg§600§FALSE§</svg:desc>
          <draw:polygon draw:style-name="gr2" draw:text-style-name="P5" draw:layer="layout" svg:width="2.881cm" svg:height="0.696cm" svg:x="14.628cm" svg:y="9.567cm" svg:viewBox="0 0 2882 697" draw:points="1442,697 0,697 0,0 2882,0 2882,697">
            <text:p/>
          </draw:polygon>
          <draw:path draw:style-name="gr3" draw:text-style-name="P6" draw:layer="layout" svg:width="0.083cm" svg:height="0.083cm" svg:x="14.656cm" svg:y="10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28cm" svg:y="10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01cm" svg:y="10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073cm" svg:y="10.0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6.298cm" svg:y="9.5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548cm" svg:y="9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6.95cm" svg:y="9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369cm" svg:y="9.5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54" draw:id="id154">
          <svg:title>TexMaths</svg:title>
          <svg:desc>28§display§= 3 \sin t( 2\cos^2t - 1 )§svg§600§FALSE§</svg:desc>
          <draw:polygon draw:style-name="gr2" draw:text-style-name="P5" draw:layer="layout" svg:width="8.622cm" svg:height="1.012cm" svg:x="4.725cm" svg:y="7.375cm" svg:viewBox="0 0 8623 1013" draw:points="4312,1013 0,1013 0,0 8623,0 8623,1013">
            <text:p/>
          </draw:polygon>
          <draw:path draw:style-name="gr3" draw:text-style-name="P6" draw:layer="layout" svg:width="0.655cm" svg:height="0.232cm" svg:x="4.732cm" svg:y="7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756cm" svg:y="7.535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6" draw:layer="layout" svg:width="0.324cm" svg:height="0.454cm" svg:x="6.403cm" svg:y="7.7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6.791cm" svg:y="7.53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7.064cm" svg:y="7.75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7.765cm" svg:y="7.575cm" svg:viewBox="0 0 305 630" svg:d="M181 224h95c17 0 29 0 29-20 0-11-12-11-29-11h-88c36-141 43-159 43-166 0-18-14-27-29-27-5 0-32 0-41 36l-38 157h-94c-20 0-29 0-29 18 0 13 9 13 27 13h87c-71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23cm" svg:height="0.985cm" svg:x="8.195cm" svg:y="7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93cm" svg:height="0.658cm" svg:x="8.531cm" svg:y="7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6" draw:layer="layout" svg:width="0.375cm" svg:height="0.454cm" svg:x="9.172cm" svg:y="7.7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9.602cm" svg:y="7.7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0.099cm" svg:y="7.7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306cm" svg:height="0.459cm" svg:x="10.498cm" svg:y="7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304cm" svg:height="0.629cm" svg:x="11.083cm" svg:y="7.575cm" svg:viewBox="0 0 305 630" svg:d="M181 224h95c17 0 29 0 29-20 0-11-12-11-29-11h-86c34-141 41-159 41-166 0-18-14-27-29-27-3 0-32 0-41 36l-38 157h-94c-20 0-29 0-29 18 0 13 9 13 27 13h87c-71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11.717cm" svg:y="7.925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2.707cm" svg:y="7.53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6" draw:layer="layout" svg:width="0.23cm" svg:height="0.985cm" svg:x="13.166cm" svg:y="7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57" draw:id="id157">
          <svg:title>TexMaths</svg:title>
          <svg:desc>28§display§\frac{dy}{dx} = \frac{\frac{dy}{dt}}{\frac{dx}{dt}} = \frac{ 3\cos t \cos 2t }{ 3\sin t \cos 2t }§svg§600§FALSE§</svg:desc>
          <draw:polygon draw:style-name="gr2" draw:text-style-name="P5" draw:layer="layout" svg:width="10.154cm" svg:height="2.648cm" svg:x="3.275cm" svg:y="11.474cm" svg:viewBox="0 0 10155 2649" draw:points="5077,2649 0,2649 0,0 10155,0 10155,2649">
            <text:p/>
          </draw:polygon>
          <draw:path draw:style-name="gr3" draw:text-style-name="P6" draw:layer="layout" svg:width="0.469cm" svg:height="0.696cm" svg:x="3.289cm" svg:y="11.71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3.788cm" svg:y="11.96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4 0 204-90 231-202z">
            <text:p/>
          </draw:path>
          <draw:polygon draw:style-name="gr3" draw:text-style-name="P6" draw:layer="layout" svg:width="1.077cm" svg:height="0.042cm" svg:x="3.226cm" svg:y="12.801cm" svg:viewBox="0 0 1078 43" draw:points="538,43 0,43 0,0 1078,0 1078,43">
            <text:p/>
          </draw:polygon>
          <draw:path draw:style-name="gr3" draw:text-style-name="P6" draw:layer="layout" svg:width="0.469cm" svg:height="0.696cm" svg:x="3.266cm" svg:y="13.059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3.766cm" svg:y="13.30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4.747cm" svg:y="12.7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6.02cm" svg:y="11.42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50 0 61 52 61 61 0 2 0 6-3 8z">
            <text:p/>
          </draw:path>
          <draw:path draw:style-name="gr3" draw:text-style-name="P6" draw:layer="layout" svg:width="0.355cm" svg:height="0.445cm" svg:x="6.421cm" svg:y="11.6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8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5.979cm" svg:y="12.077cm" svg:viewBox="0 0 836 43" draw:points="419,43 0,43 0,0 836,0 836,43">
            <text:p/>
          </draw:polygon>
          <draw:path draw:style-name="gr3" draw:text-style-name="P6" draw:layer="layout" svg:width="0.355cm" svg:height="0.488cm" svg:x="6.085cm" svg:y="12.203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6.481cm" svg:y="12.252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5cm" svg:height="0.042cm" svg:x="5.849cm" svg:y="12.801cm" svg:viewBox="0 0 1096 43" draw:points="547,43 0,43 0,0 1096,0 1096,43">
            <text:p/>
          </draw:polygon>
          <draw:path draw:style-name="gr3" draw:text-style-name="P6" draw:layer="layout" svg:width="0.355cm" svg:height="0.488cm" svg:x="6.008cm" svg:y="12.958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6.41cm" svg:y="13.133cm" svg:viewBox="0 0 372 314" svg:d="M139 233c-7 23-29 61-65 61-2 0-22 0-38-9 29-9 31-34 31-38 0-16-11-27-27-27-20 0-40 18-40 42 0 36 38 52 72 52 33 0 60-20 78-50 18 36 56 50 83 50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5.968cm" svg:y="13.559cm" svg:viewBox="0 0 858 43" draw:points="430,43 0,43 0,0 858,0 858,43">
            <text:p/>
          </draw:polygon>
          <draw:path draw:style-name="gr3" draw:text-style-name="P6" draw:layer="layout" svg:width="0.355cm" svg:height="0.488cm" svg:x="6.085cm" svg:y="13.68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6.481cm" svg:y="13.733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7.389cm" svg:y="12.7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8.531cm" svg:y="11.743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6" draw:layer="layout" svg:width="0.375cm" svg:height="0.454cm" svg:x="9.181cm" svg:y="11.958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9.611cm" svg:y="11.95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0.108cm" svg:y="11.958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04cm" svg:height="0.629cm" svg:x="10.65cm" svg:y="11.784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4 0-25 0-32 5-48z">
            <text:p/>
          </draw:path>
          <draw:path draw:style-name="gr3" draw:text-style-name="P6" draw:layer="layout" svg:width="0.375cm" svg:height="0.454cm" svg:x="11.181cm" svg:y="11.958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1.612cm" svg:y="11.95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2.109cm" svg:y="11.958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93cm" svg:height="0.658cm" svg:x="12.678cm" svg:y="11.74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04cm" svg:height="0.629cm" svg:x="13.144cm" svg:y="11.78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8z">
            <text:p/>
          </draw:path>
          <draw:polygon draw:style-name="gr3" draw:text-style-name="P6" draw:layer="layout" svg:width="4.988cm" svg:height="0.042cm" svg:x="8.491cm" svg:y="12.801cm" svg:viewBox="0 0 4989 43" draw:points="2493,43 0,43 0,0 4989,0 4989,43">
            <text:p/>
          </draw:polygon>
          <draw:path draw:style-name="gr3" draw:text-style-name="P6" draw:layer="layout" svg:width="0.409cm" svg:height="0.678cm" svg:x="8.587cm" svg:y="13.086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6" draw:layer="layout" svg:width="0.324cm" svg:height="0.454cm" svg:x="9.232cm" svg:y="13.301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212cm" svg:height="0.66cm" svg:x="9.622cm" svg:y="13.08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9.893cm" svg:y="13.30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10.597cm" svg:y="13.126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4 0-25 0-32 5-48z">
            <text:p/>
          </draw:path>
          <draw:path draw:style-name="gr3" draw:text-style-name="P6" draw:layer="layout" svg:width="0.375cm" svg:height="0.454cm" svg:x="11.125cm" svg:y="13.3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1.558cm" svg:y="13.3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2.055cm" svg:y="13.301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93cm" svg:height="0.658cm" svg:x="12.624cm" svg:y="13.08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04cm" svg:height="0.629cm" svg:x="13.09cm" svg:y="13.126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4 0-25 0-32 5-48z">
            <text:p/>
          </draw:path>
        </draw:g>
        <draw:g xml:id="id158" draw:id="id158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4.225cm" svg:y="12.37cm" svg:viewBox="0 0 8607 697" draw:points="4304,697 0,697 0,0 8607,0 8607,697">
            <text:p/>
          </draw:polygon>
          <draw:path draw:style-name="gr3" draw:text-style-name="P6" draw:layer="layout" svg:width="0.083cm" svg:height="0.083cm" svg:x="14.253cm" svg:y="12.829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725cm" svg:y="12.829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98cm" svg:y="12.829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7cm" svg:y="12.829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5.909cm" svg:y="12.331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6.316cm" svg:y="12.386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6.753cm" svg:y="12.56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7.055cm" svg:y="12.565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7.446cm" svg:y="12.568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8.4cm" svg:y="12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8.65cm" svg:y="12.382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069cm" svg:y="12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9.616cm" svg:y="12.565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9.995cm" svg:y="12.568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0.426cm" svg:y="12.375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1.164cm" svg:y="12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414cm" svg:y="12.382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815cm" svg:y="12.382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232cm" svg:y="12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2.764cm" svg:y="12.331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3cm" svg:x="0.8cm" svg:y="0.627cm" presentation:class="title" presentation:user-transformed="true">
          <draw:text-box>
            <text:p xml:id="id163" text:id="id163" text:style-name="P10"><text:span text:style-name="T38"><text:s text:c="11"/></text:span><text:span text:style-name="T39"><text:line-break/></text:span><text:span text:style-name="T32"><text:tab/></text:span><text:span text:style-name="T37"> <text:s text:c="12"/></text:span><text:span text:style-name="T32"><text:line-break/></text:span><text:span text:style-name="T30"><text:tab/></text:span><text:span text:style-name="T30"> </text:span><text:span text:style-name="T32"><text:s/></text:span><text:span text:style-name="T32"><text:tab/></text:span><text:span text:style-name="T32"><text:tab/></text:span><text:span text:style-name="T32"><text:line-break/></text:span><text:span text:style-name="T30"><text:tab/></text:span><text:span text:style-name="T30"> <text:s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40"><text:tab/></text:span><text:span text:style-name="T40"><text:tab/></text:span><text:span text:style-name="T30"><text:line-break/></text:span><text:span text:style-name="T30"><text:tab/></text:span><text:span text:style-name="T30">(III) If <text:s text:c="71"/>then</text:span><text:span text:style-name="T30"><text:line-break/></text:span><text:span text:style-name="T28"> <text:s text:c="12"/></text:span><text:span text:style-name="T30"><text:line-break/></text:span><text:span text:style-name="T28"> <text:s text:c="25"/></text:span><text:span text:style-name="T30"><text:line-break/></text:span><text:span text:style-name="T30"> <text:s text:c="12"/>show that <text:s text:c="10"/></text:span><text:span text:style-name="T30"><text:line-break/></text:span><text:span text:style-name="T31"> <text:s text:c="20"/></text:span><text:span text:style-name="T30"><text:line-break/></text:span><text:span text:style-name="T4"><text:tab/></text:span><text:span text:style-name="T4">Solution : <text:s/></text:span><text:span text:style-name="T12"><text:tab/></text:span><text:span text:style-name="T12">Given that 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159" draw:id="id159">
          <svg:title>TexMaths</svg:title>
          <svg:desc>28§display§\frac{dy}{dx} = - \cot t§svg§600§FALSE§</svg:desc>
          <draw:polygon draw:style-name="gr2" draw:text-style-name="P5" draw:layer="layout" svg:width="5.136cm" svg:height="1.936cm" svg:x="4.343cm" svg:y="1.011cm" svg:viewBox="0 0 5137 1937" draw:points="2569,1937 0,1937 0,0 5137,0 5137,1937">
            <text:p/>
          </draw:polygon>
          <draw:path draw:style-name="gr3" draw:text-style-name="P6" draw:layer="layout" svg:width="0.469cm" svg:height="0.696cm" svg:x="4.357cm" svg:y="0.96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856cm" svg:y="1.211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4.294cm" svg:y="2.044cm" svg:viewBox="0 0 1077 43" draw:points="537,43 0,43 0,0 1077,0 1077,43">
            <text:p/>
          </draw:polygon>
          <draw:path draw:style-name="gr3" draw:text-style-name="P6" draw:layer="layout" svg:width="0.469cm" svg:height="0.696cm" svg:x="4.334cm" svg:y="2.30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834cm" svg:y="2.5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815cm" svg:y="1.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1cm" svg:height="0.042cm" svg:x="6.881cm" svg:y="2.044cm" svg:viewBox="0 0 602 43" svg:d="M569 43c16 0 33 0 33-23 0-20-17-20-33-20h-535c-16 0-34 0-34 20 0 23 18 23 34 23z">
            <text:p/>
          </draw:path>
          <draw:path draw:style-name="gr3" draw:text-style-name="P6" draw:layer="layout" svg:width="0.375cm" svg:height="0.454cm" svg:x="7.761cm" svg:y="1.869cm" svg:viewBox="0 0 376 455" svg:d="M83 228c0-161 80-203 132-203 9 0 72 0 107 35-42 5-47 34-47 47 0 25 18 45 45 45s47-18 47-47c0-67-76-105-152-105-123 0-215 107-215 228 0 128 99 227 213 227 132 0 163-119 163-130 0-9-9-9-11-9-9 0-11 4-13 9-30 92-94 105-130 105-52 0-139-43-139-202z">
            <text:p/>
          </draw:path>
          <draw:path draw:style-name="gr3" draw:text-style-name="P6" draw:layer="layout" svg:width="0.438cm" svg:height="0.454cm" svg:x="8.193cm" svg:y="1.869cm" svg:viewBox="0 0 439 455" svg:d="M439 231c0-126-101-231-220-231-123 0-219 107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6" draw:layer="layout" svg:width="0.308cm" svg:height="0.617cm" svg:x="8.675cm" svg:y="1.706cm" svg:viewBox="0 0 309 618" svg:d="M152 213h141v-32h-141v-181h-24c0 81-32 186-128 190v23h85v271c0 123 92 134 128 134 69 0 96-69 96-134v-56h-25v56c0 71-29 109-65 109-67 0-67-89-67-107z">
            <text:p/>
          </draw:path>
          <draw:path draw:style-name="gr3" draw:text-style-name="P6" draw:layer="layout" svg:width="0.304cm" svg:height="0.628cm" svg:x="9.225cm" svg:y="1.69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4-47z">
            <text:p/>
          </draw:path>
        </draw:g>
        <draw:g xml:id="id161" draw:id="id161">
          <svg:title>TexMaths</svg:title>
          <svg:desc>28§display§t = \frac{\pi}{6}§svg§600§FALSE§</svg:desc>
          <draw:polygon draw:style-name="gr2" draw:text-style-name="P5" draw:layer="layout" svg:width="2.283cm" svg:height="1.687cm" svg:x="6.021cm" svg:y="3.311cm" svg:viewBox="0 0 2284 1688" draw:points="1142,1688 0,1688 0,0 2284,0 2284,1688">
            <text:p/>
          </draw:polygon>
          <draw:path draw:style-name="gr3" draw:text-style-name="P6" draw:layer="layout" svg:width="0.304cm" svg:height="0.628cm" svg:x="5.994cm" svg:y="3.736cm" svg:viewBox="0 0 305 629" svg:d="M181 224h94c18 0 30 0 30-20 0-12-12-12-30-12h-85c34-141 41-158 41-165 0-18-14-27-29-27-3 0-32 0-41 36l-38 156h-94c-20 0-29 0-29 18 0 14 9 14 27 14h87c-71 280-74 295-74 313 0 54 38 92 90 92 103 0 159-146 159-152 0-9-9-9-14-9-9 0-9 2-13 13-43 103-96 126-130 126-20 0-29-14-29-45 0-25 0-32 4-47z">
            <text:p/>
          </draw:path>
          <draw:path draw:style-name="gr3" draw:text-style-name="P6" draw:layer="layout" svg:width="0.655cm" svg:height="0.232cm" svg:x="6.655cm" svg:y="3.989cm" svg:viewBox="0 0 656 233" svg:d="M622 40c16 0 34 0 34-20s-18-20-31-20h-591c-16 0-34 0-34 20s18 20 34 20zM625 233c13 0 31 0 31-20 0-21-18-21-34-21h-588c-16 0-34 0-34 21 0 20 18 20 34 20z">
            <text:p/>
          </draw:path>
          <draw:path draw:style-name="gr3" draw:text-style-name="P6" draw:layer="layout" svg:width="0.532cm" svg:height="0.435cm" svg:x="7.783cm" svg:y="3.262cm" svg:viewBox="0 0 533 436" svg:d="M235 58h112c-34 146-42 188-42 255 0 14 0 41 8 74 9 45 21 49 36 49 20 0 41-17 41-38 0-4 0-6-7-20-29-71-29-136-29-163 0-54 6-105 18-157h114c11 0 47 0 47-33 0-25-20-25-38-25h-332c-22 0-60 0-103 47-35 38-60 83-60 87 0 3 0 11 11 11 9 0 11-4 16-11 49-76 107-76 125-76h58c-33 119-85 237-127 329-7 14-7 16-7 23 0 20 16 26 27 26 31 0 38-26 49-64 16-45 16-47 27-97z">
            <text:p/>
          </draw:path>
          <draw:polygon draw:style-name="gr3" draw:text-style-name="P6" draw:layer="layout" svg:width="0.597cm" svg:height="0.042cm" svg:x="7.756cm" svg:y="4.086cm" svg:viewBox="0 0 598 43" draw:points="300,43 0,43 0,0 598,0 598,43">
            <text:p/>
          </draw:polygon>
          <draw:path draw:style-name="gr3" draw:text-style-name="P6" draw:layer="layout" svg:width="0.409cm" svg:height="0.677cm" svg:x="7.85cm" svg:y="4.37cm" svg:viewBox="0 0 410 678" svg:d="M90 333v-24c0-249 123-284 172-284 25 0 65 6 87 40-15 0-53 0-53 42 0 32 22 47 44 47 16 0 45-9 45-47 0-60-42-107-125-107-126 0-260 128-260 345 0 264 114 333 206 333 110 0 204-92 204-221 0-126-88-222-197-222-67 0-103 51-123 98zM206 651c-63 0-92-60-96-74-18-47-18-125-18-143 0-76 31-177 121-177 15 0 60 0 92 63 17 36 17 87 17 134s0 97-17 132c-30 61-77 65-99 65z">
            <text:p/>
          </draw:path>
        </draw:g>
        <draw:g xml:id="id162" draw:id="id162">
          <svg:title>TexMaths</svg:title>
          <svg:desc>28§display§\left( \frac{dy}{dx} \right)_{ t = \frac{\pi}{6} } = \cot \left( \frac{\pi}{6} \right) = \sqrt{3}§svg§600§FALSE§</svg:desc>
          <draw:polygon draw:style-name="gr2" draw:text-style-name="P5" draw:layer="layout" svg:width="11.696cm" svg:height="2.56cm" svg:x="3.194cm" svg:y="5.211cm" svg:viewBox="0 0 11697 2561" draw:points="5848,2561 0,2561 0,0 11697,0 11697,2561">
            <text:p/>
          </draw:polygon>
          <draw:path draw:style-name="gr3" draw:text-style-name="P6" draw:layer="layout" svg:width="0.485cm" svg:height="2.361cm" svg:x="3.349cm" svg:y="5.162cm" svg:viewBox="0 0 486 2362" svg:d="M486 2353c0-4-2-6-4-9-36-38-103-103-168-210-159-253-231-573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3" draw:text-style-name="P6" draw:layer="layout" svg:width="0.469cm" svg:height="0.695cm" svg:x="4.05cm" svg:y="5.24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6" draw:layer="layout" svg:width="0.456cm" svg:height="0.637cm" svg:x="4.549cm" svg:y="5.489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olygon draw:style-name="gr3" draw:text-style-name="P6" draw:layer="layout" svg:width="1.076cm" svg:height="0.042cm" svg:x="3.987cm" svg:y="6.322cm" svg:viewBox="0 0 1077 43" draw:points="538,43 0,43 0,0 1077,0 1077,43">
            <text:p/>
          </draw:polygon>
          <draw:path draw:style-name="gr3" draw:text-style-name="P6" draw:layer="layout" svg:width="0.469cm" svg:height="0.695cm" svg:x="4.027cm" svg:y="6.579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6" draw:layer="layout" svg:width="0.492cm" svg:height="0.447cm" svg:x="4.529cm" svg:y="6.82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6" draw:layer="layout" svg:width="0.485cm" svg:height="2.361cm" svg:x="5.214cm" svg:y="5.162cm" svg:viewBox="0 0 486 2362" svg:d="M486 1182c0-387-90-777-340-1072-21-23-56-63-97-99-13-11-15-11-29-11-11 0-20 0-20 9 0 4 4 9 7 11 33 36 101 101 165 208 160 253 233 574 233 952 0 266-35 607-199 900-78 141-161 222-202 264-2 3-4 5-4 9 0 9 9 9 20 9 14 0 16 0 32-15 331-301 434-751 434-1165z">
            <text:p/>
          </draw:path>
          <draw:path draw:style-name="gr3" draw:text-style-name="P6" draw:layer="layout" svg:width="0.234cm" svg:height="0.438cm" svg:x="5.933cm" svg:y="7.14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" draw:text-style-name="P6" draw:layer="layout" svg:width="0.507cm" svg:height="0.187cm" svg:x="6.249cm" svg:y="7.307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6" draw:layer="layout" svg:width="0.333cm" svg:height="0.218cm" svg:x="6.968cm" svg:y="7.097cm" svg:viewBox="0 0 334 219" svg:d="M305 38c9 0 13 0 22-4 2-5 7-12 7-18 0-16-16-16-23-16h-212c-12 0-34 0-63 25-14 11-36 38-36 42 0 9 7 9 9 9 9 0 9-2 11-7 18-20 40-31 72-31h36c-18 63-45 114-61 146-9 11-9 13-9 18 0 11 9 17 20 17 21 0 27-22 38-62 12-38 21-74 32-119h65c-2 7-16 61-16 101 0 33 14 80 36 80 11 0 25-11 25-24 0-5-3-7-5-14-25-38-25-80-25-89 0-18 5-38 7-54z">
            <text:p/>
          </draw:path>
          <draw:polygon draw:style-name="gr3" draw:text-style-name="P6" draw:layer="layout" svg:width="0.427cm" svg:height="0.035cm" svg:x="6.923cm" svg:y="7.383cm" svg:viewBox="0 0 428 36" draw:points="215,36 0,36 0,0 428,0 428,36">
            <text:p/>
          </draw:polygon>
          <draw:path draw:style-name="gr3" draw:text-style-name="P6" draw:layer="layout" svg:width="0.257cm" svg:height="0.339cm" svg:x="7.009cm" svg:y="7.482cm" svg:viewBox="0 0 258 340" svg:d="M52 168c2-22 2-63 20-94 13-27 47-56 92-56 11 0 33 2 47 13-7 3-21 9-21 27 0 16 12 27 27 27 7 0 25-4 25-29 0-27-18-56-78-56-86 0-164 69-164 172 0 119 58 168 130 168 49 0 74-18 90-31 31-27 38-56 38-81 0-31-9-53-36-78-20-18-45-31-88-31-29 0-60 13-82 49zM130 320c-76 0-76-83-76-103 0-38 27-83 80-83 25 0 41 7 56 27 16 18 16 38 16 67s0 47-16 68c-15 15-31 24-60 24z">
            <text:p/>
          </draw:path>
          <draw:path draw:style-name="gr3" draw:text-style-name="P6" draw:layer="layout" svg:width="0.655cm" svg:height="0.232cm" svg:x="7.846cm" svg:y="6.2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8.863cm" svg:y="6.147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9.295cm" svg:y="6.147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1cm" svg:height="0.617cm" svg:x="9.777cm" svg:y="5.98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375cm" svg:height="1.77cm" svg:x="10.483cm" svg:y="5.458cm" svg:viewBox="0 0 376 1771" svg:d="M332 1762c2 0 11 9 11 9h22c2 0 11 0 11-9 0-4-2-7-4-9-36-36-90-89-150-197-108-190-146-434-146-669 0-437 123-694 298-869 2-2 2-7 2-9 0-9-6-9-18-9-13 0-15 0-24 9-94 81-200 217-269 425-43 130-65 287-65 450 0 236 43 500 197 728 27 38 65 78 65 78 9 14 22 30 31 36z">
            <text:p/>
          </draw:path>
          <draw:path draw:style-name="gr3" draw:text-style-name="P6" draw:layer="layout" svg:width="0.532cm" svg:height="0.436cm" svg:x="11.038cm" svg:y="5.498cm" svg:viewBox="0 0 533 437" svg:d="M235 58h112c-33 146-42 188-42 255 0 14 0 41 9 74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6" draw:layer="layout" svg:width="0.597cm" svg:height="0.042cm" svg:x="11.011cm" svg:y="6.322cm" svg:viewBox="0 0 598 43" draw:points="300,43 0,43 0,0 598,0 598,43">
            <text:p/>
          </draw:polygon>
          <draw:path draw:style-name="gr3" draw:text-style-name="P6" draw:layer="layout" svg:width="0.409cm" svg:height="0.677cm" svg:x="11.105cm" svg:y="6.608cm" svg:viewBox="0 0 410 678" svg:d="M90 334v-25c0-249 123-284 172-284 25 0 65 6 87 40-15 0-53 0-53 42 0 32 22 47 44 47 16 0 45-8 45-47 0-60-42-107-125-107-126 0-260 128-260 345 0 264 114 333 206 333 110 0 204-91 204-221 0-126-87-222-197-222-67 0-103 52-123 99zM206 652c-60 0-92-61-96-74-18-47-18-126-18-144 0-76 31-177 121-177 15 0 60 0 92 63 18 36 18 88 18 135s0 96-18 132c-29 60-74 65-99 65z">
            <text:p/>
          </draw:path>
          <draw:path draw:style-name="gr3" draw:text-style-name="P6" draw:layer="layout" svg:width="0.375cm" svg:height="1.77cm" svg:x="11.762cm" svg:y="5.458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ath draw:style-name="gr3" draw:text-style-name="P6" draw:layer="layout" svg:width="0.655cm" svg:height="0.232cm" svg:x="12.642cm" svg:y="6.2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77cm" svg:height="0.984cm" svg:x="13.697cm" svg:y="5.688cm" svg:viewBox="0 0 771 985" svg:d="M311 882l-172-383c-7-15-14-15-16-15 0 0-7 0-15 6l-95 72c-13 9-13 13-13 16 0 4 2 11 9 11s25-14 34-23c6-4 22-15 31-22l195 426c7 15 13 15 22 15 14 0 16-4 25-18l448-927c7-15 7-18 7-20 0-11-9-20-21-20-9 0-15 4-22 20z">
            <text:p/>
          </draw:path>
          <draw:polygon draw:style-name="gr3" draw:text-style-name="P6" draw:layer="layout" svg:width="0.494cm" svg:height="0.042cm" svg:x="14.445cm" svg:y="5.688cm" svg:viewBox="0 0 495 43" draw:points="246,43 0,43 0,0 495,0 495,43">
            <text:p/>
          </draw:polygon>
          <draw:path draw:style-name="gr3" draw:text-style-name="P6" draw:layer="layout" svg:width="0.409cm" svg:height="0.677cm" svg:x="14.488cm" svg:y="5.93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</draw:g>
        <draw:g xml:id="id164" draw:id="id164">
          <svg:title>TexMaths</svg:title>
          <svg:desc>28§display§x^2 + y^2 = t + \frac{1}{t}  \text { and } x^4 + y^4 = t^2 + \frac{1}{t^2}§svg§600§FALSE§</svg:desc>
          <draw:polygon draw:style-name="gr2" draw:text-style-name="P5" draw:layer="layout" svg:width="16.302cm" svg:height="1.91cm" svg:x="5.314cm" svg:y="8.211cm" svg:viewBox="0 0 16303 1911" draw:points="8151,1911 0,1911 0,0 16303,0 16303,1911">
            <text:p/>
          </draw:polygon>
          <draw:path draw:style-name="gr3" draw:text-style-name="P6" draw:layer="layout" svg:width="0.492cm" svg:height="0.447cm" svg:x="5.294cm" svg:y="9.0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5.87cm" svg:y="8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6.542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7.5cm" svg:y="9.04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06cm" svg:height="0.458cm" svg:x="8.033cm" svg:y="8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8.759cm" svg:y="9.1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9.765cm" svg:y="8.868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658cm" svg:x="10.372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1.508cm" svg:y="8.16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1.418cm" svg:y="9.217cm" svg:viewBox="0 0 495 43" draw:points="246,43 0,43 0,0 495,0 495,43">
            <text:p/>
          </draw:polygon>
          <draw:path draw:style-name="gr3" draw:text-style-name="P6" draw:layer="layout" svg:width="0.304cm" svg:height="0.629cm" svg:x="11.51cm" svg:y="9.54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3" draw:text-style-name="P6" draw:layer="layout" svg:width="0.445cm" svg:height="0.454cm" svg:x="12.399cm" svg:y="9.043cm" svg:viewBox="0 0 446 455" svg:d="M287 367c4 41 31 81 78 81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8zM280 206v99c0 94-69 127-114 127-50 0-90-35-90-85 0-53 43-136 204-141z">
            <text:p/>
          </draw:path>
          <draw:path draw:style-name="gr3" draw:text-style-name="P6" draw:layer="layout" svg:width="0.496cm" svg:height="0.436cm" svg:x="12.881cm" svg:y="9.04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13.43cm" svg:y="8.801cm" svg:viewBox="0 0 488 697" svg:d="M343 632v65l145-11v-32c-69 0-78-6-78-53v-601l-141 11v32c67 0 76 6 76 53v213c-29-33-72-60-125-60-117 0-220 96-220 224 0 125 96 224 211 224 62 0 107-34 132-65zM343 367v202c0 18 0 20-11 36-30 47-74 69-117 69-45 0-81-24-105-62-25-41-27-97-27-137 0-38 2-96 29-141 22-31 58-63 112-63 36 0 76 14 108 58 11 18 11 21 11 38z">
            <text:p/>
          </draw:path>
          <draw:path draw:style-name="gr3" draw:text-style-name="P6" draw:layer="layout" svg:width="0.492cm" svg:height="0.447cm" svg:x="14.299cm" svg:y="9.0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39cm" svg:height="0.465cm" svg:x="14.861cm" svg:y="8.612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658cm" svg:x="15.549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16.505cm" svg:y="9.04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6" draw:layer="layout" svg:width="0.339cm" svg:height="0.465cm" svg:x="17.023cm" svg:y="8.612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232cm" svg:x="17.764cm" svg:y="9.1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8.772cm" svg:y="8.868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9.148cm" svg:y="8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9.82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21.106cm" svg:y="8.16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20.866cm" svg:y="9.217cm" svg:viewBox="0 0 800 43" draw:points="399,43 0,43 0,0 800,0 800,43">
            <text:p/>
          </draw:polygon>
          <draw:path draw:style-name="gr3" draw:text-style-name="P6" draw:layer="layout" svg:width="0.304cm" svg:height="0.629cm" svg:x="20.889cm" svg:y="9.542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21.265cm" svg:y="9.41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65" draw:id="id165">
          <svg:title>TexMaths</svg:title>
          <svg:desc>28§display§x^3y \frac{dy}{dx} = 1§svg§600§FALSE§</svg:desc>
          <draw:polygon draw:style-name="gr2" draw:text-style-name="P5" draw:layer="layout" svg:width="4.46cm" svg:height="1.936cm" svg:x="8.314cm" svg:y="10.412cm" svg:viewBox="0 0 4461 1937" draw:points="2231,1937 0,1937 0,0 4461,0 4461,1937">
            <text:p/>
          </draw:polygon>
          <draw:path draw:style-name="gr3" draw:text-style-name="P6" draw:layer="layout" svg:width="0.492cm" svg:height="0.447cm" svg:x="8.294cm" svg:y="11.27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317cm" svg:height="0.472cm" svg:x="8.865cm" svg:y="10.849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8 0 9 7 9 18 9z">
            <text:p/>
          </draw:path>
          <draw:path draw:style-name="gr3" draw:text-style-name="P6" draw:layer="layout" svg:width="0.456cm" svg:height="0.637cm" svg:x="9.298cm" svg:y="11.277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469cm" svg:height="0.696cm" svg:x="9.968cm" svg:y="10.3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10.467cm" svg:y="10.61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9.905cm" svg:y="11.445cm" svg:viewBox="0 0 1078 43" draw:points="538,43 0,43 0,0 1078,0 1078,43">
            <text:p/>
          </draw:polygon>
          <draw:path draw:style-name="gr3" draw:text-style-name="P6" draw:layer="layout" svg:width="0.469cm" svg:height="0.696cm" svg:x="9.945cm" svg:y="11.70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0.445cm" svg:y="11.951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4 0 160-128 160-152 0-9-9-9-12-9-9 0-11 2-13 9-34 107-99 130-132 130-38 0-54-32-54-65 0-23 7-43 18-88z">
            <text:p/>
          </draw:path>
          <draw:path draw:style-name="gr3" draw:text-style-name="P6" draw:layer="layout" svg:width="0.655cm" svg:height="0.232cm" svg:x="11.426cm" svg:y="11.35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26cm" svg:height="0.657cm" svg:x="12.497cm" svg:y="11.057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66" draw:id="id166">
          <svg:title>TexMaths</svg:title>
          <svg:desc>28§display§x^2 + y^2 = t + \frac{1}{t}  §svg§600§FALSE§</svg:desc>
          <draw:polygon draw:style-name="gr2" draw:text-style-name="P5" draw:layer="layout" svg:width="6.549cm" svg:height="1.91cm" svg:x="12.015cm" svg:y="12.211cm" svg:viewBox="0 0 6550 1911" draw:points="3275,1911 0,1911 0,0 6550,0 6550,1911">
            <text:p/>
          </draw:polygon>
          <draw:path draw:style-name="gr3" draw:text-style-name="P6" draw:layer="layout" svg:width="0.492cm" svg:height="0.447cm" svg:x="11.995cm" svg:y="13.0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2.571cm" svg:y="12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3.243cm" svg:y="12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14.201cm" svg:y="13.04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06cm" svg:height="0.458cm" svg:x="14.734cm" svg:y="12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15.46cm" svg:y="13.1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6.466cm" svg:y="12.868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658cm" svg:x="17.073cm" svg:y="12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8.209cm" svg:y="12.16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8.119cm" svg:y="13.217cm" svg:viewBox="0 0 495 43" draw:points="246,43 0,43 0,0 495,0 495,43">
            <text:p/>
          </draw:polygon>
          <draw:path draw:style-name="gr3" draw:text-style-name="P6" draw:layer="layout" svg:width="0.304cm" svg:height="0.629cm" svg:x="18.211cm" svg:y="13.54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</draw:g>
        <draw:g xml:id="id167" draw:id="id167">
          <svg:title>TexMaths</svg:title>
          <svg:desc>22§display§.\ .\ .\ . (I) §svg§600§FALSE§</svg:desc>
          <draw:polygon draw:style-name="gr2" draw:text-style-name="P5" draw:layer="layout" svg:width="2.481cm" svg:height="0.696cm" svg:x="20.029cm" svg:y="12.666cm" svg:viewBox="0 0 2482 697" draw:points="1241,697 0,697 0,0 2482,0 2482,697">
            <text:p/>
          </draw:polygon>
          <draw:path draw:style-name="gr3" draw:text-style-name="P6" draw:layer="layout" svg:width="0.084cm" svg:height="0.083cm" svg:x="20.057cm" svg:y="13.1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529cm" svg:y="13.1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003cm" svg:y="13.1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474cm" svg:y="13.1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1.7cm" svg:y="12.6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1.95cm" svg:y="12.6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369cm" svg:y="12.6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60" draw:id="id160">
          <svg:title>TexMaths</svg:title>
          <svg:desc>26§display§\text {When}§svg§600§FALSE§</svg:desc>
          <draw:polygon draw:style-name="gr2" draw:text-style-name="P5" draw:layer="layout" svg:width="2.251cm" svg:height="0.563cm" svg:x="3.039cm" svg:y="3.693cm" svg:viewBox="0 0 2252 564" draw:points="1125,564 0,564 0,0 2252,0 2252,564">
            <text:p/>
          </draw:polygon>
          <draw:path draw:style-name="gr3" draw:text-style-name="P6" draw:layer="layout" svg:width="0.906cm" svg:height="0.647cm" svg:x="3.01cm" svg:y="3.657cm" svg:viewBox="0 0 907 648" svg:d="M815 90c17-53 56-61 92-61v-29c-27 2-54 2-84 2-24 0-85-2-108-2v29c61 0 79 31 79 48 0 6-2 13-4 19l-137 422-146-449c-2-2-4-9-4-13 0-27 54-27 77-27v-29c-33 2-95 2-129 2-35 0-75-2-112-2v29c52 0 71 0 83 33l19 63-127 393-148-449c0-4-2-11-2-13 0-27 54-27 77-27v-29c-33 2-95 2-129 2-35 0-75-2-112-2v29c69 0 73 4 83 38l183 562c2 8 6 19 19 19 12 0 14-7 17-19l151-467 152 467c2 8 6 19 17 19 14 0 14-7 18-19z">
            <text:p/>
          </draw:path>
          <draw:path draw:style-name="gr3" draw:text-style-name="P6" draw:layer="layout" svg:width="0.461cm" svg:height="0.636cm" svg:x="3.962cm" svg:y="3.647cm" svg:viewBox="0 0 462 637" svg:d="M71 566c0 42-9 42-71 42v29c31-2 79-2 104-2 23 0 71 0 102 2v-29c-60 0-71 0-71-42v-168c0-96 65-146 123-146s68 50 68 102v212c0 42-10 42-70 42v29c31-2 79-2 104-2 23 0 70 0 102 2v-29c-48 0-71 0-71-27v-175c0-79 0-108-29-142-13-14-44-33-96-33-79 0-118 56-133 90v-321l-133 10v30c64 0 71 6 71 50z">
            <text:p/>
          </draw:path>
          <draw:path draw:style-name="gr3" draw:text-style-name="P6" draw:layer="layout" svg:width="0.355cm" svg:height="0.422cm" svg:x="4.466cm" svg:y="3.872cm" svg:viewBox="0 0 356 423" svg:d="M77 181c6-137 83-160 114-160 94 0 104 123 104 160zM77 200h256c21 0 23 0 23-19 0-91-50-181-165-181-106 0-191 94-191 210 0 123 96 213 202 213 112 0 154-102 154-121 0-8-9-10-13-10-8 0-10 6-10 12-34 96-117 96-125 96-46 0-83-29-104-63-27-43-27-104-27-137z">
            <text:p/>
          </draw:path>
          <draw:path draw:style-name="gr3" draw:text-style-name="P6" draw:layer="layout" svg:width="0.461cm" svg:height="0.405cm" svg:x="4.875cm" svg:y="3.878cm" svg:viewBox="0 0 462 406" svg:d="M71 90v247c0 40-9 40-71 40v29c31 0 79-2 104-2 23 0 71 2 102 2v-29c-60 0-71 0-71-40v-170c0-96 65-146 123-146s68 50 68 102v214c0 40-10 40-70 40v29c31 0 79-2 104-2 23 0 70 2 102 2v-29c-48 0-71 0-71-27v-175c0-79 0-108-29-142-13-14-44-33-96-33-68 0-110 40-137 96v-96l-129 10v30c64 0 71 6 71 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0" draw:text-style-name="P17" draw:layer="layout" svg:width="26.6cm" svg:height="14.373cm" svg:x="0.6cm" svg:y="0.627cm" presentation:class="title" presentation:user-transformed="true">
          <draw:text-box>
            <text:p xml:id="id171" text:id="id171" text:style-name="P8"><text:span text:style-name="T41"><text:tab/></text:span><text:span text:style-name="T41"><text:tab/></text:span><text:span text:style-name="T21"><text:line-break/></text:span><text:span text:style-name="T21"><text:tab/></text:span><text:span text:style-name="T21"> <text:s text:c="22"/></text:span><text:span text:style-name="T21"><text:tab/></text:span><text:span text:style-name="T21"><text:line-break/></text:span><text:span text:style-name="T22"><text:tab/></text:span><text:span text:style-name="T22"><text:tab/></text:span><text:span text:style-name="T21"><text:line-break/></text:span><text:span text:style-name="T25"><text:tab/></text:span><text:span text:style-name="T25"> <text:s/></text:span><text:span text:style-name="T25">squaring both sides of (I) we get, 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line-break/></text:span><text:span text:style-name="T23"><text:line-break/></text:span><text:span text:style-name="T23"/></text:p>
          </draw:text-box>
        </draw:frame>
        <draw:g xml:id="id169" draw:id="id169">
          <svg:title>TexMaths</svg:title>
          <svg:desc>28§display§x^4 + y^4 = t^2 + \frac{1}{t^2}§svg§600§FALSE§</svg:desc>
          <draw:polygon draw:style-name="gr2" draw:text-style-name="P5" draw:layer="layout" svg:width="7.294cm" svg:height="1.91cm" svg:x="4.72cm" svg:y="0.816cm" svg:viewBox="0 0 7295 1911" draw:points="3649,1911 0,1911 0,0 7295,0 7295,1911">
            <text:p/>
          </draw:polygon>
          <draw:path draw:style-name="gr3" draw:text-style-name="P6" draw:layer="layout" svg:width="0.492cm" svg:height="0.447cm" svg:x="4.7cm" svg:y="1.6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39cm" svg:height="0.465cm" svg:x="5.26cm" svg:y="1.21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658cm" svg:x="5.948cm" svg:y="1.5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6.906cm" svg:y="1.654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39cm" svg:height="0.465cm" svg:x="7.421cm" svg:y="1.21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232cm" svg:x="8.165cm" svg:y="1.7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9.171cm" svg:y="1.47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9.547cm" svg:y="1.22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0.219cm" svg:y="1.5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1.507cm" svg:y="0.76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1.267cm" svg:y="1.822cm" svg:viewBox="0 0 800 43" draw:points="399,43 0,43 0,0 800,0 800,43">
            <text:p/>
          </draw:polygon>
          <draw:path draw:style-name="gr3" draw:text-style-name="P6" draw:layer="layout" svg:width="0.304cm" svg:height="0.629cm" svg:x="11.29cm" svg:y="2.14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1.666cm" svg:y="2.02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72" draw:id="id172">
          <svg:title>TexMaths</svg:title>
          <svg:desc>28§display§( x^2 + y^2)^2 = \left( t + \frac{1}{t} \right)^2§svg§600§FALSE§</svg:desc>
          <draw:polygon draw:style-name="gr2" draw:text-style-name="P5" draw:layer="layout" svg:width="9.672cm" svg:height="2.477cm" svg:x="2.6cm" svg:y="4.32cm" svg:viewBox="0 0 9673 2478" draw:points="4836,2478 0,2478 0,0 9673,0 9673,2478">
            <text:p/>
          </draw:polygon>
          <draw:path draw:style-name="gr3" draw:text-style-name="P6" draw:layer="layout" svg:width="0.23cm" svg:height="0.985cm" svg:x="2.647cm" svg:y="5.17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2.963cm" svg:y="5.4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3.539cm" svg:y="5.0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4.211cm" svg:y="5.33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5.169cm" svg:y="5.476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06cm" svg:height="0.458cm" svg:x="5.703cm" svg:y="5.0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6.155cm" svg:y="5.17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306cm" svg:height="0.458cm" svg:x="6.525cm" svg:y="5.0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7.253cm" svg:y="5.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3cm" svg:x="8.44cm" svg:y="4.486cm" svg:viewBox="0 0 486 2364" svg:d="M486 2355c0-5-2-7-4-9-36-38-103-103-168-211-159-253-231-573-231-952 0-267 36-607 197-901 78-141 159-222 204-264 2-2 2-5 2-9 0-9-7-9-20-9-14 0-16 0-31 16-332 300-435 750-435 1165 0 387 90 777 340 1073 21 23 56 63 99 99 11 11 13 11 27 11 13 0 20 0 20-9z">
            <text:p/>
          </draw:path>
          <draw:path draw:style-name="gr3" draw:text-style-name="P6" draw:layer="layout" svg:width="0.304cm" svg:height="0.629cm" svg:x="8.982cm" svg:y="5.297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658cm" svg:x="9.589cm" svg:y="5.33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0.725cm" svg:y="4.5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0.637cm" svg:y="5.647cm" svg:viewBox="0 0 495 43" draw:points="246,43 0,43 0,0 495,0 495,43">
            <text:p/>
          </draw:polygon>
          <draw:path draw:style-name="gr3" draw:text-style-name="P6" draw:layer="layout" svg:width="0.304cm" svg:height="0.629cm" svg:x="10.727cm" svg:y="5.97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485cm" svg:height="2.363cm" svg:x="11.28cm" svg:y="4.486cm" svg:viewBox="0 0 486 2364" svg:d="M486 1183c0-388-90-777-340-1073-21-23-56-63-97-99-13-11-15-11-29-11-11 0-20 0-20 9 0 4 4 9 7 11 33 36 101 101 165 209 160 253 231 573 231 952 0 266-33 607-197 901-78 141-161 221-202 264-2 2-4 4-4 9 0 9 9 9 20 9 14 0 16 0 32-16 331-300 434-750 434-1165z">
            <text:p/>
          </draw:path>
          <draw:path draw:style-name="gr3" draw:text-style-name="P6" draw:layer="layout" svg:width="0.306cm" svg:height="0.458cm" svg:x="12.015cm" svg:y="4.27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76" draw:id="id176">
          <svg:title>TexMaths</svg:title>
          <svg:desc>28§display§2x^2y^2 =  2  §svg§600§FALSE§</svg:desc>
          <draw:polygon draw:style-name="gr2" draw:text-style-name="P5" draw:layer="layout" svg:width="4.111cm" svg:height="0.97cm" svg:x="2.602cm" svg:y="10.522cm" svg:viewBox="0 0 4112 971" draw:points="2056,971 0,971 0,0 4112,0 4112,971">
            <text:p/>
          </draw:polygon>
          <draw:path draw:style-name="gr3" draw:text-style-name="P6" draw:layer="layout" svg:width="0.393cm" svg:height="0.658cm" svg:x="2.602cm" svg:y="10.68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6" draw:layer="layout" svg:width="0.492cm" svg:height="0.447cm" svg:x="3.072cm" svg:y="10.90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06cm" svg:height="0.459cm" svg:x="3.65cm" svg:y="10.47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456cm" svg:height="0.638cm" svg:x="4.078cm" svg:y="10.901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306cm" svg:height="0.459cm" svg:x="4.609cm" svg:y="10.47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655cm" svg:height="0.232cm" svg:x="5.336cm" svg:y="10.9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8cm" svg:x="6.369cm" svg:y="10.68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</draw:g>
        <draw:g xml:id="id170" draw:id="id170">
          <svg:title>TexMaths</svg:title>
          <svg:desc>22§display§.\ .\ .\ . (II)  §svg§600§FALSE§</svg:desc>
          <draw:polygon draw:style-name="gr2" draw:text-style-name="P5" draw:layer="layout" svg:width="2.881cm" svg:height="0.696cm" svg:x="14.628cm" svg:y="1.567cm" svg:viewBox="0 0 2882 697" draw:points="1442,697 0,697 0,0 2882,0 2882,697">
            <text:p/>
          </draw:polygon>
          <draw:path draw:style-name="gr3" draw:text-style-name="P6" draw:layer="layout" svg:width="0.083cm" svg:height="0.083cm" svg:x="14.656cm" svg:y="2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28cm" svg:y="2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01cm" svg:y="2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073cm" svg:y="2.0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6.298cm" svg:y="1.5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548cm" svg:y="1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6.95cm" svg:y="1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369cm" svg:y="1.5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73" draw:id="id173">
          <svg:title>TexMaths</svg:title>
          <svg:desc>28§display§x^4 + 2x^2y^2 + y^4 = t^2 + 2 + \frac{1}{t^2}§svg§600§FALSE§</svg:desc>
          <draw:polygon draw:style-name="gr2" draw:text-style-name="P5" draw:layer="layout" svg:width="12.648cm" svg:height="1.91cm" svg:x="2.62cm" svg:y="6.921cm" svg:viewBox="0 0 12649 1911" draw:points="6323,1911 0,1911 0,0 12649,0 12649,1911">
            <text:p/>
          </draw:polygon>
          <draw:path draw:style-name="gr3" draw:text-style-name="P6" draw:layer="layout" svg:width="0.492cm" svg:height="0.447cm" svg:x="2.6cm" svg:y="7.7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39cm" svg:height="0.465cm" svg:x="3.16cm" svg:y="7.322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658cm" svg:x="3.848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93cm" svg:height="0.658cm" svg:x="4.826cm" svg:y="7.5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6" draw:layer="layout" svg:width="0.492cm" svg:height="0.447cm" svg:x="5.299cm" svg:y="7.7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5.875cm" svg:y="7.32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54cm" svg:height="0.638cm" svg:x="6.303cm" svg:y="7.75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6" draw:layer="layout" svg:width="0.306cm" svg:height="0.458cm" svg:x="6.833cm" svg:y="7.32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7.505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8.464cm" svg:y="7.75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39cm" svg:height="0.465cm" svg:x="8.979cm" svg:y="7.322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6" draw:layer="layout" svg:width="0.655cm" svg:height="0.232cm" svg:x="9.723cm" svg:y="7.8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0.728cm" svg:y="7.578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1.105cm" svg:y="7.32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1.777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93cm" svg:height="0.658cm" svg:x="12.756cm" svg:y="7.5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6" draw:layer="layout" svg:width="0.655cm" svg:height="0.658cm" svg:x="13.472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4.758cm" svg:y="6.8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4.518cm" svg:y="7.927cm" svg:viewBox="0 0 800 43" draw:points="399,43 0,43 0,0 800,0 800,43">
            <text:p/>
          </draw:polygon>
          <draw:path draw:style-name="gr3" draw:text-style-name="P6" draw:layer="layout" svg:width="0.304cm" svg:height="0.629cm" svg:x="14.541cm" svg:y="8.25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4.917cm" svg:y="8.12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74" draw:id="id174">
          <svg:title>TexMaths</svg:title>
          <svg:desc>28§display§x^4 + 2x^2y^2 + y^4 = x^4 + y^4 + 2§svg§600§FALSE§</svg:desc>
          <draw:polygon draw:style-name="gr2" draw:text-style-name="P5" draw:layer="layout" svg:width="12.851cm" svg:height="0.975cm" svg:x="2.621cm" svg:y="9.021cm" svg:viewBox="0 0 12852 976" draw:points="6425,976 0,976 0,0 12852,0 12852,976">
            <text:p/>
          </draw:polygon>
          <draw:path draw:style-name="gr3" draw:text-style-name="P6" draw:layer="layout" svg:width="0.492cm" svg:height="0.447cm" svg:x="2.601cm" svg:y="9.40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8-9-11-9-9 0-11 3-13 9-32 108-101 130-132 130-38 0-54-31-54-65 0-22 7-42 18-87z">
            <text:p/>
          </draw:path>
          <draw:path draw:style-name="gr3" draw:text-style-name="P6" draw:layer="layout" svg:width="0.34cm" svg:height="0.465cm" svg:x="3.161cm" svg:y="8.972cm" svg:viewBox="0 0 341 466" svg:d="M341 354v-27h-79v-307c0-16 0-20-13-20-9 0-12 0-21 9l-228 318v27h204v56c0 22 0 31-56 31h-18v25c34 0 78-3 103-3s69 3 105 3v-25h-20c-56 0-56-9-56-31v-56zM208 74v253h-183z">
            <text:p/>
          </draw:path>
          <draw:path draw:style-name="gr3" draw:text-style-name="P6" draw:layer="layout" svg:width="0.655cm" svg:height="0.657cm" svg:x="3.849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393cm" svg:height="0.657cm" svg:x="4.828cm" svg:y="9.187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8 9-73 9-94 9z">
            <text:p/>
          </draw:path>
          <draw:path draw:style-name="gr3" draw:text-style-name="P6" draw:layer="layout" svg:width="0.492cm" svg:height="0.447cm" svg:x="5.3cm" svg:y="9.40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8-9-11-9-9 0-11 3-13 9-32 108-99 130-132 130-38 0-54-31-54-65 0-22 7-42 18-87z">
            <text:p/>
          </draw:path>
          <draw:path draw:style-name="gr3" draw:text-style-name="P6" draw:layer="layout" svg:width="0.306cm" svg:height="0.458cm" svg:x="5.876cm" svg:y="8.979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4cm" svg:height="0.637cm" svg:x="6.304cm" svg:y="9.406cm" svg:viewBox="0 0 455 638" svg:d="M453 60c2-13 2-15 2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6" draw:layer="layout" svg:width="0.306cm" svg:height="0.458cm" svg:x="6.835cm" svg:y="8.979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657cm" svg:x="7.507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8.466cm" svg:y="9.406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6" draw:layer="layout" svg:width="0.34cm" svg:height="0.465cm" svg:x="8.981cm" svg:y="8.972cm" svg:viewBox="0 0 341 466" svg:d="M341 354v-27h-79v-307c0-16 0-20-13-20-9 0-12 0-21 9l-228 318v27h204v56c0 22 0 31-56 31h-18v25c34 0 78-3 103-3 27 0 69 3 105 3v-25h-20c-56 0-56-9-56-31v-56zM208 74v253h-183z">
            <text:p/>
          </draw:path>
          <draw:path draw:style-name="gr3" draw:text-style-name="P6" draw:layer="layout" svg:width="0.655cm" svg:height="0.232cm" svg:x="9.725cm" svg:y="9.4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92cm" svg:height="0.447cm" svg:x="10.737cm" svg:y="9.40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8-9-11-9-9 0-11 3-13 9-32 108-101 130-132 130-38 0-54-31-54-65 0-22 7-42 18-87z">
            <text:p/>
          </draw:path>
          <draw:path draw:style-name="gr3" draw:text-style-name="P6" draw:layer="layout" svg:width="0.34cm" svg:height="0.465cm" svg:x="11.297cm" svg:y="8.972cm" svg:viewBox="0 0 341 466" svg:d="M341 354v-27h-79v-307c0-16 0-20-13-20-9 0-12 0-21 9l-228 318v27h204v56c0 22 0 31-56 31h-18v25c34 0 78-3 103-3s69 3 105 3v-25h-20c-56 0-56-9-56-31v-56zM208 74v253h-183z">
            <text:p/>
          </draw:path>
          <draw:path draw:style-name="gr3" draw:text-style-name="P6" draw:layer="layout" svg:width="0.655cm" svg:height="0.657cm" svg:x="11.987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2.944cm" svg:y="9.406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6" draw:layer="layout" svg:width="0.34cm" svg:height="0.465cm" svg:x="13.459cm" svg:y="8.972cm" svg:viewBox="0 0 341 466" svg:d="M341 354v-27h-79v-307c0-16 0-20-13-20-9 0-12 0-21 9l-228 318v27h204v56c0 22 0 31-56 31h-18v25c34 0 78-3 103-3s69 3 105 3v-25h-20c-56 0-56-9-56-31v-56zM208 74v253h-183z">
            <text:p/>
          </draw:path>
          <draw:path draw:style-name="gr3" draw:text-style-name="P6" draw:layer="layout" svg:width="0.655cm" svg:height="0.657cm" svg:x="14.149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393cm" svg:height="0.657cm" svg:x="15.126cm" svg:y="9.187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8 9-73 9-94 9z">
            <text:p/>
          </draw:path>
        </draw:g>
        <draw:g xml:id="id177" draw:id="id177">
          <svg:title>TexMaths</svg:title>
          <svg:desc>28§display§x^2y^2 =  1§svg§600§FALSE§</svg:desc>
          <draw:polygon draw:style-name="gr2" draw:text-style-name="P5" draw:layer="layout" svg:width="3.59cm" svg:height="0.97cm" svg:x="2.624cm" svg:y="12.024cm" svg:viewBox="0 0 3591 971" draw:points="1796,971 0,971 0,0 3591,0 3591,971">
            <text:p/>
          </draw:polygon>
          <draw:path draw:style-name="gr3" draw:text-style-name="P6" draw:layer="layout" svg:width="0.492cm" svg:height="0.447cm" svg:x="2.604cm" svg:y="12.4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06cm" svg:height="0.459cm" svg:x="3.18cm" svg:y="11.97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456cm" svg:height="0.638cm" svg:x="3.607cm" svg:y="12.4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306cm" svg:height="0.459cm" svg:x="4.141cm" svg:y="11.97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655cm" svg:height="0.232cm" svg:x="4.866cm" svg:y="12.4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5.937cm" svg:y="12.183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179" draw:id="id179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644cm" svg:y="13.785cm" svg:viewBox="0 0 6272 607" draw:points="3136,607 0,607 0,0 6272,0 6272,607">
            <text:p/>
          </draw:polygon>
          <draw:path draw:style-name="gr3" draw:text-style-name="P6" draw:layer="layout" svg:width="0.662cm" svg:height="0.673cm" svg:x="2.628cm" svg:y="13.758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378cm" svg:y="13.7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645cm" svg:y="13.736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279cm" svg:y="14.325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933cm" svg:y="13.99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719cm" svg:y="14.325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266cm" svg:y="13.99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738cm" svg:y="14.325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278cm" svg:y="13.81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695cm" svg:y="14.325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239cm" svg:y="13.9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859cm" svg:y="14.325cm" svg:viewBox="0 0 108 108" svg:d="M108 54c0-29-25-54-54-54s-54 25-54 54 25 54 54 54 54-25 54-54z">
            <text:p/>
          </draw:path>
        </draw:g>
        <draw:g xml:id="id178" draw:id="id178">
          <svg:title>TexMaths</svg:title>
          <svg:desc>22§display§.\ .\ .\ . (III)  §svg§600§FALSE§</svg:desc>
          <draw:polygon draw:style-name="gr2" draw:text-style-name="P5" draw:layer="layout" svg:width="3.282cm" svg:height="0.696cm" svg:x="10.629cm" svg:y="12.167cm" svg:viewBox="0 0 3283 697" draw:points="1641,697 0,697 0,0 3283,0 3283,697">
            <text:p/>
          </draw:polygon>
          <draw:path draw:style-name="gr3" draw:text-style-name="P6" draw:layer="layout" svg:width="0.084cm" svg:height="0.083cm" svg:x="10.657cm" svg:y="12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1.129cm" svg:y="12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1.603cm" svg:y="12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074cm" svg:y="12.626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2.3cm" svg:y="12.1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2.55cm" svg:y="12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2.951cm" svg:y="12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3.351cm" svg:y="12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3.77cm" svg:y="12.1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75" draw:id="id175">
          <svg:title>TexMaths</svg:title>
          <svg:desc>22§display§.\ .\ .\ . [\ \text {From } (II) \ ] §svg§600§FALSE§</svg:desc>
          <draw:polygon draw:style-name="gr2" draw:text-style-name="P5" draw:layer="layout" svg:width="5.843cm" svg:height="0.696cm" svg:x="17.127cm" svg:y="9.171cm" svg:viewBox="0 0 5844 697" draw:points="2922,697 0,697 0,0 5844,0 5844,697">
            <text:p/>
          </draw:polygon>
          <draw:path draw:style-name="gr3" draw:text-style-name="P6" draw:layer="layout" svg:width="0.083cm" svg:height="0.083cm" svg:x="17.155cm" svg:y="9.6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627cm" svg:y="9.6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1cm" svg:y="9.6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572cm" svg:y="9.63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8.812cm" svg:y="9.132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218cm" svg:y="9.187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9.655cm" svg:y="9.36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9.958cm" svg:y="9.366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6" draw:layer="layout" svg:width="0.605cm" svg:height="0.342cm" svg:x="20.348cm" svg:y="9.369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302cm" svg:y="9.13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358cm" svg:height="0.528cm" svg:x="21.552cm" svg:y="9.18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954cm" svg:y="9.18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371cm" svg:y="9.13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6" draw:layer="layout" svg:width="0.106cm" svg:height="0.773cm" svg:x="22.903cm" svg:y="9.132cm" svg:viewBox="0 0 107 774" draw:points="107,0 0,0 0,32 76,32 76,744 0,744 0,774 107,774">
            <text:p/>
          </draw:polygon>
        </draw:g>
        <draw:g xml:id="id168" draw:id="id168">
          <svg:title>TexMaths</svg:title>
          <svg:desc>28§display§\text{and}§svg§600§FALSE§</svg:desc>
          <draw:polygon draw:style-name="gr2" draw:text-style-name="P5" draw:layer="layout" svg:width="1.459cm" svg:height="0.597cm" svg:x="2.737cm" svg:y="1.478cm" svg:viewBox="0 0 1460 598" draw:points="730,598 0,598 0,0 1460,0 1460,598">
            <text:p/>
          </draw:polygon>
          <draw:path draw:style-name="gr3" draw:text-style-name="P6" draw:layer="layout" svg:width="0.444cm" svg:height="0.454cm" svg:x="2.728cm" svg:y="1.671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6" draw:layer="layout" svg:width="0.496cm" svg:height="0.436cm" svg:x="3.212cm" svg:y="1.678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6" draw:layer="layout" svg:width="0.487cm" svg:height="0.696cm" svg:x="3.76cm" svg:y="1.429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anim:sub-item="text" smil:attributeName="visibility" smil:to="visible"/>
                  <anim:animate smil:dur="0.5s" smil:fill="hold" smil:targetElement="id171" anim:sub-item="text" smil:attributeName="width" smil:values="width*0.05;width" smil:keyTimes="0;1"/>
                  <anim:animate smil:dur="0.5s" smil:fill="hold" smil:targetElement="id171" anim:sub-item="text" smil:attributeName="height" smil:values="height;height" smil:keyTimes="0;1"/>
                  <anim:animate smil:dur="0.5s" smil:fill="hold" smil:targetElement="id171" anim:sub-item="text" smil:attributeName="x" smil:values="x-.2;x" smil:keyTimes="0;1"/>
                  <anim:animate smil:dur="0.5s" smil:fill="hold" smil:targetElement="id171" anim:sub-item="text" smil:attributeName="y" smil:values="y;y" smil:keyTimes="0;1"/>
                  <anim:transitionFilter smil:dur="0.5s" smil:targetElement="id1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3cm" svg:x="0.8cm" svg:y="0.627cm" presentation:class="title" presentation:user-transformed="true">
          <draw:text-box>
            <text:p text:style-name="P8"><text:span text:style-name="T15"><text:tab/></text:span><text:span text:style-name="T15"> <text:s text:c="14"/></text:span><text:span text:style-name="T15"><text:tab/></text:span><text:span text:style-name="T8"><text:line-break/></text:span><text:span text:style-name="T12"><text:tab/></text:span><text:span text:style-name="T12"> 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/text:p>
          </draw:text-box>
        </draw:frame>
        <draw:g xml:id="id180" draw:id="id180">
          <svg:title>TexMaths</svg:title>
          <svg:desc>28§display§\frac{d}{dx}( x^2 y^2 ) = \frac{d}{dx}(1)§svg§600§FALSE§</svg:desc>
          <draw:polygon draw:style-name="gr2" draw:text-style-name="P5" draw:layer="layout" svg:width="7.606cm" svg:height="1.936cm" svg:x="3.945cm" svg:y="0.914cm" svg:viewBox="0 0 7607 1937" draw:points="3804,1937 0,1937 0,0 7607,0 7607,1937">
            <text:p/>
          </draw:polygon>
          <draw:path draw:style-name="gr3" draw:text-style-name="P6" draw:layer="layout" svg:width="0.469cm" svg:height="0.696cm" svg:x="4.216cm" svg:y="0.8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3.896cm" svg:y="1.947cm" svg:viewBox="0 0 1077 43" draw:points="538,43 0,43 0,0 1077,0 1077,43">
            <text:p/>
          </draw:polygon>
          <draw:path draw:style-name="gr3" draw:text-style-name="P6" draw:layer="layout" svg:width="0.469cm" svg:height="0.696cm" svg:x="3.936cm" svg:y="2.20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36cm" svg:y="2.4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23cm" svg:height="0.984cm" svg:x="5.186cm" svg:y="1.4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5.5cm" svg:y="1.7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306cm" svg:height="0.458cm" svg:x="6.078cm" svg:y="1.3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6.503cm" svg:y="1.7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7.037cm" svg:y="1.3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7.491cm" svg:y="1.4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8.146cm" svg:y="1.8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9.568cm" svg:y="0.865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1.076cm" svg:height="0.042cm" svg:x="9.248cm" svg:y="1.947cm" svg:viewBox="0 0 1077 43" draw:points="538,43 0,43 0,0 1077,0 1077,43">
            <text:p/>
          </draw:polygon>
          <draw:path draw:style-name="gr3" draw:text-style-name="P6" draw:layer="layout" svg:width="0.469cm" svg:height="0.696cm" svg:x="9.288cm" svg:y="2.206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9.788cm" svg:y="2.4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23cm" svg:height="0.984cm" svg:x="10.538cm" svg:y="1.4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6cm" svg:height="0.657cm" svg:x="10.91cm" svg:y="1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23cm" svg:height="0.984cm" svg:x="11.371cm" svg:y="1.4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82" draw:id="id182">
          <svg:title>TexMaths</svg:title>
          <svg:desc>28§display§x^2 \frac{d}{dx}( y^2 ) + y^2 \frac{d}{dx}( x^2 ) = 0§svg§600§FALSE§</svg:desc>
          <draw:polygon draw:style-name="gr2" draw:text-style-name="P5" draw:layer="layout" svg:width="10.948cm" svg:height="1.936cm" svg:x="14.916cm" svg:y="0.814cm" svg:viewBox="0 0 10949 1937" draw:points="5474,1937 0,1937 0,0 10949,0 10949,1937">
            <text:p/>
          </draw:polygon>
          <draw:path draw:style-name="gr3" draw:text-style-name="P6" draw:layer="layout" svg:width="0.492cm" svg:height="0.447cm" svg:x="14.896cm" svg:y="1.6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5.472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16.309cm" svg:y="0.765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15.989cm" svg:y="1.847cm" svg:viewBox="0 0 1077 43" draw:points="538,43 0,43 0,0 1077,0 1077,43">
            <text:p/>
          </draw:polygon>
          <draw:path draw:style-name="gr3" draw:text-style-name="P6" draw:layer="layout" svg:width="0.469cm" svg:height="0.696cm" svg:x="16.027cm" svg:y="2.106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6.529cm" svg:y="2.3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17.279cm" svg:y="1.3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6cm" svg:height="0.637cm" svg:x="17.593cm" svg:y="1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18.126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8.581cm" svg:y="1.3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657cm" svg:x="19.181cm" svg:y="1.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20.137cm" svg:y="1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20.67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21.506cm" svg:y="0.765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76cm" svg:height="0.042cm" svg:x="21.186cm" svg:y="1.847cm" svg:viewBox="0 0 1077 43" draw:points="538,43 0,43 0,0 1077,0 1077,43">
            <text:p/>
          </draw:polygon>
          <draw:path draw:style-name="gr3" draw:text-style-name="P6" draw:layer="layout" svg:width="0.469cm" svg:height="0.696cm" svg:x="21.226cm" svg:y="2.106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21.728cm" svg:y="2.35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4cm" svg:x="22.476cm" svg:y="1.3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22.789cm" svg:y="1.6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23.367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23.822cm" svg:y="1.3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24.476cm" svg:y="1.7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16cm" svg:height="0.678cm" svg:x="25.497cm" svg:y="1.459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</draw:g>
        <draw:g xml:id="id183" draw:id="id183">
          <svg:title>TexMaths</svg:title>
          <svg:desc>28§display§x^2 (2y) \frac{dy}{dx} + y^2 (2x)  = 0§svg§600§FALSE§</svg:desc>
          <draw:polygon draw:style-name="gr2" draw:text-style-name="P5" draw:layer="layout" svg:width="9.738cm" svg:height="1.936cm" svg:x="3.916cm" svg:y="3.814cm" svg:viewBox="0 0 9739 1937" draw:points="4869,1937 0,1937 0,0 9739,0 9739,1937">
            <text:p/>
          </draw:polygon>
          <draw:path draw:style-name="gr3" draw:text-style-name="P6" draw:layer="layout" svg:width="0.492cm" svg:height="0.447cm" svg:x="3.896cm" svg:y="4.67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4.472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4.969cm" svg:y="4.37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93cm" svg:height="0.657cm" svg:x="5.303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56cm" svg:height="0.637cm" svg:x="5.773cm" svg:y="4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23cm" svg:height="0.984cm" svg:x="6.319cm" svg:y="4.37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469cm" svg:height="0.696cm" svg:x="6.826cm" svg:y="3.76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54cm" svg:height="0.637cm" svg:x="7.327cm" svg:y="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6" draw:layer="layout" svg:width="1.076cm" svg:height="0.042cm" svg:x="6.763cm" svg:y="4.847cm" svg:viewBox="0 0 1077 43" draw:points="538,43 0,43 0,0 1077,0 1077,43">
            <text:p/>
          </draw:polygon>
          <draw:path draw:style-name="gr3" draw:text-style-name="P6" draw:layer="layout" svg:width="0.469cm" svg:height="0.696cm" svg:x="6.803cm" svg:y="5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7.305cm" svg:y="5.35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655cm" svg:height="0.657cm" svg:x="8.23cm" svg:y="4.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9.189cm" svg:y="4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9.719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0.217cm" svg:y="4.37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93cm" svg:height="0.657cm" svg:x="10.55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92cm" svg:height="0.447cm" svg:x="11.021cm" svg:y="4.67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1.612cm" svg:y="4.37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655cm" svg:height="0.232cm" svg:x="12.266cm" svg:y="4.7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16cm" svg:height="0.678cm" svg:x="13.287cm" svg:y="4.459cm" svg:viewBox="0 0 417 679" svg:d="M417 343c0-81-5-159-41-233-45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 xml:id="id184" draw:id="id184">
          <svg:title>TexMaths</svg:title>
          <svg:desc>28§display§\Rightarrow \ \ \  2x^2 y \frac{dy}{dx} = - 2x y^2§svg§600§FALSE§</svg:desc>
          <draw:polygon draw:style-name="gr2" draw:text-style-name="P5" draw:layer="layout" svg:width="9.464cm" svg:height="1.936cm" svg:x="14.697cm" svg:y="3.814cm" svg:viewBox="0 0 9465 1937" draw:points="4733,1937 0,1937 0,0 9465,0 9465,1937">
            <text:p/>
          </draw:polygon>
          <draw:path draw:style-name="gr3" draw:text-style-name="P6" draw:layer="layout" svg:width="0.875cm" svg:height="0.543cm" svg:x="14.701cm" svg:y="4.596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3" draw:text-style-name="P6" draw:layer="layout" svg:width="0.393cm" svg:height="0.657cm" svg:x="16.939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92cm" svg:height="0.447cm" svg:x="17.409cm" svg:y="4.6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306cm" svg:height="0.458cm" svg:x="17.987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4cm" svg:height="0.637cm" svg:x="18.413cm" svg:y="4.67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469cm" svg:height="0.696cm" svg:x="19.083cm" svg:y="3.76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56cm" svg:height="0.637cm" svg:x="19.584cm" svg:y="4.01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19.02cm" svg:y="4.847cm" svg:viewBox="0 0 1077 43" draw:points="538,43 0,43 0,0 1077,0 1077,43">
            <text:p/>
          </draw:polygon>
          <draw:path draw:style-name="gr3" draw:text-style-name="P6" draw:layer="layout" svg:width="0.469cm" svg:height="0.696cm" svg:x="19.06cm" svg:y="5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92cm" svg:height="0.447cm" svg:x="19.562cm" svg:y="5.3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655cm" svg:height="0.232cm" svg:x="20.541cm" svg:y="4.7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21.607cm" svg:y="4.847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22.339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92cm" svg:height="0.447cm" svg:x="22.812cm" svg:y="4.6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456cm" svg:height="0.637cm" svg:x="23.374cm" svg:y="4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23.907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85" draw:id="id185">
          <svg:title>TexMaths</svg:title>
          <svg:desc>28§display§\frac{dy}{dx} = - \frac{  2x y^2 }{ 2x^2 y  } = - \frac{x \left( - \frac{1}{x^2} \right)}{x^2 y}§svg§600§FALSE§</svg:desc>
          <draw:polygon draw:style-name="gr2" draw:text-style-name="P5" draw:layer="layout" svg:width="11.078cm" svg:height="2.353cm" svg:x="3.945cm" svg:y="6.514cm" svg:viewBox="0 0 11079 2354" draw:points="5540,2354 0,2354 0,0 11079,0 11079,2354">
            <text:p/>
          </draw:polygon>
          <draw:path draw:style-name="gr3" draw:text-style-name="P6" draw:layer="layout" svg:width="0.469cm" svg:height="0.695cm" svg:x="3.959cm" svg:y="6.689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58cm" svg:y="6.93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896cm" svg:y="7.773cm" svg:viewBox="0 0 1077 43" draw:points="538,43 0,43 0,0 1077,0 1077,43">
            <text:p/>
          </draw:polygon>
          <draw:path draw:style-name="gr3" draw:text-style-name="P6" draw:layer="layout" svg:width="0.469cm" svg:height="0.695cm" svg:x="3.936cm" svg:y="8.03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36cm" svg:y="8.2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417cm" svg:y="7.6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6.483cm" svg:y="7.773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7.334cm" svg:y="6.71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6" draw:layer="layout" svg:width="0.492cm" svg:height="0.447cm" svg:x="7.805cm" svg:y="6.93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454cm" svg:height="0.637cm" svg:x="8.367cm" svg:y="6.93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306cm" svg:height="0.458cm" svg:x="8.9cm" svg:y="6.5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2.015cm" svg:height="0.042cm" svg:x="7.285cm" svg:y="7.773cm" svg:viewBox="0 0 2016 43" draw:points="1008,43 0,43 0,0 2016,0 2016,43">
            <text:p/>
          </draw:polygon>
          <draw:path draw:style-name="gr3" draw:text-style-name="P6" draw:layer="layout" svg:width="0.393cm" svg:height="0.657cm" svg:x="7.334cm" svg:y="8.0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6" draw:layer="layout" svg:width="0.492cm" svg:height="0.447cm" svg:x="7.805cm" svg:y="8.2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8.383cm" svg:y="7.9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8.808cm" svg:y="8.27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655cm" svg:height="0.232cm" svg:x="9.745cm" svg:y="7.6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0.811cm" svg:y="7.773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1.64cm" svg:y="6.8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59cm" svg:height="1.181cm" svg:x="12.489cm" svg:y="6.47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602cm" svg:height="0.042cm" svg:x="12.872cm" svg:y="7.045cm" svg:viewBox="0 0 603 43" svg:d="M569 43c16 0 34 0 34-23 0-20-18-20-34-20h-535c-16 0-34 0-34 20 0 23 18 23 34 23z">
            <text:p/>
          </draw:path>
          <draw:path draw:style-name="gr3" draw:text-style-name="P6" draw:layer="layout" svg:width="0.252cm" svg:height="0.458cm" svg:x="13.967cm" svg:y="6.465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0.832cm" svg:height="0.042cm" svg:x="13.674cm" svg:y="7.045cm" svg:viewBox="0 0 833 43" draw:points="417,43 0,43 0,0 833,0 833,43">
            <text:p/>
          </draw:polygon>
          <draw:path draw:style-name="gr3" draw:text-style-name="P6" draw:layer="layout" svg:width="0.371cm" svg:height="0.313cm" svg:x="13.705cm" svg:y="7.345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45cm" svg:height="0.328cm" svg:x="14.164cm" svg:y="7.126cm" svg:viewBox="0 0 246 329" svg:d="M246 235h-20c-2 9-6 40-13 45-5 2-47 2-54 2h-96c31-24 69-51 98-71 45-32 85-61 85-112 0-63-58-99-130-99-67 0-116 38-116 87 0 25 22 29 29 29 14 0 29-9 29-29 0-18-13-27-29-29 14-22 43-36 76-36 50 0 90 30 90 77 0 42-29 73-67 105l-121 103c-7 4-7 4-7 9v13h231z">
            <text:p/>
          </draw:path>
          <draw:path draw:style-name="gr3" draw:text-style-name="P6" draw:layer="layout" svg:width="0.259cm" svg:height="1.181cm" svg:x="14.664cm" svg:y="6.47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6" draw:layer="layout" svg:width="3.462cm" svg:height="0.042cm" svg:x="11.613cm" svg:y="7.773cm" svg:viewBox="0 0 3463 43" draw:points="1732,43 0,43 0,0 3463,0 3463,43">
            <text:p/>
          </draw:polygon>
          <draw:path draw:style-name="gr3" draw:text-style-name="P6" draw:layer="layout" svg:width="0.492cm" svg:height="0.447cm" svg:x="12.61cm" svg:y="8.2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13.188cm" svg:y="7.9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13.613cm" svg:y="8.27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</draw:g>
        <draw:g xml:id="id186" draw:id="id186">
          <svg:title>TexMaths</svg:title>
          <svg:desc>22§display§.\ .\ .\ . [\ \text {From } (III) \ ] §svg§600§FALSE§</svg:desc>
          <draw:polygon draw:style-name="gr2" draw:text-style-name="P5" draw:layer="layout" svg:width="6.243cm" svg:height="0.696cm" svg:x="16.826cm" svg:y="7.371cm" svg:viewBox="0 0 6244 697" draw:points="3122,697 0,697 0,0 6244,0 6244,697">
            <text:p/>
          </draw:polygon>
          <draw:path draw:style-name="gr3" draw:text-style-name="P6" draw:layer="layout" svg:width="0.083cm" svg:height="0.083cm" svg:x="16.854cm" svg:y="7.8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326cm" svg:y="7.8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799cm" svg:y="7.8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271cm" svg:y="7.83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8.51cm" svg:y="7.332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8.917cm" svg:y="7.38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6" draw:layer="layout" svg:width="0.261cm" svg:height="0.342cm" svg:x="19.353cm" svg:y="7.56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9.656cm" svg:y="7.5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604cm" svg:height="0.342cm" svg:x="20.047cm" svg:y="7.56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001cm" svg:y="7.3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25cm" svg:y="7.383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652cm" svg:y="7.383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2.051cm" svg:y="7.383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47cm" svg:y="7.3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3.002cm" svg:y="7.332cm" svg:viewBox="0 0 107 774" draw:points="107,0 0,0 0,32 76,32 76,744 0,744 0,774 107,774">
            <text:p/>
          </draw:polygon>
        </draw:g>
        <draw:g xml:id="id187" draw:id="id187">
          <svg:title>TexMaths</svg:title>
          <svg:desc>28§display§\frac{dy}{dx} = \frac{1}{x^3 y} §svg§600§FALSE§</svg:desc>
          <draw:polygon draw:style-name="gr2" draw:text-style-name="P5" draw:layer="layout" svg:width="4.047cm" svg:height="2.126cm" svg:x="3.946cm" svg:y="9.515cm" svg:viewBox="0 0 4048 2127" draw:points="2025,2127 0,2127 0,0 4048,0 4048,2127">
            <text:p/>
          </draw:polygon>
          <draw:path draw:style-name="gr3" draw:text-style-name="P6" draw:layer="layout" svg:width="0.469cm" svg:height="0.695cm" svg:x="3.96cm" svg:y="9.466cm" svg:viewBox="0 0 470 696" svg:d="M470 11c0-2 0-11-13-11s-107 9-125 11c-7 0-14 5-14 18 0 14 9 14 25 14 47 0 49 6 49 15l-4 20-59 233c-18-36-47-62-92-62-114 0-237 145-237 288 0 95 54 159 132 159 20 0 70-4 128-73 9 40 42 73 90 73 35 0 58-22 73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59cm" svg:y="9.71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3.897cm" svg:y="10.548cm" svg:viewBox="0 0 1078 43" draw:points="538,43 0,43 0,0 1078,0 1078,43">
            <text:p/>
          </draw:polygon>
          <draw:path draw:style-name="gr3" draw:text-style-name="P6" draw:layer="layout" svg:width="0.469cm" svg:height="0.695cm" svg:x="3.937cm" svg:y="10.807cm" svg:viewBox="0 0 470 696" svg:d="M470 11c0-2 0-11-13-11s-107 9-125 11c-7 0-14 5-14 18 0 14 9 14 25 14 47 0 49 6 49 15l-4 20-59 233c-18-36-47-62-92-62-114 0-237 145-237 288 0 95 54 159 132 159 20 0 70-4 128-73 9 40 42 73 90 73 35 0 58-22 73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37cm" svg:y="11.05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4 0 160-128 160-152 0-9-9-9-12-9-9 0-11 2-13 9-31 107-101 129-132 129-38 0-54-31-54-64 0-23 7-43 18-88z">
            <text:p/>
          </draw:path>
          <draw:path draw:style-name="gr3" draw:text-style-name="P6" draw:layer="layout" svg:width="0.655cm" svg:height="0.232cm" svg:x="5.418cm" svg:y="10.45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26cm" svg:height="0.657cm" svg:x="7.123cm" svg:y="9.4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1.522cm" svg:height="0.042cm" svg:x="6.521cm" svg:y="10.548cm" svg:viewBox="0 0 1523 43" draw:points="762,43 0,43 0,0 1523,0 1523,43">
            <text:p/>
          </draw:polygon>
          <draw:path draw:style-name="gr3" draw:text-style-name="P6" draw:layer="layout" svg:width="0.492cm" svg:height="0.447cm" svg:x="6.55cm" svg:y="11.05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6" draw:layer="layout" svg:width="0.317cm" svg:height="0.472cm" svg:x="7.121cm" svg:y="10.747cm" svg:viewBox="0 0 318 473" svg:d="M152 228c54 0 92 38 92 112 0 85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456cm" svg:height="0.637cm" svg:x="7.553cm" svg:y="11.054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4 0 204-89 231-201z">
            <text:p/>
          </draw:path>
        </draw:g>
        <draw:g xml:id="id181" draw:id="id181">
          <svg:title>TexMaths</svg:title>
          <svg:desc>28§display§\therefore§svg§600§FALSE§</svg:desc>
          <draw:polygon draw:style-name="gr2" draw:text-style-name="P5" draw:layer="layout" svg:width="0.528cm" svg:height="0.433cm" svg:x="13.349cm" svg:y="1.681cm" svg:viewBox="0 0 529 434" draw:points="265,434 0,434 0,0 529,0 529,434">
            <text:p/>
          </draw:polygon>
          <draw:path draw:style-name="gr3" draw:text-style-name="P6" draw:layer="layout" svg:width="0.598cm" svg:height="0.531cm" svg:x="13.329cm" svg:y="1.6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9" draw:id="id189">
          <svg:title>TexMaths</svg:title>
          <svg:desc>28§display§x^3y \frac{dy}{dx} = 1§svg§600§FALSE§</svg:desc>
          <draw:polygon draw:style-name="gr2" draw:text-style-name="P5" draw:layer="layout" svg:width="4.46cm" svg:height="1.936cm" svg:x="3.918cm" svg:y="12.315cm" svg:viewBox="0 0 4461 1937" draw:points="2231,1937 0,1937 0,0 4461,0 4461,1937">
            <text:p/>
          </draw:polygon>
          <draw:path draw:style-name="gr3" draw:text-style-name="P6" draw:layer="layout" svg:width="0.492cm" svg:height="0.447cm" svg:x="3.898cm" svg:y="13.18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317cm" svg:height="0.472cm" svg:x="4.469cm" svg:y="12.75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8 0 9 7 9 18 9z">
            <text:p/>
          </draw:path>
          <draw:path draw:style-name="gr3" draw:text-style-name="P6" draw:layer="layout" svg:width="0.456cm" svg:height="0.637cm" svg:x="4.902cm" svg:y="13.1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469cm" svg:height="0.696cm" svg:x="5.572cm" svg:y="12.2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071cm" svg:y="12.51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5.509cm" svg:y="13.348cm" svg:viewBox="0 0 1078 43" draw:points="538,43 0,43 0,0 1078,0 1078,43">
            <text:p/>
          </draw:polygon>
          <draw:path draw:style-name="gr3" draw:text-style-name="P6" draw:layer="layout" svg:width="0.469cm" svg:height="0.696cm" svg:x="5.549cm" svg:y="13.6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049cm" svg:y="13.85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4 0 160-128 160-152 0-9-9-9-12-9-9 0-11 2-13 9-34 107-99 130-132 130-38 0-54-32-54-65 0-23 7-43 18-88z">
            <text:p/>
          </draw:path>
          <draw:path draw:style-name="gr3" draw:text-style-name="P6" draw:layer="layout" svg:width="0.655cm" svg:height="0.232cm" svg:x="7.03cm" svg:y="13.25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26cm" svg:height="0.657cm" svg:x="8.101cm" svg:y="12.96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88" draw:id="id188">
          <svg:title>TexMaths</svg:title>
          <svg:desc>28§display§\therefore§svg§600§FALSE§</svg:desc>
          <draw:polygon draw:style-name="gr2" draw:text-style-name="P5" draw:layer="layout" svg:width="0.528cm" svg:height="0.433cm" svg:x="2.35cm" svg:y="13.181cm" svg:viewBox="0 0 529 434" draw:points="265,434 0,434 0,0 529,0 529,434">
            <text:p/>
          </draw:polygon>
          <draw:path draw:style-name="gr3" draw:text-style-name="P6" draw:layer="layout" svg:width="0.598cm" svg:height="0.531cm" svg:x="2.33cm" svg:y="13.1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15" draw:text-style-name="P15" draw:layer="layout" svg:width="26.4cm" svg:height="14.917cm" svg:x="0.8cm" svg:y="0.627cm" presentation:class="title" presentation:user-transformed="true">
          <draw:text-box>
            <text:p xml:id="id190" text:id="id190" text:style-name="P8"><text:span text:style-name="T42"><text:s text:c="11"/></text:span><text:span text:style-name="T39"><text:line-break/></text:span><text:span text:style-name="T33"><text:tab/></text:span><text:span text:style-name="T33"> </text:span><text:span text:style-name="T33">(IV) If <text:s/></text:span><text:span text:style-name="T30"><text:s text:c="50"/></text:span><text:span text:style-name="T33">then show that</text:span><text:span text:style-name="T30"><text:line-break/></text:span><text:span text:style-name="T28"> <text:s text:c="12"/></text:span><text:span text:style-name="T30"><text:line-break/></text:span><text:span text:style-name="T43"> <text:s text:c="25"/></text:span><text:span text:style-name="T30"><text:line-break/></text:span><text:span text:style-name="T44"><text:tab/></text:span><text:span text:style-name="T44">Solution :</text:span><text:span text:style-name="T30"> <text:s/></text:span><text:span text:style-name="T30"><text:tab/></text:span><text:span text:style-name="T30">Given that </text:span><text:span text:style-name="T30"><text:tab/></text:span><text:span text:style-name="T30"> <text:s text:c="21"/></text:span><text:span text:style-name="T30"><text:line-break/></text:span><text:span text:style-name="T31"> <text:s text:c="20"/></text:span><text:span text:style-name="T30"><text:line-break/></text:span><text:span text:style-name="T30"> <text:s text:c="25"/></text:span><text:span text:style-name="T44"><text:line-break/></text:span><text:span text:style-name="T45"><text:tab/></text:span><text:span text:style-name="T45"> <text:s text:c="12"/></text:span><text:span text:style-name="T32"><text:line-break/></text:span><text:span text:style-name="T30"><text:tab/></text:span><text:span text:style-name="T30"> <text:s/></text:span><text:span text:style-name="T30"><text:tab/></text:span><text:span text:style-name="T30"><text:tab/></text:span><text:span text:style-name="T30"> <text:s text:c="7"/></text:span><text:span text:style-name="T30"><text:line-break/></text:span><text:span text:style-name="T30"><text:tab/></text:span><text:span text:style-name="T30"> <text:s text:c="4"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40"><text:tab/></text:span><text:span text:style-name="T12"> 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191" draw:id="id191">
          <svg:title>TexMaths</svg:title>
          <svg:desc>26§display§x = a\left( t - \frac{1}{t} \right), y = b\left( t + \frac{1}{t} \right)§svg§600§FALSE§</svg:desc>
          <draw:polygon draw:style-name="gr2" draw:text-style-name="P5" draw:layer="layout" svg:width="11.833cm" svg:height="2.101cm" svg:x="5.015cm" svg:y="0.809cm" svg:viewBox="0 0 11834 2102" draw:points="5918,2102 0,2102 0,0 11834,0 11834,2102">
            <text:p/>
          </draw:polygon>
          <draw:path draw:style-name="gr3" draw:text-style-name="P6" draw:layer="layout" svg:width="0.457cm" svg:height="0.415cm" svg:x="4.996cm" svg:y="1.6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797cm" svg:y="1.7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6.745cm" svg:y="1.684cm" svg:viewBox="0 0 420 416" svg:d="M306 58c-17-33-44-58-86-58-106 0-220 135-220 268 0 88 50 148 123 148 18 0 64-4 118-69 9 38 40 69 83 69 34 0 55-21 69-50 15-33 27-89 27-91 0-9-8-9-10-9-9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cm" svg:height="2.193cm" svg:x="7.536cm" svg:y="0.76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8.039cm" svg:y="1.516cm" svg:viewBox="0 0 283 584" svg:d="M168 208h88c16 0 27 0 27-19 0-10-11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559cm" svg:height="0.039cm" svg:x="8.626cm" svg:y="1.8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9.655cm" svg:y="0.8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9.574cm" svg:y="1.84cm" svg:viewBox="0 0 460 40" draw:points="229,40 0,40 0,0 460,0 460,40">
            <text:p/>
          </draw:polygon>
          <draw:path draw:style-name="gr3" draw:text-style-name="P6" draw:layer="layout" svg:width="0.282cm" svg:height="0.583cm" svg:x="9.66cm" svg:y="2.142cm" svg:viewBox="0 0 283 584" svg:d="M168 208h88c16 0 27 0 27-19 0-10-11-10-27-10h-81c33-131 39-148 39-154 0-17-12-25-27-25-4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6" draw:layer="layout" svg:width="0.45cm" svg:height="2.193cm" svg:x="10.173cm" svg:y="0.76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107cm" svg:height="0.274cm" svg:x="11.045cm" svg:y="1.9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3cm" svg:height="0.592cm" svg:x="11.398cm" svg:y="1.6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12.158cm" svg:y="1.7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13.115cm" svg:y="1.453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5cm" svg:height="2.193cm" svg:x="13.805cm" svg:y="0.76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14.308cm" svg:y="1.51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608cm" svg:height="0.61cm" svg:x="14.872cm" svg:y="1.55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5.927cm" svg:y="0.8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15.846cm" svg:y="1.84cm" svg:viewBox="0 0 460 40" draw:points="229,40 0,40 0,0 460,0 460,40">
            <text:p/>
          </draw:polygon>
          <draw:path draw:style-name="gr3" draw:text-style-name="P6" draw:layer="layout" svg:width="0.282cm" svg:height="0.583cm" svg:x="15.929cm" svg:y="2.14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45cm" svg:height="2.193cm" svg:x="16.443cm" svg:y="0.76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192" draw:id="id192">
          <svg:title>TexMaths</svg:title>
          <svg:desc>26§display§\frac{dy}{dx} = \frac{b^2x}{a^2y}§svg§600§FALSE§</svg:desc>
          <draw:polygon draw:style-name="gr2" draw:text-style-name="P5" draw:layer="layout" svg:width="3.719cm" svg:height="2.097cm" svg:x="23.24cm" svg:y="0.81cm" svg:viewBox="0 0 3720 2098" draw:points="1860,2098 0,2098 0,0 3720,0 3720,2098">
            <text:p/>
          </draw:polygon>
          <draw:path draw:style-name="gr3" draw:text-style-name="P6" draw:layer="layout" svg:width="0.436cm" svg:height="0.646cm" svg:x="23.252cm" svg:y="0.887cm" svg:viewBox="0 0 437 647" svg:d="M437 10c0-2 0-10-13-10-12 0-99 8-116 10-6 0-13 5-13 17s9 12 23 12c44 0 46 7 46 15l-4 19-54 216c-17-33-44-58-85-58-107 0-221 135-221 268 0 87 50 148 123 148 18 0 64-5 118-69 9 37 40 69 84 69 33 0 54-21 68-52 15-32 27-88 27-90 0-10-8-10-10-10-10 0-10 4-13 16-16 61-33 115-70 115-25 0-27-23-27-42 0-23 2-29 6-44zM246 526c-5 17-5 19-19 35-40 50-77 65-102 65-46 0-60-50-60-86 0-45 29-160 52-201 27-54 68-87 106-87 60 0 72 74 72 81 0 4-2 10-4 14z">
            <text:p/>
          </draw:path>
          <draw:path draw:style-name="gr3" draw:text-style-name="P6" draw:layer="layout" svg:width="0.423cm" svg:height="0.591cm" svg:x="23.716cm" svg:y="1.115cm" svg:viewBox="0 0 424 592" svg:d="M420 56c4-12 4-14 4-21 0-16-14-25-27-25-10 0-25 5-33 19-2 4-8 33-12 50-7 23-13 48-19 73l-42 166c-2 13-41 77-102 77-48 0-58-40-58-75 0-41 17-98 48-179 15-37 17-47 17-66 0-42-30-75-75-75-88 0-121 133-121 141 0 9 8 9 10 9 11 0 11-2 15-17 25-85 62-112 94-112 6 0 22 0 22 29 0 23-8 46-16 64-36 96-52 150-52 192 0 81 58 110 112 110 36 0 67-17 92-42-11 48-23 92-59 142-24 31-60 58-101 58-13 0-55-4-69-40 14 0 25 0 39-10 9-8 17-21 17-38 0-29-25-33-33-33-21 0-52 15-52 60 0 46 41 79 98 79 95 0 189-83 214-187z">
            <text:p/>
          </draw:path>
          <draw:polygon draw:style-name="gr3" draw:text-style-name="P6" draw:layer="layout" svg:width="1cm" svg:height="0.038cm" svg:x="23.194cm" svg:y="1.891cm" svg:viewBox="0 0 1001 39" draw:points="499,39 0,39 0,0 1001,0 1001,39">
            <text:p/>
          </draw:polygon>
          <draw:path draw:style-name="gr3" draw:text-style-name="P6" draw:layer="layout" svg:width="0.436cm" svg:height="0.646cm" svg:x="23.231cm" svg:y="2.13cm" svg:viewBox="0 0 437 647" svg:d="M437 10c0-2 0-10-13-10-12 0-99 8-116 10-6 0-13 5-13 17s9 12 23 12c44 0 46 7 46 15l-4 19-54 216c-17-33-44-58-85-58-107 0-221 135-221 268 0 87 50 148 123 148 18 0 64-5 118-69 9 37 40 69 84 69 33 0 54-21 68-52 15-32 27-88 27-90 0-10-8-10-10-10-10 0-10 4-13 16-16 61-33 115-70 115-25 0-27-23-27-42 0-23 2-29 6-44zM246 526c-5 17-5 19-19 35-40 50-77 65-102 65-46 0-60-50-60-86 0-45 29-160 52-201 27-54 68-87 106-87 60 0 72 74 72 81 0 4-2 10-4 14z">
            <text:p/>
          </draw:path>
          <draw:path draw:style-name="gr3" draw:text-style-name="P6" draw:layer="layout" svg:width="0.457cm" svg:height="0.415cm" svg:x="23.695cm" svg:y="2.361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3-7 43-25 43-50s-20-34-35-34c-27 0-50 25-50 54 0 42 46 61 85 61 63 0 96-65 98-71 11 35 44 71 98 71 96 0 148-119 148-142 0-8-9-8-11-8-8 0-10 2-12 8-29 100-94 121-123 121-35 0-50-29-50-60 0-21 6-40 17-81z">
            <text:p/>
          </draw:path>
          <draw:path draw:style-name="gr3" draw:text-style-name="P6" draw:layer="layout" svg:width="0.609cm" svg:height="0.215cm" svg:x="24.607cm" svg:y="1.803cm" svg:viewBox="0 0 610 216" svg:d="M578 37c15 0 32 0 32-18 0-19-17-19-29-19h-550c-14 0-31 0-31 19 0 18 17 18 31 18zM581 216c12 0 29 0 29-19 0-18-17-18-32-18h-547c-14 0-31 0-31 18 0 19 17 19 31 19z">
            <text:p/>
          </draw:path>
          <draw:path draw:style-name="gr3" draw:text-style-name="P6" draw:layer="layout" svg:width="0.338cm" svg:height="0.646cm" svg:x="25.697cm" svg:y="0.887cm" svg:viewBox="0 0 339 647" svg:d="M177 10c0-2 0-10-13-10-20 0-87 8-112 8-6 2-17 2-17 19 0 12 9 12 21 12 46 0 48 7 48 15 0 6-8 37-15 56l-74 300c-11 45-15 60-15 93 0 85 48 144 117 144 108 0 222-138 222-269 0-85-50-147-123-147-41 0-81 27-108 56zM89 355c7-18 7-20 15-31 46-60 85-72 110-72 34 0 59 27 59 85 0 54-32 160-48 195-29 60-73 94-108 94-32 0-61-25-61-92 0-18 0-35 15-93z">
            <text:p/>
          </draw:path>
          <draw:path draw:style-name="gr3" draw:text-style-name="P6" draw:layer="layout" svg:width="0.284cm" svg:height="0.425cm" svg:x="26.088cm" svg:y="0.764cm" svg:viewBox="0 0 285 426" svg:d="M285 310h-23c-2 14-8 52-16 58-5 4-55 4-63 4h-118c66-60 89-77 129-108 47-37 91-77 91-139 0-77-69-125-152-125-79 0-133 56-133 114 0 34 27 38 33 38 17 0 36-13 36-36 0-10-4-33-38-33 19-46 63-60 94-60 64 0 98 50 98 102 0 56-40 100-61 124l-156 152c-6 6-6 9-6 25h266z">
            <text:p/>
          </draw:path>
          <draw:path draw:style-name="gr3" draw:text-style-name="P6" draw:layer="layout" svg:width="0.457cm" svg:height="0.415cm" svg:x="26.484cm" svg:y="1.11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3-7 43-25 43-50s-20-34-35-34c-27 0-50 25-50 54 0 42 46 61 85 61 63 0 94-65 98-71 11 35 44 71 98 71 96 0 148-119 148-142 0-8-9-8-11-8-8 0-10 2-12 8-29 100-94 121-123 121-35 0-50-29-50-60 0-21 6-40 17-81z">
            <text:p/>
          </draw:path>
          <draw:polygon draw:style-name="gr3" draw:text-style-name="P6" draw:layer="layout" svg:width="1.374cm" svg:height="0.038cm" svg:x="25.631cm" svg:y="1.891cm" svg:viewBox="0 0 1375 39" draw:points="689,39 0,39 0,0 1375,0 1375,39">
            <text:p/>
          </draw:polygon>
          <draw:path draw:style-name="gr3" draw:text-style-name="P6" draw:layer="layout" svg:width="0.419cm" svg:height="0.415cm" svg:x="25.668cm" svg:y="2.361cm" svg:viewBox="0 0 420 416" svg:d="M306 58c-17-33-44-58-85-58-107 0-221 135-221 268 0 87 50 148 123 148 18 0 64-4 118-69 9 38 40 69 84 69 33 0 54-21 68-50 15-33 27-90 27-92 0-8-8-8-10-8-8 0-10 2-13 17-16 58-33 112-70 112-25 0-27-23-27-42 0-20 2-27 12-68 11-38 11-48 19-81l33-129c6-27 6-27 6-31 0-17-10-25-25-25-22 0-37 20-39 39zM246 297c-5 17-5 17-17 34-42 49-79 64-104 64-46 0-60-50-60-85 0-46 29-160 52-202 27-54 68-87 106-87 60 0 72 75 72 81 0 4-2 10-4 14z">
            <text:p/>
          </draw:path>
          <draw:path draw:style-name="gr3" draw:text-style-name="P6" draw:layer="layout" svg:width="0.284cm" svg:height="0.425cm" svg:x="26.155cm" svg:y="2.076cm" svg:viewBox="0 0 285 426" svg:d="M285 310h-23c-2 14-8 52-16 58-5 4-55 4-63 4h-118c66-60 89-77 129-108 47-37 91-77 91-139 0-77-69-125-152-125-79 0-133 56-133 114 0 34 27 38 33 38 17 0 36-13 36-36 0-10-4-33-38-33 19-46 63-60 94-60 64 0 98 50 98 102 0 56-40 100-61 124l-156 152c-6 6-6 9-6 25h266z">
            <text:p/>
          </draw:path>
          <draw:path draw:style-name="gr3" draw:text-style-name="P6" draw:layer="layout" svg:width="0.423cm" svg:height="0.591cm" svg:x="26.55cm" svg:y="2.361cm" svg:viewBox="0 0 424 592" svg:d="M420 56c4-12 4-14 4-21 0-16-14-25-27-25-10 0-25 5-33 19-2 4-8 33-12 50-7 23-13 48-19 73l-42 166c-2 13-41 77-104 77-46 0-56-40-56-75 0-41 17-98 48-179 15-37 17-47 17-66 0-42-30-75-75-75-88 0-121 133-121 141 0 9 8 9 10 9 11 0 11-2 15-17 25-85 62-112 94-112 6 0 22 0 22 29 0 23-8 46-16 64-36 96-52 150-52 192 0 81 58 110 112 110 36 0 67-17 92-42-11 48-23 92-59 142-24 31-60 58-101 58-13 0-55-4-69-40 14 0 25 0 39-10 9-8 17-21 17-38 0-29-25-33-33-33-21 0-52 15-52 60 0 46 41 79 98 79 95 0 189-83 214-187z">
            <text:p/>
          </draw:path>
        </draw:g>
        <draw:g xml:id="id196" draw:id="id196">
          <svg:title>TexMaths</svg:title>
          <svg:desc>22§display§.\ .\ .\ . (I) §svg§600§FALSE§</svg:desc>
          <draw:polygon draw:style-name="gr2" draw:text-style-name="P5" draw:layer="layout" svg:width="2.481cm" svg:height="0.696cm" svg:x="11.829cm" svg:y="6.366cm" svg:viewBox="0 0 2482 697" draw:points="1241,697 0,697 0,0 2482,0 2482,697">
            <text:p/>
          </draw:polygon>
          <draw:path draw:style-name="gr3" draw:text-style-name="P6" draw:layer="layout" svg:width="0.084cm" svg:height="0.083cm" svg:x="11.857cm" svg:y="6.8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329cm" svg:y="6.8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803cm" svg:y="6.8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3.274cm" svg:y="6.8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3.5cm" svg:y="6.3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3.75cm" svg:y="6.3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4.169cm" svg:y="6.3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93" draw:id="id193">
          <svg:title>TexMaths</svg:title>
          <svg:desc>26§display§x = a\left( t - \frac{1}{t} \right), y = b\left( t + \frac{1}{t} \right)§svg§600§FALSE§</svg:desc>
          <draw:polygon draw:style-name="gr2" draw:text-style-name="P5" draw:layer="layout" svg:width="11.833cm" svg:height="2.101cm" svg:x="12.015cm" svg:y="3.309cm" svg:viewBox="0 0 11834 2102" draw:points="5918,2102 0,2102 0,0 11834,0 11834,2102">
            <text:p/>
          </draw:polygon>
          <draw:path draw:style-name="gr3" draw:text-style-name="P6" draw:layer="layout" svg:width="0.457cm" svg:height="0.415cm" svg:x="11.996cm" svg:y="4.1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12.797cm" svg:y="4.2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3.745cm" svg:y="4.184cm" svg:viewBox="0 0 420 416" svg:d="M306 58c-17-33-44-58-86-58-106 0-220 135-220 268 0 88 50 148 123 148 18 0 64-4 118-69 9 38 40 69 83 69 34 0 55-21 69-50 15-33 27-89 27-91 0-9-8-9-10-9-9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cm" svg:height="2.193cm" svg:x="14.536cm" svg:y="3.26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15.039cm" svg:y="4.016cm" svg:viewBox="0 0 283 584" svg:d="M168 208h88c16 0 27 0 27-19 0-10-11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559cm" svg:height="0.039cm" svg:x="15.626cm" svg:y="4.3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6.655cm" svg:y="3.3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16.574cm" svg:y="4.34cm" svg:viewBox="0 0 460 40" draw:points="229,40 0,40 0,0 460,0 460,40">
            <text:p/>
          </draw:polygon>
          <draw:path draw:style-name="gr3" draw:text-style-name="P6" draw:layer="layout" svg:width="0.282cm" svg:height="0.583cm" svg:x="16.66cm" svg:y="4.642cm" svg:viewBox="0 0 283 584" svg:d="M168 208h88c16 0 27 0 27-19 0-10-11-10-27-10h-81c33-131 39-148 39-154 0-17-12-25-27-25-4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6" draw:layer="layout" svg:width="0.45cm" svg:height="2.193cm" svg:x="17.173cm" svg:y="3.26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107cm" svg:height="0.274cm" svg:x="18.045cm" svg:y="4.4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3cm" svg:height="0.592cm" svg:x="18.398cm" svg:y="4.1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19.158cm" svg:y="4.2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20.115cm" svg:y="3.953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5cm" svg:height="2.193cm" svg:x="20.805cm" svg:y="3.26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21.308cm" svg:y="4.01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608cm" svg:height="0.61cm" svg:x="21.872cm" svg:y="4.05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22.927cm" svg:y="3.3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22.846cm" svg:y="4.34cm" svg:viewBox="0 0 460 40" draw:points="229,40 0,40 0,0 460,0 460,40">
            <text:p/>
          </draw:polygon>
          <draw:path draw:style-name="gr3" draw:text-style-name="P6" draw:layer="layout" svg:width="0.282cm" svg:height="0.583cm" svg:x="22.929cm" svg:y="4.64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45cm" svg:height="2.193cm" svg:x="23.443cm" svg:y="3.26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195" draw:id="id195">
          <svg:title>TexMaths</svg:title>
          <svg:desc>26§display§\frac{x}{a} =  t - \frac{1}{t} §svg§600§FALSE§</svg:desc>
          <draw:polygon draw:style-name="gr2" draw:text-style-name="P5" draw:layer="layout" svg:width="3.771cm" svg:height="1.774cm" svg:x="7.141cm" svg:y="5.81cm" svg:viewBox="0 0 3772 1775" draw:points="1886,1775 0,1775 0,0 3772,0 3772,1775">
            <text:p/>
          </draw:polygon>
          <draw:path draw:style-name="gr3" draw:text-style-name="P6" draw:layer="layout" svg:width="0.457cm" svg:height="0.415cm" svg:x="7.122cm" svg:y="5.968cm" svg:viewBox="0 0 458 416" svg:d="M281 129c4-25 25-108 89-108 6 0 27 0 46 10-25 6-44 29-44 50 0 15 11 33 36 33 20 0 50-16 50-54 0-48-55-60-86-60-54 0-85 48-97 71-23-63-71-71-98-71-96 0-148 119-148 142 0 8 8 8 11 8 8 0 10 0 12-8 31-98 91-121 123-121 16 0 50 8 50 60 0 29-17 92-50 219-15 58-48 95-88 95-6 0-27 0-45-10 22-6 43-25 43-50s-21-33-35-33c-27 0-50 25-50 54 0 42 46 60 85 60 63 0 94-64 98-70 10 35 44 70 98 70 95 0 147-118 147-141 0-9-8-9-10-9-8 0-10 2-12 9-30 100-94 120-123 120-36 0-50-29-50-60 0-21 6-39 17-81z">
            <text:p/>
          </draw:path>
          <draw:polygon draw:style-name="gr3" draw:text-style-name="P6" draw:layer="layout" svg:width="0.523cm" svg:height="0.039cm" svg:x="7.095cm" svg:y="6.744cm" svg:viewBox="0 0 524 40" draw:points="262,40 0,40 0,0 524,0 524,40">
            <text:p/>
          </draw:polygon>
          <draw:path draw:style-name="gr3" draw:text-style-name="P6" draw:layer="layout" svg:width="0.419cm" svg:height="0.415cm" svg:x="7.151cm" svg:y="7.215cm" svg:viewBox="0 0 420 416" svg:d="M306 58c-17-33-44-58-86-58-106 0-220 135-220 268 0 88 50 148 123 148 18 0 64-4 118-68 9 37 40 68 83 68 34 0 54-21 69-50 15-33 27-89 27-91 0-9-8-9-10-9-11 0-11 2-13 17-16 58-33 112-71 112-24 0-27-22-27-41 0-21 3-27 13-69 10-37 10-48 19-81l33-129c6-27 6-27 6-31 0-17-10-25-25-25-23 0-37 21-39 39zM245 298c-4 16-4 16-18 33-40 50-77 64-102 64-46 0-61-49-61-85 0-46 30-160 52-202 27-54 69-87 107-87 60 0 72 75 72 81 0 4-2 10-4 15z">
            <text:p/>
          </draw:path>
          <draw:path draw:style-name="gr3" draw:text-style-name="P6" draw:layer="layout" svg:width="0.608cm" svg:height="0.215cm" svg:x="8.031cm" svg:y="6.6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2cm" svg:height="0.584cm" svg:x="8.967cm" svg:y="6.42cm" svg:viewBox="0 0 283 585" svg:d="M168 208h88c16 0 27 0 27-19 0-10-11-10-27-10h-79c31-131 37-148 37-154 0-17-12-25-27-25-2 0-29 0-37 33l-36 146h-87c-19 0-27 0-27 17 0 12 8 12 25 12h81c-66 260-69 275-69 292 0 49 36 85 84 85 95 0 147-135 147-142 0-8-8-8-12-8-6 0-9 2-13 12-39 96-89 117-120 117-19 0-27-12-27-42 0-22 0-29 4-43z">
            <text:p/>
          </draw:path>
          <draw:path draw:style-name="gr3" draw:text-style-name="P6" draw:layer="layout" svg:width="0.558cm" svg:height="0.039cm" svg:x="9.553cm" svg:y="6.744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10.583cm" svg:y="5.76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0.501cm" svg:y="6.744cm" svg:viewBox="0 0 460 40" draw:points="229,40 0,40 0,0 460,0 460,40">
            <text:p/>
          </draw:polygon>
          <draw:path draw:style-name="gr3" draw:text-style-name="P6" draw:layer="layout" svg:width="0.282cm" svg:height="0.584cm" svg:x="10.585cm" svg:y="7.046cm" svg:viewBox="0 0 283 585" svg:d="M168 208h88c16 0 27 0 27-19 0-10-11-10-27-10h-79c31-131 37-148 37-154 0-17-12-25-27-25-2 0-29 0-37 33l-36 146h-87c-19 0-27 0-27 17 0 12 8 12 25 12h81c-64 260-69 275-69 292 0 49 36 85 84 85 95 0 147-135 147-142 0-8-8-8-12-8-6 0-9 2-13 12-39 96-89 117-120 117-19 0-27-12-27-42 0-22 0-29 4-43z">
            <text:p/>
          </draw:path>
        </draw:g>
        <draw:g xml:id="id197" draw:id="id197">
          <svg:title>TexMaths</svg:title>
          <svg:desc>26§display§\frac{y}{b} =  t + \frac{1}{t}§svg§600§FALSE§</svg:desc>
          <draw:polygon draw:style-name="gr2" draw:text-style-name="P5" draw:layer="layout" svg:width="3.732cm" svg:height="1.774cm" svg:x="15.942cm" svg:y="5.91cm" svg:viewBox="0 0 3733 1775" draw:points="1866,1775 0,1775 0,0 3733,0 3733,1775">
            <text:p/>
          </draw:polygon>
          <draw:path draw:style-name="gr3" draw:text-style-name="P6" draw:layer="layout" svg:width="0.423cm" svg:height="0.592cm" svg:x="15.923cm" svg:y="6.068cm" svg:viewBox="0 0 424 593" svg:d="M420 56c4-12 4-14 4-21 0-16-14-25-27-25-10 0-25 5-33 19-2 4-8 33-12 50-7 23-13 48-19 73l-42 166c-2 13-41 77-102 77-48 0-58-39-58-74 0-42 17-98 48-179 14-38 17-48 17-67 0-42-30-75-75-75-88 0-121 133-121 142 0 8 8 8 10 8 11 0 11-2 15-17 25-85 62-112 94-112 6 0 22 0 22 29 0 23-8 46-16 64-36 96-52 150-52 192 0 81 58 110 112 110 35 0 67-16 92-41-11 48-23 91-59 141-25 31-60 58-102 58-12 0-54-4-68-39 14 0 25 0 37-10 11-9 19-21 19-38 0-29-25-33-33-33-21 0-52 14-52 60s41 79 97 79c96 0 190-83 215-187z">
            <text:p/>
          </draw:path>
          <draw:polygon draw:style-name="gr3" draw:text-style-name="P6" draw:layer="layout" svg:width="0.482cm" svg:height="0.039cm" svg:x="15.896cm" svg:y="6.844cm" svg:viewBox="0 0 483 40" draw:points="241,40 0,40 0,0 483,0 483,40">
            <text:p/>
          </draw:polygon>
          <draw:path draw:style-name="gr3" draw:text-style-name="P6" draw:layer="layout" svg:width="0.338cm" svg:height="0.646cm" svg:x="15.983cm" svg:y="7.084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  <draw:path draw:style-name="gr3" draw:text-style-name="P6" draw:layer="layout" svg:width="0.608cm" svg:height="0.215cm" svg:x="16.792cm" svg:y="6.7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2cm" svg:height="0.584cm" svg:x="17.726cm" svg:y="6.52cm" svg:viewBox="0 0 283 585" svg:d="M168 208h88c16 0 27 0 27-19 0-10-11-10-27-10h-79c31-131 37-148 37-154 0-17-12-25-27-25-2 0-29 0-37 33l-36 146h-87c-19 0-27 0-27 17 0 12 8 12 25 12h81c-66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608cm" svg:height="0.611cm" svg:x="18.29cm" svg:y="6.55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03cm" svg:height="0.611cm" svg:x="19.342cm" svg:y="5.86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9.261cm" svg:y="6.844cm" svg:viewBox="0 0 460 40" draw:points="229,40 0,40 0,0 460,0 460,40">
            <text:p/>
          </draw:polygon>
          <draw:path draw:style-name="gr3" draw:text-style-name="P6" draw:layer="layout" svg:width="0.282cm" svg:height="0.584cm" svg:x="19.347cm" svg:y="7.146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</draw:g>
        <draw:g xml:id="id198" draw:id="id198">
          <svg:title>TexMaths</svg:title>
          <svg:desc>22§display§.\ .\ .\ . (II) §svg§600§FALSE§</svg:desc>
          <draw:polygon draw:style-name="gr2" draw:text-style-name="P5" draw:layer="layout" svg:width="2.881cm" svg:height="0.696cm" svg:x="20.83cm" svg:y="6.367cm" svg:viewBox="0 0 2882 697" draw:points="1442,697 0,697 0,0 2882,0 2882,697">
            <text:p/>
          </draw:polygon>
          <draw:path draw:style-name="gr3" draw:text-style-name="P6" draw:layer="layout" svg:width="0.083cm" svg:height="0.083cm" svg:x="20.858cm" svg:y="6.8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33cm" svg:y="6.8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803cm" svg:y="6.8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275cm" svg:y="6.8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5cm" svg:y="6.3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2.75cm" svg:y="6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3.152cm" svg:y="6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571cm" svg:y="6.3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0" draw:id="id200">
          <svg:title>TexMaths</svg:title>
          <svg:desc>26§display§\frac{x^2}{a^2} - \frac{y^2}{b^2} = \left( t - \frac{1}{t} \right)^2 - \left( t + \frac{1}{t} \right)^2§svg§600§FALSE§</svg:desc>
          <draw:polygon draw:style-name="gr2" draw:text-style-name="P5" draw:layer="layout" svg:width="13.181cm" svg:height="2.3cm" svg:x="7.141cm" svg:y="9.612cm" svg:viewBox="0 0 13182 2301" draw:points="6591,2301 0,2301 0,0 13182,0 13182,2301">
            <text:p/>
          </draw:polygon>
          <draw:path draw:style-name="gr3" draw:text-style-name="P6" draw:layer="layout" svg:width="0.457cm" svg:height="0.415cm" svg:x="7.122cm" svg:y="10.0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84cm" svg:height="0.426cm" svg:x="7.657cm" svg:y="9.71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6" draw:layer="layout" svg:width="0.933cm" svg:height="0.039cm" svg:x="7.095cm" svg:y="10.844cm" svg:viewBox="0 0 934 40" draw:points="468,40 0,40 0,0 934,0 934,40">
            <text:p/>
          </draw:polygon>
          <draw:path draw:style-name="gr3" draw:text-style-name="P6" draw:layer="layout" svg:width="0.419cm" svg:height="0.415cm" svg:x="7.151cm" svg:y="11.314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6" draw:layer="layout" svg:width="0.284cm" svg:height="0.426cm" svg:x="7.638cm" svg:y="11.02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8.416cm" svg:y="10.844cm" svg:viewBox="0 0 559 40" svg:d="M528 40c15 0 31 0 31-21 0-19-16-19-31-19h-497c-14 0-31 0-31 19 0 21 17 21 31 21z">
            <text:p/>
          </draw:path>
          <draw:path draw:style-name="gr3" draw:text-style-name="P6" draw:layer="layout" svg:width="0.421cm" svg:height="0.592cm" svg:x="9.389cm" svg:y="10.0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9.884cm" svg:y="9.71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6" draw:layer="layout" svg:width="0.891cm" svg:height="0.039cm" svg:x="9.364cm" svg:y="10.844cm" svg:viewBox="0 0 892 40" draw:points="447,40 0,40 0,0 892,0 892,40">
            <text:p/>
          </draw:polygon>
          <draw:path draw:style-name="gr3" draw:text-style-name="P6" draw:layer="layout" svg:width="0.338cm" svg:height="0.646cm" svg:x="9.452cm" svg:y="11.083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6" draw:layer="layout" svg:width="0.284cm" svg:height="0.426cm" svg:x="9.84cm" svg:y="11.02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10.668cm" svg:y="10.7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cm" svg:height="2.194cm" svg:x="11.773cm" svg:y="9.766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282cm" svg:height="0.584cm" svg:x="12.276cm" svg:y="10.519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558cm" svg:height="0.039cm" svg:x="12.863cm" svg:y="10.844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13.892cm" svg:y="9.86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3.811cm" svg:y="10.844cm" svg:viewBox="0 0 460 40" draw:points="229,40 0,40 0,0 460,0 460,40">
            <text:p/>
          </draw:polygon>
          <draw:path draw:style-name="gr3" draw:text-style-name="P6" draw:layer="layout" svg:width="0.282cm" svg:height="0.584cm" svg:x="13.896cm" svg:y="11.145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45cm" svg:height="2.194cm" svg:x="14.41cm" svg:y="9.766cm" svg:viewBox="0 0 451 2195" svg:d="M451 1099c0-360-83-722-316-997-19-21-52-58-89-92-13-10-15-10-27-10-11 0-19 0-19 8 0 4 4 9 6 11 31 33 94 93 154 193 148 235 214 533 214 885 0 247-31 563-183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5.09cm" svg:y="9.56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5.739cm" svg:y="10.844cm" svg:viewBox="0 0 559 40" svg:d="M528 40c15 0 31 0 31-21 0-19-16-19-31-19h-497c-14 0-31 0-31 19 0 21 17 21 31 21z">
            <text:p/>
          </draw:path>
          <draw:path draw:style-name="gr3" draw:text-style-name="P6" draw:layer="layout" svg:width="0.45cm" svg:height="2.194cm" svg:x="16.767cm" svg:y="9.766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282cm" svg:height="0.584cm" svg:x="17.27cm" svg:y="10.519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608cm" svg:height="0.611cm" svg:x="17.834cm" svg:y="10.55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03cm" svg:height="0.611cm" svg:x="18.888cm" svg:y="9.864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8.807cm" svg:y="10.844cm" svg:viewBox="0 0 460 40" draw:points="229,40 0,40 0,0 460,0 460,40">
            <text:p/>
          </draw:polygon>
          <draw:path draw:style-name="gr3" draw:text-style-name="P6" draw:layer="layout" svg:width="0.282cm" svg:height="0.584cm" svg:x="18.89cm" svg:y="11.145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45cm" svg:height="2.194cm" svg:x="19.404cm" svg:y="9.766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20.086cm" svg:y="9.56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201" draw:id="id201">
          <svg:title>TexMaths</svg:title>
          <svg:desc>26§display§= t^2 - 2 + \frac{1}{t^2} - t^2 - 2 - \frac{1}{t^2}§svg§600§FALSE§</svg:desc>
          <draw:polygon draw:style-name="gr2" draw:text-style-name="P5" draw:layer="layout" svg:width="10.66cm" svg:height="1.774cm" svg:x="10.596cm" svg:y="12.614cm" svg:viewBox="0 0 10661 1775" draw:points="5331,1775 0,1775 0,0 10661,0 10661,1775">
            <text:p/>
          </draw:polygon>
          <draw:path draw:style-name="gr3" draw:text-style-name="P6" draw:layer="layout" svg:width="0.608cm" svg:height="0.215cm" svg:x="10.602cm" svg:y="13.4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2cm" svg:height="0.584cm" svg:x="11.536cm" svg:y="13.224cm" svg:viewBox="0 0 283 585" svg:d="M168 208h88c16 0 27 0 27-19 0-10-11-10-27-10h-79c31-131 37-148 37-154 0-17-12-25-27-25-2 0-29 0-37 33l-36 146h-87c-19 0-27 0-27 17 0 12 8 12 25 12h81c-66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11.885cm" svg:y="12.9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2.534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13.416cm" svg:y="13.186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6" draw:layer="layout" svg:width="0.608cm" svg:height="0.611cm" svg:x="14.082cm" svg:y="13.26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03cm" svg:height="0.611cm" svg:x="15.278cm" svg:y="12.56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742cm" svg:height="0.039cm" svg:x="15.055cm" svg:y="13.548cm" svg:viewBox="0 0 743 40" draw:points="370,40 0,40 0,0 743,0 743,40">
            <text:p/>
          </draw:polygon>
          <draw:path draw:style-name="gr3" draw:text-style-name="P6" draw:layer="layout" svg:width="0.282cm" svg:height="0.584cm" svg:x="15.076cm" svg:y="13.85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15.425cm" svg:y="13.73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6.182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7.041cm" svg:y="13.224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17.391cm" svg:y="12.9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8.04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18.924cm" svg:y="13.186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6" draw:layer="layout" svg:width="0.558cm" svg:height="0.039cm" svg:x="19.614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20.783cm" svg:y="12.56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742cm" svg:height="0.039cm" svg:x="20.56cm" svg:y="13.548cm" svg:viewBox="0 0 743 40" draw:points="370,40 0,40 0,0 743,0 743,40">
            <text:p/>
          </draw:polygon>
          <draw:path draw:style-name="gr3" draw:text-style-name="P6" draw:layer="layout" svg:width="0.282cm" svg:height="0.584cm" svg:x="20.581cm" svg:y="13.85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20.931cm" svg:y="13.73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99" draw:id="id199">
          <svg:title>TexMaths</svg:title>
          <svg:desc>28§display§\text { Square of (I)  -  Square of (II)  gives } }§svg§600§FALSE§</svg:desc>
          <draw:polygon draw:style-name="gr2" draw:text-style-name="P5" draw:layer="layout" svg:width="14.642cm" svg:height="0.886cm" svg:x="6.782cm" svg:y="8.257cm" svg:viewBox="0 0 14643 887" draw:points="7320,887 0,887 0,0 14643,0 14643,887">
            <text:p/>
          </draw:polygon>
          <draw:path draw:style-name="gr3" draw:text-style-name="P6" draw:layer="layout" svg:width="0.438cm" svg:height="0.716cm" svg:x="6.789cm" svg:y="8.2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87cm" svg:height="0.626cm" svg:x="7.313cm" svg:y="8.511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6" draw:layer="layout" svg:width="0.496cm" svg:height="0.447cm" svg:x="7.83cm" svg:y="8.5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445cm" svg:height="0.454cm" svg:x="8.386cm" svg:y="8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333cm" svg:height="0.436cm" svg:x="8.865cm" svg:y="8.5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6" draw:layer="layout" svg:width="0.382cm" svg:height="0.454cm" svg:x="9.25cm" svg:y="8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0.017cm" svg:y="8.5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19cm" svg:height="0.696cm" svg:x="10.514cm" svg:y="8.25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6" draw:layer="layout" svg:width="0.23cm" svg:height="0.985cm" svg:x="11.206cm" svg:y="8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1.52cm" svg:y="8.27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6" draw:layer="layout" svg:width="0.23cm" svg:height="0.985cm" svg:x="11.903cm" svg:y="8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6" draw:layer="layout" svg:width="0.261cm" svg:height="0.057cm" svg:x="12.568cm" svg:y="8.705cm" svg:viewBox="0 0 262 58" draw:points="262,58 262,0 0,0 0,58">
            <text:p/>
          </draw:polygon>
          <draw:path draw:style-name="gr3" draw:text-style-name="P6" draw:layer="layout" svg:width="0.438cm" svg:height="0.716cm" svg:x="13.269cm" svg:y="8.2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87cm" svg:height="0.626cm" svg:x="13.793cm" svg:y="8.511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6" draw:layer="layout" svg:width="0.496cm" svg:height="0.447cm" svg:x="14.311cm" svg:y="8.51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6" draw:layer="layout" svg:width="0.445cm" svg:height="0.454cm" svg:x="14.868cm" svg:y="8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333cm" svg:height="0.436cm" svg:x="15.345cm" svg:y="8.5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6" draw:layer="layout" svg:width="0.382cm" svg:height="0.454cm" svg:x="15.731cm" svg:y="8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6.497cm" svg:y="8.5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19cm" svg:height="0.696cm" svg:x="16.994cm" svg:y="8.25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6" draw:layer="layout" svg:width="0.23cm" svg:height="0.985cm" svg:x="17.688cm" svg:y="8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8cm" svg:y="8.2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6" draw:layer="layout" svg:width="0.301cm" svg:height="0.674cm" svg:x="18.383cm" svg:y="8.2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8.768cm" svg:y="8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51cm" svg:height="0.651cm" svg:x="19.449cm" svg:y="8.4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12cm" svg:height="0.66cm" svg:x="19.946cm" svg:y="8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20.206cm" svg:y="8.522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20.708cm" svg:y="8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24cm" svg:height="0.454cm" svg:x="21.149cm" svg:y="8.5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draw:g xml:id="id194" draw:id="id194">
          <svg:title>TexMaths</svg:title>
          <svg:desc>28§display§\therefore§svg§600§FALSE§</svg:desc>
          <draw:polygon draw:style-name="gr2" draw:text-style-name="P5" draw:layer="layout" svg:width="0.528cm" svg:height="0.433cm" svg:x="5.351cm" svg:y="6.481cm" svg:viewBox="0 0 529 434" draw:points="265,434 0,434 0,0 529,0 529,434">
            <text:p/>
          </draw:polygon>
          <draw:path draw:style-name="gr3" draw:text-style-name="P6" draw:layer="layout" svg:width="0.598cm" svg:height="0.531cm" svg:x="5.331cm" svg:y="6.4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0" anim:sub-item="text" smil:attributeName="visibility" smil:to="visible"/>
                  <anim:animate smil:dur="0.5s" smil:fill="hold" smil:targetElement="id190" anim:sub-item="text" smil:attributeName="width" smil:values="width*0.05;width" smil:keyTimes="0;1"/>
                  <anim:animate smil:dur="0.5s" smil:fill="hold" smil:targetElement="id190" anim:sub-item="text" smil:attributeName="height" smil:values="height;height" smil:keyTimes="0;1"/>
                  <anim:animate smil:dur="0.5s" smil:fill="hold" smil:targetElement="id190" anim:sub-item="text" smil:attributeName="x" smil:values="x-.2;x" smil:keyTimes="0;1"/>
                  <anim:animate smil:dur="0.5s" smil:fill="hold" smil:targetElement="id190" anim:sub-item="text" smil:attributeName="y" smil:values="y;y" smil:keyTimes="0;1"/>
                  <anim:transitionFilter smil:dur="0.5s" smil:targetElement="id19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text:style-name="P8"><text:span text:style-name="T15"><text:tab/></text:span><text:span text:style-name="T15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02" draw:id="id202">
          <svg:title>TexMaths</svg:title>
          <svg:desc>28§display§\frac{x^2}{a^2} - \frac{y^2}{b^2} =  -4§svg§600§FALSE§</svg:desc>
          <draw:polygon draw:style-name="gr2" draw:text-style-name="P5" draw:layer="layout" svg:width="5.965cm" svg:height="2.068cm" svg:x="4.657cm" svg:y="0.723cm" svg:viewBox="0 0 5966 2069" draw:points="2982,2069 0,2069 0,0 5966,0 5966,2069">
            <text:p/>
          </draw:polygon>
          <draw:path draw:style-name="gr3" draw:text-style-name="P6" draw:layer="layout" svg:width="0.492cm" svg:height="0.447cm" svg:x="4.637cm" svg:y="1.052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1 107-101 129-132 129-38 0-54-31-54-65 0-22 7-42 18-87z">
            <text:p/>
          </draw:path>
          <draw:path draw:style-name="gr3" draw:text-style-name="P6" draw:layer="layout" svg:width="0.306cm" svg:height="0.458cm" svg:x="5.213cm" svg:y="0.6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1.005cm" svg:height="0.042cm" svg:x="4.608cm" svg:y="1.887cm" svg:viewBox="0 0 1006 43" draw:points="504,43 0,43 0,0 1006,0 1006,43">
            <text:p/>
          </draw:polygon>
          <draw:path draw:style-name="gr3" draw:text-style-name="P6" draw:layer="layout" svg:width="0.452cm" svg:height="0.447cm" svg:x="4.668cm" svg:y="2.393cm" svg:viewBox="0 0 453 448" svg:d="M329 63c-18-36-47-63-92-63-114 0-237 146-237 289 0 94 54 159 132 159 20 0 70-5 128-74 9 40 42 74 90 74 35 0 58-23 73-54 16-36 30-96 30-98 0-9-9-9-12-9-11 0-11 2-13 17-18 63-36 121-76 121-27 0-29-24-29-44 0-23 2-30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6" draw:layer="layout" svg:width="0.306cm" svg:height="0.458cm" svg:x="5.193cm" svg:y="2.0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6.031cm" svg:y="1.887cm" svg:viewBox="0 0 603 43" svg:d="M569 43c16 0 34 0 34-23 0-20-18-20-34-20h-535c-16 0-34 0-34 20 0 23 18 23 34 23z">
            <text:p/>
          </draw:path>
          <draw:path draw:style-name="gr3" draw:text-style-name="P6" draw:layer="layout" svg:width="0.454cm" svg:height="0.637cm" svg:x="7.079cm" svg:y="1.052cm" svg:viewBox="0 0 455 638" svg:d="M453 60c2-13 2-15 2-22 0-18-14-27-27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4 0 204-90 231-201z">
            <text:p/>
          </draw:path>
          <draw:path draw:style-name="gr3" draw:text-style-name="P6" draw:layer="layout" svg:width="0.306cm" svg:height="0.458cm" svg:x="7.612cm" svg:y="0.6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0.96cm" svg:height="0.042cm" svg:x="7.052cm" svg:y="1.887cm" svg:viewBox="0 0 961 43" draw:points="482,43 0,43 0,0 961,0 961,43">
            <text:p/>
          </draw:polygon>
          <draw:path draw:style-name="gr3" draw:text-style-name="P6" draw:layer="layout" svg:width="0.364cm" svg:height="0.695cm" svg:x="7.146cm" svg:y="2.145cm" svg:viewBox="0 0 365 696" svg:d="M190 11c0-2 0-11-13-11-22 0-94 9-121 9-7 2-18 2-18 20 0 14 9 14 22 14 50 0 52 6 52 15 0 7-9 40-16 61l-80 322c-12 49-16 65-16 101 0 92 52 154 125 154 117 0 240-148 240-289 0-91-54-159-132-159-45 0-87 30-116 61zM96 383c7-20 7-23 16-34 49-65 92-78 119-78 36 0 63 29 63 92 0 58-34 172-52 210-31 65-78 101-117 101-33 0-65-27-65-99 0-20 0-38 16-100z">
            <text:p/>
          </draw:path>
          <draw:path draw:style-name="gr3" draw:text-style-name="P6" draw:layer="layout" svg:width="0.306cm" svg:height="0.458cm" svg:x="7.565cm" svg:y="2.0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8.457cm" svg:y="1.7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602cm" svg:height="0.042cm" svg:x="9.524cm" svg:y="1.887cm" svg:viewBox="0 0 603 43" svg:d="M569 43c16 0 34 0 34-23 0-20-18-20-34-20h-535c-16 0-34 0-34 20 0 23 18 23 34 23z">
            <text:p/>
          </draw:path>
          <draw:path draw:style-name="gr3" draw:text-style-name="P6" draw:layer="layout" svg:width="0.438cm" svg:height="0.666cm" svg:x="10.234cm" svg:y="1.487cm" svg:viewBox="0 0 439 667" svg:d="M262 506v85c0 36 0 47-74 47h-20v29c40-2 92-2 132-2 43 0 94 0 135 2v-29h-21c-73 0-76-11-76-47v-85h101v-31h-101v-450c0-18 0-25-15-25-9 0-12 0-18 11l-305 464v31zM269 475h-242l242-368z">
            <text:p/>
          </draw:path>
        </draw:g>
        <draw:g xml:id="id203" draw:id="id203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4.545cm" svg:y="3.485cm" svg:viewBox="0 0 6272 607" draw:points="3136,607 0,607 0,0 6272,0 6272,607">
            <text:p/>
          </draw:polygon>
          <draw:path draw:style-name="gr3" draw:text-style-name="P6" draw:layer="layout" svg:width="0.662cm" svg:height="0.673cm" svg:x="4.529cm" svg:y="3.458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5.279cm" svg:y="3.4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546cm" svg:y="3.436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6.18cm" svg:y="4.025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834cm" svg:y="3.69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62cm" svg:y="4.025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167cm" svg:y="3.69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639cm" svg:y="4.025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179cm" svg:y="3.51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596cm" svg:y="4.025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0.14cm" svg:y="3.6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76cm" svg:y="4.025cm" svg:viewBox="0 0 108 108" svg:d="M108 54c0-29-25-54-54-54s-54 25-54 54 25 54 54 54 54-25 54-54z">
            <text:p/>
          </draw:path>
        </draw:g>
        <draw:g xml:id="id204" draw:id="id204">
          <svg:title>TexMaths</svg:title>
          <svg:desc>28§display§\frac{1}{a^2}.\frac{d}{dx}(x^2) - \frac{1}{b^2}.\frac{d}{dx}(y^2) = \frac{d}{dx}(-4)§svg§600§FALSE§</svg:desc>
          <draw:polygon draw:style-name="gr2" draw:text-style-name="P5" draw:layer="layout" svg:width="14.494cm" svg:height="1.936cm" svg:x="4.579cm" svg:y="4.985cm" svg:viewBox="0 0 14495 1937" draw:points="7249,1937 0,1937 0,0 14495,0 14495,1937">
            <text:p/>
          </draw:polygon>
          <draw:path draw:style-name="gr3" draw:text-style-name="P6" draw:layer="layout" svg:width="0.326cm" svg:height="0.657cm" svg:x="4.853cm" svg:y="4.9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0.962cm" svg:height="0.042cm" svg:x="4.53cm" svg:y="6.018cm" svg:viewBox="0 0 963 43" draw:points="482,43 0,43 0,0 963,0 963,43">
            <text:p/>
          </draw:polygon>
          <draw:path draw:style-name="gr3" draw:text-style-name="P6" draw:layer="layout" svg:width="0.451cm" svg:height="0.447cm" svg:x="4.57cm" svg:y="6.52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5.094cm" svg:y="6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07cm" svg:height="0.106cm" svg:x="5.695cm" svg:y="6.181cm" svg:viewBox="0 0 108 107" svg:d="M108 54c0-29-25-54-54-54s-54 25-54 54 25 53 54 53 54-24 54-53z">
            <text:p/>
          </draw:path>
          <draw:path draw:style-name="gr3" draw:text-style-name="P6" draw:layer="layout" svg:width="0.469cm" svg:height="0.696cm" svg:x="6.322cm" svg:y="4.9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6.002cm" svg:y="6.018cm" svg:viewBox="0 0 1077 43" draw:points="538,43 0,43 0,0 1077,0 1077,43">
            <text:p/>
          </draw:polygon>
          <draw:path draw:style-name="gr3" draw:text-style-name="P6" draw:layer="layout" svg:width="0.469cm" svg:height="0.696cm" svg:x="6.04cm" svg:y="6.2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542cm" svg:y="6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7.292cm" svg:y="5.5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7.606cm" svg:y="5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8.184cm" svg:y="5.42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8.636cm" svg:y="5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9.263cm" svg:y="6.018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0.558cm" svg:y="4.96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866cm" svg:height="0.042cm" svg:x="10.285cm" svg:y="6.018cm" svg:viewBox="0 0 867 43" draw:points="432,43 0,43 0,0 867,0 867,43">
            <text:p/>
          </draw:polygon>
          <draw:path draw:style-name="gr3" draw:text-style-name="P6" draw:layer="layout" svg:width="0.364cm" svg:height="0.696cm" svg:x="10.33cm" svg:y="6.277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10.751cm" svg:y="6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07cm" svg:height="0.106cm" svg:x="11.351cm" svg:y="6.181cm" svg:viewBox="0 0 108 107" svg:d="M108 54c0-29-25-54-54-54s-54 25-54 54 25 53 54 53 54-24 54-53z">
            <text:p/>
          </draw:path>
          <draw:path draw:style-name="gr3" draw:text-style-name="P6" draw:layer="layout" svg:width="0.469cm" svg:height="0.696cm" svg:x="11.978cm" svg:y="4.9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1.076cm" svg:height="0.042cm" svg:x="11.658cm" svg:y="6.018cm" svg:viewBox="0 0 1077 43" draw:points="538,43 0,43 0,0 1077,0 1077,43">
            <text:p/>
          </draw:polygon>
          <draw:path draw:style-name="gr3" draw:text-style-name="P6" draw:layer="layout" svg:width="0.469cm" svg:height="0.696cm" svg:x="11.696cm" svg:y="6.2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92cm" svg:height="0.447cm" svg:x="12.198cm" svg:y="6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2.948cm" svg:y="5.5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6cm" svg:height="0.637cm" svg:x="13.262cm" svg:y="5.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13.795cm" svg:y="5.42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4.25cm" svg:y="5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4.904cm" svg:y="5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16.326cm" svg:y="4.936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1.076cm" svg:height="0.042cm" svg:x="16.006cm" svg:y="6.018cm" svg:viewBox="0 0 1077 43" draw:points="538,43 0,43 0,0 1077,0 1077,43">
            <text:p/>
          </draw:polygon>
          <draw:path draw:style-name="gr3" draw:text-style-name="P6" draw:layer="layout" svg:width="0.469cm" svg:height="0.696cm" svg:x="16.044cm" svg:y="6.277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6.546cm" svg:y="6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7.296cm" svg:y="5.5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602cm" svg:height="0.042cm" svg:x="17.663cm" svg:y="6.018cm" svg:viewBox="0 0 603 43" svg:d="M569 43c16 0 34 0 34-23 0-20-18-20-34-20h-535c-16 0-34 0-34 20 0 23 18 23 34 23z">
            <text:p/>
          </draw:path>
          <draw:path draw:style-name="gr3" draw:text-style-name="P6" draw:layer="layout" svg:width="0.438cm" svg:height="0.666cm" svg:x="18.374cm" svg:y="5.619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6" draw:layer="layout" svg:width="0.23cm" svg:height="0.984cm" svg:x="18.893cm" svg:y="5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05" draw:id="id205">
          <svg:title>TexMaths</svg:title>
          <svg:desc>28§display§\frac{1}{a^2}(2x) - \frac{1}{b^2}.(2y)\frac{dy}{dx} = 0§svg§600§FALSE§</svg:desc>
          <draw:polygon draw:style-name="gr2" draw:text-style-name="P5" draw:layer="layout" svg:width="10.229cm" svg:height="1.936cm" svg:x="4.58cm" svg:y="7.885cm" svg:viewBox="0 0 10230 1937" draw:points="5116,1937 0,1937 0,0 10230,0 10230,1937">
            <text:p/>
          </draw:polygon>
          <draw:path draw:style-name="gr3" draw:text-style-name="P6" draw:layer="layout" svg:width="0.326cm" svg:height="0.657cm" svg:x="4.854cm" svg:y="7.8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0.962cm" svg:height="0.042cm" svg:x="4.531cm" svg:y="8.918cm" svg:viewBox="0 0 963 43" draw:points="482,43 0,43 0,0 963,0 963,43">
            <text:p/>
          </draw:polygon>
          <draw:path draw:style-name="gr3" draw:text-style-name="P6" draw:layer="layout" svg:width="0.451cm" svg:height="0.447cm" svg:x="4.571cm" svg:y="9.42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5.095cm" svg:y="9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5.709cm" svg:y="8.4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6.043cm" svg:y="8.5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92cm" svg:height="0.447cm" svg:x="6.513cm" svg:y="8.7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4 107-99 130-132 130-38 0-54-32-54-65 0-23 7-43 18-88z">
            <text:p/>
          </draw:path>
          <draw:path draw:style-name="gr3" draw:text-style-name="P6" draw:layer="layout" svg:width="0.23cm" svg:height="0.984cm" svg:x="7.105cm" svg:y="8.4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7.732cm" svg:y="8.918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9.025cm" svg:y="7.8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0.866cm" svg:height="0.042cm" svg:x="8.751cm" svg:y="8.918cm" svg:viewBox="0 0 867 43" draw:points="432,43 0,43 0,0 867,0 867,43">
            <text:p/>
          </draw:polygon>
          <draw:path draw:style-name="gr3" draw:text-style-name="P6" draw:layer="layout" svg:width="0.364cm" svg:height="0.696cm" svg:x="8.798cm" svg:y="9.177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9.217cm" svg:y="9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07cm" svg:height="0.106cm" svg:x="9.818cm" svg:y="9.081cm" svg:viewBox="0 0 108 107" svg:d="M108 54c0-29-25-54-54-54s-54 25-54 54 25 53 54 53 54-24 54-53z">
            <text:p/>
          </draw:path>
          <draw:path draw:style-name="gr3" draw:text-style-name="P6" draw:layer="layout" svg:width="0.23cm" svg:height="0.984cm" svg:x="10.104cm" svg:y="8.4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10.438cm" svg:y="8.5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56cm" svg:height="0.637cm" svg:x="10.911cm" svg:y="8.7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23cm" svg:height="0.984cm" svg:x="11.455cm" svg:y="8.4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1.961cm" svg:y="7.8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54cm" svg:height="0.637cm" svg:x="12.463cm" svg:y="8.085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6" draw:layer="layout" svg:width="1.076cm" svg:height="0.042cm" svg:x="11.901cm" svg:y="8.918cm" svg:viewBox="0 0 1077 43" draw:points="538,43 0,43 0,0 1077,0 1077,43">
            <text:p/>
          </draw:polygon>
          <draw:path draw:style-name="gr3" draw:text-style-name="P6" draw:layer="layout" svg:width="0.469cm" svg:height="0.696cm" svg:x="11.939cm" svg:y="9.1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12.441cm" svg:y="9.4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655cm" svg:height="0.232cm" svg:x="13.422cm" svg:y="8.8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16cm" svg:height="0.678cm" svg:x="14.443cm" svg:y="8.53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</draw:g>
        <draw:g xml:id="id206" draw:id="id206">
          <svg:title>TexMaths</svg:title>
          <svg:desc>28§display§\frac{2y}{b^2}\frac{dy}{dx} = \frac{2x}{a^2} \ \ \Rightarrow \ \  \frac{dy}{dx} = \frac{b^2x}{a^2y}§svg§600§FALSE§</svg:desc>
          <draw:polygon draw:style-name="gr2" draw:text-style-name="P5" draw:layer="layout" svg:width="12.007cm" svg:height="2.258cm" svg:x="4.583cm" svg:y="10.685cm" svg:viewBox="0 0 12008 2259" draw:points="6003,2259 0,2259 0,0 12008,0 12008,2259">
            <text:p/>
          </draw:polygon>
          <draw:path draw:style-name="gr3" draw:text-style-name="P6" draw:layer="layout" svg:width="0.393cm" svg:height="0.657cm" svg:x="4.583cm" svg:y="10.79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6cm" svg:height="0.637cm" svg:x="5.054cm" svg:y="11.014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11cm" svg:height="0.042cm" svg:x="4.534cm" svg:y="11.85cm" svg:viewBox="0 0 1012 43" draw:points="506,43 0,43 0,0 1012,0 1012,43">
            <text:p/>
          </draw:polygon>
          <draw:path draw:style-name="gr3" draw:text-style-name="P6" draw:layer="layout" svg:width="0.364cm" svg:height="0.695cm" svg:x="4.653cm" svg:y="12.10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5.074cm" svg:y="12.0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5cm" svg:x="5.842cm" svg:y="10.76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56cm" svg:height="0.637cm" svg:x="6.344cm" svg:y="11.014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5.779cm" svg:y="11.85cm" svg:viewBox="0 0 1077 43" draw:points="538,43 0,43 0,0 1077,0 1077,43">
            <text:p/>
          </draw:polygon>
          <draw:path draw:style-name="gr3" draw:text-style-name="P6" draw:layer="layout" svg:width="0.469cm" svg:height="0.695cm" svg:x="5.82cm" svg:y="12.107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92cm" svg:height="0.447cm" svg:x="6.321cm" svg:y="12.35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4 107-101 129-132 129-38 0-54-31-54-64 0-23 7-43 18-88z">
            <text:p/>
          </draw:path>
          <draw:path draw:style-name="gr3" draw:text-style-name="P6" draw:layer="layout" svg:width="0.655cm" svg:height="0.232cm" svg:x="7.3cm" svg:y="11.7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8.452cm" svg:y="10.79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92cm" svg:height="0.447cm" svg:x="8.924cm" svg:y="11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olygon draw:style-name="gr3" draw:text-style-name="P6" draw:layer="layout" svg:width="1.056cm" svg:height="0.042cm" svg:x="8.402cm" svg:y="11.85cm" svg:viewBox="0 0 1057 43" draw:points="529,43 0,43 0,0 1057,0 1057,43">
            <text:p/>
          </draw:polygon>
          <draw:path draw:style-name="gr3" draw:text-style-name="P6" draw:layer="layout" svg:width="0.451cm" svg:height="0.447cm" svg:x="8.488cm" svg:y="12.35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306cm" svg:height="0.458cm" svg:x="9.014cm" svg:y="12.0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875cm" svg:height="0.543cm" svg:x="10.56cm" svg:y="11.599cm" svg:viewBox="0 0 876 544" svg:d="M663 195c40 36 90 63 123 76-36 16-83 43-123 76h-627c-18 0-36 0-36 20s18 20 34 20h584c-47 45-98 133-98 146 0 11 11 11 18 11 9 0 15 0 18-9 22-38 49-89 114-148 67-60 134-85 183-100 18-7 18-7 21-9 2 0 2-5 2-7s0-2 0-5l-5-2c-2-2-2-2-20-9-134-38-233-130-289-235-9-20-11-20-24-20-7 0-18 0-18 11 0 14 49 99 98 146h-584c-16 0-34 0-34 20 0 18 18 18 36 18z">
            <text:p/>
          </draw:path>
          <draw:path draw:style-name="gr3" draw:text-style-name="P6" draw:layer="layout" svg:width="0.469cm" svg:height="0.695cm" svg:x="12.598cm" svg:y="10.76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ath draw:style-name="gr3" draw:text-style-name="P6" draw:layer="layout" svg:width="0.456cm" svg:height="0.637cm" svg:x="13.1cm" svg:y="11.014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12.537cm" svg:y="11.85cm" svg:viewBox="0 0 1077 43" draw:points="538,43 0,43 0,0 1077,0 1077,43">
            <text:p/>
          </draw:polygon>
          <draw:path draw:style-name="gr3" draw:text-style-name="P6" draw:layer="layout" svg:width="0.469cm" svg:height="0.695cm" svg:x="12.575cm" svg:y="12.107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ath draw:style-name="gr3" draw:text-style-name="P6" draw:layer="layout" svg:width="0.492cm" svg:height="0.447cm" svg:x="13.077cm" svg:y="12.3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3" draw:text-style-name="P6" draw:layer="layout" svg:width="0.655cm" svg:height="0.232cm" svg:x="14.058cm" svg:y="11.7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695cm" svg:x="15.232cm" svg:y="10.768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15.651cm" svg:y="10.63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92cm" svg:height="0.447cm" svg:x="16.079cm" svg:y="11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8 76 100 0 156-128 156-152 0-9-9-9-11-9-9 0-11 2-13 9-32 107-101 129-132 129-38 0-54-31-54-64 0-23 7-43 18-88z">
            <text:p/>
          </draw:path>
          <draw:polygon draw:style-name="gr3" draw:text-style-name="P6" draw:layer="layout" svg:width="1.48cm" svg:height="0.042cm" svg:x="15.16cm" svg:y="11.85cm" svg:viewBox="0 0 1481 43" draw:points="741,43 0,43 0,0 1481,0 1481,43">
            <text:p/>
          </draw:polygon>
          <draw:path draw:style-name="gr3" draw:text-style-name="P6" draw:layer="layout" svg:width="0.451cm" svg:height="0.447cm" svg:x="15.198cm" svg:y="12.35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306cm" svg:height="0.458cm" svg:x="15.723cm" svg:y="12.0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16.15cm" svg:y="12.35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xml:id="id207" text:id="id207" text:style-name="P8"><text:span text:style-name="T28"><text:s text:c="9"/></text:span><text:span text:style-name="T30"><text:line-break/></text:span><text:span text:style-name="T30"><text:tab/></text:span><text:span text:style-name="T30">(V) Find the derivative of <text:s text:c="2"/></text:span><text:span text:style-name="T30"><text:line-break/></text:span><text:span text:style-name="T28"><text:tab/></text:span><text:span text:style-name="T28"><text:tab/></text:span><text:span text:style-name="T30"><text:line-break/></text:span><text:span text:style-name="T44"><text:tab/></text:span><text:span text:style-name="T44">Solution :</text:span><text:span text:style-name="T30"> Let <text:s/></text:span><text:span text:style-name="T12"><text:line-break/></text:span><text:span text:style-name="T15"><text:tab/></text:span><text:span text:style-name="T15"><text:tab/></text:span><text:span text:style-name="T12"><text:line-break/></text:span><text:span text:style-name="T12"><text:tab/></text:span><text:span text:style-name="T12"><text:tab/></text:span><text:span text:style-name="T12"> <text:s/></text:span><text:span text:style-name="T12"><text:line-break/></text:span><text:span text:style-name="T35"> <text:s text:c="15"/></text:span><text:span text:style-name="T12"><text:line-break/></text:span><text:span text:style-name="T12"><text:tab/></text:span><text:span text:style-name="T12"> <text:s text:c="3"/></text:span><text:span text:style-name="T12"><text:line-break/></text:span><text:span text:style-name="T26"><text:tab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 text:c="3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08" draw:id="id208">
          <svg:title>TexMaths</svg:title>
          <svg:desc>28§display§\cos^{-1}x \ w. \ r. \ t. \ \sqrt{ 1 - x^2 }§svg§600§FALSE§</svg:desc>
          <draw:polygon draw:style-name="gr2" draw:text-style-name="P5" draw:layer="layout" svg:width="10.322cm" svg:height="1.083cm" svg:x="12.811cm" svg:y="1.111cm" svg:viewBox="0 0 10323 1084" draw:points="5162,1084 0,1084 0,0 10323,0 10323,1084">
            <text:p/>
          </draw:polygon>
          <draw:path draw:style-name="gr3" draw:text-style-name="P6" draw:layer="layout" svg:width="0.375cm" svg:height="0.453cm" svg:x="12.795cm" svg:y="1.62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3.227cm" svg:y="1.62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3cm" svg:x="13.722cm" svg:y="1.62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14.153cm" svg:y="1.47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4.769cm" svg:y="1.203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92cm" svg:height="0.447cm" svg:x="15.329cm" svg:y="1.63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4 107-101 129-132 129-38 0-54-31-54-65 0-22 7-42 18-87z">
            <text:p/>
          </draw:path>
          <draw:path draw:style-name="gr3" draw:text-style-name="P6" draw:layer="layout" svg:width="0.653cm" svg:height="0.447cm" svg:x="16.218cm" svg:y="1.633cm" svg:viewBox="0 0 654 448" svg:d="M428 101c4-20 16-58 16-63 0-18-16-27-30-27-13 0-29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3" draw:text-style-name="P6" draw:layer="layout" svg:width="0.107cm" svg:height="0.106cm" svg:x="17.007cm" svg:y="1.962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7.551cm" svg:y="1.63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8.024cm" svg:y="1.962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8.564cm" svg:y="1.452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107cm" svg:height="0.106cm" svg:x="18.98cm" svg:y="1.962cm" svg:viewBox="0 0 108 107" svg:d="M108 54c0-29-25-54-54-54s-54 25-54 54 25 53 54 53 54-24 54-53z">
            <text:p/>
          </draw:path>
          <draw:path draw:style-name="gr3" draw:text-style-name="P6" draw:layer="layout" svg:width="0.897cm" svg:height="1.181cm" svg:x="19.605cm" svg:y="1.062cm" svg:viewBox="0 0 898 1182" svg:d="M309 1182c32 0 32 0 43-20l540-1124c6-13 6-16 6-18 0-11-9-20-20-20-13 0-16 9-22 20l-509 1059-210-488-137 105 16 16 69-54z">
            <text:p/>
          </draw:path>
          <draw:polygon draw:style-name="gr3" draw:text-style-name="P6" draw:layer="layout" svg:width="2.701cm" svg:height="0.042cm" svg:x="20.481cm" svg:y="1.062cm" svg:viewBox="0 0 2702 43" draw:points="1351,43 0,43 0,0 2702,0 2702,43">
            <text:p/>
          </draw:polygon>
          <draw:path draw:style-name="gr3" draw:text-style-name="P6" draw:layer="layout" svg:width="0.326cm" svg:height="0.657cm" svg:x="20.569cm" svg:y="1.4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21.274cm" svg:y="1.8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2.206cm" svg:y="1.6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6" draw:layer="layout" svg:width="0.306cm" svg:height="0.458cm" svg:x="22.782cm" svg:y="1.3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09" draw:id="id209">
          <svg:title>TexMaths</svg:title>
          <svg:desc>28§display§u = \cos^{-1}x \ \text { and }\ v = \sqrt{ 1 - x^2 }§svg§600§FALSE§</svg:desc>
          <draw:polygon draw:style-name="gr2" draw:text-style-name="P5" draw:layer="layout" svg:width="13.283cm" svg:height="1.082cm" svg:x="8.315cm" svg:y="2.711cm" svg:viewBox="0 0 13284 1083" draw:points="6642,1083 0,1083 0,0 13284,0 13284,1083">
            <text:p/>
          </draw:polygon>
          <draw:path draw:style-name="gr3" draw:text-style-name="P6" draw:layer="layout" svg:width="0.508cm" svg:height="0.447cm" svg:x="8.295cm" svg:y="3.233cm" svg:viewBox="0 0 509 448" svg:d="M318 381c11 42 45 67 87 67 34 0 59-23 74-54 16-36 30-96 30-99 0-8-9-8-12-8-11 0-11 2-15 17-14 54-32 121-74 121-20 0-29-11-29-44 0-23 11-68 18-103l29-108c2-13 11-51 15-67 5-22 16-60 16-65 0-18-13-27-29-27-5 0-31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9.157cm" svg:y="3.3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3cm" svg:x="10.175cm" svg:y="3.22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0.607cm" svg:y="3.22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3cm" svg:x="11.104cm" svg:y="3.22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11.534cm" svg:y="3.07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2.15cm" svg:y="2.803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92cm" svg:height="0.447cm" svg:x="12.708cm" svg:y="3.2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101 130-132 130-38 0-54-31-54-65 0-22 7-42 18-87z">
            <text:p/>
          </draw:path>
          <draw:path draw:style-name="gr3" draw:text-style-name="P6" draw:layer="layout" svg:width="0.445cm" svg:height="0.453cm" svg:x="13.94cm" svg:y="3.226cm" svg:viewBox="0 0 446 454" svg:d="M287 367c4 40 31 81 78 81 20 0 81-14 81-94v-54h-25v54c0 58-24 65-36 65-31 0-36-45-36-50v-199c0-40 0-78-35-116-38-38-88-54-135-54-83 0-150 47-150 112 0 29 20 47 45 47 29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496cm" svg:height="0.436cm" svg:x="14.422cm" svg:y="3.23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87cm" svg:height="0.695cm" svg:x="14.971cm" svg:y="2.984cm" svg:viewBox="0 0 488 696" svg:d="M343 631v65l145-11v-31c-69 0-78-7-78-54v-600l-141 11v32c67 0 76 6 76 53v213c-29-34-72-61-125-61-117 0-220 97-220 224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6" draw:layer="layout" svg:width="0.434cm" svg:height="0.447cm" svg:x="16.169cm" svg:y="3.233cm" svg:viewBox="0 0 435 448" svg:d="M435 69c0-53-27-69-45-69-25 0-47 25-47 47 0 13 4 20 15 29 21 20 34 47 34 83 0 40-60 266-177 266-49 0-72-33-72-85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3" draw:text-style-name="P6" draw:layer="layout" svg:width="0.655cm" svg:height="0.232cm" svg:x="16.98cm" svg:y="3.3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1cm" svg:x="18.073cm" svg:y="2.662cm" svg:viewBox="0 0 898 1182" svg:d="M309 1182c32 0 32 0 43-20l540-1124c6-13 6-16 6-18 0-11-9-20-20-20-13 0-18 9-22 20l-509 1059-210-488-137 105 16 16 69-54z">
            <text:p/>
          </draw:path>
          <draw:polygon draw:style-name="gr3" draw:text-style-name="P6" draw:layer="layout" svg:width="2.701cm" svg:height="0.042cm" svg:x="18.949cm" svg:y="2.662cm" svg:viewBox="0 0 2702 43" draw:points="1351,43 0,43 0,0 2702,0 2702,43">
            <text:p/>
          </draw:polygon>
          <draw:path draw:style-name="gr3" draw:text-style-name="P6" draw:layer="layout" svg:width="0.326cm" svg:height="0.657cm" svg:x="19.037cm" svg:y="3.0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9.742cm" svg:y="3.4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0.672cm" svg:y="3.2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101 130-132 130-38 0-54-31-54-65 0-22 7-42 18-87z">
            <text:p/>
          </draw:path>
          <draw:path draw:style-name="gr3" draw:text-style-name="P6" draw:layer="layout" svg:width="0.306cm" svg:height="0.458cm" svg:x="21.25cm" svg:y="2.9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11" draw:id="id211">
          <svg:title>TexMaths</svg:title>
          <svg:desc>28§display§\cos^{-1}x \ w. \ r. \ t. \ \sqrt{ 1 - x^2 }§svg§600§FALSE§</svg:desc>
          <draw:polygon draw:style-name="gr2" draw:text-style-name="P5" draw:layer="layout" svg:width="10.322cm" svg:height="1.083cm" svg:x="14.111cm" svg:y="4.311cm" svg:viewBox="0 0 10323 1084" draw:points="5162,1084 0,1084 0,0 10323,0 10323,1084">
            <text:p/>
          </draw:polygon>
          <draw:path draw:style-name="gr3" draw:text-style-name="P6" draw:layer="layout" svg:width="0.375cm" svg:height="0.453cm" svg:x="14.095cm" svg:y="4.82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4.527cm" svg:y="4.82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3cm" svg:x="15.022cm" svg:y="4.82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15.453cm" svg:y="4.67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6.069cm" svg:y="4.403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92cm" svg:height="0.447cm" svg:x="16.629cm" svg:y="4.83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4 107-101 129-132 129-38 0-54-31-54-65 0-22 7-42 18-87z">
            <text:p/>
          </draw:path>
          <draw:path draw:style-name="gr3" draw:text-style-name="P6" draw:layer="layout" svg:width="0.653cm" svg:height="0.447cm" svg:x="17.518cm" svg:y="4.833cm" svg:viewBox="0 0 654 448" svg:d="M428 101c4-20 16-58 16-63 0-18-16-27-30-27-13 0-29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3" draw:text-style-name="P6" draw:layer="layout" svg:width="0.107cm" svg:height="0.106cm" svg:x="18.307cm" svg:y="5.162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8.851cm" svg:y="4.83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9.324cm" svg:y="5.162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9.864cm" svg:y="4.652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107cm" svg:height="0.106cm" svg:x="20.28cm" svg:y="5.162cm" svg:viewBox="0 0 108 107" svg:d="M108 54c0-29-25-54-54-54s-54 25-54 54 25 53 54 53 54-24 54-53z">
            <text:p/>
          </draw:path>
          <draw:path draw:style-name="gr3" draw:text-style-name="P6" draw:layer="layout" svg:width="0.897cm" svg:height="1.181cm" svg:x="20.905cm" svg:y="4.262cm" svg:viewBox="0 0 898 1182" svg:d="M309 1182c32 0 32 0 43-20l540-1124c6-13 6-16 6-18 0-11-9-20-20-20-13 0-16 9-22 20l-509 1059-210-488-137 105 16 16 69-54z">
            <text:p/>
          </draw:path>
          <draw:polygon draw:style-name="gr3" draw:text-style-name="P6" draw:layer="layout" svg:width="2.701cm" svg:height="0.042cm" svg:x="21.781cm" svg:y="4.262cm" svg:viewBox="0 0 2702 43" draw:points="1351,43 0,43 0,0 2702,0 2702,43">
            <text:p/>
          </draw:polygon>
          <draw:path draw:style-name="gr3" draw:text-style-name="P6" draw:layer="layout" svg:width="0.326cm" svg:height="0.657cm" svg:x="21.869cm" svg:y="4.6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22.574cm" svg:y="5.0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3.506cm" svg:y="4.8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6" draw:layer="layout" svg:width="0.306cm" svg:height="0.458cm" svg:x="24.082cm" svg:y="4.5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13" draw:id="id213">
          <svg:title>TexMaths</svg:title>
          <svg:desc>28§display§\frac{ du }{ dv }§svg§600§FALSE§</svg:desc>
          <draw:polygon draw:style-name="gr2" draw:text-style-name="P5" draw:layer="layout" svg:width="0.978cm" svg:height="1.936cm" svg:x="10.844cm" svg:y="5.911cm" svg:viewBox="0 0 979 1937" draw:points="491,1937 0,1937 0,0 979,0 979,1937">
            <text:p/>
          </draw:polygon>
          <draw:path draw:style-name="gr3" draw:text-style-name="P6" draw:layer="layout" svg:width="0.47cm" svg:height="0.696cm" svg:x="10.835cm" svg:y="5.86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508cm" svg:height="0.447cm" svg:x="11.335cm" svg:y="6.111cm" svg:viewBox="0 0 509 448" svg:d="M318 381c11 42 45 67 88 67 33 0 58-22 74-54 15-36 29-96 29-98 0-9-9-9-11-9-12 0-12 2-16 18-14 53-32 121-74 121-20 0-29-12-29-45 0-23 11-67 18-103l29-108c2-13 11-51 16-67 4-22 15-60 15-65 0-18-13-27-29-27-4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olygon draw:style-name="gr3" draw:text-style-name="P6" draw:layer="layout" svg:width="1.077cm" svg:height="0.042cm" svg:x="10.795cm" svg:y="6.944cm" svg:viewBox="0 0 1078 43" draw:points="540,43 0,43 0,0 1078,0 1078,43">
            <text:p/>
          </draw:polygon>
          <draw:path draw:style-name="gr3" draw:text-style-name="P6" draw:layer="layout" svg:width="0.47cm" svg:height="0.696cm" svg:x="10.86cm" svg:y="7.20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34cm" svg:height="0.447cm" svg:x="11.362cm" svg:y="7.45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</draw:g>
        <draw:g xml:id="id218" draw:id="id218">
          <svg:title>TexMaths</svg:title>
          <svg:desc>28§display§u = \cos^{-1}x §svg§600§FALSE§</svg:desc>
          <draw:polygon draw:style-name="gr2" draw:text-style-name="P5" draw:layer="layout" svg:width="4.836cm" svg:height="0.777cm" svg:x="6.415cm" svg:y="8.412cm" svg:viewBox="0 0 4837 778" draw:points="2417,778 0,778 0,0 4837,0 4837,778">
            <text:p/>
          </draw:polygon>
          <draw:path draw:style-name="gr3" draw:text-style-name="P6" draw:layer="layout" svg:width="0.508cm" svg:height="0.447cm" svg:x="6.395cm" svg:y="8.791cm" svg:viewBox="0 0 509 448" svg:d="M318 381c11 43 45 67 87 67 34 0 59-22 74-53 16-36 30-97 30-99 0-9-9-9-12-9-11 0-11 2-15 18-14 54-32 121-74 121-20 0-29-11-29-45 0-22 11-67 18-103l29-108c2-13 11-51 15-67 5-22 16-60 16-65 0-18-13-27-29-27-5 0-31 0-38 34-20 74-63 247-74 298-2 5-40 83-114 83-50 0-61-45-61-81 0-56 27-134 54-201 11-30 16-43 16-63 0-45-32-81-81-81-94 0-130 144-130 152 0 9 9 9 11 9 11 0 11 0 16-17 25-86 63-122 101-122 9 0 24 0 24 32 0 24-11 54-18 67-35 99-56 159-56 209 0 94 68 118 121 118 65 0 101-44 119-67z">
            <text:p/>
          </draw:path>
          <draw:path draw:style-name="gr3" draw:text-style-name="P6" draw:layer="layout" svg:width="0.655cm" svg:height="0.232cm" svg:x="7.257cm" svg:y="8.8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8.275cm" svg:y="8.787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6" draw:layer="layout" svg:width="0.438cm" svg:height="0.454cm" svg:x="8.707cm" svg:y="8.78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6" draw:layer="layout" svg:width="0.324cm" svg:height="0.454cm" svg:x="9.204cm" svg:y="8.787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467cm" svg:height="0.035cm" svg:x="9.634cm" svg:y="8.63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9cm" svg:x="10.25cm" svg:y="8.363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6" draw:layer="layout" svg:width="0.492cm" svg:height="0.447cm" svg:x="10.808cm" svg:y="8.7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</draw:g>
        <draw:g xml:id="id219" draw:id="id219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943cm" svg:y="10.084cm" svg:viewBox="0 0 6067 607" draw:points="3034,607 0,607 0,0 6067,0 6067,607">
            <text:p/>
          </draw:polygon>
          <draw:path draw:style-name="gr3" draw:text-style-name="P6" draw:layer="layout" svg:width="0.662cm" svg:height="0.673cm" svg:x="3.927cm" svg:y="10.05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678cm" svg:y="10.0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944cm" svg:y="10.035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578cm" svg:y="10.6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232cm" svg:y="10.2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019cm" svg:y="10.6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565cm" svg:y="10.295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038cm" svg:y="10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578cm" svg:y="10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995cm" svg:y="10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535cm" svg:y="10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951cm" svg:y="10.624cm" svg:viewBox="0 0 108 108" svg:d="M108 54c0-29-25-54-54-54s-54 25-54 54 25 54 54 54 54-25 54-54z">
            <text:p/>
          </draw:path>
        </draw:g>
        <draw:g xml:id="id220" draw:id="id220">
          <svg:title>TexMaths</svg:title>
          <svg:desc>28§display§\frac{du}{dx} =  \frac{d}{dx}( \cos^{-1} x ) =  - \frac{1}{ \sqrt{ 1 - x^2 } }§svg§600§FALSE§</svg:desc>
          <draw:polygon draw:style-name="gr2" draw:text-style-name="P5" draw:layer="layout" svg:width="13.301cm" svg:height="2.168cm" svg:x="3.977cm" svg:y="11.586cm" svg:viewBox="0 0 13302 2169" draw:points="6651,2169 0,2169 0,0 13302,0 13302,2169">
            <text:p/>
          </draw:polygon>
          <draw:path draw:style-name="gr3" draw:text-style-name="P6" draw:layer="layout" svg:width="0.469cm" svg:height="0.696cm" svg:x="3.968cm" svg:y="11.5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508cm" svg:height="0.447cm" svg:x="4.468cm" svg:y="11.786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olygon draw:style-name="gr3" draw:text-style-name="P6" draw:layer="layout" svg:width="1.077cm" svg:height="0.042cm" svg:x="3.928cm" svg:y="12.619cm" svg:viewBox="0 0 1078 43" draw:points="540,43 0,43 0,0 1078,0 1078,43">
            <text:p/>
          </draw:polygon>
          <draw:path draw:style-name="gr3" draw:text-style-name="P6" draw:layer="layout" svg:width="0.469cm" svg:height="0.696cm" svg:x="3.968cm" svg:y="12.879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4.47cm" svg:y="13.1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5.451cm" svg:y="12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872cm" svg:y="11.537cm" svg:viewBox="0 0 470 697" svg:d="M470 11c0-2 0-11-13-11s-108 9-125 11c-7 0-14 5-14 18 0 14 9 14 25 14 47 0 49 6 49 15l-2 20-61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4-172 56-217 30-58 74-94 115-94 65 0 78 81 78 87 0 5-2 12-4 16z">
            <text:p/>
          </draw:path>
          <draw:polygon draw:style-name="gr3" draw:text-style-name="P6" draw:layer="layout" svg:width="1.077cm" svg:height="0.042cm" svg:x="6.551cm" svg:y="12.619cm" svg:viewBox="0 0 1078 43" draw:points="538,43 0,43 0,0 1078,0 1078,43">
            <text:p/>
          </draw:polygon>
          <draw:path draw:style-name="gr3" draw:text-style-name="P6" draw:layer="layout" svg:width="0.469cm" svg:height="0.696cm" svg:x="6.592cm" svg:y="12.879cm" svg:viewBox="0 0 470 697" svg:d="M470 11c0-2 0-11-13-11s-108 9-125 11c-7 0-14 5-14 18 0 14 9 14 25 14 47 0 49 6 49 15l-2 20-61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3" draw:text-style-name="P6" draw:layer="layout" svg:width="0.492cm" svg:height="0.447cm" svg:x="7.093cm" svg:y="13.1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23cm" svg:height="0.985cm" svg:x="7.842cm" svg:y="12.14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75cm" svg:height="0.454cm" svg:x="8.162cm" svg:y="12.444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8.592cm" svg:y="12.44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089cm" svg:y="12.4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9.52cm" svg:y="12.2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0.136cm" svg:y="12.02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492cm" svg:height="0.447cm" svg:x="10.693cm" svg:y="12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23cm" svg:height="0.985cm" svg:x="11.285cm" svg:y="12.14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1.939cm" svg:y="12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3.005cm" svg:y="12.619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5.409cm" svg:y="11.56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3.521cm" svg:height="0.042cm" svg:x="13.807cm" svg:y="12.619cm" svg:viewBox="0 0 3522 43" draw:points="1761,43 0,43 0,0 3522,0 3522,43">
            <text:p/>
          </draw:polygon>
          <draw:path draw:style-name="gr3" draw:text-style-name="P6" draw:layer="layout" svg:width="0.77cm" svg:height="0.985cm" svg:x="13.879cm" svg:y="12.816cm" svg:viewBox="0 0 771 986" svg:d="M311 883l-172-383c-7-16-14-16-16-16 0 0-7 0-15 7l-95 71c-13 9-13 14-13 16 0 4 2 11 9 11s25-13 34-22c6-5 22-16 31-23l195 426c7 16 13 16 22 16 14 0 16-5 25-18l448-928c7-15 7-18 7-20 0-11-9-20-21-20-8 0-15 4-22 20z">
            <text:p/>
          </draw:path>
          <draw:polygon draw:style-name="gr3" draw:text-style-name="P6" draw:layer="layout" svg:width="2.701cm" svg:height="0.042cm" svg:x="14.627cm" svg:y="12.816cm" svg:viewBox="0 0 2702 43" draw:points="1351,43 0,43 0,0 2702,0 2702,43">
            <text:p/>
          </draw:polygon>
          <draw:path draw:style-name="gr3" draw:text-style-name="P6" draw:layer="layout" svg:width="0.326cm" svg:height="0.658cm" svg:x="14.715cm" svg:y="13.0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5.42cm" svg:y="13.4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6.35cm" svg:y="13.2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306cm" svg:height="0.458cm" svg:x="16.928cm" svg:y="12.93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15" draw:id="id215">
          <svg:title>TexMaths</svg:title>
          <svg:desc>28§display§\frac{du}{dv} = \frac{du/dx}{dv/dx}§svg§600§FALSE§</svg:desc>
          <draw:polygon draw:style-name="gr2" draw:text-style-name="P5" draw:layer="layout" svg:width="5.17cm" svg:height="2.227cm" svg:x="14.244cm" svg:y="5.911cm" svg:viewBox="0 0 5171 2228" draw:points="2586,2228 0,2228 0,0 5171,0 5171,2228">
            <text:p/>
          </draw:polygon>
          <draw:path draw:style-name="gr3" draw:text-style-name="P6" draw:layer="layout" svg:width="0.47cm" svg:height="0.696cm" svg:x="14.235cm" svg:y="5.918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508cm" svg:height="0.447cm" svg:x="14.735cm" svg:y="6.164cm" svg:viewBox="0 0 509 448" svg:d="M318 381c11 42 45 67 88 67 33 0 58-22 73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olygon draw:style-name="gr3" draw:text-style-name="P6" draw:layer="layout" svg:width="1.077cm" svg:height="0.042cm" svg:x="14.195cm" svg:y="7cm" svg:viewBox="0 0 1078 43" draw:points="540,43 0,43 0,0 1078,0 1078,43">
            <text:p/>
          </draw:polygon>
          <draw:path draw:style-name="gr3" draw:text-style-name="P6" draw:layer="layout" svg:width="0.47cm" svg:height="0.696cm" svg:x="14.26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14.762cm" svg:y="7.506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6cm" svg:height="0.232cm" svg:x="15.719cm" svg:y="6.903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6" draw:layer="layout" svg:width="0.47cm" svg:height="0.696cm" svg:x="16.859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508cm" svg:height="0.447cm" svg:x="17.361cm" svg:y="6.164cm" svg:viewBox="0 0 509 448" svg:d="M318 381c11 42 45 67 88 67 33 0 58-22 73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3" draw:text-style-name="P6" draw:layer="layout" svg:width="0.384cm" svg:height="0.984cm" svg:x="17.95cm" svg:y="5.862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8.428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8.929cm" svg:y="6.1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4 65 65 0 101-69 103-76 11 38 47 76 108 76 101 0 157-128 157-152 0-9-9-9-12-9-9 0-11 2-13 9-31 107-101 130-132 130-38 0-54-32-54-65 0-23 7-43 18-88z">
            <text:p/>
          </draw:path>
          <draw:polygon draw:style-name="gr3" draw:text-style-name="P6" draw:layer="layout" svg:width="2.645cm" svg:height="0.042cm" svg:x="16.819cm" svg:y="7cm" svg:viewBox="0 0 2646 43" draw:points="1322,43 0,43 0,0 2646,0 2646,43">
            <text:p/>
          </draw:polygon>
          <draw:path draw:style-name="gr3" draw:text-style-name="P6" draw:layer="layout" svg:width="0.47cm" svg:height="0.696cm" svg:x="16.884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34cm" svg:height="0.447cm" svg:x="17.386cm" svg:y="7.506cm" svg:viewBox="0 0 435 448" svg:d="M435 69c0-53-27-69-45-69-25 0-47 25-47 47 0 13 4 20 16 29 20 20 33 47 33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3" draw:text-style-name="P6" draw:layer="layout" svg:width="0.384cm" svg:height="0.984cm" svg:x="17.923cm" svg:y="7.204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8.401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8.903cm" svg:y="7.50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</draw:g>
        <draw:g xml:id="id216" draw:id="id216">
          <svg:title>TexMaths</svg:title>
          <svg:desc>22§display§.\ .\ .\ . (I) §svg§600§FALSE§</svg:desc>
          <draw:polygon draw:style-name="gr2" draw:text-style-name="P5" draw:layer="layout" svg:width="2.481cm" svg:height="0.696cm" svg:x="20.73cm" svg:y="6.466cm" svg:viewBox="0 0 2482 697" draw:points="1241,697 0,697 0,0 2482,0 2482,697">
            <text:p/>
          </draw:polygon>
          <draw:path draw:style-name="gr3" draw:text-style-name="P6" draw:layer="layout" svg:width="0.084cm" svg:height="0.083cm" svg:x="20.758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23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704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2.175cm" svg:y="6.9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2.401cm" svg:y="6.4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2.651cm" svg:y="6.4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07cm" svg:y="6.4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21" draw:id="id221">
          <svg:title>TexMaths</svg:title>
          <svg:desc>22§display§.\ .\ .\ . (II) §svg§600§FALSE§</svg:desc>
          <draw:polygon draw:style-name="gr2" draw:text-style-name="P5" draw:layer="layout" svg:width="2.881cm" svg:height="0.696cm" svg:x="20.53cm" svg:y="12.366cm" svg:viewBox="0 0 2882 697" draw:points="1442,697 0,697 0,0 2882,0 2882,697">
            <text:p/>
          </draw:polygon>
          <draw:path draw:style-name="gr3" draw:text-style-name="P6" draw:layer="layout" svg:width="0.083cm" svg:height="0.083cm" svg:x="20.558cm" svg:y="12.8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03cm" svg:y="12.8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503cm" svg:y="12.8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975cm" svg:y="12.8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2cm" svg:y="12.3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2.45cm" svg:y="12.3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2.852cm" svg:y="12.3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271cm" svg:y="12.3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10" draw:id="id210">
          <svg:title>TexMaths</svg:title>
          <svg:desc>28§display§\text {To get the derivative of}§svg§600§FALSE§</svg:desc>
          <draw:polygon draw:style-name="gr2" draw:text-style-name="P5" draw:layer="layout" svg:width="10.044cm" svg:height="0.8cm" svg:x="3.708cm" svg:y="4.611cm" svg:viewBox="0 0 10045 801" draw:points="5023,801 0,801 0,0 10045,0 10045,801">
            <text:p/>
          </draw:polygon>
          <draw:path draw:style-name="gr3" draw:text-style-name="P6" draw:layer="layout" svg:width="0.64cm" svg:height="0.668cm" svg:x="3.695cm" svg:y="4.589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6" draw:layer="layout" svg:width="0.438cm" svg:height="0.454cm" svg:x="4.316cm" svg:y="4.8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452cm" svg:height="0.652cm" svg:x="5.135cm" svg:y="4.811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382cm" svg:height="0.454cm" svg:x="5.628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08cm" svg:height="0.618cm" svg:x="6.056cm" svg:y="4.652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6" draw:layer="layout" svg:width="0.31cm" svg:height="0.618cm" svg:x="6.766cm" svg:y="4.6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496cm" svg:height="0.686cm" svg:x="7.163cm" svg:y="4.573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82cm" svg:height="0.454cm" svg:x="7.705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87cm" svg:height="0.697cm" svg:x="8.478cm" svg:y="4.573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6" draw:layer="layout" svg:width="0.382cm" svg:height="0.454cm" svg:x="9.018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33cm" svg:height="0.437cm" svg:x="9.455cm" svg:y="4.82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6" draw:layer="layout" svg:width="0.212cm" svg:height="0.661cm" svg:x="9.844cm" svg:y="4.5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10.104cm" svg:y="4.831cm" svg:viewBox="0 0 484 438" svg:d="M392 96c9-22 27-65 92-65v-31c-23 2-52 2-74 2-25 0-69-2-87-2v31c38 0 49 23 49 43 0 9-2 11-7 22l-101 254-112-276c-4-13-4-16-4-18 0-25 38-25 56-25v-31c-29 0-85 2-108 2-27 0-67 0-96-2v31c63 0 67 5 78 36l144 353c7 13 7 18 20 18s18-9 20-18z">
            <text:p/>
          </draw:path>
          <draw:path draw:style-name="gr3" draw:text-style-name="P6" draw:layer="layout" svg:width="0.445cm" svg:height="0.454cm" svg:x="10.593cm" svg:y="4.816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6" draw:layer="layout" svg:width="0.31cm" svg:height="0.618cm" svg:x="11.063cm" svg:y="4.6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212cm" svg:height="0.661cm" svg:x="11.46cm" svg:y="4.5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11.717cm" svg:y="4.831cm" svg:viewBox="0 0 484 438" svg:d="M392 96c9-22 27-65 92-65v-31c-23 2-52 2-74 2-25 0-69-2-87-2v31c38 0 49 23 49 43 0 9-2 11-7 22l-101 254-112-276c-4-13-4-16-4-18 0-25 38-25 56-25v-31c-29 0-85 2-108 2-27 0-67 0-96-2v31c63 0 67 5 78 36l144 353c4 13 7 18 20 18s18-9 20-18z">
            <text:p/>
          </draw:path>
          <draw:path draw:style-name="gr3" draw:text-style-name="P6" draw:layer="layout" svg:width="0.382cm" svg:height="0.454cm" svg:x="12.219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38cm" svg:height="0.454cm" svg:x="12.985cm" svg:y="4.8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319cm" svg:height="0.697cm" svg:x="13.483cm" svg:y="4.562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</draw:g>
        <draw:g xml:id="id212" draw:id="id212">
          <svg:title>TexMaths</svg:title>
          <svg:desc>28§display§\text {we have to find }§svg§600§FALSE§</svg:desc>
          <draw:polygon draw:style-name="gr2" draw:text-style-name="P5" draw:layer="layout" svg:width="6.434cm" svg:height="0.606cm" svg:x="3.758cm" svg:y="6.684cm" svg:viewBox="0 0 6435 607" draw:points="3219,607 0,607 0,0 6435,0 6435,607">
            <text:p/>
          </draw:polygon>
          <draw:path draw:style-name="gr3" draw:text-style-name="P6" draw:layer="layout" svg:width="0.675cm" svg:height="0.436cm" svg:x="3.727cm" svg:y="6.904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6" draw:layer="layout" svg:width="0.382cm" svg:height="0.454cm" svg:x="4.419cm" svg:y="6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96cm" svg:height="0.685cm" svg:x="5.19cm" svg:y="6.646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445cm" svg:height="0.454cm" svg:x="5.745cm" svg:y="6.88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6" draw:layer="layout" svg:width="0.483cm" svg:height="0.436cm" svg:x="6.189cm" svg:y="6.904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6.688cm" svg:y="6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1cm" svg:height="0.617cm" svg:x="7.445cm" svg:y="6.72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6" draw:layer="layout" svg:width="0.438cm" svg:height="0.454cm" svg:x="7.837cm" svg:y="6.888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6" draw:layer="layout" svg:width="0.494cm" svg:height="0.696cm" svg:x="8.657cm" svg:y="6.635cm" svg:viewBox="0 0 495 697" svg:d="M300 300c45 0 52 14 52 54v267c0 44-12 44-76 44v32c31-2 85-5 109-5 25 0 72 3 110 5v-32c-67 0-78 0-78-44v-363l-124 9c-15 2-17 2-17 2-3 2-5 2-18 2h-117v-112c0-99 85-137 146-137 29 0 65 9 85 32-41 2-47 29-47 47 0 31 27 45 45 45 22 0 44-16 44-45 0-58-53-101-127-101-92 0-209 49-209 159v112h-78v29h78v321c0 44-11 44-78 44v32c34-2 85-5 110-5 24 0 74 3 110 5v-32c-65 0-77 0-77-44v-321z">
            <text:p/>
          </draw:path>
          <draw:path draw:style-name="gr3" draw:text-style-name="P6" draw:layer="layout" svg:width="0.496cm" svg:height="0.436cm" svg:x="9.208cm" svg:y="6.8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9.757cm" svg:y="6.646cm" svg:viewBox="0 0 488 697" svg:d="M343 632v65l145-11v-32c-69 0-78-6-78-54v-600l-141 11v32c67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</draw:g>
        <draw:g xml:id="id214" draw:id="id214">
          <svg:title>TexMaths</svg:title>
          <svg:desc>28§display§\text {i.e.}§svg§600§FALSE§</svg:desc>
          <draw:polygon draw:style-name="gr2" draw:text-style-name="P5" draw:layer="layout" svg:width="1.077cm" svg:height="0.572cm" svg:x="12.545cm" svg:y="6.584cm" svg:viewBox="0 0 1078 573" draw:points="538,573 0,573 0,0 1078,0 1078,573">
            <text:p/>
          </draw:polygon>
          <draw:path draw:style-name="gr3" draw:text-style-name="P6" draw:layer="layout" svg:width="0.212cm" svg:height="0.66cm" svg:x="12.527cm" svg:y="6.53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107cm" svg:height="0.107cm" svg:x="12.854cm" svg:y="7.088cm" svg:viewBox="0 0 108 108" svg:d="M108 54c0-29-25-54-54-54s-54 25-54 54 25 54 54 54 54-25 54-54z">
            <text:p/>
          </draw:path>
          <draw:path draw:style-name="gr3" draw:text-style-name="P6" draw:layer="layout" svg:width="0.382cm" svg:height="0.454cm" svg:x="13.069cm" svg:y="6.752cm" svg:viewBox="0 0 383 455" svg:d="M83 195c7-148 90-173 123-173 101 0 112 133 112 173zM83 215h276c22 0 24 0 24-20 0-99-54-195-177-195-114 0-206 101-206 226 0 132 103 229 217 229 121 0 166-110 166-130 0-9-9-11-13-11-9 0-11 6-11 13-36 103-126 103-135 103-49 0-90-31-112-67-29-47-29-112-29-148z">
            <text:p/>
          </draw:path>
          <draw:path draw:style-name="gr3" draw:text-style-name="P6" draw:layer="layout" svg:width="0.107cm" svg:height="0.107cm" svg:x="13.564cm" svg:y="7.088cm" svg:viewBox="0 0 108 108" svg:d="M108 54c0-29-25-54-54-54s-54 25-54 54 25 54 54 54 54-25 54-54z">
            <text:p/>
          </draw:path>
        </draw:g>
        <draw:g xml:id="id217" draw:id="id217">
          <svg:title>TexMaths</svg:title>
          <svg:desc>28§display§\text {Now,}§svg§600§FALSE§</svg:desc>
          <draw:polygon draw:style-name="gr2" draw:text-style-name="P5" draw:layer="layout" svg:width="2.015cm" svg:height="0.765cm" svg:x="3.847cm" svg:y="8.584cm" svg:viewBox="0 0 2016 766" draw:points="1008,766 0,766 0,0 2016,0 2016,766">
            <text:p/>
          </draw:polygon>
          <draw:path draw:style-name="gr3" draw:text-style-name="P6" draw:layer="layout" svg:width="0.673cm" svg:height="0.673cm" svg:x="3.829cm" svg:y="8.535cm" svg:viewBox="0 0 674 674" svg:d="M197 13c-9-13-11-13-29-13h-168v31h29c14 0 34 0 49 3 23 2 23 2 23 22v515c0 27 0 72-101 72v31c34 0 83-2 116-2 32 0 81 2 115 2v-31c-101 0-101-45-101-72v-513c4 5 4 5 9 11l403 591c9 14 9 14 16 14 15 0 15-7 15-25v-546c0-27 0-72 101-72v-31c-33 0-83 2-116 2-32 0-81-2-115-2v31c101 0 101 45 101 72v423z">
            <text:p/>
          </draw:path>
          <draw:path draw:style-name="gr3" draw:text-style-name="P6" draw:layer="layout" svg:width="0.438cm" svg:height="0.454cm" svg:x="4.564cm" svg:y="8.766cm" svg:viewBox="0 0 439 455" svg:d="M439 231c0-126-101-231-220-231-123 0-219 107-219 231 0 127 103 224 219 224 119 0 220-99 220-224zM219 430c-42 0-85-23-111-67-25-43-25-103-25-139 0-38 0-92 22-137 27-44 74-65 114-65 43 0 86 21 110 63 27 43 27 101 27 139 0 36 0 89-22 132-20 45-65 74-115 74z">
            <text:p/>
          </draw:path>
          <draw:path draw:style-name="gr3" draw:text-style-name="P6" draw:layer="layout" svg:width="0.675cm" svg:height="0.436cm" svg:x="5.018cm" svg:y="8.784cm" svg:viewBox="0 0 676 437" svg:d="M594 94c17-49 49-63 82-63v-31c-22 2-51 2-71 2-29 0-74-2-92-2v31c36 0 56 18 56 47 0 7 0 7-5 21l-89 253-99-276c-2-11-4-13-4-18 0-27 38-27 58-27v-31c-29 0-78 2-103 2-29 0-58 0-87-2v31c35 0 51 3 62 14 5 6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6" draw:layer="layout" svg:width="0.115cm" svg:height="0.295cm" svg:x="5.796cm" svg:y="9.101cm" svg:viewBox="0 0 116 296" svg:d="M116 103c0-63-22-103-62-103-36 0-54 27-54 51 0 27 18 54 54 54 15 0 27-6 38-13l2-2c0 0 2 0 2 13 0 65-29 125-74 172-4 5-6 7-6 9 0 9 4 12 11 12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anim:sub-item="text" smil:attributeName="visibility" smil:to="visible"/>
                  <anim:animate smil:dur="0.5s" smil:fill="hold" smil:targetElement="id207" anim:sub-item="text" smil:attributeName="width" smil:values="width*0.05;width" smil:keyTimes="0;1"/>
                  <anim:animate smil:dur="0.5s" smil:fill="hold" smil:targetElement="id207" anim:sub-item="text" smil:attributeName="height" smil:values="height;height" smil:keyTimes="0;1"/>
                  <anim:animate smil:dur="0.5s" smil:fill="hold" smil:targetElement="id207" anim:sub-item="text" smil:attributeName="x" smil:values="x-.2;x" smil:keyTimes="0;1"/>
                  <anim:animate smil:dur="0.5s" smil:fill="hold" smil:targetElement="id207" anim:sub-item="text" smil:attributeName="y" smil:values="y;y" smil:keyTimes="0;1"/>
                  <anim:transitionFilter smil:dur="0.5s" smil:targetElement="id20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width*0.05;width" smil:keyTimes="0;1"/>
                  <anim:animate smil:dur="0.5s" smil:fill="hold" smil:targetElement="id212" smil:attributeName="height" smil:values="height;height" smil:keyTimes="0;1"/>
                  <anim:animate smil:dur="0.5s" smil:fill="hold" smil:targetElement="id212" smil:attributeName="x" smil:values="x-.2;x" smil:keyTimes="0;1"/>
                  <anim:animate smil:dur="0.5s" smil:fill="hold" smil:targetElement="id212" smil:attributeName="y" smil:values="y;y" smil:keyTimes="0;1"/>
                  <anim:transitionFilter smil:dur="0.5s" smil:targetElement="id2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17" smil:attributeName="visibility" smil:to="visible"/>
                  <anim:animate smil:dur="0.25s" smil:fill="hold" smil:targetElement="id217" smil:attributeName="width" smil:values="width*0.05;width" smil:keyTimes="0;1"/>
                  <anim:animate smil:dur="0.25s" smil:fill="hold" smil:targetElement="id217" smil:attributeName="height" smil:values="height;height" smil:keyTimes="0;1"/>
                  <anim:animate smil:dur="0.25s" smil:fill="hold" smil:targetElement="id217" smil:attributeName="x" smil:values="x-.2;x" smil:keyTimes="0;1"/>
                  <anim:animate smil:dur="0.25s" smil:fill="hold" smil:targetElement="id217" smil:attributeName="y" smil:values="y;y" smil:keyTimes="0;1"/>
                  <anim:transitionFilter smil:dur="0.25s" smil:targetElement="id21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xml:id="id222" text:id="id222" text:style-name="P8"><text:span text:style-name="T28"><text:s text:c="31"/></text:span><text:span text:style-name="T30"><text:line-break/></text:span><text:span text:style-name="T12"><text:tab/></text:span><text:span text:style-name="T12"> <text:s text:c="2"/></text:span><text:span text:style-name="T12">And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23" draw:id="id223">
          <svg:title>TexMaths</svg:title>
          <svg:desc>28§display§v = \sqrt{ 1 - x^2 }§svg§600§FALSE§</svg:desc>
          <draw:polygon draw:style-name="gr2" draw:text-style-name="P5" draw:layer="layout" svg:width="5.409cm" svg:height="1.082cm" svg:x="5.015cm" svg:y="1.111cm" svg:viewBox="0 0 5410 1083" draw:points="2706,1083 0,1083 0,0 5410,0 5410,1083">
            <text:p/>
          </draw:polygon>
          <draw:path draw:style-name="gr3" draw:text-style-name="P6" draw:layer="layout" svg:width="0.434cm" svg:height="0.447cm" svg:x="4.995cm" svg:y="1.63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5cm" svg:height="0.232cm" svg:x="5.806cm" svg:y="1.7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1cm" svg:x="6.899cm" svg:y="1.062cm" svg:viewBox="0 0 898 1182" svg:d="M309 1182c32 0 32 0 43-20l540-1124c6-13 6-16 6-18 0-11-9-20-20-20-13 0-15 9-22 20l-509 1059-210-488-137 105 16 16 69-54z">
            <text:p/>
          </draw:path>
          <draw:polygon draw:style-name="gr3" draw:text-style-name="P6" draw:layer="layout" svg:width="2.701cm" svg:height="0.042cm" svg:x="7.775cm" svg:y="1.062cm" svg:viewBox="0 0 2702 43" draw:points="1351,43 0,43 0,0 2702,0 2702,43">
            <text:p/>
          </draw:polygon>
          <draw:path draw:style-name="gr3" draw:text-style-name="P6" draw:layer="layout" svg:width="0.326cm" svg:height="0.657cm" svg:x="7.863cm" svg:y="1.4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8.568cm" svg:y="1.8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9.498cm" svg:y="1.63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3 0 160-128 160-152 0-9-9-9-12-9-9 0-11 2-13 9-34 107-101 129-132 129-38 0-54-31-54-65 0-22 7-42 18-87z">
            <text:p/>
          </draw:path>
          <draw:path draw:style-name="gr3" draw:text-style-name="P6" draw:layer="layout" svg:width="0.306cm" svg:height="0.458cm" svg:x="10.076cm" svg:y="1.3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24" draw:id="id224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5.014cm" svg:y="3.312cm" svg:viewBox="0 0 6272 607" draw:points="3136,607 0,607 0,0 6272,0 6272,607">
            <text:p/>
          </draw:polygon>
          <draw:path draw:style-name="gr3" draw:text-style-name="P6" draw:layer="layout" svg:width="0.662cm" svg:height="0.673cm" svg:x="4.998cm" svg:y="3.2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5.748cm" svg:y="3.2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6.015cm" svg:y="3.2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6.649cm" svg:y="3.85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303cm" svg:y="3.5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8.089cm" svg:y="3.85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636cm" svg:y="3.5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9.108cm" svg:y="3.85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48cm" svg:y="3.3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65cm" svg:y="3.85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0.609cm" svg:y="3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1.229cm" svg:y="3.852cm" svg:viewBox="0 0 108 108" svg:d="M108 54c0-29-25-54-54-54s-54 25-54 54 25 54 54 54 54-25 54-54z">
            <text:p/>
          </draw:path>
        </draw:g>
        <draw:g xml:id="id225" draw:id="id225">
          <svg:title>TexMaths</svg:title>
          <svg:desc>28§display§\frac{dv}{dx} =  \frac{d}{dx}( \sqrt{ 1 - x^2 } ) §svg§600§FALSE§</svg:desc>
          <draw:polygon draw:style-name="gr2" draw:text-style-name="P5" draw:layer="layout" svg:width="8.068cm" svg:height="1.936cm" svg:x="4.878cm" svg:y="4.979cm" svg:viewBox="0 0 8069 1937" draw:points="4035,1937 0,1937 0,0 8069,0 8069,1937">
            <text:p/>
          </draw:polygon>
          <draw:path draw:style-name="gr3" draw:text-style-name="P6" draw:layer="layout" svg:width="0.469cm" svg:height="0.696cm" svg:x="4.894cm" svg:y="4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5.396cm" svg:y="5.17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6" draw:layer="layout" svg:width="1.077cm" svg:height="0.042cm" svg:x="4.829cm" svg:y="6.012cm" svg:viewBox="0 0 1078 43" draw:points="538,43 0,43 0,0 1078,0 1078,43">
            <text:p/>
          </draw:polygon>
          <draw:path draw:style-name="gr3" draw:text-style-name="P6" draw:layer="layout" svg:width="0.469cm" svg:height="0.696cm" svg:x="4.869cm" svg:y="6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5.369cm" svg:y="6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6.35cm" svg:y="5.9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773cm" svg:y="4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7cm" svg:height="0.042cm" svg:x="7.452cm" svg:y="6.012cm" svg:viewBox="0 0 1078 43" draw:points="538,43 0,43 0,0 1078,0 1078,43">
            <text:p/>
          </draw:polygon>
          <draw:path draw:style-name="gr3" draw:text-style-name="P6" draw:layer="layout" svg:width="0.469cm" svg:height="0.696cm" svg:x="7.493cm" svg:y="6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992cm" svg:y="6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6" draw:layer="layout" svg:width="0.23cm" svg:height="0.984cm" svg:x="8.743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897cm" svg:height="1.181cm" svg:x="9.137cm" svg:y="5.273cm" svg:viewBox="0 0 898 1182" svg:d="M309 1182c32 0 32 0 43-20l540-1124c6-13 6-16 6-18 0-11-9-20-20-20-13 0-18 9-22 20l-509 1059-210-488-137 106 16 15 69-54z">
            <text:p/>
          </draw:path>
          <draw:polygon draw:style-name="gr3" draw:text-style-name="P6" draw:layer="layout" svg:width="2.701cm" svg:height="0.042cm" svg:x="10.013cm" svg:y="5.273cm" svg:viewBox="0 0 2702 43" draw:points="1351,43 0,43 0,0 2702,0 2702,43">
            <text:p/>
          </draw:polygon>
          <draw:path draw:style-name="gr3" draw:text-style-name="P6" draw:layer="layout" svg:width="0.326cm" svg:height="0.657cm" svg:x="10.1cm" svg:y="5.62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0.804cm" svg:y="6.012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1.736cm" svg:y="5.8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306cm" svg:height="0.458cm" svg:x="12.314cm" svg:y="5.53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2.766cm" svg:y="5.541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</draw:g>
        <draw:g xml:id="id226" draw:id="id226">
          <svg:title>TexMaths</svg:title>
          <svg:desc>28§display§\frac{ dv }{ dx } = \frac{1}{ 2\sqrt{ 1 - x^2 } } \frac{d}{dx} ( 1 - x^2 ) = \frac{1}{ 2\sqrt{ 1 - x^2 } }( - 2x )§svg§600§FALSE§</svg:desc>
          <draw:polygon draw:style-name="gr2" draw:text-style-name="P5" draw:layer="layout" svg:width="19.475cm" svg:height="2.168cm" svg:x="4.88cm" svg:y="7.781cm" svg:viewBox="0 0 19476 2169" draw:points="9737,2169 0,2169 0,0 19476,0 19476,2169">
            <text:p/>
          </draw:polygon>
          <draw:path draw:style-name="gr3" draw:text-style-name="P6" draw:layer="layout" svg:width="0.469cm" svg:height="0.696cm" svg:x="4.896cm" svg:y="7.7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34cm" svg:height="0.447cm" svg:x="5.398cm" svg:y="7.98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6" draw:layer="layout" svg:width="1.076cm" svg:height="0.042cm" svg:x="4.831cm" svg:y="8.814cm" svg:viewBox="0 0 1077 43" draw:points="538,43 0,43 0,0 1077,0 1077,43">
            <text:p/>
          </draw:polygon>
          <draw:path draw:style-name="gr3" draw:text-style-name="P6" draw:layer="layout" svg:width="0.469cm" svg:height="0.696cm" svg:x="4.871cm" svg:y="9.0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5.371cm" svg:y="9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352cm" svg:y="8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9.3cm" svg:y="7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4.013cm" svg:height="0.042cm" svg:x="7.454cm" svg:y="8.814cm" svg:viewBox="0 0 4014 43" draw:points="2007,43 0,43 0,0 4014,0 4014,43">
            <text:p/>
          </draw:polygon>
          <draw:path draw:style-name="gr3" draw:text-style-name="P6" draw:layer="layout" svg:width="0.393cm" svg:height="0.658cm" svg:x="7.503cm" svg:y="9.21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8.018cm" svg:y="9.01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2.7cm" svg:height="0.042cm" svg:x="8.767cm" svg:y="9.011cm" svg:viewBox="0 0 2701 43" draw:points="1351,43 0,43 0,0 2701,0 2701,43">
            <text:p/>
          </draw:polygon>
          <draw:path draw:style-name="gr3" draw:text-style-name="P6" draw:layer="layout" svg:width="0.326cm" svg:height="0.658cm" svg:x="8.854cm" svg:y="9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9.557cm" svg:y="9.605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0.489cm" svg:y="9.4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1.067cm" svg:y="9.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12.021cm" svg:y="7.7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6" draw:layer="layout" svg:width="1.076cm" svg:height="0.042cm" svg:x="11.701cm" svg:y="8.814cm" svg:viewBox="0 0 1077 43" draw:points="538,43 0,43 0,0 1077,0 1077,43">
            <text:p/>
          </draw:polygon>
          <draw:path draw:style-name="gr3" draw:text-style-name="P6" draw:layer="layout" svg:width="0.469cm" svg:height="0.696cm" svg:x="11.741cm" svg:y="9.0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3" draw:text-style-name="P6" draw:layer="layout" svg:width="0.492cm" svg:height="0.447cm" svg:x="12.241cm" svg:y="9.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12.991cm" svg:y="8.34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13.363cm" svg:y="8.4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4.069cm" svg:y="8.814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5cm" svg:y="8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15.576cm" svg:y="8.21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16.031cm" svg:y="8.3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6.687cm" svg:y="8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9.635cm" svg:y="7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4.013cm" svg:height="0.042cm" svg:x="17.787cm" svg:y="8.814cm" svg:viewBox="0 0 4014 43" draw:points="2007,43 0,43 0,0 4014,0 4014,43">
            <text:p/>
          </draw:polygon>
          <draw:path draw:style-name="gr3" draw:text-style-name="P6" draw:layer="layout" svg:width="0.393cm" svg:height="0.658cm" svg:x="17.836cm" svg:y="9.21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18.351cm" svg:y="9.01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2.7cm" svg:height="0.042cm" svg:x="19.1cm" svg:y="9.011cm" svg:viewBox="0 0 2701 43" draw:points="1351,43 0,43 0,0 2701,0 2701,43">
            <text:p/>
          </draw:polygon>
          <draw:path draw:style-name="gr3" draw:text-style-name="P6" draw:layer="layout" svg:width="0.326cm" svg:height="0.658cm" svg:x="19.187cm" svg:y="9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9.892cm" svg:y="9.605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0.822cm" svg:y="9.4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21.4cm" svg:y="9.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22.014cm" svg:y="8.34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602cm" svg:height="0.042cm" svg:x="22.381cm" svg:y="8.814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23.114cm" svg:y="8.42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492cm" svg:height="0.447cm" svg:x="23.586cm" svg:y="8.6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24.175cm" svg:y="8.3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227" draw:id="id227">
          <svg:title>TexMaths</svg:title>
          <svg:desc>28§display§\frac{dv}{dx} =  - \frac{x}{ \sqrt{ 1 - x^2 } }§svg§600§FALSE§</svg:desc>
          <draw:polygon draw:style-name="gr2" draw:text-style-name="P5" draw:layer="layout" svg:width="6.808cm" svg:height="2.168cm" svg:x="4.881cm" svg:y="10.983cm" svg:viewBox="0 0 6809 2169" draw:points="3405,2169 0,2169 0,0 6809,0 6809,2169">
            <text:p/>
          </draw:polygon>
          <draw:path draw:style-name="gr3" draw:text-style-name="P6" draw:layer="layout" svg:width="0.469cm" svg:height="0.696cm" svg:x="4.897cm" svg:y="10.934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34cm" svg:height="0.447cm" svg:x="5.399cm" svg:y="11.183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6" draw:layer="layout" svg:width="1.076cm" svg:height="0.042cm" svg:x="4.832cm" svg:y="12.016cm" svg:viewBox="0 0 1077 43" draw:points="538,43 0,43 0,0 1077,0 1077,43">
            <text:p/>
          </draw:polygon>
          <draw:path draw:style-name="gr3" draw:text-style-name="P6" draw:layer="layout" svg:width="0.469cm" svg:height="0.696cm" svg:x="4.872cm" svg:y="12.276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5.372cm" svg:y="12.5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353cm" svg:y="11.9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7.419cm" svg:y="12.016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9.726cm" svg:y="11.1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6" draw:layer="layout" svg:width="3.52cm" svg:height="0.042cm" svg:x="8.221cm" svg:y="12.016cm" svg:viewBox="0 0 3521 43" draw:points="1761,43 0,43 0,0 3521,0 3521,43">
            <text:p/>
          </draw:polygon>
          <draw:path draw:style-name="gr3" draw:text-style-name="P6" draw:layer="layout" svg:width="0.77cm" svg:height="0.985cm" svg:x="8.293cm" svg:y="12.213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2.7cm" svg:height="0.042cm" svg:x="9.041cm" svg:y="12.213cm" svg:viewBox="0 0 2701 43" draw:points="1351,43 0,43 0,0 2701,0 2701,43">
            <text:p/>
          </draw:polygon>
          <draw:path draw:style-name="gr3" draw:text-style-name="P6" draw:layer="layout" svg:width="0.326cm" svg:height="0.658cm" svg:x="9.128cm" svg:y="12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9.834cm" svg:y="12.807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0.763cm" svg:y="12.6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11.341cm" svg:y="12.33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28" draw:id="id228">
          <svg:title>TexMaths</svg:title>
          <svg:desc>22§display§.\ .\ .\ . (III) §svg§600§FALSE§</svg:desc>
          <draw:polygon draw:style-name="gr2" draw:text-style-name="P5" draw:layer="layout" svg:width="3.282cm" svg:height="0.696cm" svg:x="16.531cm" svg:y="11.766cm" svg:viewBox="0 0 3283 697" draw:points="1641,697 0,697 0,0 3283,0 3283,697">
            <text:p/>
          </draw:polygon>
          <draw:path draw:style-name="gr3" draw:text-style-name="P6" draw:layer="layout" svg:width="0.084cm" svg:height="0.083cm" svg:x="16.559cm" svg:y="12.2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031cm" svg:y="12.2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505cm" svg:y="12.2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976cm" svg:y="12.2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8.202cm" svg:y="11.7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8.452cm" svg:y="11.7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8.853cm" svg:y="11.7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9.253cm" svg:y="11.7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672cm" svg:y="11.7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2" anim:sub-item="text" smil:attributeName="visibility" smil:to="visible"/>
                  <anim:animate smil:dur="0.5s" smil:fill="hold" smil:targetElement="id222" anim:sub-item="text" smil:attributeName="width" smil:values="width*0.05;width" smil:keyTimes="0;1"/>
                  <anim:animate smil:dur="0.5s" smil:fill="hold" smil:targetElement="id222" anim:sub-item="text" smil:attributeName="height" smil:values="height;height" smil:keyTimes="0;1"/>
                  <anim:animate smil:dur="0.5s" smil:fill="hold" smil:targetElement="id222" anim:sub-item="text" smil:attributeName="x" smil:values="x-.2;x" smil:keyTimes="0;1"/>
                  <anim:animate smil:dur="0.5s" smil:fill="hold" smil:targetElement="id222" anim:sub-item="text" smil:attributeName="y" smil:values="y;y" smil:keyTimes="0;1"/>
                  <anim:transitionFilter smil:dur="0.5s" smil:targetElement="id22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xml:id="id237" text:id="id237" text:style-name="P8"><text:span text:style-name="T28"><text:s text:c="32"/></text:span><text:span text:style-name="T30"><text:line-break/></text:span><text:span text:style-name="T12"><text:tab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29"><text:tab/></text:span><text:span text:style-name="T29"><text:tab/></text:span><text:span text:style-name="T30"><text:line-break/></text:span><text:span text:style-name="T30"><text:tab/></text:span><text:span text:style-name="T30"><text:tab/></text:span><text:span text:style-name="T30"> <text:s text:c="49"/></text:span><text:span text:style-name="T46"><text:line-break/></text:span><text:span text:style-name="T46"><text:tab/></text:span><text:span text:style-name="T46"><text:tab/></text:span><text:span text:style-name="T30"><text:line-break/></text:span><text:span text:style-name="T30"><text:tab/></text:span><text:span text:style-name="T30"><text:tab/></text:span><text:span text:style-name="T30"> <text:s text:c="2"/></text:span><text:span text:style-name="T30"><text:line-break/></text:span><text:span text:style-name="T28"><text:tab/></text:span><text:span text:style-name="T28"><text:tab/></text:span><text:span text:style-name="T30"><text:line-break/></text:span><text:span text:style-name="T44"><text:tab/></text:span><text:span text:style-name="T44"><text:line-break/></text:span><text:span text:style-name="T44"><text:line-break/></text:span><text:span text:style-name="T44"><text:tab/></text:span><text:span text:style-name="T44"><text:line-break/></text:span><text:span text:style-name="T44"><text:tab/></text:span><text:span text:style-name="T44">Solution :</text:span><text:span text:style-name="T30"> Let <text:s/></text:span><text:span text:style-name="T12"><text:line-break/></text:span><text:span text:style-name="T12"><text:tab/></text:span></text:p>
          </draw:text-box>
        </draw:frame>
        <draw:g xml:id="id230" draw:id="id230">
          <svg:title>TexMaths</svg:title>
          <svg:desc>28§display§\frac{du}{dv} = \frac{  - \frac{1}{ \sqrt{ 1 - x^2 } } }{  - \frac{x}{ \sqrt{ 1 - x^2 } } } = \frac{1}{x}§svg§600§FALSE§</svg:desc>
          <draw:polygon draw:style-name="gr2" draw:text-style-name="P5" draw:layer="layout" svg:width="8.124cm" svg:height="2.876cm" svg:x="4.345cm" svg:y="2.717cm" svg:viewBox="0 0 8125 2877" draw:points="4062,2877 0,2877 0,0 8125,0 8125,2877">
            <text:p/>
          </draw:polygon>
          <draw:path draw:style-name="gr3" draw:text-style-name="P6" draw:layer="layout" svg:width="0.469cm" svg:height="0.695cm" svg:x="4.336cm" svg:y="3.082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508cm" svg:height="0.447cm" svg:x="4.836cm" svg:y="3.331cm" svg:viewBox="0 0 509 448" svg:d="M318 381c11 42 45 67 87 67 34 0 59-23 74-54 16-36 30-96 30-98 0-9-9-9-12-9-11 0-11 2-15 18-14 53-32 120-74 120-20 0-29-11-29-44 0-23 11-68 18-103l29-108c2-13 11-51 15-67 5-22 16-60 16-65 0-18-13-27-29-27-5 0-31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olygon draw:style-name="gr3" draw:text-style-name="P6" draw:layer="layout" svg:width="1.077cm" svg:height="0.042cm" svg:x="4.296cm" svg:y="4.166cm" svg:viewBox="0 0 1078 43" draw:points="540,43 0,43 0,0 1078,0 1078,43">
            <text:p/>
          </draw:polygon>
          <draw:path draw:style-name="gr3" draw:text-style-name="P6" draw:layer="layout" svg:width="0.469cm" svg:height="0.695cm" svg:x="4.361cm" svg:y="4.42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34cm" svg:height="0.447cm" svg:x="4.863cm" svg:y="4.672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5cm" svg:height="0.232cm" svg:x="5.819cm" svg:y="4.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7.002cm" svg:y="3.248cm" svg:viewBox="0 0 603 43" svg:d="M569 43c16 0 34 0 34-23 0-20-18-20-34-20h-535c-16 0-34 0-34 20 0 23 18 23 34 23z">
            <text:p/>
          </draw:path>
          <draw:path draw:style-name="gr3" draw:text-style-name="P6" draw:layer="layout" svg:width="0.252cm" svg:height="0.458cm" svg:x="8.924cm" svg:y="2.668cm" svg:viewBox="0 0 253 459" svg:d="M157 20c0-20-2-20-20-20-45 43-108 45-137 45v24c16 0 63 0 101-20v354c0 22 0 31-70 31h-27v25c14 0 99-2 124-2 22 0 109 2 125 2v-25h-27c-69 0-69-9-69-31z">
            <text:p/>
          </draw:path>
          <draw:polygon draw:style-name="gr3" draw:text-style-name="P6" draw:layer="layout" svg:width="2.486cm" svg:height="0.042cm" svg:x="7.804cm" svg:y="3.248cm" svg:viewBox="0 0 2487 43" draw:points="1243,43 0,43 0,0 2487,0 2487,43">
            <text:p/>
          </draw:polygon>
          <draw:path draw:style-name="gr3" draw:text-style-name="P6" draw:layer="layout" svg:width="0.599cm" svg:height="0.691cm" svg:x="7.869cm" svg:y="3.36cm" svg:viewBox="0 0 600 692" svg:d="M242 616l-137-269c-2-7-4-11-11-11-2 0-4 0-11 4l-74 50c-9 6-9 11-9 13s4 9 9 9c4 0 4 0 13-7 9-4 30-20 36-24l153 298c4 11 6 13 15 13 7 0 14 0 20-13l348-648c6-9 6-11 6-13 0-11-9-18-15-18-11 0-16 7-20 13z">
            <text:p/>
          </draw:path>
          <draw:polygon draw:style-name="gr3" draw:text-style-name="P6" draw:layer="layout" svg:width="1.838cm" svg:height="0.035cm" svg:x="8.449cm" svg:y="3.36cm" svg:viewBox="0 0 1839 36" draw:points="921,36 0,36 0,0 1839,0 1839,36">
            <text:p/>
          </draw:polygon>
          <draw:path draw:style-name="gr3" draw:text-style-name="P6" draw:layer="layout" svg:width="0.252cm" svg:height="0.458cm" svg:x="8.526cm" svg:y="3.499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67cm" svg:height="0.035cm" svg:x="8.918cm" svg:y="3.767cm" svg:viewBox="0 0 468 36" svg:d="M441 36c9 0 27 0 27-18s-15-18-27-18h-414c-11 0-27 0-27 18s16 18 27 18z">
            <text:p/>
          </draw:path>
          <draw:path draw:style-name="gr3" draw:text-style-name="P6" draw:layer="layout" svg:width="0.371cm" svg:height="0.312cm" svg:x="9.491cm" svg:y="3.653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45cm" svg:height="0.328cm" svg:x="9.948cm" svg:y="3.432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6" draw:layer="layout" svg:width="3.487cm" svg:height="0.042cm" svg:x="6.919cm" svg:y="4.166cm" svg:viewBox="0 0 3488 43" draw:points="1745,43 0,43 0,0 3488,0 3488,43">
            <text:p/>
          </draw:polygon>
          <draw:path draw:style-name="gr3" draw:text-style-name="P6" draw:layer="layout" svg:width="0.602cm" svg:height="0.042cm" svg:x="7.002cm" svg:y="4.84cm" svg:viewBox="0 0 603 43" svg:d="M569 43c16 0 34 0 34-23 0-20-18-20-34-20h-535c-16 0-34 0-34 20 0 23 18 23 34 23z">
            <text:p/>
          </draw:path>
          <draw:path draw:style-name="gr3" draw:text-style-name="P6" draw:layer="layout" svg:width="0.371cm" svg:height="0.312cm" svg:x="8.855cm" svg:y="4.415cm" svg:viewBox="0 0 372 313" svg:d="M139 233c-7 22-29 60-65 60-2 0-22 0-38-9 29-9 31-33 31-38 0-15-11-27-27-27-20 0-40 18-40 43 0 36 38 51 74 51 31 0 58-20 76-49 18 36 56 49 83 49 81 0 121-87 121-107 0-9-9-9-11-9-9 0-9 5-11 13-16 48-56 83-97 83-27 0-42-18-42-44 0-18 18-81 36-159 15-54 47-70 69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6" draw:layer="layout" svg:width="2.486cm" svg:height="0.042cm" svg:x="7.804cm" svg:y="4.84cm" svg:viewBox="0 0 2487 43" draw:points="1243,43 0,43 0,0 2487,0 2487,43">
            <text:p/>
          </draw:polygon>
          <draw:path draw:style-name="gr3" draw:text-style-name="P6" draw:layer="layout" svg:width="0.599cm" svg:height="0.691cm" svg:x="7.869cm" svg:y="4.952cm" svg:viewBox="0 0 600 692" svg:d="M242 616l-137-269c-2-7-4-11-11-11-2 0-4 0-11 4l-74 50c-9 6-9 11-9 13s4 9 9 9c4 0 4 0 13-7 9-4 30-20 36-24l153 298c4 11 6 13 15 13 7 0 14 0 20-13l348-648c6-9 6-11 6-13 0-11-9-18-15-18-11 0-16 7-20 13z">
            <text:p/>
          </draw:path>
          <draw:polygon draw:style-name="gr3" draw:text-style-name="P6" draw:layer="layout" svg:width="1.838cm" svg:height="0.035cm" svg:x="8.449cm" svg:y="4.952cm" svg:viewBox="0 0 1839 36" draw:points="921,36 0,36 0,0 1839,0 1839,36">
            <text:p/>
          </draw:polygon>
          <draw:path draw:style-name="gr3" draw:text-style-name="P6" draw:layer="layout" svg:width="0.252cm" svg:height="0.458cm" svg:x="8.526cm" svg:y="5.093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67cm" svg:height="0.035cm" svg:x="8.918cm" svg:y="5.362cm" svg:viewBox="0 0 468 36" svg:d="M441 36c9 0 27 0 27-18s-15-18-27-18h-414c-11 0-27 0-27 18s16 18 27 18z">
            <text:p/>
          </draw:path>
          <draw:path draw:style-name="gr3" draw:text-style-name="P6" draw:layer="layout" svg:width="0.371cm" svg:height="0.312cm" svg:x="9.491cm" svg:y="5.248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45cm" svg:height="0.328cm" svg:x="9.948cm" svg:y="5.026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3" draw:text-style-name="P6" draw:layer="layout" svg:width="0.655cm" svg:height="0.232cm" svg:x="10.853cm" svg:y="4.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12.079cm" svg:y="3.1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564cm" svg:height="0.042cm" svg:x="11.955cm" svg:y="4.166cm" svg:viewBox="0 0 565 43" draw:points="282,43 0,43 0,0 565,0 565,43">
            <text:p/>
          </draw:polygon>
          <draw:path draw:style-name="gr3" draw:text-style-name="P6" draw:layer="layout" svg:width="0.492cm" svg:height="0.447cm" svg:x="11.982cm" svg:y="4.6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</draw:g>
        <draw:g xml:id="id234" draw:id="id234">
          <svg:title>TexMaths</svg:title>
          <svg:desc>26§display§\frac{1}{x}§svg§600§FALSE§</svg:desc>
          <draw:polygon draw:style-name="gr2" draw:text-style-name="P5" draw:layer="layout" svg:width="0.432cm" svg:height="1.774cm" svg:x="23.043cm" svg:y="5.517cm" svg:viewBox="0 0 433 1775" draw:points="217,1775 0,1775 0,0 433,0 433,1775">
            <text:p/>
          </draw:polygon>
          <draw:path draw:style-name="gr3" draw:text-style-name="P6" draw:layer="layout" svg:width="0.303cm" svg:height="0.611cm" svg:x="23.112cm" svg:y="5.471cm" svg:viewBox="0 0 304 612" svg:d="M190 23c0-21 0-23-21-23-59 58-140 58-169 58v29c19 0 73 0 121-25v477c0 33-2 44-86 44h-29v29c32-4 113-4 148-4 38 0 117 0 150 4v-29h-29c-83 0-85-11-85-44z">
            <text:p/>
          </draw:path>
          <draw:polygon draw:style-name="gr3" draw:text-style-name="P6" draw:layer="layout" svg:width="0.524cm" svg:height="0.039cm" svg:x="22.997cm" svg:y="6.451cm" svg:viewBox="0 0 525 40" draw:points="263,40 0,40 0,0 525,0 525,40">
            <text:p/>
          </draw:polygon>
          <draw:path draw:style-name="gr3" draw:text-style-name="P6" draw:layer="layout" svg:width="0.457cm" svg:height="0.415cm" svg:x="23.024cm" svg:y="6.922cm" svg:viewBox="0 0 458 416" svg:d="M281 129c4-25 25-108 90-108 6 0 27 0 46 10-25 6-44 29-44 50 0 15 10 33 35 33 21 0 50-16 50-54 0-48-54-60-85-60-54 0-86 48-98 71-23-63-71-71-98-71-96 0-148 119-148 142 0 8 8 8 11 8 8 0 10 0 12-8 31-98 92-121 123-121 17 0 50 8 50 60 0 29-17 92-50 219-15 58-48 95-88 95-6 0-27 0-45-10 23-6 43-25 43-50s-20-33-35-33c-27 0-50 25-50 54 0 42 46 60 85 60 63 0 94-64 98-70 11 35 44 70 98 70 96 0 148-118 148-141 0-9-8-9-10-9-9 0-11 2-13 9-29 100-94 120-123 120-35 0-50-29-50-60 0-21 7-39 17-81z">
            <text:p/>
          </draw:path>
        </draw:g>
        <draw:g xml:id="id231" draw:id="id231">
          <svg:title>TexMaths</svg:title>
          <svg:desc>28§display§\therefore§svg§600§FALSE§</svg:desc>
          <draw:polygon draw:style-name="gr2" draw:text-style-name="P5" draw:layer="layout" svg:width="0.528cm" svg:height="0.433cm" svg:x="3.217cm" svg:y="6.218cm" svg:viewBox="0 0 529 434" draw:points="265,434 0,434 0,0 529,0 529,434">
            <text:p/>
          </draw:polygon>
          <draw:path draw:style-name="gr3" draw:text-style-name="P6" draw:layer="layout" svg:width="0.598cm" svg:height="0.531cm" svg:x="3.197cm" svg:y="6.1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3" draw:id="id233">
          <svg:title>TexMaths</svg:title>
          <svg:desc>26§display§\cos^{-1}x \ w. \ r. \ t. \ \sqrt{ 1 - x^2 } \text { is}§svg§600§FALSE§</svg:desc>
          <draw:polygon draw:style-name="gr2" draw:text-style-name="P5" draw:layer="layout" svg:width="10.472cm" svg:height="1.005cm" svg:x="12.011cm" svg:y="5.81cm" svg:viewBox="0 0 10473 1006" draw:points="5235,1006 0,1006 0,0 10473,0 10473,1006">
            <text:p/>
          </draw:polygon>
          <draw:path draw:style-name="gr3" draw:text-style-name="P6" draw:layer="layout" svg:width="0.348cm" svg:height="0.421cm" svg:x="11.996cm" svg:y="6.288cm" svg:viewBox="0 0 349 422" svg:d="M77 212c0-150 75-189 123-189 8 0 66 0 100 33-38 4-44 31-44 44 0 23 16 41 41 41s44-16 44-43c0-63-71-98-141-98-115 0-200 100-200 212 0 118 92 210 198 210 122 0 151-110 151-121 0-8-8-8-10-8-8 0-10 4-12 8-27 85-88 98-121 98-48 0-129-40-129-187z">
            <text:p/>
          </draw:path>
          <draw:path draw:style-name="gr3" draw:text-style-name="P6" draw:layer="layout" svg:width="0.407cm" svg:height="0.421cm" svg:x="12.397cm" svg:y="6.288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6" draw:layer="layout" svg:width="0.301cm" svg:height="0.421cm" svg:x="12.857cm" svg:y="6.288cm" svg:viewBox="0 0 302 422" svg:d="M160 233c21 4 96 18 96 85 0 46-31 83-104 83-77 0-110-52-127-131-2-10-4-14-13-14-12 0-12 6-12 22v121c0 17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434cm" svg:height="0.032cm" svg:x="13.256cm" svg:y="6.144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3.828cm" svg:y="5.895cm" svg:viewBox="0 0 235 426" svg:d="M146 19c0-19 0-19-19-19-42 39-100 42-127 42v22c15 0 58 0 94-18v328c0 21 0 29-65 29h-25v23c13 0 92-2 115-2 20 0 101 2 116 2v-23h-25c-64 0-64-8-64-29z">
            <text:p/>
          </draw:path>
          <draw:path draw:style-name="gr3" draw:text-style-name="P6" draw:layer="layout" svg:width="0.457cm" svg:height="0.415cm" svg:x="14.348cm" svg:y="6.294cm" svg:viewBox="0 0 458 416" svg:d="M281 129c4-25 25-108 89-108 4 0 27 0 46 10-25 6-44 29-44 50 0 15 11 33 36 33 20 0 50-16 50-54 0-48-54-60-86-60-54 0-85 48-97 71-23-63-71-71-98-71-96 0-148 118-148 141 0 9 8 9 11 9 8 0 10 0 12-9 31-97 92-120 123-120 16 0 50 8 50 60 0 29-17 91-50 218-15 58-48 96-88 96-6 0-27 0-45-11 22-6 43-25 43-49 0-25-21-34-35-34-27 0-50 25-50 54 0 42 46 61 85 61 63 0 94-65 98-71 10 35 44 71 98 71 95 0 147-119 147-142 0-8-8-8-10-8-8 0-10 2-12 8-32 100-94 121-123 121-35 0-50-29-50-60 0-21 6-40 17-82z">
            <text:p/>
          </draw:path>
          <draw:path draw:style-name="gr3" draw:text-style-name="P6" draw:layer="layout" svg:width="0.606cm" svg:height="0.415cm" svg:x="15.174cm" svg:y="6.294cm" svg:viewBox="0 0 607 416" svg:d="M397 93c4-18 15-54 15-58 0-16-15-25-27-25-13 0-27 7-36 25-2 7-45 183-52 206-6 27-8 44-8 60 0 11 0 13 2 17-21 50-50 77-85 77-73 0-73-67-73-83 0-29 4-65 48-179 10-27 15-40 15-58 0-42-30-75-75-75-88 0-121 133-121 141 0 9 8 9 10 9 11 0 11 0 15-17 25-85 60-112 94-112 8 0 22 0 22 29 0 23-10 50-16 64-40 108-52 152-52 185 0 85 62 117 131 117 14 0 58 0 96-65 22 58 87 65 114 65 69 0 108-59 133-113 31-72 60-195 60-239 0-49-25-64-41-64-23 0-46 23-46 44 0 12 6 18 15 25 10 10 33 33 33 79 0 31-27 120-50 166-25 50-56 81-102 81-44 0-67-27-67-79 0-25 7-54 9-67z">
            <text:p/>
          </draw:path>
          <draw:path draw:style-name="gr3" draw:text-style-name="P6" draw:layer="layout" svg:width="0.099cm" svg:height="0.099cm" svg:x="15.906cm" svg:y="6.599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16.412cm" svg:y="6.294cm" svg:viewBox="0 0 374 416" svg:d="M54 351c-2 15-8 35-8 40 0 16 12 25 27 25 10 0 27-9 33-25 2-5 33-129 38-146 6-31 22-95 29-120 4-11 29-54 52-75 6-6 33-29 72-29 25 0 38 10 40 10-29 4-48 27-48 50 0 15 11 33 35 33 23 0 50-21 50-54s-29-60-77-60c-60 0-99 46-116 71-8-42-42-71-85-71-42 0-59 35-67 52-17 31-29 87-29 89 0 9 8 9 10 9 11 0 11 0 17-21 15-65 33-108 67-108 16 0 29 6 29 41 0 19-4 29-15 77z">
            <text:p/>
          </draw:path>
          <draw:path draw:style-name="gr3" draw:text-style-name="P6" draw:layer="layout" svg:width="0.099cm" svg:height="0.099cm" svg:x="16.851cm" svg:y="6.599cm" svg:viewBox="0 0 100 100" svg:d="M100 50c0-27-23-50-50-50s-50 23-50 50 23 50 50 50 50-23 50-50z">
            <text:p/>
          </draw:path>
          <draw:path draw:style-name="gr3" draw:text-style-name="P6" draw:layer="layout" svg:width="0.282cm" svg:height="0.583cm" svg:x="17.352cm" svg:y="6.126cm" svg:viewBox="0 0 283 584" svg:d="M168 208h88c16 0 27 0 27-19 0-10-11-10-27-10h-79c31-131 37-148 37-154 0-17-12-25-27-25-4 0-29 0-37 33l-36 146h-87c-19 0-27 0-27 16 0 13 8 13 25 13h81c-66 259-69 274-69 291 0 50 36 85 84 85 95 0 147-135 147-141 0-9-8-9-12-9-6 0-8 2-13 13-39 95-89 116-120 116-19 0-27-12-27-42 0-22 0-29 4-43z">
            <text:p/>
          </draw:path>
          <draw:path draw:style-name="gr3" draw:text-style-name="P6" draw:layer="layout" svg:width="0.099cm" svg:height="0.099cm" svg:x="17.739cm" svg:y="6.599cm" svg:viewBox="0 0 100 100" svg:d="M100 50c0-27-23-50-50-50s-50 23-50 50 23 50 50 50 50-23 50-50z">
            <text:p/>
          </draw:path>
          <draw:path draw:style-name="gr3" draw:text-style-name="P6" draw:layer="layout" svg:width="0.833cm" svg:height="1.096cm" svg:x="18.319cm" svg:y="5.764cm" svg:viewBox="0 0 834 1097" svg:d="M287 1097c29 0 29 0 40-19l501-1043c6-12 6-14 6-16 0-11-8-19-19-19-12 0-14 8-20 19l-473 982-195-452-127 97 15 15 64-50z">
            <text:p/>
          </draw:path>
          <draw:polygon draw:style-name="gr3" draw:text-style-name="P6" draw:layer="layout" svg:width="2.507cm" svg:height="0.038cm" svg:x="19.132cm" svg:y="5.764cm" svg:viewBox="0 0 2508 39" draw:points="1254,39 0,39 0,0 2508,0 2508,39">
            <text:p/>
          </draw:polygon>
          <draw:path draw:style-name="gr3" draw:text-style-name="P6" draw:layer="layout" svg:width="0.303cm" svg:height="0.61cm" svg:x="19.214cm" svg:y="6.088cm" svg:viewBox="0 0 304 611" svg:d="M189 23c0-21 0-23-23-23-56 58-137 58-166 58v29c19 0 73 0 121-25v476c0 33-2 44-86 44h-29v29c31-4 113-4 148-4 37 0 116 0 150 4v-29h-29c-84 0-86-11-86-44z">
            <text:p/>
          </draw:path>
          <draw:path draw:style-name="gr3" draw:text-style-name="P6" draw:layer="layout" svg:width="0.559cm" svg:height="0.038cm" svg:x="19.869cm" svg:y="6.45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20.734cm" svg:y="6.294cm" svg:viewBox="0 0 458 416" svg:d="M281 129c4-25 25-108 89-108 6 0 27 0 46 10-25 6-44 29-44 50 0 15 11 33 36 33 20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5 0 147-119 147-142 0-8-8-8-10-8-8 0-10 2-12 8-30 100-94 121-123 121-35 0-50-29-50-60 0-21 6-40 17-82z">
            <text:p/>
          </draw:path>
          <draw:path draw:style-name="gr3" draw:text-style-name="P6" draw:layer="layout" svg:width="0.284cm" svg:height="0.425cm" svg:x="21.269cm" svg:y="6.009cm" svg:viewBox="0 0 285 426" svg:d="M285 310h-23c-2 14-8 52-17 58-4 4-54 4-62 4h-119c67-60 90-77 129-108 48-38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197cm" svg:height="0.612cm" svg:x="21.974cm" svg:y="6.086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301cm" svg:height="0.421cm" svg:x="22.227cm" svg:y="6.288cm" svg:viewBox="0 0 302 422" svg:d="M160 233c21 4 96 18 96 85 0 46-31 83-104 83-77 0-110-52-127-131-2-10-4-14-13-14-12 0-12 6-12 22v121c0 17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</draw:g>
        <draw:g xml:id="id236" draw:id="id236">
          <svg:title>TexMaths</svg:title>
          <svg:desc>28§display§\tan^{-1}\left( \frac{\sqrt{1 + x^2} - 1 }{x} \right) \ w. \ r. \ t. \ \sin^{-1}\left( \frac{2x}{1+x^2} \right)§svg§600§FALSE§</svg:desc>
          <draw:polygon draw:style-name="gr2" draw:text-style-name="P5" draw:layer="layout" svg:width="20.123cm" svg:height="2.852cm" svg:x="5.228cm" svg:y="8.911cm" svg:viewBox="0 0 20124 2853" draw:points="10062,2853 0,2853 0,0 20124,0 20124,2853">
            <text:p/>
          </draw:polygon>
          <draw:path draw:style-name="gr3" draw:text-style-name="P6" draw:layer="layout" svg:width="0.31cm" svg:height="0.617cm" svg:x="5.197cm" svg:y="9.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602cm" svg:y="10.1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086cm" svg:y="10.1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6.675cm" svg:y="9.9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291cm" svg:y="9.7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8.053cm" svg:y="8.862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ath draw:style-name="gr3" draw:text-style-name="P6" draw:layer="layout" svg:width="0.77cm" svg:height="0.984cm" svg:x="8.79cm" svg:y="9.0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6" draw:layer="layout" svg:width="2.7cm" svg:height="0.042cm" svg:x="9.538cm" svg:y="9.059cm" svg:viewBox="0 0 2701 43" draw:points="1351,43 0,43 0,0 2701,0 2701,43">
            <text:p/>
          </draw:polygon>
          <draw:path draw:style-name="gr3" draw:text-style-name="P6" draw:layer="layout" svg:width="0.326cm" svg:height="0.657cm" svg:x="9.626cm" svg:y="9.26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10.304cm" svg:y="9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11.261cm" svg:y="9.4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1.839cm" svg:y="9.1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12.538cm" svg:y="9.653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3.528cm" svg:y="9.2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5.216cm" svg:height="0.042cm" svg:x="8.718cm" svg:y="10.318cm" svg:viewBox="0 0 5217 43" draw:points="2607,43 0,43 0,0 5217,0 5217,43">
            <text:p/>
          </draw:polygon>
          <draw:path draw:style-name="gr3" draw:text-style-name="P6" draw:layer="layout" svg:width="0.492cm" svg:height="0.447cm" svg:x="11.073cm" svg:y="10.8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514cm" svg:height="2.953cm" svg:x="14.083cm" svg:y="8.8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  <draw:path draw:style-name="gr3" draw:text-style-name="P6" draw:layer="layout" svg:width="0.653cm" svg:height="0.447cm" svg:x="15.349cm" svg:y="10.15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8-110 88-47 0-72-30-72-86 0-26 7-58 9-71z">
            <text:p/>
          </draw:path>
          <draw:path draw:style-name="gr3" draw:text-style-name="P6" draw:layer="layout" svg:width="0.107cm" svg:height="0.106cm" svg:x="16.137cm" svg:y="10.479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6.682cm" svg:y="10.1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7.154cm" svg:y="10.479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7.694cm" svg:y="9.968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107cm" svg:height="0.106cm" svg:x="18.111cm" svg:y="10.479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18.825cm" svg:y="10.14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9.213cm" svg:y="9.92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9.486cm" svg:y="10.1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20.075cm" svg:y="9.98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20.691cm" svg:y="9.71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21.426cm" svg:y="9.158cm" svg:viewBox="0 0 486 2363" svg:d="M486 2354c0-5-2-7-4-9-36-38-103-103-168-211-159-253-231-573-231-952 0-266 33-606 197-900 78-141 159-222 204-264 2-2 2-5 2-9 0-9-7-9-20-9-14 0-16 0-31 16-332 300-435 750-435 1164 0 388 90 777 340 1073 21 22 56 63 99 99 11 11 13 11 27 11 13 0 20 0 20-9z">
            <text:p/>
          </draw:path>
          <draw:path draw:style-name="gr3" draw:text-style-name="P6" draw:layer="layout" svg:width="0.393cm" svg:height="0.657cm" svg:x="22.936cm" svg:y="9.26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92cm" svg:height="0.447cm" svg:x="23.406cm" svg:y="9.4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6" draw:layer="layout" svg:width="2.7cm" svg:height="0.042cm" svg:x="22.064cm" svg:y="10.318cm" svg:viewBox="0 0 2701 43" draw:points="1351,43 0,43 0,0 2701,0 2701,43">
            <text:p/>
          </draw:polygon>
          <draw:path draw:style-name="gr3" draw:text-style-name="P6" draw:layer="layout" svg:width="0.326cm" svg:height="0.657cm" svg:x="22.152cm" svg:y="10.60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22.83cm" svg:y="10.6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23.787cm" svg:y="10.8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24.365cm" svg:y="10.5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85cm" svg:height="2.362cm" svg:x="24.916cm" svg:y="9.158cm" svg:viewBox="0 0 486 2363" svg:d="M486 1182c0-387-90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38" draw:id="id238">
          <svg:title>TexMaths</svg:title>
          <svg:desc>24§display§u = \tan^{-1}\left( \frac{\sqrt{1 + x^2} - 1 }{x} \right)  \text { and }  v = \sin^{-1}\left( \frac{2x}{1+x^2} \right)§svg§600§FALSE§</svg:desc>
          <draw:polygon draw:style-name="gr2" draw:text-style-name="P5" draw:layer="layout" svg:width="19.084cm" svg:height="2.445cm" svg:x="8.117cm" svg:y="11.904cm" svg:viewBox="0 0 19085 2446" draw:points="9543,2446 0,2446 0,0 19085,0 19085,2446">
            <text:p/>
          </draw:polygon>
          <draw:path draw:style-name="gr3" draw:text-style-name="P6" draw:layer="layout" svg:width="0.435cm" svg:height="0.383cm" svg:x="8.1cm" svg:y="12.966cm" svg:viewBox="0 0 436 384" svg:d="M273 326c9 37 38 58 75 58 28 0 49-19 63-46 13-31 25-83 25-85 0-7-8-7-10-7-9 0-9 2-13 15-12 46-27 104-64 104-17 0-25-10-25-39 0-19 10-57 16-88l25-92c2-12 9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ath draw:style-name="gr3" draw:text-style-name="P6" draw:layer="layout" svg:width="0.562cm" svg:height="0.199cm" svg:x="8.839cm" svg:y="13.0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266cm" svg:height="0.529cm" svg:x="9.699cm" svg:y="12.8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6" draw:layer="layout" svg:width="0.381cm" svg:height="0.389cm" svg:x="10.047cm" svg:y="12.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6" draw:layer="layout" svg:width="0.425cm" svg:height="0.373cm" svg:x="10.46cm" svg:y="12.9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4cm" svg:height="0.03cm" svg:x="10.965cm" svg:y="12.828cm" svg:viewBox="0 0 401 31" svg:d="M378 31c8 0 23 0 23-16 0-15-13-15-23-15h-355c-10 0-23 0-23 15 0 16 13 16 23 16z">
            <text:p/>
          </draw:path>
          <draw:path draw:style-name="gr3" draw:text-style-name="P6" draw:layer="layout" svg:width="0.216cm" svg:height="0.393cm" svg:x="11.493cm" svg:y="12.597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6" draw:layer="layout" svg:width="0.441cm" svg:height="2.531cm" svg:x="12.146cm" svg:y="11.862cm" svg:viewBox="0 0 442 2532" svg:d="M442 2522c0-2 0-3-6-9-81-98-148-206-198-325-111-257-155-558-155-923 0-359 40-674 167-950 48-108 113-208 188-300 2-2 4-3 4-7 0-8-6-8-20-8-11 0-13 0-15 2-2 0-54 52-119 144-148 207-223 455-261 706-19 137-27 275-27 413 0 315 40 637 175 927 61 129 142 244 224 332 8 6 10 8 23 8 14 0 20 0 20-10z">
            <text:p/>
          </draw:path>
          <draw:path draw:style-name="gr3" draw:text-style-name="P6" draw:layer="layout" svg:width="0.66cm" svg:height="0.844cm" svg:x="12.777cm" svg:y="12.031cm" svg:viewBox="0 0 661 845" svg:d="M267 756l-148-328c-6-13-11-13-13-13 0 0-6 0-14 5l-80 62c-12 8-12 11-12 13 0 4 2 10 8 10 5 0 21-12 28-19 6-4 20-14 27-20l167 365c6 14 12 14 20 14 11 0 13-4 21-16l384-794c6-14 6-16 6-18 0-9-8-17-18-17-7 0-13 4-19 17z">
            <text:p/>
          </draw:path>
          <draw:polygon draw:style-name="gr3" draw:text-style-name="P6" draw:layer="layout" svg:width="2.315cm" svg:height="0.035cm" svg:x="13.419cm" svg:y="12.031cm" svg:viewBox="0 0 2316 36" draw:points="1158,36 0,36 0,0 2316,0 2316,36">
            <text:p/>
          </draw:polygon>
          <draw:path draw:style-name="gr3" draw:text-style-name="P6" draw:layer="layout" svg:width="0.279cm" svg:height="0.563cm" svg:x="13.493cm" svg:y="12.206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6" draw:layer="layout" svg:width="0.562cm" svg:height="0.563cm" svg:x="14.075cm" svg:y="12.27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14.897cm" svg:y="12.39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262cm" svg:height="0.393cm" svg:x="15.39cm" svg:y="12.13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6" draw:layer="layout" svg:width="0.515cm" svg:height="0.035cm" svg:x="15.99cm" svg:y="12.54cm" svg:viewBox="0 0 516 36" svg:d="M488 36c13 0 28 0 28-19 0-17-15-17-28-17h-459c-14 0-29 0-29 17 0 19 15 19 29 19z">
            <text:p/>
          </draw:path>
          <draw:path draw:style-name="gr3" draw:text-style-name="P6" draw:layer="layout" svg:width="0.279cm" svg:height="0.563cm" svg:x="16.838cm" svg:y="12.206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6" draw:layer="layout" svg:width="4.471cm" svg:height="0.035cm" svg:x="12.716cm" svg:y="13.11cm" svg:viewBox="0 0 4472 36" draw:points="2235,36 0,36 0,0 4472,0 4472,36">
            <text:p/>
          </draw:polygon>
          <draw:path draw:style-name="gr3" draw:text-style-name="P6" draw:layer="layout" svg:width="0.421cm" svg:height="0.383cm" svg:x="14.734cm" svg:y="13.5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441cm" svg:height="2.531cm" svg:x="17.314cm" svg:y="11.862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6" draw:layer="layout" svg:width="0.381cm" svg:height="0.389cm" svg:x="18.411cm" svg:y="12.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6" draw:layer="layout" svg:width="0.425cm" svg:height="0.373cm" svg:x="18.826cm" svg:y="12.9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418cm" svg:height="0.596cm" svg:x="19.296cm" svg:y="12.753cm" svg:viewBox="0 0 419 597" svg:d="M294 541v56l125-10v-26c-60 0-68-6-68-47v-514l-121 10v26c60 0 66 6 66 47v182c-25-29-62-52-108-52-100 0-188 83-188 192 0 108 83 192 180 192 54 0 93-29 114-56zM294 315v173c0 15 0 17-10 30-25 41-63 60-100 60-38 0-69-21-90-54-21-34-23-82-23-117 0-33 2-83 25-121 19-27 50-54 96-54 31 0 65 12 92 50 10 16 10 17 10 33z">
            <text:p/>
          </draw:path>
          <draw:path draw:style-name="gr3" draw:text-style-name="P6" draw:layer="layout" svg:width="0.371cm" svg:height="0.383cm" svg:x="20.041cm" svg:y="12.966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7-50 136-50 172 0 92 75 106 115 106 142 0 190-280 190-324z">
            <text:p/>
          </draw:path>
          <draw:path draw:style-name="gr3" draw:text-style-name="P6" draw:layer="layout" svg:width="0.562cm" svg:height="0.199cm" svg:x="20.738cm" svg:y="13.0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277cm" svg:height="0.389cm" svg:x="21.608cm" svg:y="12.96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21.94cm" svg:y="12.774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22.174cm" svg:y="12.9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4cm" svg:height="0.03cm" svg:x="22.679cm" svg:y="12.82cm" svg:viewBox="0 0 401 31" svg:d="M378 31c8 0 23 0 23-16 0-15-13-15-23-15h-355c-10 0-23 0-23 15 0 16 13 16 23 16z">
            <text:p/>
          </draw:path>
          <draw:path draw:style-name="gr3" draw:text-style-name="P6" draw:layer="layout" svg:width="0.216cm" svg:height="0.393cm" svg:x="23.207cm" svg:y="12.591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6" draw:layer="layout" svg:width="0.416cm" svg:height="2.024cm" svg:x="23.837cm" svg:y="12.115cm" svg:viewBox="0 0 417 2025" svg:d="M417 2018c0-4-2-6-4-8-31-33-89-88-144-181-137-217-198-491-198-815 0-229 31-521 169-772 67-121 136-190 175-227 2-2 2-3 2-7 0-8-6-8-18-8-11 0-13 0-27 13-284 258-372 644-372 999 0 332 77 666 292 919 17 19 48 54 84 85 10 9 12 9 23 9 12 0 18 0 18-7z">
            <text:p/>
          </draw:path>
          <draw:path draw:style-name="gr3" draw:text-style-name="P6" draw:layer="layout" svg:width="0.337cm" svg:height="0.563cm" svg:x="25.131cm" svg:y="12.20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6" draw:layer="layout" svg:width="0.421cm" svg:height="0.383cm" svg:x="25.534cm" svg:y="12.39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olygon draw:style-name="gr3" draw:text-style-name="P6" draw:layer="layout" svg:width="2.315cm" svg:height="0.035cm" svg:x="24.384cm" svg:y="13.11cm" svg:viewBox="0 0 2316 36" draw:points="1158,36 0,36 0,0 2316,0 2316,36">
            <text:p/>
          </draw:polygon>
          <draw:path draw:style-name="gr3" draw:text-style-name="P6" draw:layer="layout" svg:width="0.279cm" svg:height="0.563cm" svg:x="24.459cm" svg:y="13.355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6" draw:layer="layout" svg:width="0.562cm" svg:height="0.563cm" svg:x="25.041cm" svg:y="13.42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25.861cm" svg:y="13.5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62cm" svg:height="0.393cm" svg:x="26.356cm" svg:y="13.28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6" draw:layer="layout" svg:width="0.416cm" svg:height="2.024cm" svg:x="26.828cm" svg:y="12.115cm" svg:viewBox="0 0 417 2025" svg:d="M417 1014c0-333-77-667-292-920-17-19-48-54-83-84-11-10-13-10-25-10-9 0-17 0-17 8 0 4 4 7 6 9 29 31 86 87 142 179 136 217 200 491 200 816 0 228-31 520-171 771-68 121-139 190-173 227-2 2-4 4-4 8 0 7 8 7 17 7 12 0 14 0 27-13 284-257 373-643 373-998z">
            <text:p/>
          </draw:path>
        </draw:g>
        <draw:g xml:id="id229" draw:id="id229">
          <svg:title>TexMaths</svg:title>
          <svg:desc>28§display§\text { Substituting (II) and (III) in (I) we get, }§svg§600§FALSE§</svg:desc>
          <draw:polygon draw:style-name="gr2" draw:text-style-name="P5" draw:layer="layout" svg:width="17.057cm" svg:height="0.886cm" svg:x="2.383cm" svg:y="1.257cm" svg:viewBox="0 0 17058 887" draw:points="8528,887 0,887 0,0 17058,0 17058,887">
            <text:p/>
          </draw:polygon>
          <draw:path draw:style-name="gr3" draw:text-style-name="P6" draw:layer="layout" svg:width="0.438cm" svg:height="0.716cm" svg:x="2.39cm" svg:y="1.2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96cm" svg:height="0.447cm" svg:x="2.912cm" svg:y="1.5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487cm" svg:height="0.696cm" svg:x="3.454cm" svg:y="1.26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6" draw:layer="layout" svg:width="0.324cm" svg:height="0.454cm" svg:x="4.007cm" svg:y="1.5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8cm" svg:height="0.617cm" svg:x="4.381cm" svg:y="1.3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4.778cm" svg:y="1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1cm" svg:height="0.617cm" svg:x="5.037cm" svg:y="1.3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6" draw:layer="layout" svg:width="0.496cm" svg:height="0.447cm" svg:x="5.432cm" svg:y="1.5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308cm" svg:height="0.617cm" svg:x="5.967cm" svg:y="1.3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6.364cm" svg:y="1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6.635cm" svg:y="1.5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51cm" svg:height="0.651cm" svg:x="7.179cm" svg:y="1.4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3cm" svg:height="0.985cm" svg:x="8.068cm" svg:y="1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8.38cm" svg:y="1.273cm" svg:viewBox="0 0 302 675" svg:d="M195 76c0-33 4-45 83-45h24v-31c-33 2-112 2-150 2-40 0-116 0-152-2v31h27c78 0 81 12 81 45v522c0 36-3 45-81 45h-27v32c36-3 112-3 150-3 40 0 119 0 152 3v-32h-24c-79 0-83-9-83-45z">
            <text:p/>
          </draw:path>
          <draw:path draw:style-name="gr3" draw:text-style-name="P6" draw:layer="layout" svg:width="0.301cm" svg:height="0.674cm" svg:x="8.763cm" svg:y="1.2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6" draw:layer="layout" svg:width="0.23cm" svg:height="0.985cm" svg:x="9.148cm" svg:y="1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45cm" svg:height="0.454cm" svg:x="9.842cm" svg:y="1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496cm" svg:height="0.436cm" svg:x="10.326cm" svg:y="1.5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10.875cm" svg:y="1.264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6" draw:layer="layout" svg:width="0.23cm" svg:height="0.985cm" svg:x="11.814cm" svg:y="1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2.125cm" svg:y="1.273cm" svg:viewBox="0 0 302 675" svg:d="M195 76c0-33 2-45 83-45h24v-31c-33 2-112 2-150 2-40 0-116 0-152-2v31h27c76 0 81 12 81 45v522c0 36-5 45-81 45h-27v32c36-3 112-3 150-3 40 0 119 0 152 3v-32h-24c-81 0-83-9-83-45z">
            <text:p/>
          </draw:path>
          <draw:path draw:style-name="gr3" draw:text-style-name="P6" draw:layer="layout" svg:width="0.301cm" svg:height="0.674cm" svg:x="12.508cm" svg:y="1.2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301cm" svg:height="0.674cm" svg:x="12.891cm" svg:y="1.27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6" draw:layer="layout" svg:width="0.23cm" svg:height="0.985cm" svg:x="13.274cm" svg:y="1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212cm" svg:height="0.66cm" svg:x="13.962cm" svg:y="1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4.235cm" svg:y="1.5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15.176cm" svg:y="1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5.487cm" svg:y="1.2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5.873cm" svg:y="1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675cm" svg:height="0.436cm" svg:x="16.545cm" svg:y="1.52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6" draw:layer="layout" svg:width="0.382cm" svg:height="0.454cm" svg:x="17.237cm" svg:y="1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51cm" svg:height="0.651cm" svg:x="18.003cm" svg:y="1.4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382cm" svg:height="0.454cm" svg:x="18.496cm" svg:y="1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08cm" svg:height="0.617cm" svg:x="18.924cm" svg:y="1.3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115cm" svg:height="0.295cm" svg:x="19.372cm" svg:y="1.8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232" draw:id="id232">
          <svg:title>TexMaths</svg:title>
          <svg:desc>28§display§\text {The derivative of}§svg§600§FALSE§</svg:desc>
          <draw:polygon draw:style-name="gr2" draw:text-style-name="P5" draw:layer="layout" svg:width="7.28cm" svg:height="0.606cm" svg:x="4.397cm" svg:y="6.057cm" svg:viewBox="0 0 7281 607" draw:points="3642,607 0,607 0,0 7281,0 7281,607">
            <text:p/>
          </draw:polygon>
          <draw:path draw:style-name="gr3" draw:text-style-name="P6" draw:layer="layout" svg:width="0.64cm" svg:height="0.667cm" svg:x="4.384cm" svg:y="6.035cm" svg:viewBox="0 0 641 668" svg:d="M623 0h-605l-18 222h25c13-159 29-191 177-191 17 0 44 0 53 3 20 2 20 13 20 35v522c0 34 0 48-103 48h-38v29c41-3 141-3 186-3s148 0 188 3v-29h-40c-103 0-103-14-103-48v-522c0-20 0-33 18-35 9-3 36-3 56-3 148 0 163 32 177 191h25z">
            <text:p/>
          </draw:path>
          <draw:path draw:style-name="gr3" draw:text-style-name="P6" draw:layer="layout" svg:width="0.496cm" svg:height="0.685cm" svg:x="5.09cm" svg:y="6.01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5.634cm" svg:y="6.2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87cm" svg:height="0.696cm" svg:x="6.404cm" svg:y="6.019cm" svg:viewBox="0 0 488 697" svg:d="M343 632v65l145-11v-32c-69 0-78-6-78-54v-600l-141 11v32c67 0 76 6 76 53v213c-29-33-72-60-126-60-116 0-219 96-219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6" draw:layer="layout" svg:width="0.382cm" svg:height="0.454cm" svg:x="6.944cm" svg:y="6.2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33cm" svg:height="0.436cm" svg:x="7.383cm" svg:y="6.26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6" draw:layer="layout" svg:width="0.212cm" svg:height="0.66cm" svg:x="7.773cm" svg:y="6.0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8.032cm" svg:y="6.277cm" svg:viewBox="0 0 484 437" svg:d="M392 96c9-22 27-65 92-65v-31c-23 2-52 2-74 2-25 0-70-2-87-2v31c38 0 49 23 49 43 0 9-2 11-7 22l-101 254-112-276c-4-14-4-16-4-18 0-25 38-25 56-25v-31c-29 0-85 2-108 2-27 0-67 0-96-2v31c63 0 67 5 78 36l144 352c4 13 6 18 20 18 13 0 18-9 20-18z">
            <text:p/>
          </draw:path>
          <draw:path draw:style-name="gr3" draw:text-style-name="P6" draw:layer="layout" svg:width="0.445cm" svg:height="0.454cm" svg:x="8.518cm" svg:y="6.261cm" svg:viewBox="0 0 446 455" svg:d="M287 367c4 41 31 81 78 81 20 0 81-13 81-94v-54h-25v54c0 58-25 65-36 65-31 0-36-45-36-49v-200c0-40 0-78-35-116-39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6" draw:layer="layout" svg:width="0.31cm" svg:height="0.617cm" svg:x="8.989cm" svg:y="6.098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6" draw:layer="layout" svg:width="0.212cm" svg:height="0.66cm" svg:x="9.385cm" svg:y="6.0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9.645cm" svg:y="6.27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10.145cm" svg:y="6.2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0.911cm" svg:y="6.26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19cm" svg:height="0.696cm" svg:x="11.408cm" svg:y="6.008cm" svg:viewBox="0 0 320 697" svg:d="M141 271v-114c0-88 47-135 92-135 2 0 18 0 31 7-11 5-29 16-29 40 0 23 16 43 43 43 29 0 42-20 42-43 0-35-36-69-87-69-70 0-155 52-155 157v114h-78v29h78v321c0 44-11 44-78 44v32c40-2 87-5 114-5 41 0 85 0 126 5v-32h-21c-73 0-76-11-76-47v-318h115v-29z">
            <text:p/>
          </draw:path>
        </draw:g>
        <draw:g xml:id="id235" draw:id="id235">
          <svg:title>TexMaths</svg:title>
          <svg:desc>28§display§\text {(V) Find the derivative of}§svg§600§FALSE§</svg:desc>
          <draw:polygon draw:style-name="gr2" draw:text-style-name="P5" draw:layer="layout" svg:width="11.122cm" svg:height="0.886cm" svg:x="2.984cm" svg:y="7.457cm" svg:viewBox="0 0 11123 887" draw:points="5561,887 0,887 0,0 11123,0 11123,887">
            <text:p/>
          </draw:polygon>
          <draw:path draw:style-name="gr3" draw:text-style-name="P6" draw:layer="layout" svg:width="0.23cm" svg:height="0.985cm" svg:x="3.031cm" svg:y="7.40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6" draw:layer="layout" svg:width="0.7cm" svg:height="0.696cm" svg:x="3.336cm" svg:y="7.473cm" svg:viewBox="0 0 701 697" svg:d="M594 96c13-35 40-65 107-65v-31c-29 2-69 2-94 2-31 0-87-2-114-2v31c51 0 74 27 74 50 0 6-5 13-7 20l-179 475-191-500c-4-13-4-15-4-18 0-27 56-27 81-27v-31c-36 2-103 2-142 2-47 0-89-2-125-2v31c65 0 83 0 96 36l229 608c9 17 13 22 24 22 18 0 21-5 25-20z">
            <text:p/>
          </draw:path>
          <draw:path draw:style-name="gr3" draw:text-style-name="P6" draw:layer="layout" svg:width="0.23cm" svg:height="0.985cm" svg:x="4.111cm" svg:y="7.40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6" draw:layer="layout" svg:width="0.568cm" svg:height="0.671cm" svg:x="4.798cm" svg:y="7.477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3" draw:text-style-name="P6" draw:layer="layout" svg:width="0.212cm" svg:height="0.66cm" svg:x="5.441cm" svg:y="7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5.714cm" svg:y="7.71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6.261cm" svg:y="7.464cm" svg:viewBox="0 0 488 697" svg:d="M343 632v65l145-11v-32c-69 0-78-6-78-53v-601l-141 11v32c69 0 76 6 76 53v213c-29-33-72-60-126-60-116 0-219 96-219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6" draw:layer="layout" svg:width="0.308cm" svg:height="0.617cm" svg:x="7.121cm" svg:y="7.54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6" draw:layer="layout" svg:width="0.496cm" svg:height="0.685cm" svg:x="7.517cm" svg:y="7.464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8.059cm" svg:y="7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87cm" svg:height="0.696cm" svg:x="8.832cm" svg:y="7.464cm" svg:viewBox="0 0 488 697" svg:d="M343 632v65l145-11v-32c-69 0-78-6-78-53v-601l-141 11v32c67 0 76 6 76 53v213c-29-33-72-60-126-60-116 0-219 96-219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6" draw:layer="layout" svg:width="0.382cm" svg:height="0.454cm" svg:x="9.372cm" svg:y="7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33cm" svg:height="0.436cm" svg:x="9.809cm" svg:y="7.7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6" draw:layer="layout" svg:width="0.212cm" svg:height="0.66cm" svg:x="10.201cm" svg:y="7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10.458cm" svg:y="7.7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6" draw:layer="layout" svg:width="0.445cm" svg:height="0.454cm" svg:x="10.946cm" svg:y="7.706cm" svg:viewBox="0 0 446 455" svg:d="M287 368c4 40 31 80 78 80 20 0 81-13 81-94v-54h-25v54c0 58-25 65-36 65-31 0-36-45-36-49v-200c0-40 0-78-35-116-39-38-88-54-135-54-83 0-150 47-150 112 0 29 20 47 45 47 29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308cm" svg:height="0.617cm" svg:x="11.417cm" svg:y="7.54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6" draw:layer="layout" svg:width="0.212cm" svg:height="0.66cm" svg:x="11.813cm" svg:y="7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12.071cm" svg:y="7.722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12.572cm" svg:y="7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3.338cm" svg:y="7.706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19cm" svg:height="0.696cm" svg:x="13.836cm" svg:y="7.453cm" svg:viewBox="0 0 320 697" svg:d="M141 271v-114c0-88 47-135 92-135 2 0 18 0 31 7-11 5-29 16-29 40 0 23 16 43 43 43 29 0 42-20 42-43 0-35-36-69-87-69-69 0-155 52-155 157v114h-78v29h78v321c0 45-11 45-78 45v31c40-2 87-5 114-5 41 0 85 0 126 5v-31h-21c-73 0-76-12-76-48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229" smil:attributeName="visibility" smil:to="visible"/>
                  <anim:animate smil:dur="0.25s" smil:fill="hold" smil:targetElement="id229" smil:attributeName="width" smil:values="width*0.05;width" smil:keyTimes="0;1"/>
                  <anim:animate smil:dur="0.25s" smil:fill="hold" smil:targetElement="id229" smil:attributeName="height" smil:values="height;height" smil:keyTimes="0;1"/>
                  <anim:animate smil:dur="0.25s" smil:fill="hold" smil:targetElement="id229" smil:attributeName="x" smil:values="x-.2;x" smil:keyTimes="0;1"/>
                  <anim:animate smil:dur="0.25s" smil:fill="hold" smil:targetElement="id229" smil:attributeName="y" smil:values="y;y" smil:keyTimes="0;1"/>
                  <anim:transitionFilter smil:dur="0.25s" smil:targetElement="id2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7" anim:sub-item="text" smil:attributeName="visibility" smil:to="visible"/>
                  <anim:animate smil:dur="0.5s" smil:fill="hold" smil:targetElement="id237" anim:sub-item="text" smil:attributeName="width" smil:values="width*0.05;width" smil:keyTimes="0;1"/>
                  <anim:animate smil:dur="0.5s" smil:fill="hold" smil:targetElement="id237" anim:sub-item="text" smil:attributeName="height" smil:values="height;height" smil:keyTimes="0;1"/>
                  <anim:animate smil:dur="0.5s" smil:fill="hold" smil:targetElement="id237" anim:sub-item="text" smil:attributeName="x" smil:values="x-.2;x" smil:keyTimes="0;1"/>
                  <anim:animate smil:dur="0.5s" smil:fill="hold" smil:targetElement="id237" anim:sub-item="text" smil:attributeName="y" smil:values="y;y" smil:keyTimes="0;1"/>
                  <anim:transitionFilter smil:dur="0.5s" smil:targetElement="id2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16" draw:text-style-name="P19" draw:layer="layout" svg:width="26.4cm" svg:height="14.755cm" svg:x="0.8cm" svg:y="0.627cm" presentation:class="title" presentation:user-transformed="true">
          <draw:text-box>
            <text:p xml:id="id241" text:id="id241" text:style-name="P8"><text:span text:style-name="T28"><text:tab/></text:span><text:span text:style-name="T28"><text:tab/></text:span><text:span text:style-name="T30"><text:line-break/></text:span><text:span text:style-name="T30"><text:tab/></text:span><text:span text:style-name="T30"> </text:span><text:span text:style-name="T12"><text:line-break/></text:span><text:span text:style-name="T35"> <text:s text:c="15"/>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47"> <text:s text:c="16"/></text:span><text:span text:style-name="T12"><text:line-break/></text:span><text:span text:style-name="T12"><text:tab/></text:span><text:span text:style-name="T12"> <text:s/></text:span><text:span text:style-name="T12">we have to find <text:s text:c="9"/>i.e. <text:s text:c="5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47"><text:tab/></text:span><text:span text:style-name="T47"><text:tab/></text:span><text:span text:style-name="T12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/text:p>
          </draw:text-box>
        </draw:frame>
        <draw:g xml:id="id240" draw:id="id240">
          <svg:title>TexMaths</svg:title>
          <svg:desc>26§display§\tan^{-1}\left( \frac{\sqrt{1 + x^2} - 1 }{x} \right) \ w. \ r. \ t. \ \sin^{-1}\left( \frac{2x}{1+x^2} \right)§svg§600§FALSE§</svg:desc>
          <draw:polygon draw:style-name="gr2" draw:text-style-name="P5" draw:layer="layout" svg:width="18.686cm" svg:height="2.648cm" svg:x="2.627cm" svg:y="2.707cm" svg:viewBox="0 0 18687 2649" draw:points="9344,2649 0,2649 0,0 18687,0 18687,2649">
            <text:p/>
          </draw:polygon>
          <draw:path draw:style-name="gr3" draw:text-style-name="P6" draw:layer="layout" svg:width="0.288cm" svg:height="0.573cm" svg:x="2.598cm" svg:y="3.69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2.974cm" svg:y="3.85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3.424cm" svg:y="3.85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3.971cm" svg:y="3.70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4.543cm" svg:y="3.457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77cm" svg:height="2.742cm" svg:x="5.25cm" svg:y="2.661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6" draw:layer="layout" svg:width="0.715cm" svg:height="0.914cm" svg:x="5.934cm" svg:y="2.844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2.508cm" svg:height="0.039cm" svg:x="6.629cm" svg:y="2.844cm" svg:viewBox="0 0 2509 40" draw:points="1254,40 0,40 0,0 2509,0 2509,40">
            <text:p/>
          </draw:polygon>
          <draw:path draw:style-name="gr3" draw:text-style-name="P6" draw:layer="layout" svg:width="0.303cm" svg:height="0.61cm" svg:x="6.71cm" svg:y="3.033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7.341cm" svg:y="3.10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8.229cm" svg:y="3.2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8.765cm" svg:y="2.9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9.414cm" svg:y="3.395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0.334cm" svg:y="3.03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4.843cm" svg:height="0.039cm" svg:x="5.868cm" svg:y="4.013cm" svg:viewBox="0 0 4844 40" draw:points="2421,40 0,40 0,0 4844,0 4844,40">
            <text:p/>
          </draw:polygon>
          <draw:path draw:style-name="gr3" draw:text-style-name="P6" draw:layer="layout" svg:width="0.457cm" svg:height="0.415cm" svg:x="8.054cm" svg:y="4.4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477cm" svg:height="2.742cm" svg:x="10.85cm" svg:y="2.661cm" svg:viewBox="0 0 478 2743" svg:d="M478 1370c0-341-43-690-189-1002-66-139-154-264-243-360-9-8-11-8-25-8-13 0-21 0-21 8 0 4 4 9 6 13 88 106 160 222 214 349 121 281 169 607 169 1000 0 389-46 732-181 1032-52 116-123 225-204 322-2 2-4 7-4 9 0 10 8 10 21 10 12 0 14 0 16-2 3-2 59-56 129-158 161-225 242-493 283-765 21-148 29-298 29-448z">
            <text:p/>
          </draw:path>
          <draw:path draw:style-name="gr3" draw:text-style-name="P6" draw:layer="layout" svg:width="0.606cm" svg:height="0.415cm" svg:x="12.025cm" svg:y="3.857cm" svg:viewBox="0 0 607 416" svg:d="M397 94c4-19 13-54 13-59 0-16-13-25-25-25-13 0-29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6" draw:layer="layout" svg:width="0.099cm" svg:height="0.099cm" svg:x="12.757cm" svg:y="4.162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13.262cm" svg:y="3.857cm" svg:viewBox="0 0 374 416" svg:d="M54 351c-2 15-8 36-8 40 0 17 12 25 27 25 10 0 27-8 33-25 2-4 33-129 38-146 6-31 22-95 29-120 4-11 29-54 52-75 6-6 33-29 72-29 25 0 38 10 40 10-29 4-48 27-48 50 0 15 11 33 35 33 23 0 50-20 50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6" draw:layer="layout" svg:width="0.099cm" svg:height="0.099cm" svg:x="13.701cm" svg:y="4.162cm" svg:viewBox="0 0 100 100" svg:d="M100 50c0-27-23-50-50-50s-50 23-50 50 23 50 50 50 50-23 50-50z">
            <text:p/>
          </draw:path>
          <draw:path draw:style-name="gr3" draw:text-style-name="P6" draw:layer="layout" svg:width="0.282cm" svg:height="0.583cm" svg:x="14.203cm" svg:y="3.688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099cm" svg:height="0.099cm" svg:x="14.589cm" svg:y="4.162cm" svg:viewBox="0 0 100 100" svg:d="M100 50c0-27-23-50-50-50s-50 23-50 50 23 50 50 50 50-23 50-50z">
            <text:p/>
          </draw:path>
          <draw:path draw:style-name="gr3" draw:text-style-name="P6" draw:layer="layout" svg:width="0.301cm" svg:height="0.421cm" svg:x="15.253cm" svg:y="3.85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5.613cm" svg:y="3.64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5.867cm" svg:y="3.85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16.414cm" svg:y="3.69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6.986cm" svg:y="3.45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5cm" svg:height="2.193cm" svg:x="17.668cm" svg:y="2.93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65cm" svg:height="0.61cm" svg:x="19.07cm" svg:y="3.03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19.507cm" svg:y="3.2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2.508cm" svg:height="0.039cm" svg:x="18.261cm" svg:y="4.013cm" svg:viewBox="0 0 2509 40" draw:points="1254,40 0,40 0,0 2509,0 2509,40">
            <text:p/>
          </draw:polygon>
          <draw:path draw:style-name="gr3" draw:text-style-name="P6" draw:layer="layout" svg:width="0.303cm" svg:height="0.61cm" svg:x="18.342cm" svg:y="4.27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8.972cm" svg:y="4.3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19.86cm" svg:y="4.48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20.397cm" svg:y="4.19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20.909cm" svg:y="2.936cm" svg:viewBox="0 0 451 2194" svg:d="M451 1098c0-360-83-722-316-996-19-21-52-58-89-92-13-10-15-10-27-10-11 0-19 0-19 8 0 4 4 9 6 11 31 33 94 93 154 193 148 235 216 532 216 884 0 247-33 564-185 836-72 131-149 206-187 245-2 2-4 5-4 9 0 8 8 8 19 8 12 0 14 0 29-15 308-278 403-696 403-1081z">
            <text:p/>
          </draw:path>
        </draw:g>
        <draw:g xml:id="id242" draw:id="id242">
          <svg:title>TexMaths</svg:title>
          <svg:desc>28§display§\frac{ du }{ dv }§svg§600§FALSE§</svg:desc>
          <draw:polygon draw:style-name="gr2" draw:text-style-name="P5" draw:layer="layout" svg:width="0.978cm" svg:height="1.936cm" svg:x="9.344cm" svg:y="5.911cm" svg:viewBox="0 0 979 1937" draw:points="491,1937 0,1937 0,0 979,0 979,1937">
            <text:p/>
          </draw:polygon>
          <draw:path draw:style-name="gr3" draw:text-style-name="P6" draw:layer="layout" svg:width="0.47cm" svg:height="0.696cm" svg:x="9.335cm" svg:y="5.86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508cm" svg:height="0.447cm" svg:x="9.835cm" svg:y="6.111cm" svg:viewBox="0 0 509 448" svg:d="M318 381c11 42 45 67 88 67 33 0 58-22 74-54 15-36 29-96 29-98 0-9-9-9-11-9-12 0-12 2-16 18-14 53-32 121-74 121-20 0-29-12-29-45 0-23 11-67 18-103l29-108c2-13 11-51 16-67 4-22 15-60 15-65 0-18-13-27-29-27-4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olygon draw:style-name="gr3" draw:text-style-name="P6" draw:layer="layout" svg:width="1.077cm" svg:height="0.042cm" svg:x="9.295cm" svg:y="6.944cm" svg:viewBox="0 0 1078 43" draw:points="540,43 0,43 0,0 1078,0 1078,43">
            <text:p/>
          </draw:polygon>
          <draw:path draw:style-name="gr3" draw:text-style-name="P6" draw:layer="layout" svg:width="0.47cm" svg:height="0.696cm" svg:x="9.36cm" svg:y="7.20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34cm" svg:height="0.447cm" svg:x="9.862cm" svg:y="7.45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</draw:g>
        <draw:g xml:id="id243" draw:id="id243">
          <svg:title>TexMaths</svg:title>
          <svg:desc>28§display§\frac{du}{dv} = \frac{du/dx}{dv/dx}§svg§600§FALSE§</svg:desc>
          <draw:polygon draw:style-name="gr2" draw:text-style-name="P5" draw:layer="layout" svg:width="5.17cm" svg:height="2.227cm" svg:x="13.044cm" svg:y="5.911cm" svg:viewBox="0 0 5171 2228" draw:points="2586,2228 0,2228 0,0 5171,0 5171,2228">
            <text:p/>
          </draw:polygon>
          <draw:path draw:style-name="gr3" draw:text-style-name="P6" draw:layer="layout" svg:width="0.47cm" svg:height="0.696cm" svg:x="13.035cm" svg:y="5.918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508cm" svg:height="0.447cm" svg:x="13.535cm" svg:y="6.164cm" svg:viewBox="0 0 509 448" svg:d="M318 381c11 42 45 67 88 67 33 0 58-22 73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olygon draw:style-name="gr3" draw:text-style-name="P6" draw:layer="layout" svg:width="1.077cm" svg:height="0.042cm" svg:x="12.995cm" svg:y="7cm" svg:viewBox="0 0 1078 43" draw:points="540,43 0,43 0,0 1078,0 1078,43">
            <text:p/>
          </draw:polygon>
          <draw:path draw:style-name="gr3" draw:text-style-name="P6" draw:layer="layout" svg:width="0.47cm" svg:height="0.696cm" svg:x="13.06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13.562cm" svg:y="7.506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6cm" svg:height="0.232cm" svg:x="14.519cm" svg:y="6.903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6" draw:layer="layout" svg:width="0.47cm" svg:height="0.696cm" svg:x="15.659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508cm" svg:height="0.447cm" svg:x="16.161cm" svg:y="6.164cm" svg:viewBox="0 0 509 448" svg:d="M318 381c11 42 45 67 88 67 33 0 58-22 73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3" draw:text-style-name="P6" draw:layer="layout" svg:width="0.384cm" svg:height="0.984cm" svg:x="16.75cm" svg:y="5.862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7.228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7.729cm" svg:y="6.1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4 65 65 0 101-69 103-76 11 38 47 76 108 76 101 0 157-128 157-152 0-9-9-9-12-9-9 0-11 2-13 9-31 107-101 130-132 130-38 0-54-32-54-65 0-23 7-43 18-88z">
            <text:p/>
          </draw:path>
          <draw:polygon draw:style-name="gr3" draw:text-style-name="P6" draw:layer="layout" svg:width="2.645cm" svg:height="0.042cm" svg:x="15.619cm" svg:y="7cm" svg:viewBox="0 0 2646 43" draw:points="1322,43 0,43 0,0 2646,0 2646,43">
            <text:p/>
          </draw:polygon>
          <draw:path draw:style-name="gr3" draw:text-style-name="P6" draw:layer="layout" svg:width="0.47cm" svg:height="0.696cm" svg:x="15.684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34cm" svg:height="0.447cm" svg:x="16.186cm" svg:y="7.506cm" svg:viewBox="0 0 435 448" svg:d="M435 69c0-53-27-69-45-69-25 0-47 25-47 47 0 13 4 20 16 29 20 20 33 47 33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3" draw:text-style-name="P6" draw:layer="layout" svg:width="0.384cm" svg:height="0.984cm" svg:x="16.723cm" svg:y="7.204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7.201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7.703cm" svg:y="7.50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</draw:g>
        <draw:g xml:id="id244" draw:id="id244">
          <svg:title>TexMaths</svg:title>
          <svg:desc>22§display§.\ .\ .\ . (I) §svg§600§FALSE§</svg:desc>
          <draw:polygon draw:style-name="gr2" draw:text-style-name="P5" draw:layer="layout" svg:width="2.481cm" svg:height="0.696cm" svg:x="19.53cm" svg:y="6.466cm" svg:viewBox="0 0 2482 697" draw:points="1241,697 0,697 0,0 2482,0 2482,697">
            <text:p/>
          </draw:polygon>
          <draw:path draw:style-name="gr3" draw:text-style-name="P6" draw:layer="layout" svg:width="0.084cm" svg:height="0.083cm" svg:x="19.558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03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504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975cm" svg:y="6.9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1.201cm" svg:y="6.4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1.451cm" svg:y="6.4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7cm" svg:y="6.4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46" draw:id="id246">
          <svg:title>TexMaths</svg:title>
          <svg:desc>26§display§u = \tan^{-1}\left( \frac{\sqrt{1 + x^2} - 1 }{x} \right)§svg§600§FALSE§</svg:desc>
          <draw:polygon draw:style-name="gr2" draw:text-style-name="P5" draw:layer="layout" svg:width="10.395cm" svg:height="2.648cm" svg:x="5.817cm" svg:y="9.108cm" svg:viewBox="0 0 10396 2649" draw:points="5198,2649 0,2649 0,0 10396,0 10396,2649">
            <text:p/>
          </draw:polygon>
          <draw:path draw:style-name="gr3" draw:text-style-name="P6" draw:layer="layout" svg:width="0.471cm" svg:height="0.415cm" svg:x="5.798cm" svg:y="10.258cm" svg:viewBox="0 0 472 416" svg:d="M295 354c11 39 42 62 81 62 32 0 55-21 69-50 15-33 27-89 27-91 0-9-8-9-10-9-11 0-11 2-15 17-12 50-29 112-68 112-19 0-27-10-27-41 0-21 10-63 16-96l27-100c2-12 11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6" draw:layer="layout" svg:width="0.608cm" svg:height="0.215cm" svg:x="6.599cm" svg:y="10.3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7.531cm" svg:y="10.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7.907cm" svg:y="10.25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8.354cm" svg:y="10.25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8.901cm" svg:y="10.108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9.473cm" svg:y="9.85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77cm" svg:height="2.742cm" svg:x="10.18cm" svg:y="9.062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6" draw:layer="layout" svg:width="0.714cm" svg:height="0.914cm" svg:x="10.865cm" svg:y="9.245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6" draw:layer="layout" svg:width="2.507cm" svg:height="0.039cm" svg:x="11.559cm" svg:y="9.245cm" svg:viewBox="0 0 2508 40" draw:points="1254,40 0,40 0,0 2508,0 2508,40">
            <text:p/>
          </draw:polygon>
          <draw:path draw:style-name="gr3" draw:text-style-name="P6" draw:layer="layout" svg:width="0.303cm" svg:height="0.61cm" svg:x="11.641cm" svg:y="9.43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2.271cm" svg:y="9.5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13.161cm" svg:y="9.63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13.696cm" svg:y="9.3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14.344cm" svg:y="9.796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5.264cm" svg:y="9.43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4.843cm" svg:height="0.039cm" svg:x="10.798cm" svg:y="10.414cm" svg:viewBox="0 0 4844 40" draw:points="2421,40 0,40 0,0 4844,0 4844,40">
            <text:p/>
          </draw:polygon>
          <draw:path draw:style-name="gr3" draw:text-style-name="P6" draw:layer="layout" svg:width="0.457cm" svg:height="0.415cm" svg:x="12.984cm" svg:y="10.8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477cm" svg:height="2.742cm" svg:x="15.78cm" svg:y="9.062cm" svg:viewBox="0 0 478 2743" svg:d="M478 1370c0-341-43-690-189-1002-66-139-154-264-243-360-9-8-11-8-25-8-13 0-21 0-21 8 0 4 4 9 6 13 88 106 160 222 214 349 121 281 169 607 169 1000 0 389-46 732-181 1032-52 116-123 225-204 322-2 2-4 7-4 9 0 10 8 10 21 10 12 0 14 0 16-2 3-2 59-56 129-158 161-225 242-493 283-765 21-148 29-298 29-448z">
            <text:p/>
          </draw:path>
        </draw:g>
        <draw:g xml:id="id248" draw:id="id248">
          <svg:title>TexMaths</svg:title>
          <svg:desc>26§display§x = \tan \theta \ \therefore  \ \theta = \tan^{-1} x§svg§600§FALSE§</svg:desc>
          <draw:polygon draw:style-name="gr2" draw:text-style-name="P5" draw:layer="layout" svg:width="9.911cm" svg:height="0.779cm" svg:x="5.517cm" svg:y="12.707cm" svg:viewBox="0 0 9912 780" draw:points="4955,780 0,780 0,0 9912,0 9912,780">
            <text:p/>
          </draw:polygon>
          <draw:path draw:style-name="gr3" draw:text-style-name="P6" draw:layer="layout" svg:width="0.457cm" svg:height="0.415cm" svg:x="5.498cm" svg:y="13.058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6.299cm" svg:y="13.1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7.229cm" svg:y="12.9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6" draw:layer="layout" svg:width="0.413cm" svg:height="0.421cm" svg:x="7.605cm" svg:y="13.054cm" svg:viewBox="0 0 414 422" svg:d="M268 341c2 38 27 75 71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6" draw:layer="layout" svg:width="0.461cm" svg:height="0.405cm" svg:x="8.052cm" svg:y="13.05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378cm" svg:height="0.657cm" svg:x="8.722cm" svg:y="12.819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554cm" svg:height="0.494cm" svg:x="9.725cm" svg:y="13.04cm" svg:viewBox="0 0 555 495" svg:d="M327 48c0-25-23-48-48-48-27 0-50 23-50 48 0 27 23 50 50 50 25 0 48-21 48-50zM555 445c0-25-20-48-47-48-28 0-48 23-48 48 0 27 20 50 48 50 27 0 47-23 47-50zM98 445c0-25-23-48-50-48-25 0-48 23-48 48 0 27 23 50 48 50 27 0 50-23 50-50z">
            <text:p/>
          </draw:path>
          <draw:path draw:style-name="gr3" draw:text-style-name="P6" draw:layer="layout" svg:width="0.378cm" svg:height="0.657cm" svg:x="10.902cm" svg:y="12.819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608cm" svg:height="0.215cm" svg:x="11.624cm" svg:y="13.1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6cm" svg:height="0.573cm" svg:x="12.554cm" svg:y="12.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6" draw:layer="layout" svg:width="0.413cm" svg:height="0.421cm" svg:x="12.93cm" svg:y="13.054cm" svg:viewBox="0 0 414 422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13.379cm" svg:y="13.05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34cm" svg:height="0.032cm" svg:x="13.926cm" svg:y="12.91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4.498cm" svg:y="12.661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6" draw:layer="layout" svg:width="0.457cm" svg:height="0.415cm" svg:x="15.016cm" svg:y="13.058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</draw:g>
        <draw:g xml:id="id245" draw:id="id245">
          <svg:title>TexMaths</svg:title>
          <svg:desc>28§display§\text {Now}§svg§600§FALSE§</svg:desc>
          <draw:polygon draw:style-name="gr2" draw:text-style-name="P5" draw:layer="layout" svg:width="1.797cm" svg:height="0.586cm" svg:x="3.25cm" svg:y="10.108cm" svg:viewBox="0 0 1798 587" draw:points="898,587 0,587 0,0 1798,0 1798,587">
            <text:p/>
          </draw:polygon>
          <draw:path draw:style-name="gr3" draw:text-style-name="P6" draw:layer="layout" svg:width="0.673cm" svg:height="0.674cm" svg:x="3.232cm" svg:y="10.059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3.966cm" svg:y="10.2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421cm" svg:y="10.308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draw:g xml:id="id247" draw:id="id247">
          <svg:title>TexMaths</svg:title>
          <svg:desc>28§display§\text {Put}§svg§600§FALSE§</svg:desc>
          <draw:polygon draw:style-name="gr2" draw:text-style-name="P5" draw:layer="layout" svg:width="1.446cm" svg:height="0.586cm" svg:x="3.348cm" svg:y="12.909cm" svg:viewBox="0 0 1447 587" draw:points="724,587 0,587 0,0 1447,0 1447,587">
            <text:p/>
          </draw:polygon>
          <draw:path draw:style-name="gr3" draw:text-style-name="P6" draw:layer="layout" svg:width="0.581cm" svg:height="0.674cm" svg:x="3.332cm" svg:y="12.86cm" svg:viewBox="0 0 582 675" svg:d="M190 363h166c119 0 226-81 226-179 0-97-98-184-233-184h-349v31h25c76 0 76 12 76 45v523c0 35 0 44-76 44h-25v32c34-2 108-2 146-2s112 0 145 2v-32h-22c-76 0-79-9-79-44zM186 336v-267c0-31 2-38 49-38h88c156 0 156 104 156 153 0 47 0 152-156 152z">
            <text:p/>
          </draw:path>
          <draw:path draw:style-name="gr3" draw:text-style-name="P6" draw:layer="layout" svg:width="0.496cm" svg:height="0.447cm" svg:x="4cm" svg:y="13.098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6" draw:layer="layout" svg:width="0.31cm" svg:height="0.618cm" svg:x="4.533cm" svg:y="12.927cm" svg:viewBox="0 0 311 619" svg:d="M152 213h141v-31h-141v-182h-24c0 81-32 186-128 191v22h85v271c0 124 92 135 128 135 69 0 98-70 98-135v-56h-27v56c0 72-29 110-64 110-68 0-68-90-68-108z">
            <text:p/>
          </draw:path>
        </draw:g>
        <draw:g xml:id="id239" draw:id="id239">
          <svg:title>TexMaths</svg:title>
          <svg:desc>28§display§\text {To get the derivative of}§svg§600§FALSE§</svg:desc>
          <draw:polygon draw:style-name="gr2" draw:text-style-name="P5" draw:layer="layout" svg:width="10.044cm" svg:height="0.8cm" svg:x="2.409cm" svg:y="1.411cm" svg:viewBox="0 0 10045 801" draw:points="5023,801 0,801 0,0 10045,0 10045,801">
            <text:p/>
          </draw:polygon>
          <draw:path draw:style-name="gr3" draw:text-style-name="P6" draw:layer="layout" svg:width="0.64cm" svg:height="0.668cm" svg:x="2.396cm" svg:y="1.389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6" draw:layer="layout" svg:width="0.438cm" svg:height="0.454cm" svg:x="3.017cm" svg:y="1.6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452cm" svg:height="0.652cm" svg:x="3.836cm" svg:y="1.611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382cm" svg:height="0.454cm" svg:x="4.329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08cm" svg:height="0.618cm" svg:x="4.757cm" svg:y="1.452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6" draw:layer="layout" svg:width="0.31cm" svg:height="0.618cm" svg:x="5.467cm" svg:y="1.4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496cm" svg:height="0.686cm" svg:x="5.864cm" svg:y="1.373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82cm" svg:height="0.454cm" svg:x="6.406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87cm" svg:height="0.697cm" svg:x="7.179cm" svg:y="1.373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6" draw:layer="layout" svg:width="0.382cm" svg:height="0.454cm" svg:x="7.719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33cm" svg:height="0.437cm" svg:x="8.156cm" svg:y="1.62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6" draw:layer="layout" svg:width="0.212cm" svg:height="0.661cm" svg:x="8.545cm" svg:y="1.3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8.805cm" svg:y="1.631cm" svg:viewBox="0 0 484 438" svg:d="M392 96c9-22 27-65 92-65v-31c-23 2-52 2-74 2-25 0-69-2-87-2v31c38 0 49 23 49 43 0 9-2 11-7 22l-101 254-112-276c-4-13-4-16-4-18 0-25 38-25 56-25v-31c-29 0-85 2-108 2-27 0-67 0-96-2v31c63 0 67 5 78 36l144 353c7 13 7 18 20 18s18-9 20-18z">
            <text:p/>
          </draw:path>
          <draw:path draw:style-name="gr3" draw:text-style-name="P6" draw:layer="layout" svg:width="0.445cm" svg:height="0.454cm" svg:x="9.294cm" svg:y="1.616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6" draw:layer="layout" svg:width="0.31cm" svg:height="0.618cm" svg:x="9.764cm" svg:y="1.4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212cm" svg:height="0.661cm" svg:x="10.161cm" svg:y="1.3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10.418cm" svg:y="1.631cm" svg:viewBox="0 0 484 438" svg:d="M392 96c9-22 27-65 92-65v-31c-23 2-52 2-74 2-25 0-69-2-87-2v31c38 0 49 23 49 43 0 9-2 11-7 22l-101 254-112-276c-4-13-4-16-4-18 0-25 38-25 56-25v-31c-29 0-85 2-108 2-27 0-67 0-96-2v31c63 0 67 5 78 36l144 353c4 13 7 18 20 18s18-9 20-18z">
            <text:p/>
          </draw:path>
          <draw:path draw:style-name="gr3" draw:text-style-name="P6" draw:layer="layout" svg:width="0.382cm" svg:height="0.454cm" svg:x="10.92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38cm" svg:height="0.454cm" svg:x="11.686cm" svg:y="1.6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319cm" svg:height="0.697cm" svg:x="12.184cm" svg:y="1.362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anim:sub-item="text" smil:attributeName="visibility" smil:to="visible"/>
                  <anim:animate smil:dur="0.5s" smil:fill="hold" smil:targetElement="id241" anim:sub-item="text" smil:attributeName="width" smil:values="width*0.05;width" smil:keyTimes="0;1"/>
                  <anim:animate smil:dur="0.5s" smil:fill="hold" smil:targetElement="id241" anim:sub-item="text" smil:attributeName="height" smil:values="height;height" smil:keyTimes="0;1"/>
                  <anim:animate smil:dur="0.5s" smil:fill="hold" smil:targetElement="id241" anim:sub-item="text" smil:attributeName="x" smil:values="x-.2;x" smil:keyTimes="0;1"/>
                  <anim:animate smil:dur="0.5s" smil:fill="hold" smil:targetElement="id241" anim:sub-item="text" smil:attributeName="y" smil:values="y;y" smil:keyTimes="0;1"/>
                  <anim:transitionFilter smil:dur="0.5s" smil:targetElement="id24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presentation:style-name="pr10" draw:text-style-name="P20" draw:layer="layout" svg:width="26.4cm" svg:height="14.373cm" svg:x="0.8cm" svg:y="0.627cm" presentation:class="title" presentation:user-transformed="true">
          <draw:text-box>
            <text:p text:style-name="P8"><text:span text:style-name="T15"><text:s text:c="23"/></text:span><text:span text:style-name="T15"><text:line-break/></text:span><text:span text:style-name="T12"> <text:s text:c="30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/></text:p>
          </draw:text-box>
        </draw:frame>
        <draw:g xml:id="id249" draw:id="id249">
          <svg:title>TexMaths</svg:title>
          <svg:desc>28§display§u = \tan^{-1}\left( \frac{\sqrt{1 + \tan^2\theta} - 1 }{ \tan \theta } \right) = \tan^{-1}\left( \frac{ \sec \theta - 1 }{\tan \theta} \right)§svg§600§FALSE§</svg:desc>
          <draw:polygon draw:style-name="gr2" draw:text-style-name="P5" draw:layer="layout" svg:width="21.986cm" svg:height="2.852cm" svg:x="3.718cm" svg:y="0.711cm" svg:viewBox="0 0 21987 2853" draw:points="10992,2853 0,2853 0,0 21987,0 21987,2853">
            <text:p/>
          </draw:polygon>
          <draw:path draw:style-name="gr3" draw:text-style-name="P6" draw:layer="layout" svg:width="0.508cm" svg:height="0.447cm" svg:x="3.698cm" svg:y="1.95cm" svg:viewBox="0 0 509 448" svg:d="M318 381c11 42 45 67 87 67 34 0 59-22 74-54 16-36 30-96 30-98 0-9-9-9-12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cm" svg:y="2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5.564cm" svg:y="1.7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969cm" svg:y="1.9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451cm" svg:y="1.9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7.04cm" svg:y="1.7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656cm" svg:y="1.5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8.418cm" svg:y="0.662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6" draw:layer="layout" svg:width="0.77cm" svg:height="0.984cm" svg:x="9.155cm" svg:y="0.821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6" draw:layer="layout" svg:width="4.213cm" svg:height="0.042cm" svg:x="9.903cm" svg:y="0.821cm" svg:viewBox="0 0 4214 43" draw:points="2106,43 0,43 0,0 4214,0 4214,43">
            <text:p/>
          </draw:polygon>
          <draw:path draw:style-name="gr3" draw:text-style-name="P6" draw:layer="layout" svg:width="0.326cm" svg:height="0.657cm" svg:x="9.99cm" svg:y="1.06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10.669cm" svg:y="1.1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08cm" svg:height="0.617cm" svg:x="11.617cm" svg:y="1.112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2.022cm" svg:y="1.278cm" svg:viewBox="0 0 446 455" svg:d="M287 367c4 41 31 81 78 81 20 0 81-14 81-94v-54h-25v54c0 58-25 65-36 65-31 0-36-45-36-49v-200c0-40 0-78-35-116-38-38-88-54-135-54-83 0-150 47-150 112 0 29 20 47 45 47 29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2.506cm" svg:y="1.28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3.064cm" svg:y="0.8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3.666cm" svg:y="1.02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02cm" svg:height="0.042cm" svg:x="14.415cm" svg:y="1.453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5.405cm" svg:y="1.06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6.728cm" svg:height="0.042cm" svg:x="9.083cm" svg:y="2.118cm" svg:viewBox="0 0 6729 43" draw:points="3365,43 0,43 0,0 6729,0 6729,43">
            <text:p/>
          </draw:polygon>
          <draw:path draw:style-name="gr3" draw:text-style-name="P6" draw:layer="layout" svg:width="0.31cm" svg:height="0.617cm" svg:x="11.429cm" svg:y="2.45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1.834cm" svg:y="2.617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2.316cm" svg:y="2.6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3.037cm" svg:y="2.364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514cm" svg:height="2.953cm" svg:x="15.963cm" svg:y="0.662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  <draw:path draw:style-name="gr3" draw:text-style-name="P6" draw:layer="layout" svg:width="0.655cm" svg:height="0.232cm" svg:x="17.036cm" svg:y="2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8cm" svg:height="0.617cm" svg:x="18.039cm" svg:y="1.7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8.442cm" svg:y="1.9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8.926cm" svg:y="1.9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9.515cm" svg:y="1.7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20.131cm" svg:y="1.5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20.866cm" svg:y="0.958cm" svg:viewBox="0 0 486 2363" svg:d="M486 2354c0-5-2-7-4-9-36-38-103-103-168-211-159-253-231-573-231-952 0-266 33-606 197-900 78-141 159-222 204-264 2-2 2-5 2-9 0-9-7-9-20-9-14 0-16 0-31 16-332 300-435 750-435 1164 0 388 90 777 340 1073 21 22 56 63 99 99 11 11 13 11 27 11 13 0 20 0 20-9z">
            <text:p/>
          </draw:path>
          <draw:path draw:style-name="gr3" draw:text-style-name="P6" draw:layer="layout" svg:width="0.324cm" svg:height="0.454cm" svg:x="21.536cm" svg:y="1.27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21.919cm" svg:y="1.27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22.362cm" svg:y="1.278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22.972cm" svg:y="1.02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02cm" svg:height="0.042cm" svg:x="23.72cm" svg:y="1.453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24.71cm" svg:y="1.06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3.612cm" svg:height="0.042cm" svg:x="21.505cm" svg:y="2.118cm" svg:viewBox="0 0 3613 43" draw:points="1808,43 0,43 0,0 3613,0 3613,43">
            <text:p/>
          </draw:polygon>
          <draw:path draw:style-name="gr3" draw:text-style-name="P6" draw:layer="layout" svg:width="0.308cm" svg:height="0.617cm" svg:x="22.291cm" svg:y="2.45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22.696cm" svg:y="2.617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23.178cm" svg:y="2.6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3.899cm" svg:y="2.36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85cm" svg:height="2.362cm" svg:x="25.268cm" svg:y="0.958cm" svg:viewBox="0 0 486 2363" svg:d="M486 1182c0-387-90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50" draw:id="id250">
          <svg:title>TexMaths</svg:title>
          <svg:desc>28§display§u = \tan^{-1}\left( \frac{ \frac{1}{ \cos \theta} - 1 }{ \frac{ \sin \theta }{ \cos \theta } } \right) = \tan^{-1}\left(  \frac { 1 - \cos \theta }{ \sin \theta }  \right)§svg§600§FALSE§</svg:desc>
          <draw:polygon draw:style-name="gr2" draw:text-style-name="P5" draw:layer="layout" svg:width="18.83cm" svg:height="2.852cm" svg:x="3.718cm" svg:y="4.211cm" svg:viewBox="0 0 18831 2853" draw:points="9415,2853 0,2853 0,0 18831,0 18831,2853">
            <text:p/>
          </draw:polygon>
          <draw:path draw:style-name="gr3" draw:text-style-name="P6" draw:layer="layout" svg:width="0.508cm" svg:height="0.447cm" svg:x="3.698cm" svg:y="5.45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cm" svg:y="5.5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5.564cm" svg:y="5.2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969cm" svg:y="5.4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451cm" svg:y="5.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7.04cm" svg:y="5.2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7.656cm" svg:y="5.0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8.418cm" svg:y="4.162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6" draw:layer="layout" svg:width="0.252cm" svg:height="0.458cm" svg:x="9.874cm" svg:y="4.317cm" svg:viewBox="0 0 253 459" svg:d="M157 20c0-20 0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1.585cm" svg:height="0.042cm" svg:x="9.202cm" svg:y="4.894cm" svg:viewBox="0 0 1586 43" draw:points="793,43 0,43 0,0 1586,0 1586,43">
            <text:p/>
          </draw:polygon>
          <draw:path draw:style-name="gr3" draw:text-style-name="P6" draw:layer="layout" svg:width="0.292cm" svg:height="0.315cm" svg:x="9.233cm" svg:y="5.192cm" svg:viewBox="0 0 293 316" svg:d="M237 34c-11 4-17 15-17 29 0 20 11 33 31 33s33-13 33-33c0-63-96-63-116-63-103 0-168 81-168 159 0 87 74 157 166 157 103 0 127-81 127-90s-9-9-13-9c-9 0-9 2-11 14-16 42-54 62-97 62-47 0-109-33-109-134 0-87 42-137 107-137 9 0 43 0 67 12z">
            <text:p/>
          </draw:path>
          <draw:path draw:style-name="gr3" draw:text-style-name="P6" draw:layer="layout" svg:width="0.34cm" svg:height="0.315cm" svg:x="9.578cm" svg:y="5.192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6" draw:layer="layout" svg:width="0.25cm" svg:height="0.315cm" svg:x="9.975cm" svg:y="5.192cm" svg:viewBox="0 0 251 316" svg:d="M233 18c0-11 0-18-11-18-2 0-5 0-14 9 0 0-9 7-11 9-22-14-49-18-74-18-98 0-123 52-123 87 0 23 9 41 27 54 27 22 51 27 96 34 34 6 90 15 90 62 0 27-18 61-85 61-68 0-92-45-103-92-3-9-3-11-14-11s-11 4-11 18v85c0 11 0 18 9 18 7 0 20-14 34-29 31 29 69 29 85 29 89 0 123-47 123-97 0-26-11-47-29-64-27-25-58-30-83-34-56-9-101-18-101-56 0-20 18-49 85-49 81 0 85 58 85 78 0 7 9 7 12 7 13 0 13-5 13-18z">
            <text:p/>
          </draw:path>
          <draw:path draw:style-name="gr3" draw:text-style-name="P6" draw:layer="layout" svg:width="0.31cm" svg:height="0.494cm" svg:x="10.434cm" svg:y="5.015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ath draw:style-name="gr3" draw:text-style-name="P6" draw:layer="layout" svg:width="0.602cm" svg:height="0.042cm" svg:x="11.205cm" svg:y="4.89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2.195cm" svg:y="4.50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3.516cm" svg:height="0.042cm" svg:x="9.083cm" svg:y="5.618cm" svg:viewBox="0 0 3517 43" draw:points="1759,43 0,43 0,0 3517,0 3517,43">
            <text:p/>
          </draw:polygon>
          <draw:path draw:style-name="gr3" draw:text-style-name="P6" draw:layer="layout" svg:width="0.25cm" svg:height="0.315cm" svg:x="10.123cm" svg:y="5.947cm" svg:viewBox="0 0 251 316" svg:d="M233 18c0-11 0-18-11-18-2 0-5 0-14 9-2 0-9 7-13 9-20-14-47-18-72-18-98 0-123 52-123 87 0 23 9 41 27 54 27 22 51 27 96 34 34 6 90 15 90 62 0 27-18 61-85 61-68 0-92-45-103-92-3-9-3-11-14-11s-11 4-11 18v85c0 11 0 18 9 18 7 0 20-14 34-29 31 29 69 29 85 29 89 0 123-47 123-97 0-26-11-47-29-64-27-25-58-30-83-34-56-9-101-18-101-56 0-20 18-49 85-49 81 0 83 58 85 78 0 7 9 7 12 7 13 0 13-5 13-18z">
            <text:p/>
          </draw:path>
          <draw:path draw:style-name="gr3" draw:text-style-name="P6" draw:layer="layout" svg:width="0.151cm" svg:height="0.465cm" svg:x="10.443cm" svg:y="5.7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6" draw:layer="layout" svg:width="0.371cm" svg:height="0.306cm" svg:x="10.663cm" svg:y="5.94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3" draw:text-style-name="P6" draw:layer="layout" svg:width="0.31cm" svg:height="0.494cm" svg:x="11.238cm" svg:y="5.77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1.585cm" svg:height="0.042cm" svg:x="10.049cm" svg:y="6.375cm" svg:viewBox="0 0 1586 43" draw:points="793,43 0,43 0,0 1586,0 1586,43">
            <text:p/>
          </draw:polygon>
          <draw:path draw:style-name="gr3" draw:text-style-name="P6" draw:layer="layout" svg:width="0.292cm" svg:height="0.315cm" svg:x="10.08cm" svg:y="6.673cm" svg:viewBox="0 0 293 316" svg:d="M237 34c-11 4-17 15-17 29 0 20 11 33 31 33s33-13 33-33c0-63-96-63-116-63-103 0-168 81-168 159 0 87 74 157 166 157 103 0 127-81 127-90s-9-9-13-9c-9 0-9 2-11 14-16 42-54 62-97 62-47 0-109-33-109-134 0-87 42-137 107-137 9 0 43 0 67 12z">
            <text:p/>
          </draw:path>
          <draw:path draw:style-name="gr3" draw:text-style-name="P6" draw:layer="layout" svg:width="0.34cm" svg:height="0.315cm" svg:x="10.425cm" svg:y="6.673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6" draw:layer="layout" svg:width="0.25cm" svg:height="0.315cm" svg:x="10.822cm" svg:y="6.673cm" svg:viewBox="0 0 251 316" svg:d="M233 18c0-11 0-18-11-18-2 0-5 0-14 9 0 0-9 7-11 9-22-14-49-18-74-18-98 0-123 52-123 87 0 23 9 41 27 54 27 22 51 27 96 34 34 6 90 15 90 62 0 27-18 61-85 61-68 0-92-45-103-92-3-9-3-11-14-11s-11 4-11 18v85c0 11 0 18 9 18 7 0 20-14 34-29 31 29 69 29 85 29 89 0 123-47 123-97 0-26-11-47-29-64-27-25-58-30-83-34-56-9-101-18-101-56 0-20 18-49 85-49 81 0 85 58 85 78 0 7 9 7 12 7 13 0 13-5 13-18z">
            <text:p/>
          </draw:path>
          <draw:path draw:style-name="gr3" draw:text-style-name="P6" draw:layer="layout" svg:width="0.31cm" svg:height="0.494cm" svg:x="11.281cm" svg:y="6.496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ath draw:style-name="gr3" draw:text-style-name="P6" draw:layer="layout" svg:width="0.514cm" svg:height="2.953cm" svg:x="12.75cm" svg:y="4.1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  <draw:path draw:style-name="gr3" draw:text-style-name="P6" draw:layer="layout" svg:width="0.655cm" svg:height="0.232cm" svg:x="13.826cm" svg:y="5.5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14.827cm" svg:y="5.2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5.232cm" svg:y="5.4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5.714cm" svg:y="5.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6.305cm" svg:y="5.2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6.922cm" svg:y="5.02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17.656cm" svg:y="4.458cm" svg:viewBox="0 0 486 2363" svg:d="M486 2354c0-5-2-7-4-9-36-38-103-103-168-211-159-253-231-573-231-952 0-266 36-606 197-900 78-141 159-222 204-264 2-2 2-5 2-9 0-9-7-9-20-9s-16 0-31 16c-332 300-435 750-435 1164 0 388 90 777 341 1073 20 22 56 63 98 99 11 11 14 11 27 11s20 0 20-9z">
            <text:p/>
          </draw:path>
          <draw:path draw:style-name="gr3" draw:text-style-name="P6" draw:layer="layout" svg:width="0.326cm" svg:height="0.657cm" svg:x="18.382cm" svg:y="4.56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9.085cm" svg:y="4.953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20.022cm" svg:y="4.778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20.454cm" svg:y="4.77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20.949cm" svg:y="4.77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21.512cm" svg:y="4.52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3.666cm" svg:height="0.042cm" svg:x="18.292cm" svg:y="5.618cm" svg:viewBox="0 0 3667 43" draw:points="1835,43 0,43 0,0 3667,0 3667,43">
            <text:p/>
          </draw:polygon>
          <draw:path draw:style-name="gr3" draw:text-style-name="P6" draw:layer="layout" svg:width="0.324cm" svg:height="0.454cm" svg:x="19.229cm" svg:y="6.1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9.616cm" svg:y="5.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9.89cm" svg:y="6.12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0.609cm" svg:y="5.864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85cm" svg:height="2.362cm" svg:x="22.112cm" svg:y="4.458cm" svg:viewBox="0 0 486 2363" svg:d="M486 1182c0-387-89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51" draw:id="id251">
          <svg:title>TexMaths</svg:title>
          <svg:desc>28§display§u = \tan^{-1}\left[ \frac { 2 \sin^2 \left( \frac{ \theta }{2} \right) }{ 2\sin \left( \frac{ \theta }{2} \right) \cos \left( \frac{ \theta }{2} }  \right)  \right] = \tan^{-1}\left[ \tan \left( \frac{ \theta }{2} \right)  \right]§svg§600§FALSE§</svg:desc>
          <draw:polygon draw:style-name="gr2" draw:text-style-name="P5" draw:layer="layout" svg:width="21.056cm" svg:height="2.852cm" svg:x="3.72cm" svg:y="7.811cm" svg:viewBox="0 0 21057 2853" draw:points="10529,2853 0,2853 0,0 21057,0 21057,2853">
            <text:p/>
          </draw:polygon>
          <draw:path draw:style-name="gr3" draw:text-style-name="P6" draw:layer="layout" svg:width="0.508cm" svg:height="0.447cm" svg:x="3.7cm" svg:y="9.05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2cm" svg:y="9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5.566cm" svg:y="8.8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972cm" svg:y="9.0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453cm" svg:y="9.0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7.042cm" svg:y="8.8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7.658cm" svg:y="8.62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0.292cm" svg:height="2.953cm" svg:x="8.46cm" svg:y="7.762cm" svg:viewBox="0 0 293 2954" draw:points="0,2954 293,2954 293,2891 60,2891 60,60 293,60 293,0 0,0">
            <text:p/>
          </draw:polygon>
          <draw:path draw:style-name="gr3" draw:text-style-name="P6" draw:layer="layout" svg:width="0.393cm" svg:height="0.657cm" svg:x="10.299cm" svg:y="8.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6 9-71 9-92 9z">
            <text:p/>
          </draw:path>
          <draw:path draw:style-name="gr3" draw:text-style-name="P6" draw:layer="layout" svg:width="0.324cm" svg:height="0.454cm" svg:x="10.938cm" svg:y="8.31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1.328cm" svg:y="8.09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1.599cm" svg:y="8.32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2.159cm" svg:y="7.8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2.869cm" svg:y="7.919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31cm" svg:height="0.494cm" svg:x="13.333cm" svg:y="7.883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0.398cm" svg:height="0.042cm" svg:x="13.29cm" svg:y="8.49cm" svg:viewBox="0 0 399 43" draw:points="199,43 0,43 0,0 399,0 399,43">
            <text:p/>
          </draw:polygon>
          <draw:path draw:style-name="gr3" draw:text-style-name="P6" draw:layer="layout" svg:width="0.306cm" svg:height="0.458cm" svg:x="13.335cm" svg:y="8.63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3.846cm" svg:y="7.919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6" draw:layer="layout" svg:width="6.744cm" svg:height="0.042cm" svg:x="8.881cm" svg:y="9.218cm" svg:viewBox="0 0 6745 43" draw:points="3374,43 0,43 0,0 6745,0 6745,43">
            <text:p/>
          </draw:polygon>
          <draw:path draw:style-name="gr3" draw:text-style-name="P6" draw:layer="layout" svg:width="0.393cm" svg:height="0.657cm" svg:x="8.931cm" svg:y="9.58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324cm" svg:height="0.454cm" svg:x="9.569cm" svg:y="9.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9.957cm" svg:y="9.58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23cm" svg:y="9.80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259cm" svg:height="1.181cm" svg:x="11.059cm" svg:y="9.40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6" draw:layer="layout" svg:width="0.31cm" svg:height="0.494cm" svg:x="11.523cm" svg:y="9.37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0.398cm" svg:height="0.042cm" svg:x="11.478cm" svg:y="9.975cm" svg:viewBox="0 0 399 43" draw:points="199,43 0,43 0,0 399,0 399,43">
            <text:p/>
          </draw:polygon>
          <draw:path draw:style-name="gr3" draw:text-style-name="P6" draw:layer="layout" svg:width="0.306cm" svg:height="0.458cm" svg:x="11.523cm" svg:y="10.1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2.036cm" svg:y="9.406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6" draw:layer="layout" svg:width="0.375cm" svg:height="0.454cm" svg:x="12.64cm" svg:y="9.8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073cm" svg:y="9.8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3.57cm" svg:y="9.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59cm" svg:height="1.181cm" svg:x="14.24cm" svg:y="9.40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6" draw:layer="layout" svg:width="0.31cm" svg:height="0.494cm" svg:x="14.701cm" svg:y="9.37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0.398cm" svg:height="0.042cm" svg:x="14.659cm" svg:y="9.975cm" svg:viewBox="0 0 399 43" draw:points="199,43 0,43 0,0 399,0 399,43">
            <text:p/>
          </draw:polygon>
          <draw:path draw:style-name="gr3" draw:text-style-name="P6" draw:layer="layout" svg:width="0.306cm" svg:height="0.458cm" svg:x="14.704cm" svg:y="10.1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5.217cm" svg:y="9.406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6" draw:layer="layout" svg:width="0.292cm" svg:height="2.953cm" svg:x="15.752cm" svg:y="7.762cm" svg:viewBox="0 0 293 2954" draw:points="233,2891 0,2891 0,2954 293,2954 293,0 0,0 0,60 233,60">
            <text:p/>
          </draw:polygon>
          <draw:path draw:style-name="gr3" draw:text-style-name="P6" draw:layer="layout" svg:width="0.655cm" svg:height="0.232cm" svg:x="16.644cm" svg:y="9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8cm" svg:height="0.617cm" svg:x="17.647cm" svg:y="8.8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8.053cm" svg:y="9.043cm" svg:viewBox="0 0 446 455" svg:d="M289 367c2 41 29 81 76 81 20 0 81-14 81-94v-54h-25v54c0 58-24 65-36 65-31 0-36-45-36-49v-200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6" draw:layer="layout" svg:width="0.496cm" svg:height="0.436cm" svg:x="18.534cm" svg:y="9.0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9.123cm" svg:y="8.8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9.739cm" svg:y="8.62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0.261cm" svg:height="2.362cm" svg:x="20.517cm" svg:y="8.058cm" svg:viewBox="0 0 262 2363" draw:points="0,2363 262,2363 262,2309 54,2309 54,54 262,54 262,0 0,0">
            <text:p/>
          </draw:polygon>
          <draw:path draw:style-name="gr3" draw:text-style-name="P6" draw:layer="layout" svg:width="0.308cm" svg:height="0.617cm" svg:x="20.808cm" svg:y="8.8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21.213cm" svg:y="9.0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21.695cm" svg:y="9.0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85cm" svg:height="2.362cm" svg:x="22.58cm" svg:y="8.058cm" svg:viewBox="0 0 486 2363" svg:d="M486 2354c0-5-2-7-4-9-36-38-103-103-168-211-159-253-231-573-231-952 0-266 33-606 197-900 78-141 159-222 204-264 2-2 2-5 2-9 0-9-7-9-20-9s-16 0-31 16c-332 300-435 750-435 1164 0 388 90 777 341 1073 20 22 56 63 98 99 11 11 14 11 27 11s20 0 20-9z">
            <text:p/>
          </draw:path>
          <draw:path draw:style-name="gr3" draw:text-style-name="P6" draw:layer="layout" svg:width="0.407cm" svg:height="0.707cm" svg:x="23.261cm" svg:y="8.12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494cm" svg:height="0.042cm" svg:x="23.218cm" svg:y="9.218cm" svg:viewBox="0 0 495 43" draw:points="246,43 0,43 0,0 495,0 495,43">
            <text:p/>
          </draw:polygon>
          <draw:path draw:style-name="gr3" draw:text-style-name="P6" draw:layer="layout" svg:width="0.393cm" svg:height="0.657cm" svg:x="23.268cm" svg:y="9.50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85cm" svg:height="2.362cm" svg:x="23.863cm" svg:y="8.058cm" svg:viewBox="0 0 486 2363" svg:d="M486 1182c0-387-89-777-340-1072-18-23-56-63-97-99-13-11-15-11-29-11-11 0-20 0-20 9 0 4 4 9 7 11 33 36 101 101 165 208 160 254 233 574 233 952 0 267-35 607-199 901-78 141-161 221-202 264-2 2-4 4-4 9 0 9 9 9 20 9 14 0 16 0 32-16 331-300 434-750 434-1165z">
            <text:p/>
          </draw:path>
          <draw:polygon draw:style-name="gr3" draw:text-style-name="P6" draw:layer="layout" svg:width="0.261cm" svg:height="2.362cm" svg:x="24.567cm" svg:y="8.058cm" svg:viewBox="0 0 262 2363" draw:points="206,2309 0,2309 0,2363 262,2363 262,0 0,0 0,54 206,54">
            <text:p/>
          </draw:polygon>
        </draw:g>
        <draw:g xml:id="id252" draw:id="id252">
          <svg:title>TexMaths</svg:title>
          <svg:desc>28§display§u = \frac{ \theta }{2} = \frac{1}{2} \tan^{-1} x§svg§600§FALSE§</svg:desc>
          <draw:polygon draw:style-name="gr2" draw:text-style-name="P5" draw:layer="layout" svg:width="7.871cm" svg:height="1.936cm" svg:x="3.721cm" svg:y="11.311cm" svg:viewBox="0 0 7872 1937" draw:points="3936,1937 0,1937 0,0 7872,0 7872,1937">
            <text:p/>
          </draw:polygon>
          <draw:path draw:style-name="gr3" draw:text-style-name="P6" draw:layer="layout" svg:width="0.508cm" svg:height="0.447cm" svg:x="3.701cm" svg:y="12.187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4cm" svg:y="12.2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7cm" svg:height="0.707cm" svg:x="5.708cm" svg:y="11.262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494cm" svg:height="0.042cm" svg:x="5.666cm" svg:y="12.355cm" svg:viewBox="0 0 495 43" draw:points="246,43 0,43 0,0 495,0 495,43">
            <text:p/>
          </draw:polygon>
          <draw:path draw:style-name="gr3" draw:text-style-name="P6" draw:layer="layout" svg:width="0.393cm" svg:height="0.657cm" svg:x="5.715cm" svg:y="12.642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655cm" svg:height="0.232cm" svg:x="6.604cm" svg:y="12.2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7.794cm" svg:y="11.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494cm" svg:height="0.042cm" svg:x="7.707cm" svg:y="12.355cm" svg:viewBox="0 0 495 43" draw:points="246,43 0,43 0,0 495,0 495,43">
            <text:p/>
          </draw:polygon>
          <draw:path draw:style-name="gr3" draw:text-style-name="P6" draw:layer="layout" svg:width="0.393cm" svg:height="0.657cm" svg:x="7.756cm" svg:y="12.642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308cm" svg:height="0.617cm" svg:x="8.5cm" svg:y="12.017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6" draw:layer="layout" svg:width="0.445cm" svg:height="0.454cm" svg:x="8.905cm" svg:y="12.18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9.387cm" svg:y="12.18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9.976cm" svg:y="12.026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0.592cm" svg:y="11.75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92cm" svg:height="0.447cm" svg:x="11.152cm" svg:y="12.1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</draw:g>
        <draw:g xml:id="id253" draw:id="id253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644cm" svg:y="13.984cm" svg:viewBox="0 0 6272 607" draw:points="3136,607 0,607 0,0 6272,0 6272,607">
            <text:p/>
          </draw:polygon>
          <draw:path draw:style-name="gr3" draw:text-style-name="P6" draw:layer="layout" svg:width="0.662cm" svg:height="0.673cm" svg:x="3.628cm" svg:y="13.957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378cm" svg:y="1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645cm" svg:y="13.935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279cm" svg:y="14.5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933cm" svg:y="14.1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719cm" svg:y="14.5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266cm" svg:y="14.19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738cm" svg:y="14.5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278cm" svg:y="14.0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695cm" svg:y="14.524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239cm" svg:y="14.1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859cm" svg:y="14.524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6cm" svg:height="14.373cm" svg:x="0.8cm" svg:y="0.627cm" presentation:class="title" presentation:user-transformed="true">
          <draw:text-box>
            <text:p xml:id="id256" text:id="id256" text:style-name="P8"><text:span text:style-name="T15"><text:s text:c="34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4"><text:tab/></text:span><text:span text:style-name="T14"><text:tab/></text:span><text:span text:style-name="T12"><text:line-break/></text:span><text:span text:style-name="T12"><text:tab/></text:span><text:span text:style-name="T12"> </text:span><text:span text:style-name="T12">And</text:span><text:span text:style-name="T12"><text:tab/></text:span><text:span text:style-name="T12"><text:line-break/></text:span><text:span text:style-name="T26"><text:tab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54" draw:id="id254">
          <svg:title>TexMaths</svg:title>
          <svg:desc>26§display§\frac{du}{dx} = \frac{1}{2} \frac{d}{dx}( \tan^{-1} x ) =  \frac{1}{ 2 ( 1 + x^2 )}§svg§600§FALSE§</svg:desc>
          <draw:polygon draw:style-name="gr2" draw:text-style-name="P5" draw:layer="layout" svg:width="12.819cm" svg:height="2.016cm" svg:x="3.545cm" svg:y="0.71cm" svg:viewBox="0 0 12820 2017" draw:points="6409,2017 0,2017 0,0 12820,0 12820,2017">
            <text:p/>
          </draw:polygon>
          <draw:path draw:style-name="gr3" draw:text-style-name="P6" draw:layer="layout" svg:width="0.436cm" svg:height="0.646cm" svg:x="3.536cm" svg:y="0.66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71cm" svg:height="0.415cm" svg:x="4cm" svg:y="0.895cm" svg:viewBox="0 0 472 416" svg:d="M295 354c11 39 42 62 82 62 31 0 54-21 68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2 110-62z">
            <text:p/>
          </draw:path>
          <draw:polygon draw:style-name="gr3" draw:text-style-name="P6" draw:layer="layout" svg:width="1cm" svg:height="0.039cm" svg:x="3.499cm" svg:y="1.669cm" svg:viewBox="0 0 1001 40" draw:points="501,40 0,40 0,0 1001,0 1001,40">
            <text:p/>
          </draw:polygon>
          <draw:path draw:style-name="gr3" draw:text-style-name="P6" draw:layer="layout" svg:width="0.436cm" svg:height="0.646cm" svg:x="3.536cm" svg:y="1.91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002cm" svg:y="2.1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4.914cm" svg:y="1.58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3cm" svg:height="0.61cm" svg:x="6.016cm" svg:y="0.689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5.935cm" svg:y="1.669cm" svg:viewBox="0 0 460 40" draw:points="229,40 0,40 0,0 460,0 460,40">
            <text:p/>
          </draw:polygon>
          <draw:path draw:style-name="gr3" draw:text-style-name="P6" draw:layer="layout" svg:width="0.365cm" svg:height="0.61cm" svg:x="5.981cm" svg:y="1.935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8 81-9 9-69 9-88 9z">
            <text:p/>
          </draw:path>
          <draw:path draw:style-name="gr3" draw:text-style-name="P6" draw:layer="layout" svg:width="0.436cm" svg:height="0.646cm" svg:x="6.911cm" svg:y="0.66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olygon draw:style-name="gr3" draw:text-style-name="P6" draw:layer="layout" svg:width="1cm" svg:height="0.039cm" svg:x="6.611cm" svg:y="1.669cm" svg:viewBox="0 0 1001 40" draw:points="499,40 0,40 0,0 1001,0 1001,40">
            <text:p/>
          </draw:polygon>
          <draw:path draw:style-name="gr3" draw:text-style-name="P6" draw:layer="layout" svg:width="0.436cm" svg:height="0.646cm" svg:x="6.648cm" svg:y="1.91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114cm" svg:y="2.13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13cm" svg:height="0.914cm" svg:x="7.809cm" svg:y="1.2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6cm" svg:height="0.573cm" svg:x="8.092cm" svg:y="1.355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8.469cm" svg:y="1.506cm" svg:viewBox="0 0 414 422" svg:d="M266 341c4 38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6" draw:layer="layout" svg:width="0.461cm" svg:height="0.405cm" svg:x="8.916cm" svg:y="1.51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9.465cm" svg:y="1.36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0.035cm" svg:y="1.115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57cm" svg:height="0.415cm" svg:x="10.555cm" svg:y="1.5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6" draw:layer="layout" svg:width="0.213cm" svg:height="0.914cm" svg:x="11.102cm" svg:y="1.23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9cm" svg:height="0.215cm" svg:x="11.712cm" svg:y="1.58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3cm" svg:height="0.61cm" svg:x="14.424cm" svg:y="0.689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3.675cm" svg:height="0.039cm" svg:x="12.735cm" svg:y="1.669cm" svg:viewBox="0 0 3676 40" draw:points="1839,40 0,40 0,0 3676,0 3676,40">
            <text:p/>
          </draw:polygon>
          <draw:path draw:style-name="gr3" draw:text-style-name="P6" draw:layer="layout" svg:width="0.365cm" svg:height="0.61cm" svg:x="12.781cm" svg:y="1.935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8 81-9 9-69 9-88 9z">
            <text:p/>
          </draw:path>
          <draw:path draw:style-name="gr3" draw:text-style-name="P6" draw:layer="layout" svg:width="0.213cm" svg:height="0.914cm" svg:x="13.282cm" svg:y="1.85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3.628cm" svg:y="1.93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9cm" svg:height="0.61cm" svg:x="14.258cm" svg:y="2.01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6" draw:layer="layout" svg:width="0.457cm" svg:height="0.415cm" svg:x="15.148cm" svg:y="2.1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6" draw:layer="layout" svg:width="0.284cm" svg:height="0.425cm" svg:x="15.683cm" svg:y="1.8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6.105cm" svg:y="1.858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draw:g xml:id="id255" draw:id="id255">
          <svg:title>TexMaths</svg:title>
          <svg:desc>22§display§.\ .\ .\ . (II) §svg§600§FALSE§</svg:desc>
          <draw:polygon draw:style-name="gr2" draw:text-style-name="P5" draw:layer="layout" svg:width="2.881cm" svg:height="0.696cm" svg:x="18.731cm" svg:y="1.266cm" svg:viewBox="0 0 2882 697" draw:points="1442,697 0,697 0,0 2882,0 2882,697">
            <text:p/>
          </draw:polygon>
          <draw:path draw:style-name="gr3" draw:text-style-name="P6" draw:layer="layout" svg:width="0.083cm" svg:height="0.083cm" svg:x="18.759cm" svg:y="1.7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231cm" svg:y="1.7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704cm" svg:y="1.7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0.176cm" svg:y="1.7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0.401cm" svg:y="1.2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0.651cm" svg:y="1.2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053cm" svg:y="1.2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472cm" svg:y="1.2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57" draw:id="id257">
          <svg:title>TexMaths</svg:title>
          <svg:desc>26§display§v = \sin^{-1}\left( \frac{2x}{1+x^2} \right)§svg§600§FALSE§</svg:desc>
          <draw:polygon draw:style-name="gr2" draw:text-style-name="P5" draw:layer="layout" svg:width="7.74cm" svg:height="2.101cm" svg:x="4.522cm" svg:y="3.309cm" svg:viewBox="0 0 7741 2102" draw:points="3869,2102 0,2102 0,0 7741,0 7741,2102">
            <text:p/>
          </draw:polygon>
          <draw:path draw:style-name="gr3" draw:text-style-name="P6" draw:layer="layout" svg:width="0.403cm" svg:height="0.415cm" svg:x="4.503cm" svg:y="4.184cm" svg:viewBox="0 0 404 416" svg:d="M404 64c0-49-25-64-42-64-23 0-44 23-44 44 0 12 4 18 15 27 19 18 31 43 31 77 0 37-56 247-164 247-46 0-67-31-67-79 0-52 25-118 52-195 6-15 13-27 13-46 0-42-32-75-77-75-86 0-121 133-121 141 0 9 8 9 10 9 11 0 11 0 15-17 27-91 67-112 94-112 8 0 22 0 22 29 0 23-8 48-14 64-42 106-54 148-54 188 0 99 81 114 125 114 154 0 206-304 206-352z">
            <text:p/>
          </draw:path>
          <draw:path draw:style-name="gr3" draw:text-style-name="P6" draw:layer="layout" svg:width="0.609cm" svg:height="0.215cm" svg:x="5.256cm" svg:y="4.25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1cm" svg:height="0.421cm" svg:x="6.2cm" svg:y="4.17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6.56cm" svg:y="3.97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814cm" svg:y="4.18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361cm" svg:y="4.028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7.933cm" svg:y="3.779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5cm" svg:height="2.193cm" svg:x="8.616cm" svg:y="3.26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65cm" svg:height="0.61cm" svg:x="10.018cm" svg:y="3.36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57cm" svg:height="0.415cm" svg:x="10.455cm" svg:y="3.56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olygon draw:style-name="gr3" draw:text-style-name="P6" draw:layer="layout" svg:width="2.508cm" svg:height="0.039cm" svg:x="9.208cm" svg:y="4.34cm" svg:viewBox="0 0 2509 40" draw:points="1254,40 0,40 0,0 2509,0 2509,40">
            <text:p/>
          </draw:polygon>
          <draw:path draw:style-name="gr3" draw:text-style-name="P6" draw:layer="layout" svg:width="0.303cm" svg:height="0.61cm" svg:x="9.29cm" svg:y="4.60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9cm" svg:height="0.61cm" svg:x="9.92cm" svg:y="4.681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6" draw:layer="layout" svg:width="0.457cm" svg:height="0.415cm" svg:x="10.808cm" svg:y="4.81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84cm" svg:height="0.425cm" svg:x="11.345cm" svg:y="4.52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11.857cm" svg:y="3.263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59" draw:id="id259">
          <svg:title>TexMaths</svg:title>
          <svg:desc>26§display§x = \tan \theta \ \therefore  \ \theta = \tan^{-1} x§svg§600§FALSE§</svg:desc>
          <draw:polygon draw:style-name="gr2" draw:text-style-name="P5" draw:layer="layout" svg:width="9.911cm" svg:height="0.779cm" svg:x="5.317cm" svg:y="5.908cm" svg:viewBox="0 0 9912 780" draw:points="4955,780 0,780 0,0 9912,0 9912,780">
            <text:p/>
          </draw:polygon>
          <draw:path draw:style-name="gr3" draw:text-style-name="P6" draw:layer="layout" svg:width="0.457cm" svg:height="0.415cm" svg:x="5.298cm" svg:y="6.259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6.099cm" svg:y="6.3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7.029cm" svg:y="6.10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6" draw:layer="layout" svg:width="0.413cm" svg:height="0.421cm" svg:x="7.405cm" svg:y="6.255cm" svg:viewBox="0 0 414 422" svg:d="M268 341c2 38 27 75 71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6" draw:layer="layout" svg:width="0.461cm" svg:height="0.405cm" svg:x="7.852cm" svg:y="6.25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378cm" svg:height="0.657cm" svg:x="8.522cm" svg:y="6.02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554cm" svg:height="0.494cm" svg:x="9.525cm" svg:y="6.241cm" svg:viewBox="0 0 555 495" svg:d="M327 48c0-25-23-48-48-48-27 0-50 23-50 48 0 27 23 50 50 50 25 0 48-21 48-50zM555 445c0-25-20-48-47-48-28 0-48 23-48 48 0 27 20 50 48 50 27 0 47-23 47-50zM98 445c0-25-23-48-50-48-25 0-48 23-48 48 0 27 23 50 48 50 27 0 50-23 50-50z">
            <text:p/>
          </draw:path>
          <draw:path draw:style-name="gr3" draw:text-style-name="P6" draw:layer="layout" svg:width="0.378cm" svg:height="0.657cm" svg:x="10.702cm" svg:y="6.02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608cm" svg:height="0.215cm" svg:x="11.424cm" svg:y="6.3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6cm" svg:height="0.573cm" svg:x="12.354cm" svg:y="6.10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6" draw:layer="layout" svg:width="0.413cm" svg:height="0.421cm" svg:x="12.73cm" svg:y="6.255cm" svg:viewBox="0 0 414 422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13.179cm" svg:y="6.25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34cm" svg:height="0.032cm" svg:x="13.726cm" svg:y="6.112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4.298cm" svg:y="5.862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6" draw:layer="layout" svg:width="0.457cm" svg:height="0.415cm" svg:x="14.816cm" svg:y="6.259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</draw:g>
        <draw:g xml:id="id260" draw:id="id260">
          <svg:title>TexMaths</svg:title>
          <svg:desc>26§display§v = \sin^{-1}\left( \frac{2 \tan \theta}{1+\tan^2 \theta } \right) = \sin^{-1} [ \sin ( 2\theta)  ] = 2\theta§svg§600§FALSE§</svg:desc>
          <draw:polygon draw:style-name="gr2" draw:text-style-name="P5" draw:layer="layout" svg:width="17.997cm" svg:height="2.101cm" svg:x="4.623cm" svg:y="7.412cm" svg:viewBox="0 0 17998 2102" draw:points="9000,2102 0,2102 0,0 17998,0 17998,2102">
            <text:p/>
          </draw:polygon>
          <draw:path draw:style-name="gr3" draw:text-style-name="P6" draw:layer="layout" svg:width="0.403cm" svg:height="0.415cm" svg:x="4.604cm" svg:y="8.287cm" svg:viewBox="0 0 404 416" svg:d="M404 64c0-49-25-64-42-64-23 0-44 23-44 44 0 12 4 18 15 27 19 18 31 43 31 77 0 37-56 247-164 247-46 0-67-31-67-79 0-52 25-118 52-195 6-15 13-27 13-46 0-42-32-75-77-75-86 0-121 133-121 141 0 9 8 9 10 9 11 0 11 0 15-17 27-91 67-112 94-112 8 0 22 0 22 29 0 23-8 48-14 64-42 106-54 148-54 188 0 99 81 114 125 114 154 0 206-304 206-352z">
            <text:p/>
          </draw:path>
          <draw:path draw:style-name="gr3" draw:text-style-name="P6" draw:layer="layout" svg:width="0.608cm" svg:height="0.215cm" svg:x="5.357cm" svg:y="8.3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6.301cm" svg:y="8.28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6.661cm" svg:y="8.07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915cm" svg:y="8.2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462cm" svg:y="8.1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8.034cm" svg:y="7.88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5cm" svg:height="2.193cm" svg:x="8.716cm" svg:y="7.3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65cm" svg:height="0.61cm" svg:x="10.041cm" svg:y="7.4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86cm" svg:height="0.573cm" svg:x="10.623cm" svg:y="7.512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0.998cm" svg:y="7.66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1.447cm" svg:y="7.6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2.115cm" svg:y="7.428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olygon draw:style-name="gr3" draw:text-style-name="P6" draw:layer="layout" svg:width="3.911cm" svg:height="0.039cm" svg:x="9.309cm" svg:y="8.443cm" svg:viewBox="0 0 3912 40" draw:points="1955,40 0,40 0,0 3912,0 3912,40">
            <text:p/>
          </draw:polygon>
          <draw:path draw:style-name="gr3" draw:text-style-name="P6" draw:layer="layout" svg:width="0.303cm" svg:height="0.61cm" svg:x="9.39cm" svg:y="8.73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0.02cm" svg:y="8.80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286cm" svg:height="0.573cm" svg:x="10.9cm" svg:y="8.77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1.276cm" svg:y="8.93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6" draw:layer="layout" svg:width="0.461cm" svg:height="0.405cm" svg:x="11.724cm" svg:y="8.93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12.241cm" svg:y="8.57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12.803cm" svg:y="8.695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45cm" svg:height="2.193cm" svg:x="13.36cm" svg:y="7.366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4.307cm" svg:y="8.3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15.249cm" svg:y="8.28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5.609cm" svg:y="8.07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5.863cm" svg:y="8.2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16.41cm" svg:y="8.1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6.982cm" svg:y="7.882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126cm" svg:height="0.914cm" svg:x="17.431cm" svg:y="8.007cm" svg:viewBox="0 0 127 915" draw:points="127,915 127,880 37,880 37,37 127,37 127,0 0,0 0,915">
            <text:p/>
          </draw:polygon>
          <draw:path draw:style-name="gr3" draw:text-style-name="P6" draw:layer="layout" svg:width="0.301cm" svg:height="0.421cm" svg:x="17.606cm" svg:y="8.28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7.967cm" svg:y="8.07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8.219cm" svg:y="8.2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18.789cm" svg:y="8.007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19.099cm" svg:y="8.08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378cm" svg:height="0.656cm" svg:x="19.548cm" svg:y="8.046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213cm" svg:height="0.914cm" svg:x="20.016cm" svg:y="8.0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126cm" svg:height="0.914cm" svg:x="20.341cm" svg:y="8.007cm" svg:viewBox="0 0 127 915" draw:points="127,0 0,0 0,37 89,37 89,880 0,880 0,915 127,915">
            <text:p/>
          </draw:polygon>
          <draw:path draw:style-name="gr3" draw:text-style-name="P6" draw:layer="layout" svg:width="0.608cm" svg:height="0.215cm" svg:x="20.879cm" svg:y="8.3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21.838cm" svg:y="8.08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378cm" svg:height="0.656cm" svg:x="22.287cm" svg:y="8.046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261" draw:id="id261">
          <svg:title>TexMaths</svg:title>
          <svg:desc>26§display§v = 2 \tan^{-1}x§svg§600§FALSE§</svg:desc>
          <draw:polygon draw:style-name="gr2" draw:text-style-name="P5" draw:layer="layout" svg:width="5.148cm" svg:height="0.721cm" svg:x="4.623cm" svg:y="10.013cm" svg:viewBox="0 0 5149 722" draw:points="2576,722 0,722 0,0 5149,0 5149,722">
            <text:p/>
          </draw:polygon>
          <draw:path draw:style-name="gr3" draw:text-style-name="P6" draw:layer="layout" svg:width="0.403cm" svg:height="0.415cm" svg:x="4.604cm" svg:y="10.365cm" svg:viewBox="0 0 404 416" svg:d="M404 65c0-50-25-65-42-65-23 0-44 23-44 44 0 12 4 18 15 27 19 19 31 43 31 77 0 37-56 248-164 248-46 0-67-32-67-80 0-52 25-118 52-195 6-15 13-27 13-46 0-42-32-75-77-75-86 0-121 133-121 142 0 8 8 8 10 8 11 0 11 0 15-17 27-91 67-112 94-112 8 0 22 0 22 29 0 23-8 48-14 64-42 107-54 148-54 188 0 100 81 114 125 114 154 0 206-304 206-351z">
            <text:p/>
          </draw:path>
          <draw:path draw:style-name="gr3" draw:text-style-name="P6" draw:layer="layout" svg:width="0.609cm" svg:height="0.215cm" svg:x="5.357cm" svg:y="10.43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65cm" svg:height="0.611cm" svg:x="6.316cm" svg:y="10.161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6" draw:layer="layout" svg:width="0.288cm" svg:height="0.574cm" svg:x="6.899cm" svg:y="10.206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6" draw:layer="layout" svg:width="0.413cm" svg:height="0.422cm" svg:x="7.275cm" svg:y="10.36cm" svg:viewBox="0 0 414 423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6" draw:layer="layout" svg:width="0.461cm" svg:height="0.405cm" svg:x="7.723cm" svg:y="10.365cm" svg:viewBox="0 0 462 406" svg:d="M71 90v247c0 40-9 40-71 40v29c31 0 79-2 104-2 23 0 71 2 102 2v-29c-60 0-71 0-71-40v-170c0-96 65-146 123-146s69 50 69 102v214c0 40-11 40-71 40v29c31 0 79-2 104-2 23 0 71 2 102 2v-29c-48 0-71 0-71-27v-175c0-79 0-108-29-142-12-14-44-33-96-33-68 0-110 40-137 96v-96l-129 10v30c64 0 71 6 71 50z">
            <text:p/>
          </draw:path>
          <draw:path draw:style-name="gr3" draw:text-style-name="P6" draw:layer="layout" svg:width="0.434cm" svg:height="0.032cm" svg:x="8.27cm" svg:y="10.21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8.842cm" svg:y="9.967cm" svg:viewBox="0 0 235 427" svg:d="M146 19c0-19 0-19-19-19-42 40-100 42-127 42v23c15 0 58 0 94-19v329c0 21 0 29-65 29h-25v23c13 0 92-2 115-2 20 0 102 2 116 2v-23h-25c-64 0-64-8-64-29z">
            <text:p/>
          </draw:path>
          <draw:path draw:style-name="gr3" draw:text-style-name="P6" draw:layer="layout" svg:width="0.457cm" svg:height="0.415cm" svg:x="9.362cm" svg:y="10.365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</draw:g>
        <draw:g xml:id="id262" draw:id="id262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644cm" svg:y="11.581cm" svg:viewBox="0 0 5824 564" draw:points="2912,564 0,564 0,0 5824,0 5824,564">
            <text:p/>
          </draw:polygon>
          <draw:path draw:style-name="gr3" draw:text-style-name="P6" draw:layer="layout" svg:width="0.615cm" svg:height="0.626cm" svg:x="3.629cm" svg:y="11.556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326cm" svg:y="11.56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573cm" svg:y="11.535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162cm" svg:y="12.08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769cm" svg:y="11.777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499cm" svg:y="12.08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007cm" svg:y="11.777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446cm" svg:y="12.08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947cm" svg:y="11.608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8.334cm" svg:y="12.083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839cm" svg:y="11.77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415cm" svg:y="12.083cm" svg:viewBox="0 0 100 100" svg:d="M100 50c0-27-23-50-50-50s-50 23-50 50 23 50 50 50 50-23 50-50z">
            <text:p/>
          </draw:path>
        </draw:g>
        <draw:g xml:id="id263" draw:id="id263">
          <svg:title>TexMaths</svg:title>
          <svg:desc>26§display§\frac{dv}{dx} =  2 \frac{d}{dx}( \tan^{-1} x ) =  \frac{2}{  1 + x^2 }§svg§600§FALSE§</svg:desc>
          <draw:polygon draw:style-name="gr2" draw:text-style-name="P5" draw:layer="layout" svg:width="11.43cm" svg:height="1.865cm" svg:x="3.547cm" svg:y="12.911cm" svg:viewBox="0 0 11431 1866" draw:points="5716,1866 0,1866 0,0 11431,0 11431,1866">
            <text:p/>
          </draw:polygon>
          <draw:path draw:style-name="gr3" draw:text-style-name="P6" draw:layer="layout" svg:width="0.436cm" svg:height="0.646cm" svg:x="3.561cm" svg:y="12.86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03cm" svg:height="0.415cm" svg:x="4.027cm" svg:y="13.096cm" svg:viewBox="0 0 404 416" svg:d="M404 65c0-50-25-65-42-65-23 0-44 23-44 44 0 12 4 18 15 27 19 18 31 43 31 77 0 37-56 247-164 247-46 0-67-31-67-79 0-52 25-118 52-195 6-15 13-27 13-46 0-42-32-75-77-75-86 0-121 133-121 141 0 9 8 9 10 9 11 0 11 0 15-17 27-91 67-112 94-112 8 0 22 0 22 29 0 23-8 48-14 64-42 107-54 148-54 188 0 100 81 114 125 114 154 0 206-304 206-351z">
            <text:p/>
          </draw:path>
          <draw:polygon draw:style-name="gr3" draw:text-style-name="P6" draw:layer="layout" svg:width="0.999cm" svg:height="0.039cm" svg:x="3.501cm" svg:y="13.87cm" svg:viewBox="0 0 1000 40" draw:points="499,40 0,40 0,0 1000,0 1000,40">
            <text:p/>
          </draw:polygon>
          <draw:path draw:style-name="gr3" draw:text-style-name="P6" draw:layer="layout" svg:width="0.436cm" svg:height="0.646cm" svg:x="3.538cm" svg:y="14.11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002cm" svg:y="14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4.913cm" svg:y="13.7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5.872cm" svg:y="13.51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36cm" svg:height="0.646cm" svg:x="6.692cm" svg:y="12.865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6.394cm" svg:y="13.87cm" svg:viewBox="0 0 1000 40" draw:points="499,40 0,40 0,0 1000,0 1000,40">
            <text:p/>
          </draw:polygon>
          <draw:path draw:style-name="gr3" draw:text-style-name="P6" draw:layer="layout" svg:width="0.436cm" svg:height="0.646cm" svg:x="6.43cm" svg:y="14.111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6.896cm" svg:y="14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213cm" svg:height="0.915cm" svg:x="7.592cm" svg:y="13.433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288cm" svg:height="0.573cm" svg:x="7.873cm" svg:y="13.556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6" draw:layer="layout" svg:width="0.413cm" svg:height="0.421cm" svg:x="8.25cm" svg:y="13.70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8.699cm" svg:y="13.71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34cm" svg:height="0.032cm" svg:x="9.246cm" svg:y="13.564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9.818cm" svg:y="13.317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457cm" svg:height="0.415cm" svg:x="10.336cm" svg:y="13.7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5cm" svg:x="10.885cm" svg:y="13.433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608cm" svg:height="0.215cm" svg:x="11.492cm" svg:y="13.7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13.585cm" svg:y="12.8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6" draw:layer="layout" svg:width="2.507cm" svg:height="0.039cm" svg:x="12.516cm" svg:y="13.87cm" svg:viewBox="0 0 2508 40" draw:points="1254,40 0,40 0,0 2508,0 2508,40">
            <text:p/>
          </draw:polygon>
          <draw:path draw:style-name="gr3" draw:text-style-name="P6" draw:layer="layout" svg:width="0.303cm" svg:height="0.611cm" svg:x="12.597cm" svg:y="14.13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608cm" svg:height="0.611cm" svg:x="13.227cm" svg:y="14.21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7cm" svg:height="0.415cm" svg:x="14.115cm" svg:y="14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84cm" svg:height="0.426cm" svg:x="14.652cm" svg:y="14.05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264" draw:id="id264">
          <svg:title>TexMaths</svg:title>
          <svg:desc>22§display§.\ .\ .\ . (III) §svg§600§FALSE§</svg:desc>
          <draw:polygon draw:style-name="gr2" draw:text-style-name="P5" draw:layer="layout" svg:width="3.282cm" svg:height="0.696cm" svg:x="18.731cm" svg:y="13.367cm" svg:viewBox="0 0 3283 697" draw:points="1641,697 0,697 0,0 3283,0 3283,697">
            <text:p/>
          </draw:polygon>
          <draw:path draw:style-name="gr3" draw:text-style-name="P6" draw:layer="layout" svg:width="0.084cm" svg:height="0.083cm" svg:x="18.759cm" svg:y="13.8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231cm" svg:y="13.8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705cm" svg:y="13.8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176cm" svg:y="13.826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0.402cm" svg:y="13.3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0.652cm" svg:y="13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053cm" svg:y="13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453cm" svg:y="13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72cm" svg:y="13.3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58" draw:id="id258">
          <svg:title>TexMaths</svg:title>
          <svg:desc>26§display§\text {Put} §svg§600§FALSE§</svg:desc>
          <draw:polygon draw:style-name="gr2" draw:text-style-name="P5" draw:layer="layout" svg:width="1.343cm" svg:height="0.544cm" svg:x="3.344cm" svg:y="6.082cm" svg:viewBox="0 0 1344 545" draw:points="672,545 0,545 0,0 1344,0 1344,545">
            <text:p/>
          </draw:polygon>
          <draw:path draw:style-name="gr3" draw:text-style-name="P6" draw:layer="layout" svg:width="0.54cm" svg:height="0.626cm" svg:x="3.329cm" svg:y="6.036cm" svg:viewBox="0 0 541 627" svg:d="M177 337h154c110 0 210-75 210-166 0-90-92-171-217-171h-324v29h23c71 0 71 11 71 42v485c0 33 0 41-71 41h-23v30c31-2 100-2 135-2 36 0 104 0 135 2v-30h-20c-71 0-73-8-73-41zM173 312v-247c0-30 2-36 45-36h82c145 0 145 96 145 142 0 43 0 141-145 141z">
            <text:p/>
          </draw:path>
          <draw:path draw:style-name="gr3" draw:text-style-name="P6" draw:layer="layout" svg:width="0.461cm" svg:height="0.415cm" svg:x="3.949cm" svg:y="6.257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6" draw:layer="layout" svg:width="0.288cm" svg:height="0.574cm" svg:x="4.444cm" svg:y="6.098cm" svg:viewBox="0 0 289 575" svg:d="M141 198h131v-29h-131v-169h-22c0 75-30 173-119 177v21h79v252c0 114 85 125 119 125 64 0 91-65 91-125v-52h-25v52c0 66-27 102-60 102-63 0-63-84-63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6" anim:sub-item="text" smil:attributeName="visibility" smil:to="visible"/>
                  <anim:animate smil:dur="0.5s" smil:fill="hold" smil:targetElement="id256" anim:sub-item="text" smil:attributeName="width" smil:values="width*0.05;width" smil:keyTimes="0;1"/>
                  <anim:animate smil:dur="0.5s" smil:fill="hold" smil:targetElement="id256" anim:sub-item="text" smil:attributeName="height" smil:values="height;height" smil:keyTimes="0;1"/>
                  <anim:animate smil:dur="0.5s" smil:fill="hold" smil:targetElement="id256" anim:sub-item="text" smil:attributeName="x" smil:values="x-.2;x" smil:keyTimes="0;1"/>
                  <anim:animate smil:dur="0.5s" smil:fill="hold" smil:targetElement="id256" anim:sub-item="text" smil:attributeName="y" smil:values="y;y" smil:keyTimes="0;1"/>
                  <anim:transitionFilter smil:dur="0.5s" smil:targetElement="id25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6cm" svg:height="14.373cm" svg:x="0.8cm" svg:y="0.627cm" presentation:class="title" presentation:user-transformed="true">
          <draw:text-box>
            <text:p xml:id="id271" text:id="id271" text:style-name="P8"><text:span text:style-name="T15"><text:s text:c="34"/></text:span><text:span text:style-name="T12"><text:line-break/></text:span><text:span text:style-name="T12"> <text:s text:c="5"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7"><text:tab/></text:span><text:span text:style-name="T37"><text:tab/></text:span><text:span text:style-name="T30"><text:line-break/></text:span><text:span text:style-name="T30"><text:tab/></text:span><text:span text:style-name="T30"> </text:span><text:span text:style-name="T30"><text:tab/></text:span><text:span text:style-name="T30"><text:line-break/></text:span><text:span text:style-name="T48"><text:tab/></text:span><text:span text:style-name="T48"><text:tab/></text:span><text:span text:style-name="T30"><text:line-break/></text:span><text:span text:style-name="T37"> <text:s text:c="25"/></text:span><text:span text:style-name="T30"><text:line-break/></text:span><text:span text:style-name="T30"><text:tab/></text:span><text:span text:style-name="T30"> <text:s text:c="7"/></text:span><text:span text:style-name="T12"><text:s text:c="2"/></text:span><text:span text:style-name="T12"><text:line-break/></text:span><text:span text:style-name="T7"><text:tab/></text:span><text:span text:style-name="T7"><text:tab/></text:span><text:span text:style-name="T12"><text:line-break/></text:span><text:span text:style-name="T12"> <text:s text:c="93"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2">##### </text:span><text:span text:style-name="T12"><text:tab/></text:span><text:span text:style-name="T12"><text:tab/></text:span><text:span text:style-name="T12">DONE <text:s/></text:span><text:span text:style-name="T12"><text:tab/></text:span><text:span text:style-name="T12"><text:tab/></text:span><text:span text:style-name="T12">#####</text:span></text:p>
          </draw:text-box>
        </draw:frame>
        <draw:g xml:id="id266" draw:id="id266">
          <svg:title>TexMaths</svg:title>
          <svg:desc>28§display§\frac{du}{dv} = \frac{ \frac{1}{ 2 ( 1 + x^2 )} }{\frac{2}{ 1 + x^2 } } = \frac{1}{4}§svg§600§FALSE§</svg:desc>
          <draw:polygon draw:style-name="gr2" draw:text-style-name="P5" draw:layer="layout" svg:width="7.636cm" svg:height="2.785cm" svg:x="4.053cm" svg:y="2.714cm" svg:viewBox="0 0 7637 2786" draw:points="3819,2786 0,2786 0,0 7637,0 7637,2786">
            <text:p/>
          </draw:polygon>
          <draw:path draw:style-name="gr3" draw:text-style-name="P6" draw:layer="layout" svg:width="0.469cm" svg:height="0.696cm" svg:x="4.044cm" svg:y="3.05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507cm" svg:height="0.447cm" svg:x="4.544cm" svg:y="3.303cm" svg:viewBox="0 0 508 448" svg:d="M318 381c11 42 45 67 87 67 34 0 59-22 74-54 16-36 29-96 29-98 0-9-9-9-11-9-11 0-11 2-15 18-14 53-32 121-74 121-21 0-29-12-29-45 0-23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olygon draw:style-name="gr3" draw:text-style-name="P6" draw:layer="layout" svg:width="1.076cm" svg:height="0.042cm" svg:x="4.004cm" svg:y="4.139cm" svg:viewBox="0 0 1077 43" draw:points="540,43 0,43 0,0 1077,0 1077,43">
            <text:p/>
          </draw:polygon>
          <draw:path draw:style-name="gr3" draw:text-style-name="P6" draw:layer="layout" svg:width="0.469cm" svg:height="0.696cm" svg:x="4.069cm" svg:y="4.39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4.571cm" svg:y="4.645cm" svg:viewBox="0 0 435 448" svg:d="M435 69c0-53-27-69-45-69-25 0-47 25-47 47 0 13 4 20 15 29 21 20 34 47 34 83 0 40-61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5cm" svg:height="0.232cm" svg:x="5.527cm" svg:y="4.0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52cm" svg:height="0.458cm" svg:x="8.042cm" svg:y="2.665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834cm" svg:height="0.042cm" svg:x="6.745cm" svg:y="3.245cm" svg:viewBox="0 0 2835 43" draw:points="1418,43 0,43 0,0 2835,0 2835,43">
            <text:p/>
          </draw:polygon>
          <draw:path draw:style-name="gr3" draw:text-style-name="P6" draw:layer="layout" svg:width="0.306cm" svg:height="0.458cm" svg:x="6.788cm" svg:y="3.39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8cm" svg:height="0.689cm" svg:x="7.218cm" svg:y="3.332cm" svg:viewBox="0 0 181 690" svg:d="M168 0c-132 92-168 240-168 345 0 96 29 249 168 345 4 0 13 0 13-7 0-4-2-7-6-11-94-83-128-202-128-327 0-186 72-278 130-329 2-3 4-5 4-7 0-9-9-9-13-9z">
            <text:p/>
          </draw:path>
          <draw:path draw:style-name="gr3" draw:text-style-name="P6" draw:layer="layout" svg:width="0.252cm" svg:height="0.458cm" svg:x="7.52cm" svg:y="3.39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507cm" svg:height="0.51cm" svg:x="7.885cm" svg:y="3.42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71cm" svg:height="0.313cm" svg:x="8.474cm" svg:y="3.545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6" draw:layer="layout" svg:width="0.245cm" svg:height="0.328cm" svg:x="8.934cm" svg:y="3.326cm" svg:viewBox="0 0 246 329" svg:d="M246 235h-20c-2 9-7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3" draw:text-style-name="P6" draw:layer="layout" svg:width="0.18cm" svg:height="0.689cm" svg:x="9.321cm" svg:y="3.332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3" draw:text-style-name="P6" draw:layer="layout" svg:width="3.072cm" svg:height="0.042cm" svg:x="6.627cm" svg:y="4.139cm" svg:viewBox="0 0 3073 43" draw:points="1536,43 0,43 0,0 3073,0 3073,43">
            <text:p/>
          </draw:polygon>
          <draw:path draw:style-name="gr3" draw:text-style-name="P6" draw:layer="layout" svg:width="0.306cm" svg:height="0.458cm" svg:x="8.011cm" svg:y="4.2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1.829cm" svg:height="0.042cm" svg:x="7.249cm" svg:y="4.862cm" svg:viewBox="0 0 1830 43" draw:points="914,43 0,43 0,0 1830,0 1830,43">
            <text:p/>
          </draw:polygon>
          <draw:path draw:style-name="gr3" draw:text-style-name="P6" draw:layer="layout" svg:width="0.252cm" svg:height="0.458cm" svg:x="7.323cm" svg:y="5.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507cm" svg:height="0.51cm" svg:x="7.691cm" svg:y="5.04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71cm" svg:height="0.313cm" svg:x="8.277cm" svg:y="5.165cm" svg:viewBox="0 0 372 314" svg:d="M139 233c-7 22-29 60-65 60-2 0-22 0-38-9 29-9 31-33 31-38 0-15-11-27-27-27-20 0-40 18-40 43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6" draw:layer="layout" svg:width="0.245cm" svg:height="0.328cm" svg:x="8.737cm" svg:y="4.943cm" svg:viewBox="0 0 246 329" svg:d="M246 235h-20c-2 9-7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3" draw:text-style-name="P6" draw:layer="layout" svg:width="0.655cm" svg:height="0.232cm" svg:x="10.143cm" svg:y="4.0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11.332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494cm" svg:height="0.042cm" svg:x="11.245cm" svg:y="4.139cm" svg:viewBox="0 0 495 43" draw:points="246,43 0,43 0,0 495,0 495,43">
            <text:p/>
          </draw:polygon>
          <draw:path draw:style-name="gr3" draw:text-style-name="P6" draw:layer="layout" svg:width="0.438cm" svg:height="0.666cm" svg:x="11.272cm" svg:y="4.414cm" svg:viewBox="0 0 439 667" svg:d="M264 506v85c0 36-2 47-76 47h-20v29c40-2 92-2 132-2 43 0 94 0 135 2v-29h-21c-74 0-76-11-76-47v-85h101v-31h-101v-450c0-18 0-25-15-25-9 0-12 0-18 11l-305 464v31zM269 475h-242l242-367z">
            <text:p/>
          </draw:path>
        </draw:g>
        <draw:g xml:id="id267" draw:id="id267">
          <svg:title>TexMaths</svg:title>
          <svg:desc>28§display§\therefore§svg§600§FALSE§</svg:desc>
          <draw:polygon draw:style-name="gr2" draw:text-style-name="P5" draw:layer="layout" svg:width="0.528cm" svg:height="0.433cm" svg:x="2.419cm" svg:y="6.318cm" svg:viewBox="0 0 529 434" draw:points="265,434 0,434 0,0 529,0 529,434">
            <text:p/>
          </draw:polygon>
          <draw:path draw:style-name="gr3" draw:text-style-name="P6" draw:layer="layout" svg:width="0.598cm" svg:height="0.531cm" svg:x="2.399cm" svg:y="6.2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9" draw:id="id269">
          <svg:title>TexMaths</svg:title>
          <svg:desc>28§display§\tan^{-1}\left( \frac{\sqrt{1 + x^2} - 1 }{x} \right) \ w. \ r. \ t. \ \sin^{-1}\left( \frac{2x}{1+x^2} \right)§svg§600§FALSE§</svg:desc>
          <draw:polygon draw:style-name="gr2" draw:text-style-name="P5" draw:layer="layout" svg:width="20.123cm" svg:height="2.852cm" svg:x="2.53cm" svg:y="8.11cm" svg:viewBox="0 0 20124 2853" draw:points="10062,2853 0,2853 0,0 20124,0 20124,2853">
            <text:p/>
          </draw:polygon>
          <draw:path draw:style-name="gr3" draw:text-style-name="P6" draw:layer="layout" svg:width="0.31cm" svg:height="0.617cm" svg:x="2.499cm" svg:y="9.17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2.904cm" svg:y="9.342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3.388cm" svg:y="9.3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3.977cm" svg:y="9.188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4.593cm" svg:y="8.91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5.355cm" svg:y="8.061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ath draw:style-name="gr3" draw:text-style-name="P6" draw:layer="layout" svg:width="0.77cm" svg:height="0.984cm" svg:x="6.092cm" svg:y="8.258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6" draw:layer="layout" svg:width="2.7cm" svg:height="0.042cm" svg:x="6.84cm" svg:y="8.258cm" svg:viewBox="0 0 2701 43" draw:points="1351,43 0,43 0,0 2701,0 2701,43">
            <text:p/>
          </draw:polygon>
          <draw:path draw:style-name="gr3" draw:text-style-name="P6" draw:layer="layout" svg:width="0.326cm" svg:height="0.657cm" svg:x="6.928cm" svg:y="8.46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7.606cm" svg:y="8.54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8.563cm" svg:y="8.6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9.141cm" svg:y="8.3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9.84cm" svg:y="8.852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0.83cm" svg:y="8.462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5.216cm" svg:height="0.042cm" svg:x="6.02cm" svg:y="9.517cm" svg:viewBox="0 0 5217 43" draw:points="2607,43 0,43 0,0 5217,0 5217,43">
            <text:p/>
          </draw:polygon>
          <draw:path draw:style-name="gr3" draw:text-style-name="P6" draw:layer="layout" svg:width="0.492cm" svg:height="0.447cm" svg:x="8.375cm" svg:y="10.0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514cm" svg:height="2.953cm" svg:x="11.385cm" svg:y="8.061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  <draw:path draw:style-name="gr3" draw:text-style-name="P6" draw:layer="layout" svg:width="0.653cm" svg:height="0.447cm" svg:x="12.651cm" svg:y="9.349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8-110 88-47 0-72-30-72-86 0-26 7-58 9-71z">
            <text:p/>
          </draw:path>
          <draw:path draw:style-name="gr3" draw:text-style-name="P6" draw:layer="layout" svg:width="0.107cm" svg:height="0.106cm" svg:x="13.439cm" svg:y="9.678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3.984cm" svg:y="9.3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4.456cm" svg:y="9.678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4.996cm" svg:y="9.167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107cm" svg:height="0.106cm" svg:x="15.413cm" svg:y="9.678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16.127cm" svg:y="9.3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6.515cm" svg:y="9.1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6.788cm" svg:y="9.3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7.377cm" svg:y="9.17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7.993cm" svg:y="8.91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18.728cm" svg:y="8.357cm" svg:viewBox="0 0 486 2363" svg:d="M486 2354c0-5-2-7-4-9-36-38-103-103-168-211-159-253-231-573-231-952 0-266 33-606 197-900 78-141 159-222 204-264 2-2 2-5 2-9 0-9-7-9-20-9-14 0-16 0-31 16-332 300-435 750-435 1164 0 388 90 777 340 1073 21 22 56 63 99 99 11 11 13 11 27 11 13 0 20 0 20-9z">
            <text:p/>
          </draw:path>
          <draw:path draw:style-name="gr3" draw:text-style-name="P6" draw:layer="layout" svg:width="0.393cm" svg:height="0.657cm" svg:x="20.238cm" svg:y="8.4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92cm" svg:height="0.447cm" svg:x="20.708cm" svg:y="8.6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6" draw:layer="layout" svg:width="2.7cm" svg:height="0.042cm" svg:x="19.366cm" svg:y="9.517cm" svg:viewBox="0 0 2701 43" draw:points="1351,43 0,43 0,0 2701,0 2701,43">
            <text:p/>
          </draw:polygon>
          <draw:path draw:style-name="gr3" draw:text-style-name="P6" draw:layer="layout" svg:width="0.326cm" svg:height="0.657cm" svg:x="19.454cm" svg:y="9.80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20.132cm" svg:y="9.8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21.089cm" svg:y="10.02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21.667cm" svg:y="9.7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85cm" svg:height="2.362cm" svg:x="22.218cm" svg:y="8.357cm" svg:viewBox="0 0 486 2363" svg:d="M486 1182c0-387-90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70" draw:id="id270">
          <svg:title>TexMaths</svg:title>
          <svg:desc>28§display§\text {is }\frac{ 1 }{ 4 }§svg§600§FALSE§</svg:desc>
          <draw:polygon draw:style-name="gr2" draw:text-style-name="P5" draw:layer="layout" svg:width="1.503cm" svg:height="1.899cm" svg:x="23.318cm" svg:y="8.511cm" svg:viewBox="0 0 1504 1900" draw:points="753,1900 0,1900 0,0 1504,0 1504,1900">
            <text:p/>
          </draw:polygon>
          <draw:path draw:style-name="gr3" draw:text-style-name="P6" draw:layer="layout" svg:width="0.212cm" svg:height="0.66cm" svg:x="23.3cm" svg:y="9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24cm" svg:height="0.454cm" svg:x="23.576cm" svg:y="9.343cm" svg:viewBox="0 0 325 455" svg:d="M173 251c22 4 103 20 103 92 0 49-34 90-112 90-83 0-119-57-137-142-2-11-5-15-14-15-13 0-13 6-13 24v130c0 18 0 25 11 25 5 0 7-2 25-20 2-2 2-5 20-23 43 41 87 43 108 43 114 0 161-67 161-139 0-52-31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26cm" svg:height="0.658cm" svg:x="24.465cm" svg:y="8.462cm" svg:viewBox="0 0 327 659" svg:d="M204 25c0-23 0-25-22-25-63 63-151 63-182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24.376cm" svg:y="9.518cm" svg:viewBox="0 0 495 43" draw:points="247,43 0,43 0,0 495,0 495,43">
            <text:p/>
          </draw:polygon>
          <draw:path draw:style-name="gr3" draw:text-style-name="P6" draw:layer="layout" svg:width="0.438cm" svg:height="0.667cm" svg:x="24.405cm" svg:y="9.793cm" svg:viewBox="0 0 439 668" svg:d="M262 506v86c0 35 0 47-74 47h-20v29c40-2 92-2 132-2 43 0 94 0 135 2v-29h-20c-74 0-77-12-77-47v-86h101v-31h-101v-450c0-18 0-25-15-25-9 0-11 0-18 11l-305 464v31zM269 475h-242l242-367z">
            <text:p/>
          </draw:path>
        </draw:g>
        <draw:g xml:id="id265" draw:id="id265">
          <svg:title>TexMaths</svg:title>
          <svg:desc>28§display§\text { Substituting (II) and (III) in (I) we get, }§svg§600§FALSE§</svg:desc>
          <draw:polygon draw:style-name="gr2" draw:text-style-name="P5" draw:layer="layout" svg:width="17.057cm" svg:height="0.886cm" svg:x="2.384cm" svg:y="1.357cm" svg:viewBox="0 0 17058 887" draw:points="8528,887 0,887 0,0 17058,0 17058,887">
            <text:p/>
          </draw:polygon>
          <draw:path draw:style-name="gr3" draw:text-style-name="P6" draw:layer="layout" svg:width="0.438cm" svg:height="0.716cm" svg:x="2.391cm" svg:y="1.3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96cm" svg:height="0.447cm" svg:x="2.913cm" svg:y="1.6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487cm" svg:height="0.696cm" svg:x="3.455cm" svg:y="1.36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6" draw:layer="layout" svg:width="0.324cm" svg:height="0.454cm" svg:x="4.008cm" svg:y="1.6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8cm" svg:height="0.617cm" svg:x="4.382cm" svg:y="1.4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4.779cm" svg:y="1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1cm" svg:height="0.617cm" svg:x="5.038cm" svg:y="1.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6" draw:layer="layout" svg:width="0.496cm" svg:height="0.447cm" svg:x="5.433cm" svg:y="1.6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308cm" svg:height="0.617cm" svg:x="5.968cm" svg:y="1.4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6.365cm" svg:y="1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6.636cm" svg:y="1.6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51cm" svg:height="0.651cm" svg:x="7.18cm" svg:y="1.5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3cm" svg:height="0.985cm" svg:x="8.069cm" svg:y="1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8.381cm" svg:y="1.373cm" svg:viewBox="0 0 302 675" svg:d="M195 76c0-33 4-45 83-45h24v-31c-33 2-112 2-150 2-40 0-116 0-152-2v31h27c78 0 81 12 81 45v522c0 36-3 45-81 45h-27v32c36-3 112-3 150-3 40 0 119 0 152 3v-32h-24c-79 0-83-9-83-45z">
            <text:p/>
          </draw:path>
          <draw:path draw:style-name="gr3" draw:text-style-name="P6" draw:layer="layout" svg:width="0.301cm" svg:height="0.674cm" svg:x="8.764cm" svg:y="1.3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6" draw:layer="layout" svg:width="0.23cm" svg:height="0.985cm" svg:x="9.149cm" svg:y="1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45cm" svg:height="0.454cm" svg:x="9.843cm" svg:y="1.6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496cm" svg:height="0.436cm" svg:x="10.327cm" svg:y="1.6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10.876cm" svg:y="1.364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6" draw:layer="layout" svg:width="0.23cm" svg:height="0.985cm" svg:x="11.815cm" svg:y="1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2.126cm" svg:y="1.373cm" svg:viewBox="0 0 302 675" svg:d="M195 76c0-33 2-45 83-45h24v-31c-33 2-112 2-150 2-40 0-116 0-152-2v31h27c76 0 81 12 81 45v522c0 36-5 45-81 45h-27v32c36-3 112-3 150-3 40 0 119 0 152 3v-32h-24c-81 0-83-9-83-45z">
            <text:p/>
          </draw:path>
          <draw:path draw:style-name="gr3" draw:text-style-name="P6" draw:layer="layout" svg:width="0.301cm" svg:height="0.674cm" svg:x="12.509cm" svg:y="1.3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301cm" svg:height="0.674cm" svg:x="12.892cm" svg:y="1.37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6" draw:layer="layout" svg:width="0.23cm" svg:height="0.985cm" svg:x="13.275cm" svg:y="1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212cm" svg:height="0.66cm" svg:x="13.963cm" svg:y="1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4.236cm" svg:y="1.6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15.177cm" svg:y="1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5.488cm" svg:y="1.3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5.874cm" svg:y="1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675cm" svg:height="0.436cm" svg:x="16.546cm" svg:y="1.62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6" draw:layer="layout" svg:width="0.382cm" svg:height="0.454cm" svg:x="17.238cm" svg:y="1.6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51cm" svg:height="0.651cm" svg:x="18.004cm" svg:y="1.5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382cm" svg:height="0.454cm" svg:x="18.497cm" svg:y="1.6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08cm" svg:height="0.617cm" svg:x="18.925cm" svg:y="1.4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115cm" svg:height="0.295cm" svg:x="19.373cm" svg:y="1.9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268" draw:id="id268">
          <svg:title>TexMaths</svg:title>
          <svg:desc>28§display§\text { The derivative of }§svg§600§FALSE§</svg:desc>
          <draw:polygon draw:style-name="gr2" draw:text-style-name="P5" draw:layer="layout" svg:width="7.28cm" svg:height="0.606cm" svg:x="3.897cm" svg:y="6.257cm" svg:viewBox="0 0 7281 607" draw:points="3642,607 0,607 0,0 7281,0 7281,607">
            <text:p/>
          </draw:polygon>
          <draw:path draw:style-name="gr3" draw:text-style-name="P6" draw:layer="layout" svg:width="0.64cm" svg:height="0.667cm" svg:x="3.884cm" svg:y="6.235cm" svg:viewBox="0 0 641 668" svg:d="M623 0h-605l-18 222h25c13-159 29-191 177-191 17 0 44 0 53 3 20 2 20 13 20 35v522c0 34 0 48-103 48h-38v29c41-3 141-3 186-3s148 0 188 3v-29h-40c-103 0-103-14-103-48v-522c0-20 0-33 18-35 9-3 36-3 56-3 148 0 163 32 177 191h25z">
            <text:p/>
          </draw:path>
          <draw:path draw:style-name="gr3" draw:text-style-name="P6" draw:layer="layout" svg:width="0.496cm" svg:height="0.685cm" svg:x="4.59cm" svg:y="6.21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5.134cm" svg:y="6.4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87cm" svg:height="0.696cm" svg:x="5.904cm" svg:y="6.219cm" svg:viewBox="0 0 488 697" svg:d="M343 632v65l145-11v-32c-69 0-78-6-78-54v-600l-141 11v32c67 0 76 6 76 53v213c-29-33-72-60-126-60-116 0-219 96-219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6" draw:layer="layout" svg:width="0.382cm" svg:height="0.454cm" svg:x="6.444cm" svg:y="6.4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33cm" svg:height="0.436cm" svg:x="6.883cm" svg:y="6.46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6" draw:layer="layout" svg:width="0.212cm" svg:height="0.66cm" svg:x="7.273cm" svg:y="6.2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7.532cm" svg:y="6.47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445cm" svg:height="0.454cm" svg:x="8.018cm" svg:y="6.461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6" draw:layer="layout" svg:width="0.31cm" svg:height="0.617cm" svg:x="8.489cm" svg:y="6.298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6" draw:layer="layout" svg:width="0.212cm" svg:height="0.66cm" svg:x="8.885cm" svg:y="6.2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9.145cm" svg:y="6.47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9.645cm" svg:y="6.4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0.411cm" svg:y="6.46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19cm" svg:height="0.696cm" svg:x="10.908cm" svg:y="6.208cm" svg:viewBox="0 0 320 697" svg:d="M141 271v-114c0-88 47-135 92-135 2 0 18 0 31 7-11 5-29 16-29 40 0 23 16 43 43 43 29 0 42-20 42-43 0-35-36-69-87-69-70 0-155 52-155 157v114h-78v29h78v321c0 44-11 44-78 44v32c40-2 87-5 114-5 41 0 85 0 126 5v-32h-21c-73 0-76-11-76-47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71" anim:sub-item="text" smil:attributeName="visibility" smil:to="visible"/>
                  <anim:animate smil:dur="1s" smil:fill="hold" smil:targetElement="id271" anim:sub-item="text" smil:attributeName="width" smil:values="0;width" smil:keyTimes="0;1"/>
                  <anim:animate smil:dur="1s" smil:fill="hold" smil:targetElement="id271" anim:sub-item="text" smil:attributeName="height" smil:values="0;height" smil:keyTimes="0;1"/>
                  <anim:animate smil:dur="1s" smil:fill="hold" smil:targetElement="id271" anim:sub-item="text" smil:attributeName="x" smil:values="0;1" smil:keyTimes="0;1" anim:formula="x+(cos(-2*pi*(1-$))*-x-sin(-2*pi*(1-$))*(1-y))*(1-$)"/>
                  <anim:animate smil:dur="1s" smil:fill="hold" smil:targetElement="id27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9">
        <office:forms form:automatic-focus="false" form:apply-design-mode="false"/>
        <draw:frame presentation:style-name="pr18" draw:text-style-name="P21" draw:layer="layout" svg:width="25.199cm" svg:height="2.629cm" draw:transform="rotate (0.430049127691403) translate (1.999cm 11.536cm)" presentation:class="title" presentation:user-transformed="true">
          <draw:text-box>
            <text:p xml:id="id272" text:id="id272"><text:span text:style-name="T49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72" anim:sub-item="text" smil:attributeName="visibility" smil:to="visible"/>
                  <anim:transitionFilter smil:dur="2s" smil:targetElement="id272" anim:sub-item="text" smil:type="fade" smil:subtype="crossfade"/>
                  <anim:animate smil:dur="2s" smil:fill="hold" smil:targetElement="id272" anim:sub-item="text" smil:attributeName="rotate" smil:values="720;0" smil:keyTimes="0;1"/>
                  <anim:animate smil:dur="2s" smil:fill="hold" smil:targetElement="id272" anim:sub-item="text" smil:attributeName="height" smil:values="0;height" smil:keyTimes="0;1"/>
                  <anim:animate smil:dur="2s" smil:fill="hold" smil:targetElement="id27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6-19T19:41:29.076689732</dc:date>
    <meta:editing-duration>P1DT1H26M29S</meta:editing-duration>
    <meta:editing-cycles>462</meta:editing-cycles>
    <meta:generator>LibreOffice/6.0.7.3$Linux_X86_64 LibreOffice_project/00m0$Build-3</meta:generator>
    <meta:document-statistic meta:object-count="4409"/>
  </office:meta>
</office:document-meta>
</file>